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14513888888889cm"/>
    </style:style>
    <style:style style:name="co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_rad</text:p>
          </table:table-cell>
          <table:table-cell office:value-type="string" table:style-name="ce1">
            <text:p>p_app</text:p>
          </table:table-cell>
          <table:table-cell office:value-type="string" table:style-name="ce1">
            <text:p>t_out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99876151588938E-2" table:style-name="ce1">
            <text:p>0.023998762</text:p>
          </table:table-cell>
          <table:table-cell office:value-type="float" office:value="3.6205289999999994" table:style-name="ce2">
            <text:p>3.6205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1362712931895004" table:style-name="ce1">
            <text:p>0.113627129</text:p>
          </table:table-cell>
          <table:table-cell office:value-type="float" office:value="3.9805290000000007" table:style-name="ce2">
            <text:p>3.9805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15486821802820183" table:style-name="ce1">
            <text:p>0.154868218</text:p>
          </table:table-cell>
          <table:table-cell office:value-type="float" office:value="3.010529" table:style-name="ce2">
            <text:p>3.0105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18472101157018525" table:style-name="ce1">
            <text:p>0.184721012</text:p>
          </table:table-cell>
          <table:table-cell office:value-type="float" office:value="2.1905289999999997" table:style-name="ce2">
            <text:p>2.1905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42907268916233599" table:style-name="ce1">
            <text:p>0.429072689</text:p>
          </table:table-cell>
          <table:table-cell office:value-type="float" office:value="2.510529" table:style-name="ce2">
            <text:p>2.5105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0985765210051914" table:style-name="ce1">
            <text:p>1.098576521</text:p>
          </table:table-cell>
          <table:table-cell office:value-type="float" office:value="2.8005294999999997" table:style-name="ce2">
            <text:p>2.800529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.7822212191547631" table:style-name="ce1">
            <text:p>1.782221219</text:p>
          </table:table-cell>
          <table:table-cell office:value-type="float" office:value="2.8505289999999999" table:style-name="ce2">
            <text:p>2.85052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71060761004407558" table:style-name="ce1">
            <text:p>0.71060761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157E-2" table:style-name="ce1">
            <text:p>0.01157</text:p>
          </table:table-cell>
          <table:table-cell office:value-type="float" office:value="0.42274676712630532" table:style-name="ce1">
            <text:p>0.422746767</text:p>
          </table:table-cell>
          <table:table-cell office:value-type="float" office:value="2.5305289999999996" table:style-name="ce2">
            <text:p>2.5305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469999999999999E-2" table:style-name="ce1">
            <text:p>0.02047</text:p>
          </table:table-cell>
          <table:table-cell office:value-type="float" office:value="0.83909507277300888" table:style-name="ce1">
            <text:p>0.839095073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2510000000000001E-2" table:style-name="ce1">
            <text:p>0.05251</text:p>
          </table:table-cell>
          <table:table-cell office:value-type="float" office:value="1.2373919455625295" table:style-name="ce1">
            <text:p>1.237391946</text:p>
          </table:table-cell>
          <table:table-cell office:value-type="float" office:value="3.5005290000000002" table:style-name="ce2">
            <text:p>3.5005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07689995" table:style-name="ce1">
            <text:p>0.107689995</text:p>
          </table:table-cell>
          <table:table-cell office:value-type="float" office:value="0.3538592674015465" table:style-name="ce1">
            <text:p>0.353859267</text:p>
          </table:table-cell>
          <table:table-cell office:value-type="float" office:value="4.5405289999999994" table:style-name="ce2">
            <text:p>4.5405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9312999" table:style-name="ce1">
            <text:p>0.19312999</text:p>
          </table:table-cell>
          <table:table-cell office:value-type="float" office:value="0.37069826252679616" table:style-name="ce1">
            <text:p>0.370698263</text:p>
          </table:table-cell>
          <table:table-cell office:value-type="float" office:value="6.3905299999999983" table:style-name="ce2">
            <text:p>6.390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3794999999999999" table:style-name="ce1">
            <text:p>0.13795</text:p>
          </table:table-cell>
          <table:table-cell office:value-type="float" office:value="1.4388494799454303" table:style-name="ce1">
            <text:p>1.43884948</text:p>
          </table:table-cell>
          <table:table-cell office:value-type="float" office:value="7.2105299999999986" table:style-name="ce2">
            <text:p>7.2105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20558999999999999" table:style-name="ce1">
            <text:p>0.20559</text:p>
          </table:table-cell>
          <table:table-cell office:value-type="float" office:value="0.88938806982130181" table:style-name="ce1">
            <text:p>0.88938807</text:p>
          </table:table-cell>
          <table:table-cell office:value-type="float" office:value="7.1705280000000009" table:style-name="ce2">
            <text:p>7.1705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21894" table:style-name="ce1">
            <text:p>0.21894</text:p>
          </table:table-cell>
          <table:table-cell office:value-type="float" office:value="0.51681138295960116" table:style-name="ce1">
            <text:p>0.516811383</text:p>
          </table:table-cell>
          <table:table-cell office:value-type="float" office:value="8.1705280000000009" table:style-name="ce2">
            <text:p>8.1705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6909999000000001" table:style-name="ce1">
            <text:p>0.16909999</text:p>
          </table:table-cell>
          <table:table-cell office:value-type="float" office:value="0.96913801522163301" table:style-name="ce1">
            <text:p>0.969138015</text:p>
          </table:table-cell>
          <table:table-cell office:value-type="float" office:value="8.7005300000000005" table:style-name="ce2">
            <text:p>8.700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070000000000002E-2" table:style-name="ce1">
            <text:p>0.05607</text:p>
          </table:table-cell>
          <table:table-cell office:value-type="float" office:value="0.5940543414182069" table:style-name="ce1">
            <text:p>0.594054341</text:p>
          </table:table-cell>
          <table:table-cell office:value-type="float" office:value="8.0705300000000015" table:style-name="ce2">
            <text:p>8.070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.5062863355604148" table:style-name="ce1">
            <text:p>1.506286336</text:p>
          </table:table-cell>
          <table:table-cell office:value-type="float" office:value="7.2505279999999992" table:style-name="ce2">
            <text:p>7.25052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.2544967048585027" table:style-name="ce1">
            <text:p>2.254496705</text:p>
          </table:table-cell>
          <table:table-cell office:value-type="float" office:value="7.2905300000000004" table:style-name="ce2">
            <text:p>7.2905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.59553143271293574" table:style-name="ce1">
            <text:p>0.595531433</text:p>
          </table:table-cell>
          <table:table-cell office:value-type="float" office:value="7.4205280000000009" table:style-name="ce2">
            <text:p>7.4205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.2446598062014822" table:style-name="ce1">
            <text:p>1.244659806</text:p>
          </table:table-cell>
          <table:table-cell office:value-type="float" office:value="7.5405300000000004" table:style-name="ce2">
            <text:p>7.5405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.37643785306851885" table:style-name="ce1">
            <text:p>0.376437853</text:p>
          </table:table-cell>
          <table:table-cell office:value-type="float" office:value="7.3905299999999983" table:style-name="ce2">
            <text:p>7.3905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9.7959700036870379E-2" table:style-name="ce1">
            <text:p>0.0979597</text:p>
          </table:table-cell>
          <table:table-cell office:value-type="float" office:value="7.7005300000000005" table:style-name="ce2">
            <text:p>7.70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.9390197138320917E-2" table:style-name="ce1">
            <text:p>0.029390197</text:p>
          </table:table-cell>
          <table:table-cell office:value-type="float" office:value="8.5705300000000015" table:style-name="ce2">
            <text:p>8.5705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.1586858913180168" table:style-name="ce1">
            <text:p>0.158685891</text:p>
          </table:table-cell>
          <table:table-cell office:value-type="float" office:value="7.7805290000000014" table:style-name="ce2">
            <text:p>7.7805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.13774944590288624" table:style-name="ce1">
            <text:p>0.137749446</text:p>
          </table:table-cell>
          <table:table-cell office:value-type="float" office:value="7.4105279999999993" table:style-name="ce2">
            <text:p>7.4105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.1804448408651797E-2" table:style-name="ce1">
            <text:p>0.021804448</text:p>
          </table:table-cell>
          <table:table-cell office:value-type="float" office:value="7.3405279999999991" table:style-name="ce2">
            <text:p>7.34052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5.6454173798629784E-2" table:style-name="ce1">
            <text:p>0.056454174</text:p>
          </table:table-cell>
          <table:table-cell office:value-type="float" office:value="7.4605299999999986" table:style-name="ce2">
            <text:p>7.4605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.29429744592148377" table:style-name="ce1">
            <text:p>0.294297446</text:p>
          </table:table-cell>
          <table:table-cell office:value-type="float" office:value="7.4905280000000012" table:style-name="ce2">
            <text:p>7.4905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.38009045840080036" table:style-name="ce1">
            <text:p>0.380090458</text:p>
          </table:table-cell>
          <table:table-cell office:value-type="float" office:value="7.7205300000000001" table:style-name="ce2">
            <text:p>7.7205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.0571842030568392" table:style-name="ce1">
            <text:p>1.057184203</text:p>
          </table:table-cell>
          <table:table-cell office:value-type="float" office:value="7.4505300000000005" table:style-name="ce2">
            <text:p>7.4505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8480000000000002E-2" table:style-name="ce1">
            <text:p>0.02848</text:p>
          </table:table-cell>
          <table:table-cell office:value-type="float" office:value="0.95591777319141191" table:style-name="ce1">
            <text:p>0.955917773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12905000000000003" table:style-name="ce1">
            <text:p>0.12905</text:p>
          </table:table-cell>
          <table:table-cell office:value-type="float" office:value="0.70844478546019019" table:style-name="ce1">
            <text:p>0.708444785</text:p>
          </table:table-cell>
          <table:table-cell office:value-type="float" office:value="7.9105279999999993" table:style-name="ce2">
            <text:p>7.91052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20648" table:style-name="ce1">
            <text:p>0.20648</text:p>
          </table:table-cell>
          <table:table-cell office:value-type="float" office:value="0.73085762619169581" table:style-name="ce1">
            <text:p>0.730857626</text:p>
          </table:table-cell>
          <table:table-cell office:value-type="float" office:value="9.5505299999999984" table:style-name="ce2">
            <text:p>9.5505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9937309902304361" table:style-name="ce1">
            <text:p>0.99373099</text:p>
          </table:table-cell>
          <table:table-cell office:value-type="float" office:value="12.070530000000002" table:style-name="ce2">
            <text:p>12.070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40850997999999999" table:style-name="ce1">
            <text:p>0.40850998</text:p>
          </table:table-cell>
          <table:table-cell office:value-type="float" office:value="0.74326503093089979" table:style-name="ce1">
            <text:p>0.743265031</text:p>
          </table:table-cell>
          <table:table-cell office:value-type="float" office:value="13.430529" table:style-name="ce2">
            <text:p>13.4305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43699000000000005" table:style-name="ce1">
            <text:p>0.43699</text:p>
          </table:table-cell>
          <table:table-cell office:value-type="float" office:value="0.72510871596291904" table:style-name="ce1">
            <text:p>0.725108716</text:p>
          </table:table-cell>
          <table:table-cell office:value-type="float" office:value="13.160527999999999" table:style-name="ce2">
            <text:p>13.1605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1.9962532081868587" table:style-name="ce1">
            <text:p>1.996253208</text:p>
          </table:table-cell>
          <table:table-cell office:value-type="float" office:value="12.950530000000001" table:style-name="ce2">
            <text:p>12.95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25009000000000003" table:style-name="ce1">
            <text:p>0.25009</text:p>
          </table:table-cell>
          <table:table-cell office:value-type="float" office:value="1.1895105913322066" table:style-name="ce1">
            <text:p>1.189510591</text:p>
          </table:table-cell>
          <table:table-cell office:value-type="float" office:value="12.390529999999998" table:style-name="ce2">
            <text:p>12.3905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10947" table:style-name="ce1">
            <text:p>0.10947</text:p>
          </table:table-cell>
          <table:table-cell office:value-type="float" office:value="0.71338491560544348" table:style-name="ce1">
            <text:p>0.713384916</text:p>
          </table:table-cell>
          <table:table-cell office:value-type="float" office:value="10.590527999999999" table:style-name="ce2">
            <text:p>10.5905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.0049999999999995E-2" table:style-name="ce1">
            <text:p>0.04005</text:p>
          </table:table-cell>
          <table:table-cell office:value-type="float" office:value="0.38439316515950422" table:style-name="ce1">
            <text:p>0.384393165</text:p>
          </table:table-cell>
          <table:table-cell office:value-type="float" office:value="10.020529" table:style-name="ce2">
            <text:p>10.0205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.95678024555728269" table:style-name="ce1">
            <text:p>0.956780246</text:p>
          </table:table-cell>
          <table:table-cell office:value-type="float" office:value="9.7005300000000005" table:style-name="ce2">
            <text:p>9.7005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.18674618986332825" table:style-name="ce1">
            <text:p>0.18674619</text:p>
          </table:table-cell>
          <table:table-cell office:value-type="float" office:value="9.3605289999999997" table:style-name="ce2">
            <text:p>9.36052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.9299259136970945" table:style-name="ce1">
            <text:p>1.929925914</text:p>
          </table:table-cell>
          <table:table-cell office:value-type="float" office:value="9.0105289999999982" table:style-name="ce2">
            <text:p>9.0105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.1025998590688193" table:style-name="ce1">
            <text:p>1.102599859</text:p>
          </table:table-cell>
          <table:table-cell office:value-type="float" office:value="8.6605279999999993" table:style-name="ce2">
            <text:p>8.66052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.0878962279395683" table:style-name="ce1">
            <text:p>1.087896228</text:p>
          </table:table-cell>
          <table:table-cell office:value-type="float" office:value="8.4205280000000009" table:style-name="ce2">
            <text:p>8.42052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.81884108556665225" table:style-name="ce1">
            <text:p>0.818841086</text:p>
          </table:table-cell>
          <table:table-cell office:value-type="float" office:value="7.6905290000000015" table:style-name="ce2">
            <text:p>7.6905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.34206704212510336" table:style-name="ce1">
            <text:p>0.342067042</text:p>
          </table:table-cell>
          <table:table-cell office:value-type="float" office:value="7.5105289999999982" table:style-name="ce2">
            <text:p>7.5105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.19232669029187924" table:style-name="ce1">
            <text:p>0.19232669</text:p>
          </table:table-cell>
          <table:table-cell office:value-type="float" office:value="7.81053" table:style-name="ce2">
            <text:p>7.8105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.16184303223140659" table:style-name="ce1">
            <text:p>0.161843032</text:p>
          </table:table-cell>
          <table:table-cell office:value-type="float" office:value="6.7305300000000017" table:style-name="ce2">
            <text:p>6.730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.0933143508703954E-2" table:style-name="ce1">
            <text:p>0.050933144</text:p>
          </table:table-cell>
          <table:table-cell office:value-type="float" office:value="4.4405289999999997" table:style-name="ce2">
            <text:p>4.44052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.17324874347704597" table:style-name="ce1">
            <text:p>0.173248743</text:p>
          </table:table-cell>
          <table:table-cell office:value-type="float" office:value="0.87052899999999944" table:style-name="ce2">
            <text:p>0.87052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.12094632975155342" table:style-name="ce1">
            <text:p>0.12094633</text:p>
          </table:table-cell>
          <table:table-cell office:value-type="float" office:value="0.58052900000000029" table:style-name="ce2">
            <text:p>0.58052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.43894840080401354" table:style-name="ce1">
            <text:p>0.438948401</text:p>
          </table:table-cell>
          <table:table-cell office:value-type="float" office:value="0.19052899999999973" table:style-name="ce2">
            <text:p>0.19052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.85589075976508067" table:style-name="ce1">
            <text:p>0.85589076</text:p>
          </table:table-cell>
          <table:table-cell office:value-type="float" office:value="1.0529000000000011E-2" table:style-name="ce2">
            <text:p>0.01052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0.72289067046111621" table:style-name="ce1">
            <text:p>0.72289067</text:p>
          </table:table-cell>
          <table:table-cell office:value-type="float" office:value="6.0529000000000721E-2" table:style-name="ce2">
            <text:p>0.06052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9840000000000002E-2" table:style-name="ce1">
            <text:p>0.04984</text:p>
          </table:table-cell>
          <table:table-cell office:value-type="float" office:value="0.72297858786150626" table:style-name="ce1">
            <text:p>0.722978588</text:p>
          </table:table-cell>
          <table:table-cell office:value-type="float" office:value="0.39052900000000079" table:style-name="ce2">
            <text:p>0.3905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117479996" table:style-name="ce1">
            <text:p>0.117479996</text:p>
          </table:table-cell>
          <table:table-cell office:value-type="float" office:value="0.86477546423160812" table:style-name="ce1">
            <text:p>0.864775464</text:p>
          </table:table-cell>
          <table:table-cell office:value-type="float" office:value="1.0005290000000002" table:style-name="ce2">
            <text:p>1.00052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21448999000000002" table:style-name="ce1">
            <text:p>0.21448999</text:p>
          </table:table-cell>
          <table:table-cell office:value-type="float" office:value="0.68834037758695021" table:style-name="ce1">
            <text:p>0.688340378</text:p>
          </table:table-cell>
          <table:table-cell office:value-type="float" office:value="1.7805289999999996" table:style-name="ce2">
            <text:p>1.78052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26255000000000001" table:style-name="ce1">
            <text:p>0.26255</text:p>
          </table:table-cell>
          <table:table-cell office:value-type="float" office:value="0.74779496895987618" table:style-name="ce1">
            <text:p>0.747794969</text:p>
          </table:table-cell>
          <table:table-cell office:value-type="float" office:value="2.4405289999999997" table:style-name="ce2">
            <text:p>2.44052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.4760000000000007E-2" table:style-name="ce1">
            <text:p>0.07476</text:p>
          </table:table-cell>
          <table:table-cell office:value-type="float" office:value="9.7145300035939242E-2" table:style-name="ce1">
            <text:p>0.0971453</text:p>
          </table:table-cell>
          <table:table-cell office:value-type="float" office:value="2.2905289999999994" table:style-name="ce2">
            <text:p>2.29052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7850000000000006E-2" table:style-name="ce1">
            <text:p>0.05785</text:p>
          </table:table-cell>
          <table:table-cell office:value-type="float" office:value="0.36372608622318359" table:style-name="ce1">
            <text:p>0.363726086</text:p>
          </table:table-cell>
          <table:table-cell office:value-type="float" office:value="2.3005294999999997" table:style-name="ce2">
            <text:p>2.3005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.3189999999999996E-2" table:style-name="ce1">
            <text:p>0.06319</text:p>
          </table:table-cell>
          <table:table-cell office:value-type="float" office:value="0.46307080206876994" table:style-name="ce1">
            <text:p>0.463070802</text:p>
          </table:table-cell>
          <table:table-cell office:value-type="float" office:value="2.4205290000000002" table:style-name="ce2">
            <text:p>2.42052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.6070000000000002E-2" table:style-name="ce1">
            <text:p>0.05607</text:p>
          </table:table-cell>
          <table:table-cell office:value-type="float" office:value="6.9632385082005088E-2" table:style-name="ce1">
            <text:p>0.069632385</text:p>
          </table:table-cell>
          <table:table-cell office:value-type="float" office:value="2.4105290000000004" table:style-name="ce2">
            <text:p>2.41052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1.2665779728016742" table:style-name="ce1">
            <text:p>1.266577973</text:p>
          </table:table-cell>
          <table:table-cell office:value-type="float" office:value="2.3505289999999999" table:style-name="ce2">
            <text:p>2.3505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.65667056707893812" table:style-name="ce1">
            <text:p>0.656670567</text:p>
          </table:table-cell>
          <table:table-cell office:value-type="float" office:value="1.3705289999999994" table:style-name="ce2">
            <text:p>1.37052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.78228858456312866" table:style-name="ce1">
            <text:p>0.782288585</text:p>
          </table:table-cell>
          <table:table-cell office:value-type="float" office:value="1.1405290000000008" table:style-name="ce2">
            <text:p>1.14052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.41216045316934835" table:style-name="ce1">
            <text:p>0.412160453</text:p>
          </table:table-cell>
          <table:table-cell office:value-type="float" office:value="0.85052899999999987" table:style-name="ce2">
            <text:p>0.85052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2.0326829900425563" table:style-name="ce1">
            <text:p>2.03268299</text:p>
          </table:table-cell>
          <table:table-cell office:value-type="float" office:value="0.76052900000000001" table:style-name="ce2">
            <text:p>0.7605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.2951340288994484" table:style-name="ce1">
            <text:p>1.295134029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.94251091755015692" table:style-name="ce1">
            <text:p>0.942510918</text:p>
          </table:table-cell>
          <table:table-cell office:value-type="float" office:value="-0.36947100000000077" table:style-name="ce2">
            <text:p>-0.36947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0.66370141008413053" table:style-name="ce1">
            <text:p>0.66370141</text:p>
          </table:table-cell>
          <table:table-cell office:value-type="float" office:value="-0.67947099999999949" table:style-name="ce2">
            <text:p>-0.67947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.46278247116088145" table:style-name="ce1">
            <text:p>0.462782471</text:p>
          </table:table-cell>
          <table:table-cell office:value-type="float" office:value="-0.92947099999999949" table:style-name="ce2">
            <text:p>-0.92947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9.453766345358236E-2" table:style-name="ce1">
            <text:p>0.094537663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.2706925106141117" table:style-name="ce1">
            <text:p>0.270692511</text:p>
          </table:table-cell>
          <table:table-cell office:value-type="float" office:value="-1.2694709999999993" table:style-name="ce2">
            <text:p>-1.26947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7.1132594572300714E-2" table:style-name="ce1">
            <text:p>0.071132595</text:p>
          </table:table-cell>
          <table:table-cell office:value-type="float" office:value="-1.5194709999999993" table:style-name="ce2">
            <text:p>-1.51947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.18681766730614513" table:style-name="ce1">
            <text:p>0.186817667</text:p>
          </table:table-cell>
          <table:table-cell office:value-type="float" office:value="-1.8994710000000001" table:style-name="ce2">
            <text:p>-1.89947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3.2616858422823219E-2" table:style-name="ce1">
            <text:p>0.032616858</text:p>
          </table:table-cell>
          <table:table-cell office:value-type="float" office:value="-3.2394714000000002" table:style-name="ce2">
            <text:p>-3.23947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8.1526077920706541E-2" table:style-name="ce1">
            <text:p>0.081526078</text:p>
          </table:table-cell>
          <table:table-cell office:value-type="float" office:value="-3.8694715000000004" table:style-name="ce2">
            <text:p>-3.86947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5130000000000001E-2" table:style-name="ce1">
            <text:p>0.01513</text:p>
          </table:table-cell>
          <table:table-cell office:value-type="float" office:value="0.43911357417240759" table:style-name="ce1">
            <text:p>0.439113574</text:p>
          </table:table-cell>
          <table:table-cell office:value-type="float" office:value="-4.3394712999999996" table:style-name="ce2">
            <text:p>-4.33947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11303000000000001" table:style-name="ce1">
            <text:p>0.11303</text:p>
          </table:table-cell>
          <table:table-cell office:value-type="float" office:value="1.1905564349795685" table:style-name="ce1">
            <text:p>1.190556435</text:p>
          </table:table-cell>
          <table:table-cell office:value-type="float" office:value="-3.5694714000000003" table:style-name="ce2">
            <text:p>-3.56947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17177000000000001" table:style-name="ce1">
            <text:p>0.17177</text:p>
          </table:table-cell>
          <table:table-cell office:value-type="float" office:value="0.74616618336351337" table:style-name="ce1">
            <text:p>0.746166183</text:p>
          </table:table-cell>
          <table:table-cell office:value-type="float" office:value="-2.7794714000000003" table:style-name="ce2">
            <text:p>-2.779471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23851999000000002" table:style-name="ce1">
            <text:p>0.23851999</text:p>
          </table:table-cell>
          <table:table-cell office:value-type="float" office:value="0.70994202576710197" table:style-name="ce1">
            <text:p>0.709942026</text:p>
          </table:table-cell>
          <table:table-cell office:value-type="float" office:value="-1.3294709999999998" table:style-name="ce2">
            <text:p>-1.32947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0.88736781869767267" table:style-name="ce1">
            <text:p>0.887367819</text:p>
          </table:table-cell>
          <table:table-cell office:value-type="float" office:value="0.14052900000000079" table:style-name="ce2">
            <text:p>0.1405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16109000000000001" table:style-name="ce1">
            <text:p>0.16109</text:p>
          </table:table-cell>
          <table:table-cell office:value-type="float" office:value="0.55017701348153669" table:style-name="ce1">
            <text:p>0.550177013</text:p>
          </table:table-cell>
          <table:table-cell office:value-type="float" office:value="0.69052899999999973" table:style-name="ce2">
            <text:p>0.69052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12994" table:style-name="ce1">
            <text:p>0.12994</text:p>
          </table:table-cell>
          <table:table-cell office:value-type="float" office:value="0.51105599337470486" table:style-name="ce1">
            <text:p>0.511055993</text:p>
          </table:table-cell>
          <table:table-cell office:value-type="float" office:value="1.0805290000000003" table:style-name="ce2">
            <text:p>1.08052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214" table:style-name="ce1">
            <text:p>0.11214</text:p>
          </table:table-cell>
          <table:table-cell office:value-type="float" office:value="0.58418110707208548" table:style-name="ce1">
            <text:p>0.584181107</text:p>
          </table:table-cell>
          <table:table-cell office:value-type="float" office:value="1.4405289999999997" table:style-name="ce2">
            <text:p>1.4405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.7430000000000013E-2" table:style-name="ce1">
            <text:p>0.07743</text:p>
          </table:table-cell>
          <table:table-cell office:value-type="float" office:value="1.0765207288770795" table:style-name="ce1">
            <text:p>1.076520729</text:p>
          </table:table-cell>
          <table:table-cell office:value-type="float" office:value="1.510529" table:style-name="ce2">
            <text:p>1.51052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820000000000003E-2" table:style-name="ce1">
            <text:p>0.03382</text:p>
          </table:table-cell>
          <table:table-cell office:value-type="float" office:value="0.92164428023317535" table:style-name="ce1">
            <text:p>0.92164428</text:p>
          </table:table-cell>
          <table:table-cell office:value-type="float" office:value="1.5305289999999996" table:style-name="ce2">
            <text:p>1.53052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.2414445548597546" table:style-name="ce1">
            <text:p>1.241444555</text:p>
          </table:table-cell>
          <table:table-cell office:value-type="float" office:value="1.2205290000000009" table:style-name="ce2">
            <text:p>1.2205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0.63120742835569243" table:style-name="ce1">
            <text:p>0.631207428</text:p>
          </table:table-cell>
          <table:table-cell office:value-type="float" office:value="0.39052900000000079" table:style-name="ce2">
            <text:p>0.39052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.86104948501311118" table:style-name="ce1">
            <text:p>0.861049485</text:p>
          </table:table-cell>
          <table:table-cell office:value-type="float" office:value="-0.7294710000000002" table:style-name="ce2">
            <text:p>-0.72947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.74032010374488" table:style-name="ce1">
            <text:p>0.740320104</text:p>
          </table:table-cell>
          <table:table-cell office:value-type="float" office:value="-1.3694710000000008" table:style-name="ce2">
            <text:p>-1.36947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2.4866974834452811" table:style-name="ce1">
            <text:p>2.486697483</text:p>
          </table:table-cell>
          <table:table-cell office:value-type="float" office:value="-1.2194710000000004" table:style-name="ce2">
            <text:p>-1.21947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1.8009318559916829" table:style-name="ce1">
            <text:p>1.800931856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1.1784619225983124" table:style-name="ce1">
            <text:p>1.178461923</text:p>
          </table:table-cell>
          <table:table-cell office:value-type="float" office:value="-1.8394709999999996" table:style-name="ce2">
            <text:p>-1.83947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.51210077337838888" table:style-name="ce1">
            <text:p>0.512100773</text:p>
          </table:table-cell>
          <table:table-cell office:value-type="float" office:value="-1.9694710000000004" table:style-name="ce2">
            <text:p>-1.96947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.65638951233737985" table:style-name="ce1">
            <text:p>0.656389512</text:p>
          </table:table-cell>
          <table:table-cell office:value-type="float" office:value="-2.7594713999999998" table:style-name="ce2">
            <text:p>-2.759471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0.29310805570178916" table:style-name="ce1">
            <text:p>0.293108056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.18817461976068509" table:style-name="ce1">
            <text:p>0.18817462</text:p>
          </table:table-cell>
          <table:table-cell office:value-type="float" office:value="-4.6394715" table:style-name="ce2">
            <text:p>-4.63947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8.8277400623472474E-2" table:style-name="ce1">
            <text:p>0.088277401</text:p>
          </table:table-cell>
          <table:table-cell office:value-type="float" office:value="-4.9394711999999998" table:style-name="ce2">
            <text:p>-4.939471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.16599661214919581" table:style-name="ce1">
            <text:p>0.165996612</text:p>
          </table:table-cell>
          <table:table-cell office:value-type="float" office:value="-5.3494716000000002" table:style-name="ce2">
            <text:p>-5.349471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.12153001914663611" table:style-name="ce1">
            <text:p>0.121530019</text:p>
          </table:table-cell>
          <table:table-cell office:value-type="float" office:value="-5.9494714999999996" table:style-name="ce2">
            <text:p>-5.94947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.958E-2" table:style-name="ce1">
            <text:p>0.01958</text:p>
          </table:table-cell>
          <table:table-cell office:value-type="float" office:value="0.45260264263186112" table:style-name="ce1">
            <text:p>0.452602643</text:p>
          </table:table-cell>
          <table:table-cell office:value-type="float" office:value="-5.9194712999999997" table:style-name="ce2">
            <text:p>-5.9194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13616999999999999" table:style-name="ce1">
            <text:p>0.13617</text:p>
          </table:table-cell>
          <table:table-cell office:value-type="float" office:value="0.8459577020387864" table:style-name="ce1">
            <text:p>0.845957702</text:p>
          </table:table-cell>
          <table:table-cell office:value-type="float" office:value="-4.8594713" table:style-name="ce2">
            <text:p>-4.859471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24030000000000001" table:style-name="ce1">
            <text:p>0.2403</text:p>
          </table:table-cell>
          <table:table-cell office:value-type="float" office:value="1.0109272887227483" table:style-name="ce1">
            <text:p>1.010927289</text:p>
          </table:table-cell>
          <table:table-cell office:value-type="float" office:value="-3.7094709999999997" table:style-name="ce2">
            <text:p>-3.70947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72752953514150465" table:style-name="ce1">
            <text:p>0.727529535</text:p>
          </table:table-cell>
          <table:table-cell office:value-type="float" office:value="-2.3294715999999998" table:style-name="ce2">
            <text:p>-2.3294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42719997999999998" table:style-name="ce1">
            <text:p>0.42719998</text:p>
          </table:table-cell>
          <table:table-cell office:value-type="float" office:value="0.58636494402811312" table:style-name="ce1">
            <text:p>0.586364944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43699000000000005" table:style-name="ce1">
            <text:p>0.43699</text:p>
          </table:table-cell>
          <table:table-cell office:value-type="float" office:value="0.90441850463979767" table:style-name="ce1">
            <text:p>0.904418505</text:p>
          </table:table-cell>
          <table:table-cell office:value-type="float" office:value="1.1805289999999999" table:style-name="ce2">
            <text:p>1.18052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40316998000000004" table:style-name="ce1">
            <text:p>0.40316998</text:p>
          </table:table-cell>
          <table:table-cell office:value-type="float" office:value="0.85451459694642884" table:style-name="ce1">
            <text:p>0.854514597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18849598225989106" table:style-name="ce1">
            <text:p>0.188495982</text:p>
          </table:table-cell>
          <table:table-cell office:value-type="float" office:value="4.0505294999999997" table:style-name="ce2">
            <text:p>4.050529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20381000000000002" table:style-name="ce1">
            <text:p>0.20381</text:p>
          </table:table-cell>
          <table:table-cell office:value-type="float" office:value="0.75451536573622824" table:style-name="ce1">
            <text:p>0.754515366</text:p>
          </table:table-cell>
          <table:table-cell office:value-type="float" office:value="4.4905290000000004" table:style-name="ce2">
            <text:p>4.49052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6.9420000000000009E-2" table:style-name="ce1">
            <text:p>0.06942</text:p>
          </table:table-cell>
          <table:table-cell office:value-type="float" office:value="0.96549407628943296" table:style-name="ce1">
            <text:p>0.965494076</text:p>
          </table:table-cell>
          <table:table-cell office:value-type="float" office:value="3.4405289999999997" table:style-name="ce2">
            <text:p>3.44052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0.33632856009180057" table:style-name="ce1">
            <text:p>0.33632856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0.77285425899756888" table:style-name="ce1">
            <text:p>0.772854259</text:p>
          </table:table-cell>
          <table:table-cell office:value-type="float" office:value="1.1505290000000006" table:style-name="ce2">
            <text:p>1.15052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.50484861088124799" table:style-name="ce1">
            <text:p>0.504848611</text:p>
          </table:table-cell>
          <table:table-cell office:value-type="float" office:value="-9.9470999999999421E-2" table:style-name="ce2">
            <text:p>-0.09947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.77037501404268238" table:style-name="ce1">
            <text:p>0.770375014</text:p>
          </table:table-cell>
          <table:table-cell office:value-type="float" office:value="-0.91947099999999971" table:style-name="ce2">
            <text:p>-0.9194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1.0873108269740674" table:style-name="ce1">
            <text:p>1.087310827</text:p>
          </table:table-cell>
          <table:table-cell office:value-type="float" office:value="-2.1994714999999996" table:style-name="ce2">
            <text:p>-2.199471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1.6191727837284828" table:style-name="ce1">
            <text:p>1.619172784</text:p>
          </table:table-cell>
          <table:table-cell office:value-type="float" office:value="-3.8994713000000001" table:style-name="ce2">
            <text:p>-3.899471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1.1175247963393911" table:style-name="ce1">
            <text:p>1.117524796</text:p>
          </table:table-cell>
          <table:table-cell office:value-type="float" office:value="-4.9494714999999996" table:style-name="ce2">
            <text:p>-4.949471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.79986565716426838" table:style-name="ce1">
            <text:p>0.799865657</text:p>
          </table:table-cell>
          <table:table-cell office:value-type="float" office:value="-5.3794712999999996" table:style-name="ce2">
            <text:p>-5.379471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1.1884825922152515" table:style-name="ce1">
            <text:p>1.188482592</text:p>
          </table:table-cell>
          <table:table-cell office:value-type="float" office:value="-6.0894712999999996" table:style-name="ce2">
            <text:p>-6.0894713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.30340234329775806" table:style-name="ce1">
            <text:p>0.303402343</text:p>
          </table:table-cell>
          <table:table-cell office:value-type="float" office:value="-6.6194714999999995" table:style-name="ce2">
            <text:p>-6.619471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5.163672713003381E-2" table:style-name="ce1">
            <text:p>0.051636727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.12790890179002679" table:style-name="ce1">
            <text:p>0.127908902</text:p>
          </table:table-cell>
          <table:table-cell office:value-type="float" office:value="-6.8394712999999996" table:style-name="ce2">
            <text:p>-6.839471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6.2758643882759271E-2" table:style-name="ce1">
            <text:p>0.062758644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.10945816179620278" table:style-name="ce1">
            <text:p>0.109458162</text:p>
          </table:table-cell>
          <table:table-cell office:value-type="float" office:value="-6.7994713999999998" table:style-name="ce2">
            <text:p>-6.799471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3859144977441321" table:style-name="ce1">
            <text:p>0.13859145</text:p>
          </table:table-cell>
          <table:table-cell office:value-type="float" office:value="-5.4094715000000004" table:style-name="ce2">
            <text:p>-5.409471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14061999999999999" table:style-name="ce1">
            <text:p>0.14062</text:p>
          </table:table-cell>
          <table:table-cell office:value-type="float" office:value="0.66334438980175792" table:style-name="ce1">
            <text:p>0.66334439</text:p>
          </table:table-cell>
          <table:table-cell office:value-type="float" office:value="-4.0994716000000002" table:style-name="ce2">
            <text:p>-4.099471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6966998000000003" table:style-name="ce1">
            <text:p>0.26966998</text:p>
          </table:table-cell>
          <table:table-cell office:value-type="float" office:value="1.1393958905977977" table:style-name="ce1">
            <text:p>1.139395891</text:p>
          </table:table-cell>
          <table:table-cell office:value-type="float" office:value="-2.7594713999999998" table:style-name="ce2">
            <text:p>-2.7594714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6222998000000001" table:style-name="ce1">
            <text:p>0.36222998</text:p>
          </table:table-cell>
          <table:table-cell office:value-type="float" office:value="0.91808570354101249" table:style-name="ce1">
            <text:p>0.918085704</text:p>
          </table:table-cell>
          <table:table-cell office:value-type="float" office:value="-0.99947099999999978" table:style-name="ce2">
            <text:p>-0.99947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0.44398744535496454" table:style-name="ce1">
            <text:p>0.443987445</text:p>
          </table:table-cell>
          <table:table-cell office:value-type="float" office:value="0.54052899999999937" table:style-name="ce2">
            <text:p>0.54052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43431999999999998" table:style-name="ce1">
            <text:p>0.43432</text:p>
          </table:table-cell>
          <table:table-cell office:value-type="float" office:value="0.38862120255237864" table:style-name="ce1">
            <text:p>0.388621203</text:p>
          </table:table-cell>
          <table:table-cell office:value-type="float" office:value="1.6205289999999994" table:style-name="ce2">
            <text:p>1.62052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39694000000000002" table:style-name="ce1">
            <text:p>0.39694</text:p>
          </table:table-cell>
          <table:table-cell office:value-type="float" office:value="0.98513462404179686" table:style-name="ce1">
            <text:p>0.985134624</text:p>
          </table:table-cell>
          <table:table-cell office:value-type="float" office:value="2.8205290000000005" table:style-name="ce2">
            <text:p>2.82052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31594997999999996" table:style-name="ce1">
            <text:p>0.31594998</text:p>
          </table:table-cell>
          <table:table-cell office:value-type="float" office:value="0.74679293218140863" table:style-name="ce1">
            <text:p>0.746792932</text:p>
          </table:table-cell>
          <table:table-cell office:value-type="float" office:value="3.4905290000000004" table:style-name="ce2">
            <text:p>3.490529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20113999999999999" table:style-name="ce1">
            <text:p>0.20114</text:p>
          </table:table-cell>
          <table:table-cell office:value-type="float" office:value="0.36230736347963111" table:style-name="ce1">
            <text:p>0.362307363</text:p>
          </table:table-cell>
          <table:table-cell office:value-type="float" office:value="2.9705290000000009" table:style-name="ce2">
            <text:p>2.97052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.497E-2" table:style-name="ce1">
            <text:p>0.06497</text:p>
          </table:table-cell>
          <table:table-cell office:value-type="float" office:value="1.0157338805512031" table:style-name="ce1">
            <text:p>1.015733881</text:p>
          </table:table-cell>
          <table:table-cell office:value-type="float" office:value="1.9505289999999995" table:style-name="ce2">
            <text:p>1.95052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1.3529825882446649" table:style-name="ce1">
            <text:p>1.352982588</text:p>
          </table:table-cell>
          <table:table-cell office:value-type="float" office:value="0.47052900000000086" table:style-name="ce2">
            <text:p>0.47052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.47484300811102076" table:style-name="ce1">
            <text:p>0.474843008</text:p>
          </table:table-cell>
          <table:table-cell office:value-type="float" office:value="-0.32947099999999985" table:style-name="ce2">
            <text:p>-0.32947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.81944657823161005" table:style-name="ce1">
            <text:p>0.819446578</text:p>
          </table:table-cell>
          <table:table-cell office:value-type="float" office:value="-0.77947099999999914" table:style-name="ce2">
            <text:p>-0.77947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.89763169615348271" table:style-name="ce1">
            <text:p>0.897631696</text:p>
          </table:table-cell>
          <table:table-cell office:value-type="float" office:value="-0.88947100000000034" table:style-name="ce2">
            <text:p>-0.8894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.62608150799124374" table:style-name="ce1">
            <text:p>0.626081508</text:p>
          </table:table-cell>
          <table:table-cell office:value-type="float" office:value="-1.1494710000000001" table:style-name="ce2">
            <text:p>-1.149471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1.2068570047467453" table:style-name="ce1">
            <text:p>1.206857005</text:p>
          </table:table-cell>
          <table:table-cell office:value-type="float" office:value="-1.1894709999999993" table:style-name="ce2">
            <text:p>-1.189471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1.1812860333913282" table:style-name="ce1">
            <text:p>1.181286033</text:p>
          </table:table-cell>
          <table:table-cell office:value-type="float" office:value="-1.4594710000000006" table:style-name="ce2">
            <text:p>-1.4594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1.4818810851015463" table:style-name="ce1">
            <text:p>1.481881085</text:p>
          </table:table-cell>
          <table:table-cell office:value-type="float" office:value="-1.8494709999999994" table:style-name="ce2">
            <text:p>-1.84947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.64993144822429083" table:style-name="ce1">
            <text:p>0.649931448</text:p>
          </table:table-cell>
          <table:table-cell office:value-type="float" office:value="-1.8194710000000001" table:style-name="ce2">
            <text:p>-1.81947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.40500483035496315" table:style-name="ce1">
            <text:p>0.40500483</text:p>
          </table:table-cell>
          <table:table-cell office:value-type="float" office:value="-2.0594716000000002" table:style-name="ce2">
            <text:p>-2.059471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.7682317308590586" table:style-name="ce1">
            <text:p>0.768231731</text:p>
          </table:table-cell>
          <table:table-cell office:value-type="float" office:value="-3.3594713" table:style-name="ce2">
            <text:p>-3.359471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0.21291526396784347" table:style-name="ce1">
            <text:p>0.212915264</text:p>
          </table:table-cell>
          <table:table-cell office:value-type="float" office:value="-4.1394715" table:style-name="ce2">
            <text:p>-4.139471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.21761790533842537" table:style-name="ce1">
            <text:p>0.217617905</text:p>
          </table:table-cell>
          <table:table-cell office:value-type="float" office:value="-4.8194714000000003" table:style-name="ce2">
            <text:p>-4.819471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.14508745406812068" table:style-name="ce1">
            <text:p>0.145087454</text:p>
          </table:table-cell>
          <table:table-cell office:value-type="float" office:value="-5.0894712999999996" table:style-name="ce2">
            <text:p>-5.089471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602E-2" table:style-name="ce1">
            <text:p>0.01602</text:p>
          </table:table-cell>
          <table:table-cell office:value-type="float" office:value="0.12006621647885238" table:style-name="ce1">
            <text:p>0.120066216</text:p>
          </table:table-cell>
          <table:table-cell office:value-type="float" office:value="-4.5594716000000002" table:style-name="ce2">
            <text:p>-4.559471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3706000000000002" table:style-name="ce1">
            <text:p>0.13706</text:p>
          </table:table-cell>
          <table:table-cell office:value-type="float" office:value="0.20028254891507549" table:style-name="ce1">
            <text:p>0.200282549</text:p>
          </table:table-cell>
          <table:table-cell office:value-type="float" office:value="-2.1194715000000004" table:style-name="ce2">
            <text:p>-2.119471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26522000000000001" table:style-name="ce1">
            <text:p>0.26522</text:p>
          </table:table-cell>
          <table:table-cell office:value-type="float" office:value="0.32851813139657021" table:style-name="ce1">
            <text:p>0.328518131</text:p>
          </table:table-cell>
          <table:table-cell office:value-type="float" office:value="0.45052899999999951" table:style-name="ce2">
            <text:p>0.45052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5955999999999999" table:style-name="ce1">
            <text:p>0.35956</text:p>
          </table:table-cell>
          <table:table-cell office:value-type="float" office:value="0.59157884206572253" table:style-name="ce1">
            <text:p>0.591578842</text:p>
          </table:table-cell>
          <table:table-cell office:value-type="float" office:value="2.9605289999999993" table:style-name="ce2">
            <text:p>2.96052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41652" table:style-name="ce1">
            <text:p>0.41652</text:p>
          </table:table-cell>
          <table:table-cell office:value-type="float" office:value="1.7112388235100493" table:style-name="ce1">
            <text:p>1.711238824</text:p>
          </table:table-cell>
          <table:table-cell office:value-type="float" office:value="4.5605290000000007" table:style-name="ce2">
            <text:p>4.56052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42719997999999998" table:style-name="ce1">
            <text:p>0.42719998</text:p>
          </table:table-cell>
          <table:table-cell office:value-type="float" office:value="0.57757185725534421" table:style-name="ce1">
            <text:p>0.577571857</text:p>
          </table:table-cell>
          <table:table-cell office:value-type="float" office:value="5.4305289999999999" table:style-name="ce2">
            <text:p>5.43052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0.68445553593532349" table:style-name="ce1">
            <text:p>0.684455536</text:p>
          </table:table-cell>
          <table:table-cell office:value-type="float" office:value="6.4505300000000005" table:style-name="ce2">
            <text:p>6.4505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32395999999999997" table:style-name="ce1">
            <text:p>0.32396</text:p>
          </table:table-cell>
          <table:table-cell office:value-type="float" office:value="0.85402562437744056" table:style-name="ce1">
            <text:p>0.854025624</text:p>
          </table:table-cell>
          <table:table-cell office:value-type="float" office:value="6.830528000000001" table:style-name="ce2">
            <text:p>6.83052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21004" table:style-name="ce1">
            <text:p>0.21004</text:p>
          </table:table-cell>
          <table:table-cell office:value-type="float" office:value="0.8230467530185761" table:style-name="ce1">
            <text:p>0.823046753</text:p>
          </table:table-cell>
          <table:table-cell office:value-type="float" office:value="6.4205280000000009" table:style-name="ce2">
            <text:p>6.420528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0309999999999997E-2" table:style-name="ce1">
            <text:p>0.07031</text:p>
          </table:table-cell>
          <table:table-cell office:value-type="float" office:value="0.78804419987556629" table:style-name="ce1">
            <text:p>0.7880442</text:p>
          </table:table-cell>
          <table:table-cell office:value-type="float" office:value="4.7805289999999996" table:style-name="ce2">
            <text:p>4.780529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0.37212656065517624" table:style-name="ce1">
            <text:p>0.372126561</text:p>
          </table:table-cell>
          <table:table-cell office:value-type="float" office:value="1.8305290000000003" table:style-name="ce2">
            <text:p>1.830529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1.2706693768017716" table:style-name="ce1">
            <text:p>1.270669377</text:p>
          </table:table-cell>
          <table:table-cell office:value-type="float" office:value="-5.9471000000000274E-2" table:style-name="ce2">
            <text:p>-0.05947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1.3964428709378829" table:style-name="ce1">
            <text:p>1.396442871</text:p>
          </table:table-cell>
          <table:table-cell office:value-type="float" office:value="-0.88947100000000034" table:style-name="ce2">
            <text:p>-0.88947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1.0830665723072079" table:style-name="ce1">
            <text:p>1.083066572</text:p>
          </table:table-cell>
          <table:table-cell office:value-type="float" office:value="-0.30947100000000027" table:style-name="ce2">
            <text:p>-0.309471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0.66866629321232152" table:style-name="ce1">
            <text:p>0.668666293</text:p>
          </table:table-cell>
          <table:table-cell office:value-type="float" office:value="0.37052899999999944" table:style-name="ce2">
            <text:p>0.37052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0.33030563472400176" table:style-name="ce1">
            <text:p>0.330305635</text:p>
          </table:table-cell>
          <table:table-cell office:value-type="float" office:value="1.2805289999999996" table:style-name="ce2">
            <text:p>1.28052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0.39592531757422478" table:style-name="ce1">
            <text:p>0.395925318</text:p>
          </table:table-cell>
          <table:table-cell office:value-type="float" office:value="0.28052899999999958" table:style-name="ce2">
            <text:p>0.28052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2.0119035464507027" table:style-name="ce1">
            <text:p>2.011903546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.26944466467753481" table:style-name="ce1">
            <text:p>0.269444665</text:p>
          </table:table-cell>
          <table:table-cell office:value-type="float" office:value="-0.62947100000000056" table:style-name="ce2">
            <text:p>-0.62947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0.9440730772183048" table:style-name="ce1">
            <text:p>0.944073077</text:p>
          </table:table-cell>
          <table:table-cell office:value-type="float" office:value="-1.0194709999999993" table:style-name="ce2">
            <text:p>-1.0194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.73258905315155376" table:style-name="ce1">
            <text:p>0.732589053</text:p>
          </table:table-cell>
          <table:table-cell office:value-type="float" office:value="-1.7894710000000007" table:style-name="ce2">
            <text:p>-1.78947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0.35084120571473826" table:style-name="ce1">
            <text:p>0.350841206</text:p>
          </table:table-cell>
          <table:table-cell office:value-type="float" office:value="-1.2894710000000007" table:style-name="ce2">
            <text:p>-1.28947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office:value-type="float" office:value="0.29354707006215564" table:style-name="ce1">
            <text:p>0.29354707</text:p>
          </table:table-cell>
          <table:table-cell office:value-type="float" office:value="1.3705289999999994" table:style-name="ce2">
            <text:p>1.37052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0.19858378527057968" table:style-name="ce1">
            <text:p>0.198583785</text:p>
          </table:table-cell>
          <table:table-cell office:value-type="float" office:value="1.4605289999999993" table:style-name="ce2">
            <text:p>1.4605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1251263463352731" table:style-name="ce1">
            <text:p>0.112512635</text:p>
          </table:table-cell>
          <table:table-cell office:value-type="float" office:value="1.0305289999999996" table:style-name="ce2">
            <text:p>1.03052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13706000000000002" table:style-name="ce1">
            <text:p>0.13706</text:p>
          </table:table-cell>
          <table:table-cell office:value-type="float" office:value="0.1073646354391881" table:style-name="ce1">
            <text:p>0.107364635</text:p>
          </table:table-cell>
          <table:table-cell office:value-type="float" office:value="1.7005289999999995" table:style-name="ce2">
            <text:p>1.70052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1983000000000003" table:style-name="ce1">
            <text:p>0.21983</text:p>
          </table:table-cell>
          <table:table-cell office:value-type="float" office:value="0.13002546191159742" table:style-name="ce1">
            <text:p>0.130025462</text:p>
          </table:table-cell>
          <table:table-cell office:value-type="float" office:value="2.6805289999999999" table:style-name="ce2">
            <text:p>2.6805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25631999999999999" table:style-name="ce1">
            <text:p>0.25632</text:p>
          </table:table-cell>
          <table:table-cell office:value-type="float" office:value="0.44723163264422872" table:style-name="ce1">
            <text:p>0.447231633</text:p>
          </table:table-cell>
          <table:table-cell office:value-type="float" office:value="3.7505290000000002" table:style-name="ce2">
            <text:p>3.75052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37291000000000002" table:style-name="ce1">
            <text:p>0.37291</text:p>
          </table:table-cell>
          <table:table-cell office:value-type="float" office:value="0.26583205856650338" table:style-name="ce1">
            <text:p>0.265832059</text:p>
          </table:table-cell>
          <table:table-cell office:value-type="float" office:value="5.0705290000000005" table:style-name="ce2">
            <text:p>5.07052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23584999000000001" table:style-name="ce1">
            <text:p>0.23584999</text:p>
          </table:table-cell>
          <table:table-cell office:value-type="float" office:value="1.5856767858006382" table:style-name="ce1">
            <text:p>1.585676786</text:p>
          </table:table-cell>
          <table:table-cell office:value-type="float" office:value="4.8505289999999999" table:style-name="ce2">
            <text:p>4.8505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3612695219044364" table:style-name="ce1">
            <text:p>0.361269522</text:p>
          </table:table-cell>
          <table:table-cell office:value-type="float" office:value="6.2905300000000004" table:style-name="ce2">
            <text:p>6.2905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.31416998000000002" table:style-name="ce1">
            <text:p>0.31416998</text:p>
          </table:table-cell>
          <table:table-cell office:value-type="float" office:value="0.7974779023789248" table:style-name="ce1">
            <text:p>0.797477902</text:p>
          </table:table-cell>
          <table:table-cell office:value-type="float" office:value="7.2105299999999986" table:style-name="ce2">
            <text:p>7.2105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.20381000000000002" table:style-name="ce1">
            <text:p>0.20381</text:p>
          </table:table-cell>
          <table:table-cell office:value-type="float" office:value="0.5753393481935527" table:style-name="ce1">
            <text:p>0.575339348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6.5860000000000002E-2" table:style-name="ce1">
            <text:p>0.06586</text:p>
          </table:table-cell>
          <table:table-cell office:value-type="float" office:value="0.60627842323256076" table:style-name="ce1">
            <text:p>0.606278423</text:p>
          </table:table-cell>
          <table:table-cell office:value-type="float" office:value="5.8805289999999992" table:style-name="ce2">
            <text:p>5.88052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.4454226738792566" table:style-name="ce1">
            <text:p>0.445422674</text:p>
          </table:table-cell>
          <table:table-cell office:value-type="float" office:value="4.9005290000000006" table:style-name="ce2">
            <text:p>4.90052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.82026040519164023" table:style-name="ce1">
            <text:p>0.820260405</text:p>
          </table:table-cell>
          <table:table-cell office:value-type="float" office:value="4.1605290000000004" table:style-name="ce2">
            <text:p>4.1605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1.4204671289700663" table:style-name="ce1">
            <text:p>1.420467129</text:p>
          </table:table-cell>
          <table:table-cell office:value-type="float" office:value="3.3505289999999999" table:style-name="ce2">
            <text:p>3.35052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0.47634340310723716" table:style-name="ce1">
            <text:p>0.476343403</text:p>
          </table:table-cell>
          <table:table-cell office:value-type="float" office:value="3.0405289999999994" table:style-name="ce2">
            <text:p>3.040529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0.45445455966779635" table:style-name="ce1">
            <text:p>0.45445456</text:p>
          </table:table-cell>
          <table:table-cell office:value-type="float" office:value="2.4605289999999993" table:style-name="ce2">
            <text:p>2.4605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1.0828117693995907" table:style-name="ce1">
            <text:p>1.082811769</text:p>
          </table:table-cell>
          <table:table-cell office:value-type="float" office:value="2.2005289999999995" table:style-name="ce2">
            <text:p>2.20052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0.42820314486139721" table:style-name="ce1">
            <text:p>0.428203145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0.76944507784530425" table:style-name="ce1">
            <text:p>0.769445078</text:p>
          </table:table-cell>
          <table:table-cell office:value-type="float" office:value="2.1205289999999994" table:style-name="ce2">
            <text:p>2.1205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2.1720259749359938" table:style-name="ce1">
            <text:p>2.172025975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0.74373674141378476" table:style-name="ce1">
            <text:p>0.743736741</text:p>
          </table:table-cell>
          <table:table-cell office:value-type="float" office:value="1.5905290000000001" table:style-name="ce2">
            <text:p>1.59052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0.81107977087326455" table:style-name="ce1">
            <text:p>0.811079771</text:p>
          </table:table-cell>
          <table:table-cell office:value-type="float" office:value="1.2005289999999995" table:style-name="ce2">
            <text:p>1.2005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0.47951578635455344" table:style-name="ce1">
            <text:p>0.479515786</text:p>
          </table:table-cell>
          <table:table-cell office:value-type="float" office:value="0.89052900000000079" table:style-name="ce2">
            <text:p>0.89052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0.42185422484470486" table:style-name="ce1">
            <text:p>0.421854225</text:p>
          </table:table-cell>
          <table:table-cell office:value-type="float" office:value="0.61052899999999966" table:style-name="ce2">
            <text:p>0.61052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0.30528983330040843" table:style-name="ce1">
            <text:p>0.305289833</text:p>
          </table:table-cell>
          <table:table-cell office:value-type="float" office:value="0.40052900000000058" table:style-name="ce2">
            <text:p>0.4005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2460000000000001E-2" table:style-name="ce1">
            <text:p>0.01246</text:p>
          </table:table-cell>
          <table:table-cell office:value-type="float" office:value="0.23239702915800442" table:style-name="ce1">
            <text:p>0.232397029</text:p>
          </table:table-cell>
          <table:table-cell office:value-type="float" office:value="0.25052900000000022" table:style-name="ce2">
            <text:p>0.25052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13528000000000001" table:style-name="ce1">
            <text:p>0.13528</text:p>
          </table:table-cell>
          <table:table-cell office:value-type="float" office:value="0.12788901810221207" table:style-name="ce1">
            <text:p>0.127889018</text:p>
          </table:table-cell>
          <table:table-cell office:value-type="float" office:value="0.51052900000000001" table:style-name="ce2">
            <text:p>0.51052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25542999999999999" table:style-name="ce1">
            <text:p>0.25543</text:p>
          </table:table-cell>
          <table:table-cell office:value-type="float" office:value="3.0945862671350743E-2" table:style-name="ce1">
            <text:p>0.030945863</text:p>
          </table:table-cell>
          <table:table-cell office:value-type="float" office:value="1.7705289999999998" table:style-name="ce2">
            <text:p>1.7705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34888000000000002" table:style-name="ce1">
            <text:p>0.34888</text:p>
          </table:table-cell>
          <table:table-cell office:value-type="float" office:value="5.3850537969618736E-2" table:style-name="ce1">
            <text:p>0.053850538</text:p>
          </table:table-cell>
          <table:table-cell office:value-type="float" office:value="3.4005290000000006" table:style-name="ce2">
            <text:p>3.400529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.40494997999999999" table:style-name="ce1">
            <text:p>0.40494998</text:p>
          </table:table-cell>
          <table:table-cell office:value-type="float" office:value="0.70315693583896755" table:style-name="ce1">
            <text:p>0.703156936</text:p>
          </table:table-cell>
          <table:table-cell office:value-type="float" office:value="5.0705290000000005" table:style-name="ce2">
            <text:p>5.070529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0.41385000000000005" table:style-name="ce1">
            <text:p>0.41385</text:p>
          </table:table-cell>
          <table:table-cell office:value-type="float" office:value="0.54426780938868169" table:style-name="ce1">
            <text:p>0.544267809</text:p>
          </table:table-cell>
          <table:table-cell office:value-type="float" office:value="5.6505290000000006" table:style-name="ce2">
            <text:p>5.650529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.37913997999999999" table:style-name="ce1">
            <text:p>0.37913998</text:p>
          </table:table-cell>
          <table:table-cell office:value-type="float" office:value="0.61820091757426809" table:style-name="ce1">
            <text:p>0.618200918</text:p>
          </table:table-cell>
          <table:table-cell office:value-type="float" office:value="6.5105289999999982" table:style-name="ce2">
            <text:p>6.510529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30081999999999998" table:style-name="ce1">
            <text:p>0.30082</text:p>
          </table:table-cell>
          <table:table-cell office:value-type="float" office:value="0.17838239887346563" table:style-name="ce1">
            <text:p>0.178382399</text:p>
          </table:table-cell>
          <table:table-cell office:value-type="float" office:value="6.8605289999999997" table:style-name="ce2">
            <text:p>6.860529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1.0321286961092835" table:style-name="ce1">
            <text:p>1.032128696</text:p>
          </table:table-cell>
          <table:table-cell office:value-type="float" office:value="6.6005290000000016" table:style-name="ce2">
            <text:p>6.600529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5.4289999999999998E-2" table:style-name="ce1">
            <text:p>0.05429</text:p>
          </table:table-cell>
          <table:table-cell office:value-type="float" office:value="0.53232375674828603" table:style-name="ce1">
            <text:p>0.532323757</text:p>
          </table:table-cell>
          <table:table-cell office:value-type="float" office:value="6.1105289999999997" table:style-name="ce2">
            <text:p>6.110529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.90401352810983604" table:style-name="ce1">
            <text:p>0.904013528</text:p>
          </table:table-cell>
          <table:table-cell office:value-type="float" office:value="5.6905289999999997" table:style-name="ce2">
            <text:p>5.690529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.68399461577049792" table:style-name="ce1">
            <text:p>0.683994616</text:p>
          </table:table-cell>
          <table:table-cell office:value-type="float" office:value="4.7105289999999993" table:style-name="ce2">
            <text:p>4.710529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0.4130359945782005" table:style-name="ce1">
            <text:p>0.413035995</text:p>
          </table:table-cell>
          <table:table-cell office:value-type="float" office:value="3.4605289999999993" table:style-name="ce2">
            <text:p>3.460529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office:value-type="float" office:value="2.2191134776290076" table:style-name="ce1">
            <text:p>2.219113478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1.4471070746227008" table:style-name="ce1">
            <text:p>1.447107075</text:p>
          </table:table-cell>
          <table:table-cell office:value-type="float" office:value="1.760529" table:style-name="ce2">
            <text:p>1.760529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0.72053550326494509" table:style-name="ce1">
            <text:p>0.720535503</text:p>
          </table:table-cell>
          <table:table-cell office:value-type="float" office:value="1.0205289999999998" table:style-name="ce2">
            <text:p>1.020529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1.0495345844324799" table:style-name="ce1">
            <text:p>1.049534584</text:p>
          </table:table-cell>
          <table:table-cell office:value-type="float" office:value="0.24052900000000044" table:style-name="ce2">
            <text:p>0.240529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0" table:style-name="ce1">
            <text:p>0</text:p>
          </table:table-cell>
          <table:table-cell office:value-type="float" office:value="1.1059781942317595" table:style-name="ce1">
            <text:p>1.105978194</text:p>
          </table:table-cell>
          <table:table-cell office:value-type="float" office:value="-0.31947100000000006" table:style-name="ce2">
            <text:p>-0.319471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" table:style-name="ce1">
            <text:p>0</text:p>
          </table:table-cell>
          <table:table-cell office:value-type="float" office:value="1.2143386161858827" table:style-name="ce1">
            <text:p>1.214338616</text:p>
          </table:table-cell>
          <table:table-cell office:value-type="float" office:value="-0.50947099999999956" table:style-name="ce2">
            <text:p>-0.509471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" table:style-name="ce1">
            <text:p>0</text:p>
          </table:table-cell>
          <table:table-cell office:value-type="float" office:value="0.94099399195075439" table:style-name="ce1">
            <text:p>0.940993992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1.5119482972395724" table:style-name="ce1">
            <text:p>1.511948297</text:p>
          </table:table-cell>
          <table:table-cell office:value-type="float" office:value="-1.1794709999999995" table:style-name="ce2">
            <text:p>-1.179471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float" office:value="1.5279505408183729" table:style-name="ce1">
            <text:p>1.527950541</text:p>
          </table:table-cell>
          <table:table-cell office:value-type="float" office:value="-1.4494705000000003" table:style-name="ce2">
            <text:p>-1.4494705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" table:style-name="ce1">
            <text:p>0</text:p>
          </table:table-cell>
          <table:table-cell office:value-type="float" office:value="0.62842987203097944" table:style-name="ce1">
            <text:p>0.628429872</text:p>
          </table:table-cell>
          <table:table-cell office:value-type="float" office:value="-1.6594709999999999" table:style-name="ce2">
            <text:p>-1.659471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" table:style-name="ce1">
            <text:p>0</text:p>
          </table:table-cell>
          <table:table-cell office:value-type="float" office:value="0.2637637252273381" table:style-name="ce1">
            <text:p>0.263763725</text:p>
          </table:table-cell>
          <table:table-cell office:value-type="float" office:value="-2.2894715999999997" table:style-name="ce2">
            <text:p>-2.2894716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3349999000000001E-2" table:style-name="ce1">
            <text:p>0.013349999</text:p>
          </table:table-cell>
          <table:table-cell office:value-type="float" office:value="0.17596044093267746" table:style-name="ce1">
            <text:p>0.175960441</text:p>
          </table:table-cell>
          <table:table-cell office:value-type="float" office:value="-2.6994714999999996" table:style-name="ce2">
            <text:p>-2.6994715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.13438999999999998" table:style-name="ce1">
            <text:p>0.13439</text:p>
          </table:table-cell>
          <table:table-cell office:value-type="float" office:value="0.14357046722173283" table:style-name="ce1">
            <text:p>0.143570467</text:p>
          </table:table-cell>
          <table:table-cell office:value-type="float" office:value="-1.7694709999999993" table:style-name="ce2">
            <text:p>-1.769471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.25988" table:style-name="ce1">
            <text:p>0.25988</text:p>
          </table:table-cell>
          <table:table-cell office:value-type="float" office:value="0.1449121185260836" table:style-name="ce1">
            <text:p>0.144912119</text:p>
          </table:table-cell>
          <table:table-cell office:value-type="float" office:value="0.83052900000000029" table:style-name="ce2">
            <text:p>0.830529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.35066000000000003" table:style-name="ce1">
            <text:p>0.35066</text:p>
          </table:table-cell>
          <table:table-cell office:value-type="float" office:value="0.1945520220026361" table:style-name="ce1">
            <text:p>0.194552022</text:p>
          </table:table-cell>
          <table:table-cell office:value-type="float" office:value="2.8205290000000005" table:style-name="ce2">
            <text:p>2.820529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.40138997999999998" table:style-name="ce1">
            <text:p>0.40138998</text:p>
          </table:table-cell>
          <table:table-cell office:value-type="float" office:value="4.7296827422962887E-2" table:style-name="ce1">
            <text:p>0.047296827</text:p>
          </table:table-cell>
          <table:table-cell office:value-type="float" office:value="4.5705290000000005" table:style-name="ce2">
            <text:p>4.570529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.41385000000000005" table:style-name="ce1">
            <text:p>0.41385</text:p>
          </table:table-cell>
          <table:table-cell office:value-type="float" office:value="0.68164626566326625" table:style-name="ce1">
            <text:p>0.681646266</text:p>
          </table:table-cell>
          <table:table-cell office:value-type="float" office:value="4.8005294999999997" table:style-name="ce2">
            <text:p>4.8005295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.38180999999999998" table:style-name="ce1">
            <text:p>0.38181</text:p>
          </table:table-cell>
          <table:table-cell office:value-type="float" office:value="0.19119393418382025" table:style-name="ce1">
            <text:p>0.191193934</text:p>
          </table:table-cell>
          <table:table-cell office:value-type="float" office:value="5.6905289999999997" table:style-name="ce2">
            <text:p>5.690529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0.30616000000000004" table:style-name="ce1">
            <text:p>0.30616</text:p>
          </table:table-cell>
          <table:table-cell office:value-type="float" office:value="1.0171596555981419" table:style-name="ce1">
            <text:p>1.017159656</text:p>
          </table:table-cell>
          <table:table-cell office:value-type="float" office:value="6.1105289999999997" table:style-name="ce2">
            <text:p>6.110529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.19491" table:style-name="ce1">
            <text:p>0.19491</text:p>
          </table:table-cell>
          <table:table-cell office:value-type="float" office:value="0.72963316943976153" table:style-name="ce1">
            <text:p>0.729633169</text:p>
          </table:table-cell>
          <table:table-cell office:value-type="float" office:value="5.8905290000000008" table:style-name="ce2">
            <text:p>5.890529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.9629997000000004E-2" table:style-name="ce1">
            <text:p>0.059629997</text:p>
          </table:table-cell>
          <table:table-cell office:value-type="float" office:value="0.64811078220200691" table:style-name="ce1">
            <text:p>0.648110782</text:p>
          </table:table-cell>
          <table:table-cell office:value-type="float" office:value="5.1605290000000004" table:style-name="ce2">
            <text:p>5.160529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0" table:style-name="ce1">
            <text:p>0</text:p>
          </table:table-cell>
          <table:table-cell office:value-type="float" office:value="0.2409886576596858" table:style-name="ce1">
            <text:p>0.240988658</text:p>
          </table:table-cell>
          <table:table-cell office:value-type="float" office:value="4.4405289999999997" table:style-name="ce2">
            <text:p>4.440529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.67559343947664519" table:style-name="ce1">
            <text:p>0.675593439</text:p>
          </table:table-cell>
          <table:table-cell office:value-type="float" office:value="3.4705290000000009" table:style-name="ce2">
            <text:p>3.470529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" table:style-name="ce1">
            <text:p>0</text:p>
          </table:table-cell>
          <table:table-cell office:value-type="float" office:value="1.3263965177594661" table:style-name="ce1">
            <text:p>1.326396518</text:p>
          </table:table-cell>
          <table:table-cell office:value-type="float" office:value="3.0505294999999997" table:style-name="ce2">
            <text:p>3.0505295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0.70270704205012768" table:style-name="ce1">
            <text:p>0.702707042</text:p>
          </table:table-cell>
          <table:table-cell office:value-type="float" office:value="2.7005289999999995" table:style-name="ce2">
            <text:p>2.700529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0.75315197334772077" table:style-name="ce1">
            <text:p>0.753151973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float" office:value="0.8586402518584686" table:style-name="ce1">
            <text:p>0.858640252</text:p>
          </table:table-cell>
          <table:table-cell office:value-type="float" office:value="1.2705289999999998" table:style-name="ce2">
            <text:p>1.270529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.9724378571129052" table:style-name="ce1">
            <text:p>0.972437857</text:p>
          </table:table-cell>
          <table:table-cell office:value-type="float" office:value="0.82052900000000051" table:style-name="ce2">
            <text:p>0.820529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" table:style-name="ce1">
            <text:p>0</text:p>
          </table:table-cell>
          <table:table-cell office:value-type="float" office:value="0.57234937918376272" table:style-name="ce1">
            <text:p>0.572349379</text:p>
          </table:table-cell>
          <table:table-cell office:value-type="float" office:value="0.54052899999999937" table:style-name="ce2">
            <text:p>0.540529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0.82184838723398979" table:style-name="ce1">
            <text:p>0.821848387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.29295537534403315" table:style-name="ce1">
            <text:p>0.292955375</text:p>
          </table:table-cell>
          <table:table-cell office:value-type="float" office:value="0.23052900000000065" table:style-name="ce2">
            <text:p>0.230529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1.4985520393347538" table:style-name="ce1">
            <text:p>1.498552039</text:p>
          </table:table-cell>
          <table:table-cell office:value-type="float" office:value="-0.91947099999999971" table:style-name="ce2">
            <text:p>-0.919471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1.2633888612563724" table:style-name="ce1">
            <text:p>1.263388861</text:p>
          </table:table-cell>
          <table:table-cell office:value-type="float" office:value="-1.1094709999999992" table:style-name="ce2">
            <text:p>-1.109471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office:value-type="float" office:value="1.4734615496070318" table:style-name="ce1">
            <text:p>1.47346155</text:p>
          </table:table-cell>
          <table:table-cell office:value-type="float" office:value="-0.92947099999999949" table:style-name="ce2">
            <text:p>-0.929471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.62365941622003229" table:style-name="ce1">
            <text:p>0.623659416</text:p>
          </table:table-cell>
          <table:table-cell office:value-type="float" office:value="-0.67947099999999949" table:style-name="ce2">
            <text:p>-0.679471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0.31875627872846579" table:style-name="ce1">
            <text:p>0.318756279</text:p>
          </table:table-cell>
          <table:table-cell office:value-type="float" office:value="-0.29947100000000049" table:style-name="ce2">
            <text:p>-0.299471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9.4340000000000007E-2" table:style-name="ce1">
            <text:p>0.09434</text:p>
          </table:table-cell>
          <table:table-cell office:value-type="float" office:value="0.21730361225093048" table:style-name="ce1">
            <text:p>0.217303612</text:p>
          </table:table-cell>
          <table:table-cell office:value-type="float" office:value="0.74052900000000044" table:style-name="ce2">
            <text:p>0.740529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8.8344498666762541E-2" table:style-name="ce1">
            <text:p>0.088344499</text:p>
          </table:table-cell>
          <table:table-cell office:value-type="float" office:value="1.8805289999999992" table:style-name="ce2">
            <text:p>1.880529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.2492" table:style-name="ce1">
            <text:p>0.2492</text:p>
          </table:table-cell>
          <table:table-cell office:value-type="float" office:value="9.9866109254507562E-2" table:style-name="ce1">
            <text:p>0.099866109</text:p>
          </table:table-cell>
          <table:table-cell office:value-type="float" office:value="3.1205289999999994" table:style-name="ce2">
            <text:p>3.120529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0.12170757037720423" table:style-name="ce1">
            <text:p>0.12170757</text:p>
          </table:table-cell>
          <table:table-cell office:value-type="float" office:value="4.1305289999999992" table:style-name="ce2">
            <text:p>4.130529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0.40494997999999999" table:style-name="ce1">
            <text:p>0.40494998</text:p>
          </table:table-cell>
          <table:table-cell office:value-type="float" office:value="8.7249715483045595E-2" table:style-name="ce1">
            <text:p>0.087249715</text:p>
          </table:table-cell>
          <table:table-cell office:value-type="float" office:value="3.3705289999999994" table:style-name="ce2">
            <text:p>3.370529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.37024000000000001" table:style-name="ce1">
            <text:p>0.37024</text:p>
          </table:table-cell>
          <table:table-cell office:value-type="float" office:value="0.66300106654480251" table:style-name="ce1">
            <text:p>0.663001067</text:p>
          </table:table-cell>
          <table:table-cell office:value-type="float" office:value="4.2405290000000004" table:style-name="ce2">
            <text:p>4.240529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29369997999999997" table:style-name="ce1">
            <text:p>0.29369998</text:p>
          </table:table-cell>
          <table:table-cell office:value-type="float" office:value="0.53000966497070534" table:style-name="ce1">
            <text:p>0.530009665</text:p>
          </table:table-cell>
          <table:table-cell office:value-type="float" office:value="4.6005289999999999" table:style-name="ce2">
            <text:p>4.600529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.18067" table:style-name="ce1">
            <text:p>0.18067</text:p>
          </table:table-cell>
          <table:table-cell office:value-type="float" office:value="1.2360517433538087" table:style-name="ce1">
            <text:p>1.236051743</text:p>
          </table:table-cell>
          <table:table-cell office:value-type="float" office:value="4.3805289999999992" table:style-name="ce2">
            <text:p>4.380529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.895E-2" table:style-name="ce1">
            <text:p>0.04895</text:p>
          </table:table-cell>
          <table:table-cell office:value-type="float" office:value="0.54609612097483584" table:style-name="ce1">
            <text:p>0.546096121</text:p>
          </table:table-cell>
          <table:table-cell office:value-type="float" office:value="3.7405290000000004" table:style-name="ce2">
            <text:p>3.740529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" table:style-name="ce1">
            <text:p>0</text:p>
          </table:table-cell>
          <table:table-cell office:value-type="float" office:value="0.80531363581827642" table:style-name="ce1">
            <text:p>0.805313636</text:p>
          </table:table-cell>
          <table:table-cell office:value-type="float" office:value="2.7005289999999995" table:style-name="ce2">
            <text:p>2.700529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0" table:style-name="ce1">
            <text:p>0</text:p>
          </table:table-cell>
          <table:table-cell office:value-type="float" office:value="0.6157057931851041" table:style-name="ce1">
            <text:p>0.615705793</text:p>
          </table:table-cell>
          <table:table-cell office:value-type="float" office:value="1.6305289999999992" table:style-name="ce2">
            <text:p>1.630529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.92534689058470732" table:style-name="ce1">
            <text:p>0.925346891</text:p>
          </table:table-cell>
          <table:table-cell office:value-type="float" office:value="-0.44947050000000033" table:style-name="ce2">
            <text:p>-0.4494705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1.2422834678363395" table:style-name="ce1">
            <text:p>1.242283468</text:p>
          </table:table-cell>
          <table:table-cell office:value-type="float" office:value="-1.8294709999999998" table:style-name="ce2">
            <text:p>-1.829471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0.86667044515844782" table:style-name="ce1">
            <text:p>0.866670445</text:p>
          </table:table-cell>
          <table:table-cell office:value-type="float" office:value="-2.5694714000000003" table:style-name="ce2">
            <text:p>-2.5694714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1.8269880119949291" table:style-name="ce1">
            <text:p>1.826988012</text:p>
          </table:table-cell>
          <table:table-cell office:value-type="float" office:value="-3.2194715" table:style-name="ce2">
            <text:p>-3.2194715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" table:style-name="ce1">
            <text:p>0</text:p>
          </table:table-cell>
          <table:table-cell office:value-type="float" office:value="0.85354696710061828" table:style-name="ce1">
            <text:p>0.853546967</text:p>
          </table:table-cell>
          <table:table-cell office:value-type="float" office:value="-3.6794715" table:style-name="ce2">
            <text:p>-3.6794715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.71098160132557942" table:style-name="ce1">
            <text:p>0.710981601</text:p>
          </table:table-cell>
          <table:table-cell office:value-type="float" office:value="-3.7994713999999998" table:style-name="ce2">
            <text:p>-3.7994714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0.95641042539911203" table:style-name="ce1">
            <text:p>0.956410425</text:p>
          </table:table-cell>
          <table:table-cell office:value-type="float" office:value="-2.8994713000000001" table:style-name="ce2">
            <text:p>-2.8994713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0" table:style-name="ce1">
            <text:p>0</text:p>
          </table:table-cell>
          <table:table-cell office:value-type="float" office:value="0.83020604321795932" table:style-name="ce1">
            <text:p>0.830206043</text:p>
          </table:table-cell>
          <table:table-cell office:value-type="float" office:value="-2.9194712999999997" table:style-name="ce2">
            <text:p>-2.9194713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float" office:value="1.6367551629019821" table:style-name="ce1">
            <text:p>1.636755163</text:p>
          </table:table-cell>
          <table:table-cell office:value-type="float" office:value="-3.3394712999999996" table:style-name="ce2">
            <text:p>-3.3394713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0" table:style-name="ce1">
            <text:p>0</text:p>
          </table:table-cell>
          <table:table-cell office:value-type="float" office:value="2.098017127916449" table:style-name="ce1">
            <text:p>2.098017128</text:p>
          </table:table-cell>
          <table:table-cell office:value-type="float" office:value="-2.9694715" table:style-name="ce2">
            <text:p>-2.9694715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1.2419553006726947" table:style-name="ce1">
            <text:p>1.241955301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0.86674196083655464" table:style-name="ce1">
            <text:p>0.866741961</text:p>
          </table:table-cell>
          <table:table-cell office:value-type="float" office:value="-3.5194716000000001" table:style-name="ce2">
            <text:p>-3.5194716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9.7900000000000001E-3" table:style-name="ce1">
            <text:p>0.00979</text:p>
          </table:table-cell>
          <table:table-cell office:value-type="float" office:value="0.9887491326527813" table:style-name="ce1">
            <text:p>0.988749133</text:p>
          </table:table-cell>
          <table:table-cell office:value-type="float" office:value="-3.0194716000000001" table:style-name="ce2">
            <text:p>-3.0194716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12726999999999999" table:style-name="ce1">
            <text:p>0.12727</text:p>
          </table:table-cell>
          <table:table-cell office:value-type="float" office:value="0.54338335322751208" table:style-name="ce1">
            <text:p>0.543383353</text:p>
          </table:table-cell>
          <table:table-cell office:value-type="float" office:value="-1.9394709999999993" table:style-name="ce2">
            <text:p>-1.939471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0.25542999999999999" table:style-name="ce1">
            <text:p>0.25543</text:p>
          </table:table-cell>
          <table:table-cell office:value-type="float" office:value="0.29869139072021739" table:style-name="ce1">
            <text:p>0.298691391</text:p>
          </table:table-cell>
          <table:table-cell office:value-type="float" office:value="0.56052900000000072" table:style-name="ce2">
            <text:p>0.560529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0.33909" table:style-name="ce1">
            <text:p>0.33909</text:p>
          </table:table-cell>
          <table:table-cell office:value-type="float" office:value="8.4067386794625609E-2" table:style-name="ce1">
            <text:p>0.084067387</text:p>
          </table:table-cell>
          <table:table-cell office:value-type="float" office:value="2.0605290000000007" table:style-name="ce2">
            <text:p>2.060529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0.39516000000000001" table:style-name="ce1">
            <text:p>0.39516</text:p>
          </table:table-cell>
          <table:table-cell office:value-type="float" office:value="0.10733282484233819" table:style-name="ce1">
            <text:p>0.107332825</text:p>
          </table:table-cell>
          <table:table-cell office:value-type="float" office:value="3.1305289999999992" table:style-name="ce2">
            <text:p>3.130529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0.24119000000000002" table:style-name="ce1">
            <text:p>0.24119</text:p>
          </table:table-cell>
          <table:table-cell office:value-type="float" office:value="0.12308750310118807" table:style-name="ce1">
            <text:p>0.123087503</text:p>
          </table:table-cell>
          <table:table-cell office:value-type="float" office:value="4.8805289999999992" table:style-name="ce2">
            <text:p>4.880529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3.541116543010675E-2" table:style-name="ce1">
            <text:p>0.035411165</text:p>
          </table:table-cell>
          <table:table-cell office:value-type="float" office:value="5.2905289999999994" table:style-name="ce2">
            <text:p>5.290529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0.29102999999999996" table:style-name="ce1">
            <text:p>0.29103</text:p>
          </table:table-cell>
          <table:table-cell office:value-type="float" office:value="0.34393166592047131" table:style-name="ce1">
            <text:p>0.343931666</text:p>
          </table:table-cell>
          <table:table-cell office:value-type="float" office:value="4.8705289999999994" table:style-name="ce2">
            <text:p>4.870529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0.17711000000000002" table:style-name="ce1">
            <text:p>0.17711</text:p>
          </table:table-cell>
          <table:table-cell office:value-type="float" office:value="0.62561172109713747" table:style-name="ce1">
            <text:p>0.625611721</text:p>
          </table:table-cell>
          <table:table-cell office:value-type="float" office:value="4.1905289999999997" table:style-name="ce2">
            <text:p>4.190529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5.2510000000000001E-2" table:style-name="ce1">
            <text:p>0.05251</text:p>
          </table:table-cell>
          <table:table-cell office:value-type="float" office:value="1.0072063591385474" table:style-name="ce1">
            <text:p>1.007206359</text:p>
          </table:table-cell>
          <table:table-cell office:value-type="float" office:value="3.0905290000000001" table:style-name="ce2">
            <text:p>3.090529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0" table:style-name="ce1">
            <text:p>0</text:p>
          </table:table-cell>
          <table:table-cell office:value-type="float" office:value="0.73211536682081324" table:style-name="ce1">
            <text:p>0.732115367</text:p>
          </table:table-cell>
          <table:table-cell office:value-type="float" office:value="2.5305289999999996" table:style-name="ce2">
            <text:p>2.530529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0" table:style-name="ce1">
            <text:p>0</text:p>
          </table:table-cell>
          <table:table-cell office:value-type="float" office:value="0.58199184267248549" table:style-name="ce1">
            <text:p>0.581991843</text:p>
          </table:table-cell>
          <table:table-cell office:value-type="float" office:value="2.510529" table:style-name="ce2">
            <text:p>2.510529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0" table:style-name="ce1">
            <text:p>0</text:p>
          </table:table-cell>
          <table:table-cell office:value-type="float" office:value="0.73404098264390649" table:style-name="ce1">
            <text:p>0.734040983</text:p>
          </table:table-cell>
          <table:table-cell office:value-type="float" office:value="1.4505289999999995" table:style-name="ce2">
            <text:p>1.450529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.64357205121124639" table:style-name="ce1">
            <text:p>0.643572051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0" table:style-name="ce1">
            <text:p>0</text:p>
          </table:table-cell>
          <table:table-cell office:value-type="float" office:value="1.4183294760436536" table:style-name="ce1">
            <text:p>1.418329476</text:p>
          </table:table-cell>
          <table:table-cell office:value-type="float" office:value="-0.10947099999999921" table:style-name="ce2">
            <text:p>-0.109471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0" table:style-name="ce1">
            <text:p>0</text:p>
          </table:table-cell>
          <table:table-cell office:value-type="float" office:value="1.0789473161882024" table:style-name="ce1">
            <text:p>1.078947316</text:p>
          </table:table-cell>
          <table:table-cell office:value-type="float" office:value="-0.55947100000000027" table:style-name="ce2">
            <text:p>-0.559471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0" table:style-name="ce1">
            <text:p>0</text:p>
          </table:table-cell>
          <table:table-cell office:value-type="float" office:value="1.0686460488855849" table:style-name="ce1">
            <text:p>1.068646049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0" table:style-name="ce1">
            <text:p>0</text:p>
          </table:table-cell>
          <table:table-cell office:value-type="float" office:value="1.5953116806603935" table:style-name="ce1">
            <text:p>1.595311681</text:p>
          </table:table-cell>
          <table:table-cell office:value-type="float" office:value="-0.89947100000000013" table:style-name="ce2">
            <text:p>-0.899471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0" table:style-name="ce1">
            <text:p>0</text:p>
          </table:table-cell>
          <table:table-cell office:value-type="float" office:value="0.47003906224119063" table:style-name="ce1">
            <text:p>0.470039062</text:p>
          </table:table-cell>
          <table:table-cell office:value-type="float" office:value="-0.56947100000000006" table:style-name="ce2">
            <text:p>-0.569471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0" table:style-name="ce1">
            <text:p>0</text:p>
          </table:table-cell>
          <table:table-cell office:value-type="float" office:value="1.2906132394282523" table:style-name="ce1">
            <text:p>1.290613239</text:p>
          </table:table-cell>
          <table:table-cell office:value-type="float" office:value="-0.43947099999999928" table:style-name="ce2">
            <text:p>-0.439471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0" table:style-name="ce1">
            <text:p>0</text:p>
          </table:table-cell>
          <table:table-cell office:value-type="float" office:value="0.18920442436021923" table:style-name="ce1">
            <text:p>0.189204424</text:p>
          </table:table-cell>
          <table:table-cell office:value-type="float" office:value="-0.79947100000000049" table:style-name="ce2">
            <text:p>-0.799471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1.4206417039108008" table:style-name="ce1">
            <text:p>1.420641704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0" table:style-name="ce1">
            <text:p>0</text:p>
          </table:table-cell>
          <table:table-cell office:value-type="float" office:value="2.2625159792001517" table:style-name="ce1">
            <text:p>2.262515979</text:p>
          </table:table-cell>
          <table:table-cell office:value-type="float" office:value="-1.1194710000000008" table:style-name="ce2">
            <text:p>-1.119471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2.7112520502315895" table:style-name="ce1">
            <text:p>2.71125205</text:p>
          </table:table-cell>
          <table:table-cell office:value-type="float" office:value="-1.239471" table:style-name="ce2">
            <text:p>-1.239471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1.1769654818070669" table:style-name="ce1">
            <text:p>1.176965482</text:p>
          </table:table-cell>
          <table:table-cell office:value-type="float" office:value="-1.0594710000000003" table:style-name="ce2">
            <text:p>-1.059471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.8530000000000008E-2" table:style-name="ce1">
            <text:p>0.06853</text:p>
          </table:table-cell>
          <table:table-cell office:value-type="float" office:value="0.9428814177398549" table:style-name="ce1">
            <text:p>0.942881418</text:p>
          </table:table-cell>
          <table:table-cell office:value-type="float" office:value="-0.20947100000000063" table:style-name="ce2">
            <text:p>-0.209471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0.16287000000000001" table:style-name="ce1">
            <text:p>0.16287</text:p>
          </table:table-cell>
          <table:table-cell office:value-type="float" office:value="0.45942889019668132" table:style-name="ce1">
            <text:p>0.45942889</text:p>
          </table:table-cell>
          <table:table-cell office:value-type="float" office:value="1.6405290000000008" table:style-name="ce2">
            <text:p>1.640529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23140000000000002" table:style-name="ce1">
            <text:p>0.2314</text:p>
          </table:table-cell>
          <table:table-cell office:value-type="float" office:value="0.23283389574351065" table:style-name="ce1">
            <text:p>0.232833896</text:p>
          </table:table-cell>
          <table:table-cell office:value-type="float" office:value="3.9605289999999993" table:style-name="ce2">
            <text:p>3.960529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36846000000000001" table:style-name="ce1">
            <text:p>0.36846</text:p>
          </table:table-cell>
          <table:table-cell office:value-type="float" office:value="0.12114371780072991" table:style-name="ce1">
            <text:p>0.121143718</text:p>
          </table:table-cell>
          <table:table-cell office:value-type="float" office:value="5.7805289999999996" table:style-name="ce2">
            <text:p>5.780529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0.40406000000000003" table:style-name="ce1">
            <text:p>0.40406</text:p>
          </table:table-cell>
          <table:table-cell office:value-type="float" office:value="0.13012664386338477" table:style-name="ce1">
            <text:p>0.130126644</text:p>
          </table:table-cell>
          <table:table-cell office:value-type="float" office:value="5.260529" table:style-name="ce2">
            <text:p>5.260529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0.37113000000000002" table:style-name="ce1">
            <text:p>0.37113</text:p>
          </table:table-cell>
          <table:table-cell office:value-type="float" office:value="8.7976709696676841E-2" table:style-name="ce1">
            <text:p>0.08797671</text:p>
          </table:table-cell>
          <table:table-cell office:value-type="float" office:value="6.0505299999999984" table:style-name="ce2">
            <text:p>6.05053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0.29637000000000002" table:style-name="ce1">
            <text:p>0.29637</text:p>
          </table:table-cell>
          <table:table-cell office:value-type="float" office:value="6.3617773185501797E-2" table:style-name="ce1">
            <text:p>0.063617773</text:p>
          </table:table-cell>
          <table:table-cell office:value-type="float" office:value="6.3605289999999997" table:style-name="ce2">
            <text:p>6.360529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0.53410801301588906" table:style-name="ce1">
            <text:p>0.534108013</text:p>
          </table:table-cell>
          <table:table-cell office:value-type="float" office:value="5.8105290000000007" table:style-name="ce2">
            <text:p>5.810529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.7170000000000004E-2" table:style-name="ce1">
            <text:p>0.04717</text:p>
          </table:table-cell>
          <table:table-cell office:value-type="float" office:value="0.25574655286590309" table:style-name="ce1">
            <text:p>0.255746553</text:p>
          </table:table-cell>
          <table:table-cell office:value-type="float" office:value="5.2805289999999996" table:style-name="ce2">
            <text:p>5.280529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0" table:style-name="ce1">
            <text:p>0</text:p>
          </table:table-cell>
          <table:table-cell office:value-type="float" office:value="0.98658722160105117" table:style-name="ce1">
            <text:p>0.986587222</text:p>
          </table:table-cell>
          <table:table-cell office:value-type="float" office:value="4.5005290000000002" table:style-name="ce2">
            <text:p>4.500529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0" table:style-name="ce1">
            <text:p>0</text:p>
          </table:table-cell>
          <table:table-cell office:value-type="float" office:value="0.59789324117084464" table:style-name="ce1">
            <text:p>0.597893241</text:p>
          </table:table-cell>
          <table:table-cell office:value-type="float" office:value="3.5205289999999998" table:style-name="ce2">
            <text:p>3.520529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1">
            <text:p>0</text:p>
          </table:table-cell>
          <table:table-cell office:value-type="float" office:value="0.51049617805212988" table:style-name="ce1">
            <text:p>0.510496178</text:p>
          </table:table-cell>
          <table:table-cell office:value-type="float" office:value="2.6205289999999994" table:style-name="ce2">
            <text:p>2.620529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.75707370411100006" table:style-name="ce1">
            <text:p>0.757073704</text:p>
          </table:table-cell>
          <table:table-cell office:value-type="float" office:value="2.1805289999999999" table:style-name="ce2">
            <text:p>2.180529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.91386719053514964" table:style-name="ce1">
            <text:p>0.913867191</text:p>
          </table:table-cell>
          <table:table-cell office:value-type="float" office:value="2.2505290000000002" table:style-name="ce2">
            <text:p>2.250529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.8938184794198587" table:style-name="ce1">
            <text:p>0.893818479</text:p>
          </table:table-cell>
          <table:table-cell office:value-type="float" office:value="2.7305290000000007" table:style-name="ce2">
            <text:p>2.730529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" table:style-name="ce1">
            <text:p>0</text:p>
          </table:table-cell>
          <table:table-cell office:value-type="float" office:value="0.61077388985040137" table:style-name="ce1">
            <text:p>0.61077389</text:p>
          </table:table-cell>
          <table:table-cell office:value-type="float" office:value="2.0305289999999996" table:style-name="ce2">
            <text:p>2.030529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float" office:value="1.7867353886004222" table:style-name="ce1">
            <text:p>1.786735389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" table:style-name="ce1">
            <text:p>0</text:p>
          </table:table-cell>
          <table:table-cell office:value-type="float" office:value="0.92483094104141528" table:style-name="ce1">
            <text:p>0.924830941</text:p>
          </table:table-cell>
          <table:table-cell office:value-type="float" office:value="-0.17947099999999949" table:style-name="ce2">
            <text:p>-0.179471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" table:style-name="ce1">
            <text:p>0</text:p>
          </table:table-cell>
          <table:table-cell office:value-type="float" office:value="0.8652591983561474" table:style-name="ce1">
            <text:p>0.865259198</text:p>
          </table:table-cell>
          <table:table-cell office:value-type="float" office:value="-0.38947100000000034" table:style-name="ce2">
            <text:p>-0.389471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" table:style-name="ce1">
            <text:p>0</text:p>
          </table:table-cell>
          <table:table-cell office:value-type="float" office:value="0.68458939304480193" table:style-name="ce1">
            <text:p>0.684589393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" table:style-name="ce1">
            <text:p>0</text:p>
          </table:table-cell>
          <table:table-cell office:value-type="float" office:value="0.88727208015686865" table:style-name="ce1">
            <text:p>0.88727208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" table:style-name="ce1">
            <text:p>0</text:p>
          </table:table-cell>
          <table:table-cell office:value-type="float" office:value="1.5116005020528926" table:style-name="ce1">
            <text:p>1.511600502</text:p>
          </table:table-cell>
          <table:table-cell office:value-type="float" office:value="-1.6394710000000003" table:style-name="ce2">
            <text:p>-1.639471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" table:style-name="ce1">
            <text:p>0</text:p>
          </table:table-cell>
          <table:table-cell office:value-type="float" office:value="1.8920781207042905" table:style-name="ce1">
            <text:p>1.892078121</text:p>
          </table:table-cell>
          <table:table-cell office:value-type="float" office:value="-1.8294709999999998" table:style-name="ce2">
            <text:p>-1.829471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1.9853754132999104" table:style-name="ce1">
            <text:p>1.985375413</text:p>
          </table:table-cell>
          <table:table-cell office:value-type="float" office:value="-1.8194710000000001" table:style-name="ce2">
            <text:p>-1.819471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1.473398529555306" table:style-name="ce1">
            <text:p>1.47339853</text:p>
          </table:table-cell>
          <table:table-cell office:value-type="float" office:value="-1.5794709999999998" table:style-name="ce2">
            <text:p>-1.579471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.23229" table:style-name="ce1">
            <text:p>0.23229</text:p>
          </table:table-cell>
          <table:table-cell office:value-type="float" office:value="0.97433460726153864" table:style-name="ce1">
            <text:p>0.974334607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51363739313685652" table:style-name="ce1">
            <text:p>0.513637393</text:p>
          </table:table-cell>
          <table:table-cell office:value-type="float" office:value="2.8405290000000001" table:style-name="ce2">
            <text:p>2.840529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.38180999999999998" table:style-name="ce1">
            <text:p>0.38181</text:p>
          </table:table-cell>
          <table:table-cell office:value-type="float" office:value="0.30206383102344886" table:style-name="ce1">
            <text:p>0.302063831</text:p>
          </table:table-cell>
          <table:table-cell office:value-type="float" office:value="4.8305290000000003" table:style-name="ce2">
            <text:p>4.830529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.40138997999999998" table:style-name="ce1">
            <text:p>0.40138998</text:p>
          </table:table-cell>
          <table:table-cell office:value-type="float" office:value="0.18140477397510199" table:style-name="ce1">
            <text:p>0.181404774</text:p>
          </table:table-cell>
          <table:table-cell office:value-type="float" office:value="6.0505299999999984" table:style-name="ce2">
            <text:p>6.05053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.36935000000000001" table:style-name="ce1">
            <text:p>0.36935</text:p>
          </table:table-cell>
          <table:table-cell office:value-type="float" office:value="9.5885519571418859E-2" table:style-name="ce1">
            <text:p>0.09588552</text:p>
          </table:table-cell>
          <table:table-cell office:value-type="float" office:value="7.06053" table:style-name="ce2">
            <text:p>7.06053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.29369997999999997" table:style-name="ce1">
            <text:p>0.29369998</text:p>
          </table:table-cell>
          <table:table-cell office:value-type="float" office:value="8.8749580418404708E-2" table:style-name="ce1">
            <text:p>0.08874958</text:p>
          </table:table-cell>
          <table:table-cell office:value-type="float" office:value="7.7005300000000005" table:style-name="ce2">
            <text:p>7.70053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.17355000000000001" table:style-name="ce1">
            <text:p>0.17355</text:p>
          </table:table-cell>
          <table:table-cell office:value-type="float" office:value="0.20694741274203324" table:style-name="ce1">
            <text:p>0.206947413</text:p>
          </table:table-cell>
          <table:table-cell office:value-type="float" office:value="7.8005299999999984" table:style-name="ce2">
            <text:p>7.80053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4.1829998000000007E-2" table:style-name="ce1">
            <text:p>0.041829998</text:p>
          </table:table-cell>
          <table:table-cell office:value-type="float" office:value="0.23993573234531612" table:style-name="ce1">
            <text:p>0.239935732</text:p>
          </table:table-cell>
          <table:table-cell office:value-type="float" office:value="6.4505300000000005" table:style-name="ce2">
            <text:p>6.45053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.36882737041338798" table:style-name="ce1">
            <text:p>0.36882737</text:p>
          </table:table-cell>
          <table:table-cell office:value-type="float" office:value="2.3105290000000007" table:style-name="ce2">
            <text:p>2.310529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" table:style-name="ce1">
            <text:p>0</text:p>
          </table:table-cell>
          <table:table-cell office:value-type="float" office:value="0.48604208958653661" table:style-name="ce1">
            <text:p>0.48604209</text:p>
          </table:table-cell>
          <table:table-cell office:value-type="float" office:value="1.010529" table:style-name="ce2">
            <text:p>1.010529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" table:style-name="ce1">
            <text:p>0</text:p>
          </table:table-cell>
          <table:table-cell office:value-type="float" office:value="0.37372092774320365" table:style-name="ce1">
            <text:p>0.373720928</text:p>
          </table:table-cell>
          <table:table-cell office:value-type="float" office:value="0.49052900000000044" table:style-name="ce2">
            <text:p>0.490529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office:value-type="float" office:value="1.163130538964156" table:style-name="ce1">
            <text:p>1.163130539</text:p>
          </table:table-cell>
          <table:table-cell office:value-type="float" office:value="0.66052900000000037" table:style-name="ce2">
            <text:p>0.660529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" table:style-name="ce1">
            <text:p>0</text:p>
          </table:table-cell>
          <table:table-cell office:value-type="float" office:value="1.1840166383279995" table:style-name="ce1">
            <text:p>1.184016638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0" table:style-name="ce1">
            <text:p>0</text:p>
          </table:table-cell>
          <table:table-cell office:value-type="float" office:value="0.99858911941040551" table:style-name="ce1">
            <text:p>0.998589119</text:p>
          </table:table-cell>
          <table:table-cell office:value-type="float" office:value="5.0529499999999672E-2" table:style-name="ce2">
            <text:p>0.0505295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float" office:value="6.8528540113538594E-2" table:style-name="ce1">
            <text:p>0.06852854</text:p>
          </table:table-cell>
          <table:table-cell office:value-type="float" office:value="0.67052900000000015" table:style-name="ce2">
            <text:p>0.670529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0" table:style-name="ce1">
            <text:p>0</text:p>
          </table:table-cell>
          <table:table-cell office:value-type="float" office:value="1.4236483265490634" table:style-name="ce1">
            <text:p>1.423648327</text:p>
          </table:table-cell>
          <table:table-cell office:value-type="float" office:value="1.3005294999999997" table:style-name="ce2">
            <text:p>1.3005295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" table:style-name="ce1">
            <text:p>0</text:p>
          </table:table-cell>
          <table:table-cell office:value-type="float" office:value="0.93487638693913544" table:style-name="ce1">
            <text:p>0.934876387</text:p>
          </table:table-cell>
          <table:table-cell office:value-type="float" office:value="0.37052899999999944" table:style-name="ce2">
            <text:p>0.370529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" table:style-name="ce1">
            <text:p>0</text:p>
          </table:table-cell>
          <table:table-cell office:value-type="float" office:value="1.1382258572533943" table:style-name="ce1">
            <text:p>1.138225857</text:p>
          </table:table-cell>
          <table:table-cell office:value-type="float" office:value="-0.20947100000000063" table:style-name="ce2">
            <text:p>-0.209471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0" table:style-name="ce1">
            <text:p>0</text:p>
          </table:table-cell>
          <table:table-cell office:value-type="float" office:value="0.24697228464084464" table:style-name="ce1">
            <text:p>0.246972285</text:p>
          </table:table-cell>
          <table:table-cell office:value-type="float" office:value="-0.71947100000000042" table:style-name="ce2">
            <text:p>-0.719471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" table:style-name="ce1">
            <text:p>0</text:p>
          </table:table-cell>
          <table:table-cell office:value-type="float" office:value="0.2641635369105898" table:style-name="ce1">
            <text:p>0.264163537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0.54593280331196203" table:style-name="ce1">
            <text:p>0.545932803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" table:style-name="ce1">
            <text:p>0</text:p>
          </table:table-cell>
          <table:table-cell office:value-type="float" office:value="1.5009720502292005" table:style-name="ce1">
            <text:p>1.50097205</text:p>
          </table:table-cell>
          <table:table-cell office:value-type="float" office:value="-2.0094713999999998" table:style-name="ce2">
            <text:p>-2.0094714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0.96210259976239998" table:style-name="ce1">
            <text:p>0.9621026</text:p>
          </table:table-cell>
          <table:table-cell office:value-type="float" office:value="-2.0994716000000002" table:style-name="ce2">
            <text:p>-2.0994716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2.0301578476051256" table:style-name="ce1">
            <text:p>2.030157848</text:p>
          </table:table-cell>
          <table:table-cell office:value-type="float" office:value="-0.27947099999999914" table:style-name="ce2">
            <text:p>-0.279471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0.24030000000000001" table:style-name="ce1">
            <text:p>0.2403</text:p>
          </table:table-cell>
          <table:table-cell office:value-type="float" office:value="0.58802725580102422" table:style-name="ce1">
            <text:p>0.588027256</text:p>
          </table:table-cell>
          <table:table-cell office:value-type="float" office:value="3.1005289999999999" table:style-name="ce2">
            <text:p>3.100529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1.1731375449652732" table:style-name="ce1">
            <text:p>1.173137545</text:p>
          </table:table-cell>
          <table:table-cell office:value-type="float" office:value="5.7205290000000009" table:style-name="ce2">
            <text:p>5.720529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0.38536999999999999" table:style-name="ce1">
            <text:p>0.38537</text:p>
          </table:table-cell>
          <table:table-cell office:value-type="float" office:value="0.63580527131006037" table:style-name="ce1">
            <text:p>0.635805271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0.39516000000000001" table:style-name="ce1">
            <text:p>0.39516</text:p>
          </table:table-cell>
          <table:table-cell office:value-type="float" office:value="0.24208316104064218" table:style-name="ce1">
            <text:p>0.242083161</text:p>
          </table:table-cell>
          <table:table-cell office:value-type="float" office:value="7.5505299999999984" table:style-name="ce2">
            <text:p>7.55053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36312" table:style-name="ce1">
            <text:p>0.36312</text:p>
          </table:table-cell>
          <table:table-cell office:value-type="float" office:value="0.1630170195328044" table:style-name="ce1">
            <text:p>0.16301702</text:p>
          </table:table-cell>
          <table:table-cell office:value-type="float" office:value="7.9105279999999993" table:style-name="ce2">
            <text:p>7.910528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13579175551214184" table:style-name="ce1">
            <text:p>0.135791756</text:p>
          </table:table-cell>
          <table:table-cell office:value-type="float" office:value="7.5005279999999992" table:style-name="ce2">
            <text:p>7.500528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0.17888999999999999" table:style-name="ce1">
            <text:p>0.17889</text:p>
          </table:table-cell>
          <table:table-cell office:value-type="float" office:value="0.15831954108664276" table:style-name="ce1">
            <text:p>0.158319541</text:p>
          </table:table-cell>
          <table:table-cell office:value-type="float" office:value="6.7205300000000001" table:style-name="ce2">
            <text:p>6.72053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4.6280000000000002E-2" table:style-name="ce1">
            <text:p>0.04628</text:p>
          </table:table-cell>
          <table:table-cell office:value-type="float" office:value="0.19804471631593415" table:style-name="ce1">
            <text:p>0.198044716</text:p>
          </table:table-cell>
          <table:table-cell office:value-type="float" office:value="5.3605289999999997" table:style-name="ce2">
            <text:p>5.360529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0" table:style-name="ce1">
            <text:p>0</text:p>
          </table:table-cell>
          <table:table-cell office:value-type="float" office:value="0.26739321024157248" table:style-name="ce1">
            <text:p>0.26739321</text:p>
          </table:table-cell>
          <table:table-cell office:value-type="float" office:value="4.5405289999999994" table:style-name="ce2">
            <text:p>4.540529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0.79638234138385355" table:style-name="ce1">
            <text:p>0.796382341</text:p>
          </table:table-cell>
          <table:table-cell office:value-type="float" office:value="5.8505289999999999" table:style-name="ce2">
            <text:p>5.850529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0" table:style-name="ce1">
            <text:p>0</text:p>
          </table:table-cell>
          <table:table-cell office:value-type="float" office:value="1.032856869811601" table:style-name="ce1">
            <text:p>1.03285687</text:p>
          </table:table-cell>
          <table:table-cell office:value-type="float" office:value="5.8305290000000003" table:style-name="ce2">
            <text:p>5.830529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0" table:style-name="ce1">
            <text:p>0</text:p>
          </table:table-cell>
          <table:table-cell office:value-type="float" office:value="0.46098378200026191" table:style-name="ce1">
            <text:p>0.460983782</text:p>
          </table:table-cell>
          <table:table-cell office:value-type="float" office:value="4.9705290000000009" table:style-name="ce2">
            <text:p>4.970529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0" table:style-name="ce1">
            <text:p>0</text:p>
          </table:table-cell>
          <table:table-cell office:value-type="float" office:value="0.87606774249095809" table:style-name="ce1">
            <text:p>0.876067742</text:p>
          </table:table-cell>
          <table:table-cell office:value-type="float" office:value="4.8305290000000003" table:style-name="ce2">
            <text:p>4.830529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0" table:style-name="ce1">
            <text:p>0</text:p>
          </table:table-cell>
          <table:table-cell office:value-type="float" office:value="0.75576619927370603" table:style-name="ce1">
            <text:p>0.755766199</text:p>
          </table:table-cell>
          <table:table-cell office:value-type="float" office:value="4.8405290000000001" table:style-name="ce2">
            <text:p>4.840529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.7198072250230807" table:style-name="ce1">
            <text:p>0.719807225</text:p>
          </table:table-cell>
          <table:table-cell office:value-type="float" office:value="4.6505290000000006" table:style-name="ce2">
            <text:p>4.650529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0" table:style-name="ce1">
            <text:p>0</text:p>
          </table:table-cell>
          <table:table-cell office:value-type="float" office:value="1.1775166720090533" table:style-name="ce1">
            <text:p>1.177516672</text:p>
          </table:table-cell>
          <table:table-cell office:value-type="float" office:value="3.5805290000000003" table:style-name="ce2">
            <text:p>3.580529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0" table:style-name="ce1">
            <text:p>0</text:p>
          </table:table-cell>
          <table:table-cell office:value-type="float" office:value="0.64185358889860777" table:style-name="ce1">
            <text:p>0.641853589</text:p>
          </table:table-cell>
          <table:table-cell office:value-type="float" office:value="1.9605289999999993" table:style-name="ce2">
            <text:p>1.960529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0" table:style-name="ce1">
            <text:p>0</text:p>
          </table:table-cell>
          <table:table-cell office:value-type="float" office:value="1.2212621895974434" table:style-name="ce1">
            <text:p>1.22126219</text:p>
          </table:table-cell>
          <table:table-cell office:value-type="float" office:value="1.2705289999999998" table:style-name="ce2">
            <text:p>1.270529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0.80714954245114101" table:style-name="ce1">
            <text:p>0.807149542</text:p>
          </table:table-cell>
          <table:table-cell office:value-type="float" office:value="-0.18947099999999928" table:style-name="ce2">
            <text:p>-0.189471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.46258039900991577" table:style-name="ce1">
            <text:p>0.462580399</text:p>
          </table:table-cell>
          <table:table-cell office:value-type="float" office:value="-0.9794710000000002" table:style-name="ce2">
            <text:p>-0.979471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0" table:style-name="ce1">
            <text:p>0</text:p>
          </table:table-cell>
          <table:table-cell office:value-type="float" office:value="0.39387384207904397" table:style-name="ce1">
            <text:p>0.393873842</text:p>
          </table:table-cell>
          <table:table-cell office:value-type="float" office:value="-1.4594710000000006" table:style-name="ce2">
            <text:p>-1.459471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0" table:style-name="ce1">
            <text:p>0</text:p>
          </table:table-cell>
          <table:table-cell office:value-type="float" office:value="0.70021945465832247" table:style-name="ce1">
            <text:p>0.700219455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.45E-3" table:style-name="ce1">
            <text:p>0.00445</text:p>
          </table:table-cell>
          <table:table-cell office:value-type="float" office:value="0.58360125973967347" table:style-name="ce1">
            <text:p>0.58360126</text:p>
          </table:table-cell>
          <table:table-cell office:value-type="float" office:value="-2.1494713000000001" table:style-name="ce2">
            <text:p>-2.1494713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1.7600585456930946" table:style-name="ce1">
            <text:p>1.760058546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0.22872999999999999" table:style-name="ce1">
            <text:p>0.22873</text:p>
          </table:table-cell>
          <table:table-cell office:value-type="float" office:value="1.6519909558286066" table:style-name="ce1">
            <text:p>1.651990956</text:p>
          </table:table-cell>
          <table:table-cell office:value-type="float" office:value="0.97052900000000086" table:style-name="ce2">
            <text:p>0.970529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0.29814999999999997" table:style-name="ce1">
            <text:p>0.29815</text:p>
          </table:table-cell>
          <table:table-cell office:value-type="float" office:value="1.2247923986767606" table:style-name="ce1">
            <text:p>1.224792399</text:p>
          </table:table-cell>
          <table:table-cell office:value-type="float" office:value="1.7005289999999995" table:style-name="ce2">
            <text:p>1.700529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0.33997998000000001" table:style-name="ce1">
            <text:p>0.33997998</text:p>
          </table:table-cell>
          <table:table-cell office:value-type="float" office:value="0.68142914268931709" table:style-name="ce1">
            <text:p>0.681429143</text:p>
          </table:table-cell>
          <table:table-cell office:value-type="float" office:value="1.8905290000000008" table:style-name="ce2">
            <text:p>1.890529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0.27945999999999999" table:style-name="ce1">
            <text:p>0.27946</text:p>
          </table:table-cell>
          <table:table-cell office:value-type="float" office:value="0.15277323907614249" table:style-name="ce1">
            <text:p>0.152773239</text:p>
          </table:table-cell>
          <table:table-cell office:value-type="float" office:value="2.3705289999999994" table:style-name="ce2">
            <text:p>2.370529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8.9477937389786599E-2" table:style-name="ce1">
            <text:p>0.089477937</text:p>
          </table:table-cell>
          <table:table-cell office:value-type="float" office:value="2.4205290000000002" table:style-name="ce2">
            <text:p>2.420529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10836565437514538" table:style-name="ce1">
            <text:p>0.108365654</text:p>
          </table:table-cell>
          <table:table-cell office:value-type="float" office:value="2.3405290000000001" table:style-name="ce2">
            <text:p>2.340529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0.15753" table:style-name="ce1">
            <text:p>0.15753</text:p>
          </table:table-cell>
          <table:table-cell office:value-type="float" office:value="0.17232176949910794" table:style-name="ce1">
            <text:p>0.172321769</text:p>
          </table:table-cell>
          <table:table-cell office:value-type="float" office:value="1.7305290000000007" table:style-name="ce2">
            <text:p>1.730529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.7380000000000004E-2" table:style-name="ce1">
            <text:p>0.03738</text:p>
          </table:table-cell>
          <table:table-cell office:value-type="float" office:value="0.10932036873942948" table:style-name="ce1">
            <text:p>0.109320369</text:p>
          </table:table-cell>
          <table:table-cell office:value-type="float" office:value="0.64052900000000079" table:style-name="ce2">
            <text:p>0.640529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0" table:style-name="ce1">
            <text:p>0</text:p>
          </table:table-cell>
          <table:table-cell office:value-type="float" office:value="0.154652276011565" table:style-name="ce1">
            <text:p>0.154652276</text:p>
          </table:table-cell>
          <table:table-cell office:value-type="float" office:value="-0.29947100000000049" table:style-name="ce2">
            <text:p>-0.299471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0" table:style-name="ce1">
            <text:p>0</text:p>
          </table:table-cell>
          <table:table-cell office:value-type="float" office:value="0.32541413011515063" table:style-name="ce1">
            <text:p>0.32541413</text:p>
          </table:table-cell>
          <table:table-cell office:value-type="float" office:value="-1.0294709999999991" table:style-name="ce2">
            <text:p>-1.029471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float" office:value="0.92470621120728413" table:style-name="ce1">
            <text:p>0.924706211</text:p>
          </table:table-cell>
          <table:table-cell office:value-type="float" office:value="-1.4694710000000004" table:style-name="ce2">
            <text:p>-1.469471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0" table:style-name="ce1">
            <text:p>0</text:p>
          </table:table-cell>
          <table:table-cell office:value-type="float" office:value="1.0074311857952569" table:style-name="ce1">
            <text:p>1.007431186</text:p>
          </table:table-cell>
          <table:table-cell office:value-type="float" office:value="-1.3694710000000008" table:style-name="ce2">
            <text:p>-1.369471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0" table:style-name="ce1">
            <text:p>0</text:p>
          </table:table-cell>
          <table:table-cell office:value-type="float" office:value="0.83616676009363766" table:style-name="ce1">
            <text:p>0.83616676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0" table:style-name="ce1">
            <text:p>0</text:p>
          </table:table-cell>
          <table:table-cell office:value-type="float" office:value="0.68464202822738063" table:style-name="ce1">
            <text:p>0.684642028</text:p>
          </table:table-cell>
          <table:table-cell office:value-type="float" office:value="-0.68947099999999928" table:style-name="ce2">
            <text:p>-0.689471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0" table:style-name="ce1">
            <text:p>0</text:p>
          </table:table-cell>
          <table:table-cell office:value-type="float" office:value="1.0240200435908668" table:style-name="ce1">
            <text:p>1.024020044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0" table:style-name="ce1">
            <text:p>0</text:p>
          </table:table-cell>
          <table:table-cell office:value-type="float" office:value="0.43208927079930026" table:style-name="ce1">
            <text:p>0.432089271</text:p>
          </table:table-cell>
          <table:table-cell office:value-type="float" office:value="-1.1294710000000006" table:style-name="ce2">
            <text:p>-1.129471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0" table:style-name="ce1">
            <text:p>0</text:p>
          </table:table-cell>
          <table:table-cell office:value-type="float" office:value="0.87388544910530352" table:style-name="ce1">
            <text:p>0.873885449</text:p>
          </table:table-cell>
          <table:table-cell office:value-type="float" office:value="-1.4994709999999998" table:style-name="ce2">
            <text:p>-1.499471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0" table:style-name="ce1">
            <text:p>0</text:p>
          </table:table-cell>
          <table:table-cell office:value-type="float" office:value="1.3760058631068923" table:style-name="ce1">
            <text:p>1.376005863</text:p>
          </table:table-cell>
          <table:table-cell office:value-type="float" office:value="-1.4394709999999993" table:style-name="ce2">
            <text:p>-1.439471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0" table:style-name="ce1">
            <text:p>0</text:p>
          </table:table-cell>
          <table:table-cell office:value-type="float" office:value="0.6045477887902031" table:style-name="ce1">
            <text:p>0.604547789</text:p>
          </table:table-cell>
          <table:table-cell office:value-type="float" office:value="-1.6094709999999992" table:style-name="ce2">
            <text:p>-1.609471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0" table:style-name="ce1">
            <text:p>0</text:p>
          </table:table-cell>
          <table:table-cell office:value-type="float" office:value="0.52453194146085103" table:style-name="ce1">
            <text:p>0.524531941</text:p>
          </table:table-cell>
          <table:table-cell office:value-type="float" office:value="-2.2594713999999998" table:style-name="ce2">
            <text:p>-2.2594714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0" table:style-name="ce1">
            <text:p>0</text:p>
          </table:table-cell>
          <table:table-cell office:value-type="float" office:value="0.81539085537565148" table:style-name="ce1">
            <text:p>0.815390855</text:p>
          </table:table-cell>
          <table:table-cell office:value-type="float" office:value="-2.3794712999999996" table:style-name="ce2">
            <text:p>-2.3794713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0" table:style-name="ce1">
            <text:p>0</text:p>
          </table:table-cell>
          <table:table-cell office:value-type="float" office:value="0.44755161174299196" table:style-name="ce1">
            <text:p>0.447551612</text:p>
          </table:table-cell>
          <table:table-cell office:value-type="float" office:value="-3.1994714999999996" table:style-name="ce2">
            <text:p>-3.1994715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.45E-3" table:style-name="ce1">
            <text:p>0.00445</text:p>
          </table:table-cell>
          <table:table-cell office:value-type="float" office:value="0.2989056339162135" table:style-name="ce1">
            <text:p>0.298905634</text:p>
          </table:table-cell>
          <table:table-cell office:value-type="float" office:value="-3.9994717" table:style-name="ce2">
            <text:p>-3.9994717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0.107689995" table:style-name="ce1">
            <text:p>0.107689995</text:p>
          </table:table-cell>
          <table:table-cell office:value-type="float" office:value="1.2089904052455489" table:style-name="ce1">
            <text:p>1.208990405</text:p>
          </table:table-cell>
          <table:table-cell office:value-type="float" office:value="-2.5194716000000001" table:style-name="ce2">
            <text:p>-2.5194716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0.23406999000000001" table:style-name="ce1">
            <text:p>0.23406999</text:p>
          </table:table-cell>
          <table:table-cell office:value-type="float" office:value="1.2205014605645981" table:style-name="ce1">
            <text:p>1.220501461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1.5565913093571755" table:style-name="ce1">
            <text:p>1.556591309</text:p>
          </table:table-cell>
          <table:table-cell office:value-type="float" office:value="0.48052900000000065" table:style-name="ce2">
            <text:p>0.480529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0.38002999999999998" table:style-name="ce1">
            <text:p>0.38003</text:p>
          </table:table-cell>
          <table:table-cell office:value-type="float" office:value="0.69143327180864322" table:style-name="ce1">
            <text:p>0.691433272</text:p>
          </table:table-cell>
          <table:table-cell office:value-type="float" office:value="1.2005289999999995" table:style-name="ce2">
            <text:p>1.200529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0.38893" table:style-name="ce1">
            <text:p>0.38893</text:p>
          </table:table-cell>
          <table:table-cell office:value-type="float" office:value="0.3819191182603191" table:style-name="ce1">
            <text:p>0.381919118</text:p>
          </table:table-cell>
          <table:table-cell office:value-type="float" office:value="1.7305290000000007" table:style-name="ce2">
            <text:p>1.730529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0.35511000000000004" table:style-name="ce1">
            <text:p>0.35511</text:p>
          </table:table-cell>
          <table:table-cell office:value-type="float" office:value="0.38335329860983675" table:style-name="ce1">
            <text:p>0.383353299</text:p>
          </table:table-cell>
          <table:table-cell office:value-type="float" office:value="2.4005290000000006" table:style-name="ce2">
            <text:p>2.400529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0.27412000000000003" table:style-name="ce1">
            <text:p>0.27412</text:p>
          </table:table-cell>
          <table:table-cell office:value-type="float" office:value="0.18588073686977302" table:style-name="ce1">
            <text:p>0.185880737</text:p>
          </table:table-cell>
          <table:table-cell office:value-type="float" office:value="2.8005294999999997" table:style-name="ce2">
            <text:p>2.8005295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16197999999999999" table:style-name="ce1">
            <text:p>0.16198</text:p>
          </table:table-cell>
          <table:table-cell office:value-type="float" office:value="0.14996008638161401" table:style-name="ce1">
            <text:p>0.149960086</text:p>
          </table:table-cell>
          <table:table-cell office:value-type="float" office:value="2.6805289999999999" table:style-name="ce2">
            <text:p>2.680529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.0049999999999995E-2" table:style-name="ce1">
            <text:p>0.04005</text:p>
          </table:table-cell>
          <table:table-cell office:value-type="float" office:value="9.4084531005113631E-2" table:style-name="ce1">
            <text:p>0.094084531</text:p>
          </table:table-cell>
          <table:table-cell office:value-type="float" office:value="2.2205290000000009" table:style-name="ce2">
            <text:p>2.220529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0" table:style-name="ce1">
            <text:p>0</text:p>
          </table:table-cell>
          <table:table-cell office:value-type="float" office:value="0.11025309478339329" table:style-name="ce1">
            <text:p>0.110253095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7.9468778398465972E-2" table:style-name="ce1">
            <text:p>0.079468778</text:p>
          </table:table-cell>
          <table:table-cell office:value-type="float" office:value="1.5905290000000001" table:style-name="ce2">
            <text:p>1.590529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0.3897024605339402" table:style-name="ce1">
            <text:p>0.389702461</text:p>
          </table:table-cell>
          <table:table-cell office:value-type="float" office:value="0.58052900000000029" table:style-name="ce2">
            <text:p>0.580529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0.14195578880833259" table:style-name="ce1">
            <text:p>0.141955789</text:p>
          </table:table-cell>
          <table:table-cell office:value-type="float" office:value="-0.26947099999999935" table:style-name="ce2">
            <text:p>-0.269471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0.84519843129433325" table:style-name="ce1">
            <text:p>0.845198431</text:p>
          </table:table-cell>
          <table:table-cell office:value-type="float" office:value="-1.1394710000000003" table:style-name="ce2">
            <text:p>-1.139471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1.087421112073409" table:style-name="ce1">
            <text:p>1.087421112</text:p>
          </table:table-cell>
          <table:table-cell office:value-type="float" office:value="-1.8094710000000003" table:style-name="ce2">
            <text:p>-1.809471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0" table:style-name="ce1">
            <text:p>0</text:p>
          </table:table-cell>
          <table:table-cell office:value-type="float" office:value="0.63482568960010877" table:style-name="ce1">
            <text:p>0.63482569</text:p>
          </table:table-cell>
          <table:table-cell office:value-type="float" office:value="-2.6094713" table:style-name="ce2">
            <text:p>-2.6094713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0.16065149993938588" table:style-name="ce1">
            <text:p>0.1606515</text:p>
          </table:table-cell>
          <table:table-cell office:value-type="float" office:value="-3.2594713999999998" table:style-name="ce2">
            <text:p>-3.2594714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0.52180269485525232" table:style-name="ce1">
            <text:p>0.521802695</text:p>
          </table:table-cell>
          <table:table-cell office:value-type="float" office:value="-3.2994713999999998" table:style-name="ce2">
            <text:p>-3.2994714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float" office:value="0.45112346120000513" table:style-name="ce1">
            <text:p>0.451123461</text:p>
          </table:table-cell>
          <table:table-cell office:value-type="float" office:value="-3.6794715" table:style-name="ce2">
            <text:p>-3.6794715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1.4124743884117872" table:style-name="ce1">
            <text:p>1.412474388</text:p>
          </table:table-cell>
          <table:table-cell office:value-type="float" office:value="-4.1694712999999997" table:style-name="ce2">
            <text:p>-4.1694713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1.004687515869719" table:style-name="ce1">
            <text:p>1.004687516</text:p>
          </table:table-cell>
          <table:table-cell office:value-type="float" office:value="-4.5994716000000002" table:style-name="ce2">
            <text:p>-4.5994716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0.99614228338851762" table:style-name="ce1">
            <text:p>0.996142283</text:p>
          </table:table-cell>
          <table:table-cell office:value-type="float" office:value="-4.7094709999999997" table:style-name="ce2">
            <text:p>-4.709471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1.0822602741040637" table:style-name="ce1">
            <text:p>1.082260274</text:p>
          </table:table-cell>
          <table:table-cell office:value-type="float" office:value="-4.7694716000000001" table:style-name="ce2">
            <text:p>-4.7694716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0.30584439799350122" table:style-name="ce1">
            <text:p>0.305844398</text:p>
          </table:table-cell>
          <table:table-cell office:value-type="float" office:value="-4.8494716000000002" table:style-name="ce2">
            <text:p>-4.8494716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9.5229995999999997E-2" table:style-name="ce1">
            <text:p>0.095229996</text:p>
          </table:table-cell>
          <table:table-cell office:value-type="float" office:value="1.0875141316931567" table:style-name="ce1">
            <text:p>1.087514132</text:p>
          </table:table-cell>
          <table:table-cell office:value-type="float" office:value="-4.6094713" table:style-name="ce2">
            <text:p>-4.6094713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0.22161000000000003" table:style-name="ce1">
            <text:p>0.22161</text:p>
          </table:table-cell>
          <table:table-cell office:value-type="float" office:value="1.7465221274957274" table:style-name="ce1">
            <text:p>1.746522127</text:p>
          </table:table-cell>
          <table:table-cell office:value-type="float" office:value="-2.8394712999999996" table:style-name="ce2">
            <text:p>-2.8394713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0.31506000000000001" table:style-name="ce1">
            <text:p>0.31506</text:p>
          </table:table-cell>
          <table:table-cell office:value-type="float" office:value="2.3660693186861836" table:style-name="ce1">
            <text:p>2.366069319</text:p>
          </table:table-cell>
          <table:table-cell office:value-type="float" office:value="-0.48947099999999999" table:style-name="ce2">
            <text:p>-0.489471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0.72342321769296491" table:style-name="ce1">
            <text:p>0.723423218</text:p>
          </table:table-cell>
          <table:table-cell office:value-type="float" office:value="1.2505290000000002" table:style-name="ce2">
            <text:p>1.250529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0.38447998" table:style-name="ce1">
            <text:p>0.38447998</text:p>
          </table:table-cell>
          <table:table-cell office:value-type="float" office:value="0.91064275361051705" table:style-name="ce1">
            <text:p>0.910642754</text:p>
          </table:table-cell>
          <table:table-cell office:value-type="float" office:value="3.1305289999999992" table:style-name="ce2">
            <text:p>3.130529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0.34976999999999997" table:style-name="ce1">
            <text:p>0.34977</text:p>
          </table:table-cell>
          <table:table-cell office:value-type="float" office:value="0.80519905872674846" table:style-name="ce1">
            <text:p>0.805199059</text:p>
          </table:table-cell>
          <table:table-cell office:value-type="float" office:value="4.3905290000000008" table:style-name="ce2">
            <text:p>4.390529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0.27322998000000004" table:style-name="ce1">
            <text:p>0.27322998</text:p>
          </table:table-cell>
          <table:table-cell office:value-type="float" office:value="0.45121627867975939" table:style-name="ce1">
            <text:p>0.451216279</text:p>
          </table:table-cell>
          <table:table-cell office:value-type="float" office:value="5.0905290000000001" table:style-name="ce2">
            <text:p>5.090529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0.16109000000000001" table:style-name="ce1">
            <text:p>0.16109</text:p>
          </table:table-cell>
          <table:table-cell office:value-type="float" office:value="0.17871043011074095" table:style-name="ce1">
            <text:p>0.17871043</text:p>
          </table:table-cell>
          <table:table-cell office:value-type="float" office:value="4.6805289999999999" table:style-name="ce2">
            <text:p>4.680529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.4710000000000005E-2" table:style-name="ce1">
            <text:p>0.03471</text:p>
          </table:table-cell>
          <table:table-cell office:value-type="float" office:value="8.7626117519178995E-2" table:style-name="ce1">
            <text:p>0.087626118</text:p>
          </table:table-cell>
          <table:table-cell office:value-type="float" office:value="3.5205289999999998" table:style-name="ce2">
            <text:p>3.520529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0" table:style-name="ce1">
            <text:p>0</text:p>
          </table:table-cell>
          <table:table-cell office:value-type="float" office:value="0.12840364731041226" table:style-name="ce1">
            <text:p>0.128403647</text:p>
          </table:table-cell>
          <table:table-cell office:value-type="float" office:value="1.2905289999999994" table:style-name="ce2">
            <text:p>1.290529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1.8842681364033276E-2" table:style-name="ce1">
            <text:p>0.018842681</text:p>
          </table:table-cell>
          <table:table-cell office:value-type="float" office:value="0.97052900000000086" table:style-name="ce2">
            <text:p>0.970529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0" table:style-name="ce1">
            <text:p>0</text:p>
          </table:table-cell>
          <table:table-cell office:value-type="float" office:value="3.2126137873024471E-2" table:style-name="ce1">
            <text:p>0.032126138</text:p>
          </table:table-cell>
          <table:table-cell office:value-type="float" office:value="0.47052900000000086" table:style-name="ce2">
            <text:p>0.470529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0" table:style-name="ce1">
            <text:p>0</text:p>
          </table:table-cell>
          <table:table-cell office:value-type="float" office:value="0.73022822717446467" table:style-name="ce1">
            <text:p>0.730228227</text:p>
          </table:table-cell>
          <table:table-cell office:value-type="float" office:value="0.12052899999999944" table:style-name="ce2">
            <text:p>0.120529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0" table:style-name="ce1">
            <text:p>0</text:p>
          </table:table-cell>
          <table:table-cell office:value-type="float" office:value="0.81155182320853136" table:style-name="ce1">
            <text:p>0.811551823</text:p>
          </table:table-cell>
          <table:table-cell office:value-type="float" office:value="8.0529000000000295E-2" table:style-name="ce2">
            <text:p>0.080529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0" table:style-name="ce1">
            <text:p>0</text:p>
          </table:table-cell>
          <table:table-cell office:value-type="float" office:value="1.4796871293839773" table:style-name="ce1">
            <text:p>1.479687129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0" table:style-name="ce1">
            <text:p>0</text:p>
          </table:table-cell>
          <table:table-cell office:value-type="float" office:value="0.52634329671782154" table:style-name="ce1">
            <text:p>0.526343297</text:p>
          </table:table-cell>
          <table:table-cell office:value-type="float" office:value="-0.85947099999999921" table:style-name="ce2">
            <text:p>-0.859471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0" table:style-name="ce1">
            <text:p>0</text:p>
          </table:table-cell>
          <table:table-cell office:value-type="float" office:value="0.67306178486185897" table:style-name="ce1">
            <text:p>0.673061785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0.21747521554834148" table:style-name="ce1">
            <text:p>0.217475216</text:p>
          </table:table-cell>
          <table:table-cell office:value-type="float" office:value="-0.80947100000000027" table:style-name="ce2">
            <text:p>-0.809471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0" table:style-name="ce1">
            <text:p>0</text:p>
          </table:table-cell>
          <table:table-cell office:value-type="float" office:value="0.51007348947182618" table:style-name="ce1">
            <text:p>0.510073489</text:p>
          </table:table-cell>
          <table:table-cell office:value-type="float" office:value="-0.49947099999999978" table:style-name="ce2">
            <text:p>-0.499471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.3991374758802082" table:style-name="ce1">
            <text:p>0.399137476</text:p>
          </table:table-cell>
          <table:table-cell office:value-type="float" office:value="-0.85947099999999921" table:style-name="ce2">
            <text:p>-0.859471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0" table:style-name="ce1">
            <text:p>0</text:p>
          </table:table-cell>
          <table:table-cell office:value-type="float" office:value="0.76105772773137348" table:style-name="ce1">
            <text:p>0.761057728</text:p>
          </table:table-cell>
          <table:table-cell office:value-type="float" office:value="0.82052900000000051" table:style-name="ce2">
            <text:p>0.820529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0" table:style-name="ce1">
            <text:p>0</text:p>
          </table:table-cell>
          <table:table-cell office:value-type="float" office:value="1.2348959058425502" table:style-name="ce1">
            <text:p>1.234895906</text:p>
          </table:table-cell>
          <table:table-cell office:value-type="float" office:value="1.7105289999999993" table:style-name="ce2">
            <text:p>1.710529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0" table:style-name="ce1">
            <text:p>0</text:p>
          </table:table-cell>
          <table:table-cell office:value-type="float" office:value="0.8785030906864062" table:style-name="ce1">
            <text:p>0.878503091</text:p>
          </table:table-cell>
          <table:table-cell office:value-type="float" office:value="2.7105289999999993" table:style-name="ce2">
            <text:p>2.710529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0.44394356560169729" table:style-name="ce1">
            <text:p>0.443943566</text:p>
          </table:table-cell>
          <table:table-cell office:value-type="float" office:value="2.3905290000000008" table:style-name="ce2">
            <text:p>2.390529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1.2130133319385394" table:style-name="ce1">
            <text:p>1.213013332</text:p>
          </table:table-cell>
          <table:table-cell office:value-type="float" office:value="3.1805289999999999" table:style-name="ce2">
            <text:p>3.180529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0.20648" table:style-name="ce1">
            <text:p>0.20648</text:p>
          </table:table-cell>
          <table:table-cell office:value-type="float" office:value="0.52096501298505982" table:style-name="ce1">
            <text:p>0.520965013</text:p>
          </table:table-cell>
          <table:table-cell office:value-type="float" office:value="1.5805290000000003" table:style-name="ce2">
            <text:p>1.580529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0.12548999999999999" table:style-name="ce1">
            <text:p>0.12549</text:p>
          </table:table-cell>
          <table:table-cell office:value-type="float" office:value="1.2234260230290046" table:style-name="ce1">
            <text:p>1.223426023</text:p>
          </table:table-cell>
          <table:table-cell office:value-type="float" office:value="-9.4709999999995631E-3" table:style-name="ce2">
            <text:p>-0.009471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0.19402000000000003" table:style-name="ce1">
            <text:p>0.19402</text:p>
          </table:table-cell>
          <table:table-cell office:value-type="float" office:value="2.6745151739271984" table:style-name="ce1">
            <text:p>2.674515174</text:p>
          </table:table-cell>
          <table:table-cell office:value-type="float" office:value="-7.9470999999999847E-2" table:style-name="ce2">
            <text:p>-0.079471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0.34265000000000001" table:style-name="ce1">
            <text:p>0.34265</text:p>
          </table:table-cell>
          <table:table-cell office:value-type="float" office:value="1.4877623831338562" table:style-name="ce1">
            <text:p>1.487762383</text:p>
          </table:table-cell>
          <table:table-cell office:value-type="float" office:value="1.1605290000000004" table:style-name="ce2">
            <text:p>1.160529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0.28035000000000004" table:style-name="ce1">
            <text:p>0.28035</text:p>
          </table:table-cell>
          <table:table-cell office:value-type="float" office:value="1.6389551430348459" table:style-name="ce1">
            <text:p>1.638955143</text:p>
          </table:table-cell>
          <table:table-cell office:value-type="float" office:value="0.95052899999999951" table:style-name="ce2">
            <text:p>0.950529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0.26611000000000001" table:style-name="ce1">
            <text:p>0.26611</text:p>
          </table:table-cell>
          <table:table-cell office:value-type="float" office:value="0.95092159516910135" table:style-name="ce1">
            <text:p>0.950921595</text:p>
          </table:table-cell>
          <table:table-cell office:value-type="float" office:value="0.61052899999999966" table:style-name="ce2">
            <text:p>0.610529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0.12637999999999999" table:style-name="ce1">
            <text:p>0.12638</text:p>
          </table:table-cell>
          <table:table-cell office:value-type="float" office:value="0.53664967566015664" table:style-name="ce1">
            <text:p>0.536649676</text:p>
          </table:table-cell>
          <table:table-cell office:value-type="float" office:value="0.16052900000000037" table:style-name="ce2">
            <text:p>0.160529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8.2246545335735888E-2" table:style-name="ce1">
            <text:p>0.082246545</text:p>
          </table:table-cell>
          <table:table-cell office:value-type="float" office:value="-0.4794710000000002" table:style-name="ce2">
            <text:p>-0.479471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.12972281626394055" table:style-name="ce1">
            <text:p>0.129722816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0" table:style-name="ce1">
            <text:p>0</text:p>
          </table:table-cell>
          <table:table-cell office:value-type="float" office:value="0.21153020244688994" table:style-name="ce1">
            <text:p>0.211530202</text:p>
          </table:table-cell>
          <table:table-cell office:value-type="float" office:value="-2.2494717" table:style-name="ce2">
            <text:p>-2.2494717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0" table:style-name="ce1">
            <text:p>0</text:p>
          </table:table-cell>
          <table:table-cell office:value-type="float" office:value="3.4006739208527578E-2" table:style-name="ce1">
            <text:p>0.034006739</text:p>
          </table:table-cell>
          <table:table-cell office:value-type="float" office:value="-2.5794715999999998" table:style-name="ce2">
            <text:p>-2.5794716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0.15507781647836136" table:style-name="ce1">
            <text:p>0.155077816</text:p>
          </table:table-cell>
          <table:table-cell office:value-type="float" office:value="-2.5494713999999998" table:style-name="ce2">
            <text:p>-2.5494714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0" table:style-name="ce1">
            <text:p>0</text:p>
          </table:table-cell>
          <table:table-cell office:value-type="float" office:value="1.1295599880634175" table:style-name="ce1">
            <text:p>1.129559988</text:p>
          </table:table-cell>
          <table:table-cell office:value-type="float" office:value="-2.6894711999999998" table:style-name="ce2">
            <text:p>-2.6894712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.91331554988042707" table:style-name="ce1">
            <text:p>0.91331555</text:p>
          </table:table-cell>
          <table:table-cell office:value-type="float" office:value="-2.7094709999999997" table:style-name="ce2">
            <text:p>-2.709471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0" table:style-name="ce1">
            <text:p>0</text:p>
          </table:table-cell>
          <table:table-cell office:value-type="float" office:value="1.2636537065067552" table:style-name="ce1">
            <text:p>1.263653707</text:p>
          </table:table-cell>
          <table:table-cell office:value-type="float" office:value="-2.8494716000000002" table:style-name="ce2">
            <text:p>-2.8494716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0" table:style-name="ce1">
            <text:p>0</text:p>
          </table:table-cell>
          <table:table-cell office:value-type="float" office:value="0.61306588420887187" table:style-name="ce1">
            <text:p>0.613065884</text:p>
          </table:table-cell>
          <table:table-cell office:value-type="float" office:value="-2.9594709999999997" table:style-name="ce2">
            <text:p>-2.959471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0" table:style-name="ce1">
            <text:p>0</text:p>
          </table:table-cell>
          <table:table-cell office:value-type="float" office:value="0.85865094874620085" table:style-name="ce1">
            <text:p>0.858650949</text:p>
          </table:table-cell>
          <table:table-cell office:value-type="float" office:value="-3.0794715999999998" table:style-name="ce2">
            <text:p>-3.0794716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float" office:value="0.98894229807367973" table:style-name="ce1">
            <text:p>0.988942298</text:p>
          </table:table-cell>
          <table:table-cell office:value-type="float" office:value="-3.1894711999999998" table:style-name="ce2">
            <text:p>-3.1894712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0" table:style-name="ce1">
            <text:p>0</text:p>
          </table:table-cell>
          <table:table-cell office:value-type="float" office:value="1.0899081379137816" table:style-name="ce1">
            <text:p>1.089908138</text:p>
          </table:table-cell>
          <table:table-cell office:value-type="float" office:value="-3.4794717000000004" table:style-name="ce2">
            <text:p>-3.4794717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0" table:style-name="ce1">
            <text:p>0</text:p>
          </table:table-cell>
          <table:table-cell office:value-type="float" office:value="1.1872035762180146" table:style-name="ce1">
            <text:p>1.187203576</text:p>
          </table:table-cell>
          <table:table-cell office:value-type="float" office:value="-4.1594715000000004" table:style-name="ce2">
            <text:p>-4.1594715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office:value-type="float" office:value="0.68849663127668714" table:style-name="ce1">
            <text:p>0.688496631</text:p>
          </table:table-cell>
          <table:table-cell office:value-type="float" office:value="-5.2394714000000002" table:style-name="ce2">
            <text:p>-5.2394714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0" table:style-name="ce1">
            <text:p>0</text:p>
          </table:table-cell>
          <table:table-cell office:value-type="float" office:value="1.3481832260741171" table:style-name="ce1">
            <text:p>1.348183226</text:p>
          </table:table-cell>
          <table:table-cell office:value-type="float" office:value="-6.4194715000000002" table:style-name="ce2">
            <text:p>-6.4194715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.7800000000000001E-3" table:style-name="ce1">
            <text:p>0.00178</text:p>
          </table:table-cell>
          <table:table-cell office:value-type="float" office:value="0.83850417862577675" table:style-name="ce1">
            <text:p>0.838504179</text:p>
          </table:table-cell>
          <table:table-cell office:value-type="float" office:value="-7.6494715000000006" table:style-name="ce2">
            <text:p>-7.6494715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8.4549995000000003E-2" table:style-name="ce1">
            <text:p>0.084549995</text:p>
          </table:table-cell>
          <table:table-cell office:value-type="float" office:value="0.65528978451539022" table:style-name="ce1">
            <text:p>0.655289785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0.19669" table:style-name="ce1">
            <text:p>0.19669</text:p>
          </table:table-cell>
          <table:table-cell office:value-type="float" office:value="1.26690427091974" table:style-name="ce1">
            <text:p>1.266904271</text:p>
          </table:table-cell>
          <table:table-cell office:value-type="float" office:value="-6.2794714000000003" table:style-name="ce2">
            <text:p>-6.2794714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0.26255000000000001" table:style-name="ce1">
            <text:p>0.26255</text:p>
          </table:table-cell>
          <table:table-cell office:value-type="float" office:value="1.1077370120547307" table:style-name="ce1">
            <text:p>1.107737012</text:p>
          </table:table-cell>
          <table:table-cell office:value-type="float" office:value="-5.7194715" table:style-name="ce2">
            <text:p>-5.7194715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0.31594997999999996" table:style-name="ce1">
            <text:p>0.31594998</text:p>
          </table:table-cell>
          <table:table-cell office:value-type="float" office:value="0.58608394400402275" table:style-name="ce1">
            <text:p>0.586083944</text:p>
          </table:table-cell>
          <table:table-cell office:value-type="float" office:value="-4.8594713" table:style-name="ce2">
            <text:p>-4.8594713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0.30867637850231611" table:style-name="ce1">
            <text:p>0.308676379</text:p>
          </table:table-cell>
          <table:table-cell office:value-type="float" office:value="-2.4194712999999997" table:style-name="ce2">
            <text:p>-2.4194713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0.21359998999999999" table:style-name="ce1">
            <text:p>0.21359999</text:p>
          </table:table-cell>
          <table:table-cell office:value-type="float" office:value="1.041865777620667" table:style-name="ce1">
            <text:p>1.041865778</text:p>
          </table:table-cell>
          <table:table-cell office:value-type="float" office:value="-1.9194709999999997" table:style-name="ce2">
            <text:p>-1.919471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0.2225" table:style-name="ce1">
            <text:p>0.2225</text:p>
          </table:table-cell>
          <table:table-cell office:value-type="float" office:value="3.0973321148632715E-2" table:style-name="ce1">
            <text:p>0.030973321</text:p>
          </table:table-cell>
          <table:table-cell office:value-type="float" office:value="-1.8694710000000008" table:style-name="ce2">
            <text:p>-1.869471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0.15753" table:style-name="ce1">
            <text:p>0.15753</text:p>
          </table:table-cell>
          <table:table-cell office:value-type="float" office:value="0.71920013179170916" table:style-name="ce1">
            <text:p>0.719200132</text:p>
          </table:table-cell>
          <table:table-cell office:value-type="float" office:value="-2.4794717000000004" table:style-name="ce2">
            <text:p>-2.4794717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.6699998999999999E-2" table:style-name="ce1">
            <text:p>0.026699999</text:p>
          </table:table-cell>
          <table:table-cell office:value-type="float" office:value="0.65194456181328708" table:style-name="ce1">
            <text:p>0.651944562</text:p>
          </table:table-cell>
          <table:table-cell office:value-type="float" office:value="-3.5294714000000003" table:style-name="ce2">
            <text:p>-3.5294714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0" table:style-name="ce1">
            <text:p>0</text:p>
          </table:table-cell>
          <table:table-cell office:value-type="float" office:value="0.21338954936507809" table:style-name="ce1">
            <text:p>0.213389549</text:p>
          </table:table-cell>
          <table:table-cell office:value-type="float" office:value="-4.6794715" table:style-name="ce2">
            <text:p>-4.6794715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.1760030069641349" table:style-name="ce1">
            <text:p>0.176003007</text:p>
          </table:table-cell>
          <table:table-cell office:value-type="float" office:value="-4.4594709999999997" table:style-name="ce2">
            <text:p>-4.459471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0" table:style-name="ce1">
            <text:p>0</text:p>
          </table:table-cell>
          <table:table-cell office:value-type="float" office:value="9.6019328941746224E-2" table:style-name="ce1">
            <text:p>0.096019329</text:p>
          </table:table-cell>
          <table:table-cell office:value-type="float" office:value="-4.3994713000000001" table:style-name="ce2">
            <text:p>-4.3994713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0" table:style-name="ce1">
            <text:p>0</text:p>
          </table:table-cell>
          <table:table-cell office:value-type="float" office:value="0.13742374726491077" table:style-name="ce1">
            <text:p>0.137423747</text:p>
          </table:table-cell>
          <table:table-cell office:value-type="float" office:value="-4.0994716000000002" table:style-name="ce2">
            <text:p>-4.0994716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0" table:style-name="ce1">
            <text:p>0</text:p>
          </table:table-cell>
          <table:table-cell office:value-type="float" office:value="9.6394853891751092E-2" table:style-name="ce1">
            <text:p>0.096394854</text:p>
          </table:table-cell>
          <table:table-cell office:value-type="float" office:value="-4.3794712999999996" table:style-name="ce2">
            <text:p>-4.3794713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0.51238459261406533" table:style-name="ce1">
            <text:p>0.512384593</text:p>
          </table:table-cell>
          <table:table-cell office:value-type="float" office:value="-5.3094716000000002" table:style-name="ce2">
            <text:p>-5.3094716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0" table:style-name="ce1">
            <text:p>0</text:p>
          </table:table-cell>
          <table:table-cell office:value-type="float" office:value="0.6778050490825771" table:style-name="ce1">
            <text:p>0.677805049</text:p>
          </table:table-cell>
          <table:table-cell office:value-type="float" office:value="-6.6294715000000002" table:style-name="ce2">
            <text:p>-6.6294715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0" table:style-name="ce1">
            <text:p>0</text:p>
          </table:table-cell>
          <table:table-cell office:value-type="float" office:value="0.64287526059685929" table:style-name="ce1">
            <text:p>0.642875261</text:p>
          </table:table-cell>
          <table:table-cell office:value-type="float" office:value="-7.4894713999999993" table:style-name="ce2">
            <text:p>-7.4894714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0" table:style-name="ce1">
            <text:p>0</text:p>
          </table:table-cell>
          <table:table-cell office:value-type="float" office:value="0.75233302230521404" table:style-name="ce1">
            <text:p>0.752333022</text:p>
          </table:table-cell>
          <table:table-cell office:value-type="float" office:value="-8.3294712999999998" table:style-name="ce2">
            <text:p>-8.3294713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float" office:value="0.61560627120452704" table:style-name="ce1">
            <text:p>0.615606271</text:p>
          </table:table-cell>
          <table:table-cell office:value-type="float" office:value="-8.7394712999999999" table:style-name="ce2">
            <text:p>-8.7394713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0" table:style-name="ce1">
            <text:p>0</text:p>
          </table:table-cell>
          <table:table-cell office:value-type="float" office:value="1.1852010867639231" table:style-name="ce1">
            <text:p>1.185201087</text:p>
          </table:table-cell>
          <table:table-cell office:value-type="float" office:value="-8.9494714000000002" table:style-name="ce2">
            <text:p>-8.9494714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0" table:style-name="ce1">
            <text:p>0</text:p>
          </table:table-cell>
          <table:table-cell office:value-type="float" office:value="0.40344456098789083" table:style-name="ce1">
            <text:p>0.403444561</text:p>
          </table:table-cell>
          <table:table-cell office:value-type="float" office:value="-9.2494712999999997" table:style-name="ce2">
            <text:p>-9.2494713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0" table:style-name="ce1">
            <text:p>0</text:p>
          </table:table-cell>
          <table:table-cell office:value-type="float" office:value="0.96486067589738889" table:style-name="ce1">
            <text:p>0.964860676</text:p>
          </table:table-cell>
          <table:table-cell office:value-type="float" office:value="-9.6594713300000006" table:style-name="ce2">
            <text:p>-9.65947133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0" table:style-name="ce1">
            <text:p>0</text:p>
          </table:table-cell>
          <table:table-cell office:value-type="float" office:value="0.95573146654314112" table:style-name="ce1">
            <text:p>0.955731467</text:p>
          </table:table-cell>
          <table:table-cell office:value-type="float" office:value="-9.8894713450000005" table:style-name="ce2">
            <text:p>-9.889471345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1.7800000000000001E-3" table:style-name="ce1">
            <text:p>0.00178</text:p>
          </table:table-cell>
          <table:table-cell office:value-type="float" office:value="0.89748693012871761" table:style-name="ce1">
            <text:p>0.89748693</text:p>
          </table:table-cell>
          <table:table-cell office:value-type="float" office:value="-10.18947133" table:style-name="ce2">
            <text:p>-10.18947133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9.6119995E-2" table:style-name="ce1">
            <text:p>0.096119995</text:p>
          </table:table-cell>
          <table:table-cell office:value-type="float" office:value="0.98487620643685425" table:style-name="ce1">
            <text:p>0.984876206</text:p>
          </table:table-cell>
          <table:table-cell office:value-type="float" office:value="-8.9294714000000006" table:style-name="ce2">
            <text:p>-8.9294714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0.22606000000000001" table:style-name="ce1">
            <text:p>0.22606</text:p>
          </table:table-cell>
          <table:table-cell office:value-type="float" office:value="0.46868457193333402" table:style-name="ce1">
            <text:p>0.468684572</text:p>
          </table:table-cell>
          <table:table-cell office:value-type="float" office:value="-6.9794713999999995" table:style-name="ce2">
            <text:p>-6.9794714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0.32039999999999996" table:style-name="ce1">
            <text:p>0.3204</text:p>
          </table:table-cell>
          <table:table-cell office:value-type="float" office:value="0.95144898059404848" table:style-name="ce1">
            <text:p>0.951448981</text:p>
          </table:table-cell>
          <table:table-cell office:value-type="float" office:value="-5.2594713999999998" table:style-name="ce2">
            <text:p>-5.2594714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0.37024000000000001" table:style-name="ce1">
            <text:p>0.37024</text:p>
          </table:table-cell>
          <table:table-cell office:value-type="float" office:value="0.9105866577365086" table:style-name="ce1">
            <text:p>0.910586658</text:p>
          </table:table-cell>
          <table:table-cell office:value-type="float" office:value="-3.8194714000000003" table:style-name="ce2">
            <text:p>-3.8194714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0.38002999999999998" table:style-name="ce1">
            <text:p>0.38003</text:p>
          </table:table-cell>
          <table:table-cell office:value-type="float" office:value="1.6118226897474455" table:style-name="ce1">
            <text:p>1.61182269</text:p>
          </table:table-cell>
          <table:table-cell office:value-type="float" office:value="-3.3694715000000004" table:style-name="ce2">
            <text:p>-3.3694715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0.75334500033515339" table:style-name="ce1">
            <text:p>0.753345</text:p>
          </table:table-cell>
          <table:table-cell office:value-type="float" office:value="-2.8994713000000001" table:style-name="ce2">
            <text:p>-2.8994713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0.26788997999999997" table:style-name="ce1">
            <text:p>0.26788998</text:p>
          </table:table-cell>
          <table:table-cell office:value-type="float" office:value="2.3120510409258577" table:style-name="ce1">
            <text:p>2.312051041</text:p>
          </table:table-cell>
          <table:table-cell office:value-type="float" office:value="-2.7694716000000001" table:style-name="ce2">
            <text:p>-2.7694716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0.15486000000000003" table:style-name="ce1">
            <text:p>0.15486</text:p>
          </table:table-cell>
          <table:table-cell office:value-type="float" office:value="0.77741889504675465" table:style-name="ce1">
            <text:p>0.777418895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0.55806787107625944" table:style-name="ce1">
            <text:p>0.558067871</text:p>
          </table:table-cell>
          <table:table-cell office:value-type="float" office:value="-3.8794712999999996" table:style-name="ce2">
            <text:p>-3.8794713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0" table:style-name="ce1">
            <text:p>0</text:p>
          </table:table-cell>
          <table:table-cell office:value-type="float" office:value="0.57423221099633193" table:style-name="ce1">
            <text:p>0.574232211</text:p>
          </table:table-cell>
          <table:table-cell office:value-type="float" office:value="-4.4094715000000004" table:style-name="ce2">
            <text:p>-4.4094715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0" table:style-name="ce1">
            <text:p>0</text:p>
          </table:table-cell>
          <table:table-cell office:value-type="float" office:value="0.23248390666982227" table:style-name="ce1">
            <text:p>0.232483907</text:p>
          </table:table-cell>
          <table:table-cell office:value-type="float" office:value="-5.0694714000000003" table:style-name="ce2">
            <text:p>-5.0694714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4.635951545579553E-2" table:style-name="ce1">
            <text:p>0.046359515</text:p>
          </table:table-cell>
          <table:table-cell office:value-type="float" office:value="-5.5994716000000002" table:style-name="ce2">
            <text:p>-5.5994716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0" table:style-name="ce1">
            <text:p>0</text:p>
          </table:table-cell>
          <table:table-cell office:value-type="float" office:value="9.0741126962866944E-2" table:style-name="ce1">
            <text:p>0.090741127</text:p>
          </table:table-cell>
          <table:table-cell office:value-type="float" office:value="-5.8894715" table:style-name="ce2">
            <text:p>-5.8894715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0" table:style-name="ce1">
            <text:p>0</text:p>
          </table:table-cell>
          <table:table-cell office:value-type="float" office:value="0.15990659304396948" table:style-name="ce1">
            <text:p>0.159906593</text:p>
          </table:table-cell>
          <table:table-cell office:value-type="float" office:value="-6.0994716000000002" table:style-name="ce2">
            <text:p>-6.0994716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0" table:style-name="ce1">
            <text:p>0</text:p>
          </table:table-cell>
          <table:table-cell office:value-type="float" office:value="7.9252813250783843E-2" table:style-name="ce1">
            <text:p>0.079252813</text:p>
          </table:table-cell>
          <table:table-cell office:value-type="float" office:value="-6.3294712999999998" table:style-name="ce2">
            <text:p>-6.3294713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0" table:style-name="ce1">
            <text:p>0</text:p>
          </table:table-cell>
          <table:table-cell office:value-type="float" office:value="0.30846700887804956" table:style-name="ce1">
            <text:p>0.308467009</text:p>
          </table:table-cell>
          <table:table-cell office:value-type="float" office:value="-6.6394715" table:style-name="ce2">
            <text:p>-6.6394715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0" table:style-name="ce1">
            <text:p>0</text:p>
          </table:table-cell>
          <table:table-cell office:value-type="float" office:value="0.48510158378656165" table:style-name="ce1">
            <text:p>0.485101584</text:p>
          </table:table-cell>
          <table:table-cell office:value-type="float" office:value="-6.8194713999999994" table:style-name="ce2">
            <text:p>-6.8194714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0" table:style-name="ce1">
            <text:p>0</text:p>
          </table:table-cell>
          <table:table-cell office:value-type="float" office:value="0.66716523234511915" table:style-name="ce1">
            <text:p>0.667165232</text:p>
          </table:table-cell>
          <table:table-cell office:value-type="float" office:value="-6.9794713999999995" table:style-name="ce2">
            <text:p>-6.9794714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0" table:style-name="ce1">
            <text:p>0</text:p>
          </table:table-cell>
          <table:table-cell office:value-type="float" office:value="0.46516158129463669" table:style-name="ce1">
            <text:p>0.465161581</text:p>
          </table:table-cell>
          <table:table-cell office:value-type="float" office:value="-6.8994715000000006" table:style-name="ce2">
            <text:p>-6.8994715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0" table:style-name="ce1">
            <text:p>0</text:p>
          </table:table-cell>
          <table:table-cell office:value-type="float" office:value="0.8026795635190459" table:style-name="ce1">
            <text:p>0.802679564</text:p>
          </table:table-cell>
          <table:table-cell office:value-type="float" office:value="-6.8794715000000002" table:style-name="ce2">
            <text:p>-6.8794715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0" table:style-name="ce1">
            <text:p>0</text:p>
          </table:table-cell>
          <table:table-cell office:value-type="float" office:value="0.81427976175334771" table:style-name="ce1">
            <text:p>0.814279762</text:p>
          </table:table-cell>
          <table:table-cell office:value-type="float" office:value="-6.8794715000000002" table:style-name="ce2">
            <text:p>-6.8794715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0" table:style-name="ce1">
            <text:p>0</text:p>
          </table:table-cell>
          <table:table-cell office:value-type="float" office:value="0.97462713589392336" table:style-name="ce1">
            <text:p>0.974627136</text:p>
          </table:table-cell>
          <table:table-cell office:value-type="float" office:value="-6.4994714" table:style-name="ce2">
            <text:p>-6.4994714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0" table:style-name="ce1">
            <text:p>0</text:p>
          </table:table-cell>
          <table:table-cell office:value-type="float" office:value="0.26737285251691856" table:style-name="ce1">
            <text:p>0.267372853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8.9000000000000006E-4" table:style-name="ce1">
            <text:p>0.00089</text:p>
          </table:table-cell>
          <table:table-cell office:value-type="float" office:value="1.6773775520261098" table:style-name="ce1">
            <text:p>1.677377552</text:p>
          </table:table-cell>
          <table:table-cell office:value-type="float" office:value="-6.6994714999999996" table:style-name="ce2">
            <text:p>-6.6994715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8.9889999999999998E-2" table:style-name="ce1">
            <text:p>0.08989</text:p>
          </table:table-cell>
          <table:table-cell office:value-type="float" office:value="1.5949064633627623" table:style-name="ce1">
            <text:p>1.594906463</text:p>
          </table:table-cell>
          <table:table-cell office:value-type="float" office:value="-6.1594715000000004" table:style-name="ce2">
            <text:p>-6.1594715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0.21715999999999999" table:style-name="ce1">
            <text:p>0.21716</text:p>
          </table:table-cell>
          <table:table-cell office:value-type="float" office:value="0.61223159085754286" table:style-name="ce1">
            <text:p>0.612231591</text:p>
          </table:table-cell>
          <table:table-cell office:value-type="float" office:value="-5.1994714999999996" table:style-name="ce2">
            <text:p>-5.1994715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0.30972000000000005" table:style-name="ce1">
            <text:p>0.30972</text:p>
          </table:table-cell>
          <table:table-cell office:value-type="float" office:value="0.25098773626154769" table:style-name="ce1">
            <text:p>0.250987736</text:p>
          </table:table-cell>
          <table:table-cell office:value-type="float" office:value="-4.0294714000000003" table:style-name="ce2">
            <text:p>-4.0294714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0.36400998000000001" table:style-name="ce1">
            <text:p>0.36400998</text:p>
          </table:table-cell>
          <table:table-cell office:value-type="float" office:value="0.80579962035186881" table:style-name="ce1">
            <text:p>0.80579962</text:p>
          </table:table-cell>
          <table:table-cell office:value-type="float" office:value="-2.6094713" table:style-name="ce2">
            <text:p>-2.6094713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65717407875278744" table:style-name="ce1">
            <text:p>0.657174079</text:p>
          </table:table-cell>
          <table:table-cell office:value-type="float" office:value="-2.1794715" table:style-name="ce2">
            <text:p>-2.1794715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0.22428000000000001" table:style-name="ce1">
            <text:p>0.22428</text:p>
          </table:table-cell>
          <table:table-cell office:value-type="float" office:value="1.0500376635066009" table:style-name="ce1">
            <text:p>1.050037664</text:p>
          </table:table-cell>
          <table:table-cell office:value-type="float" office:value="-1.2094710000000006" table:style-name="ce2">
            <text:p>-1.209471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0.17622000000000002" table:style-name="ce1">
            <text:p>0.17622</text:p>
          </table:table-cell>
          <table:table-cell office:value-type="float" office:value="1.7519064149145653" table:style-name="ce1">
            <text:p>1.751906415</text:p>
          </table:table-cell>
          <table:table-cell office:value-type="float" office:value="-0.59947099999999942" table:style-name="ce2">
            <text:p>-0.599471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0.14151" table:style-name="ce1">
            <text:p>0.14151</text:p>
          </table:table-cell>
          <table:table-cell office:value-type="float" office:value="2.4544547869494062" table:style-name="ce1">
            <text:p>2.454454787</text:p>
          </table:table-cell>
          <table:table-cell office:value-type="float" office:value="-0.57947099999999985" table:style-name="ce2">
            <text:p>-0.579471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1.4740518759305057" table:style-name="ce1">
            <text:p>1.474051876</text:p>
          </table:table-cell>
          <table:table-cell office:value-type="float" office:value="-1.0694710000000001" table:style-name="ce2">
            <text:p>-1.069471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0" table:style-name="ce1">
            <text:p>0</text:p>
          </table:table-cell>
          <table:table-cell office:value-type="float" office:value="0.22895938101340341" table:style-name="ce1">
            <text:p>0.228959381</text:p>
          </table:table-cell>
          <table:table-cell office:value-type="float" office:value="-1.8494709999999994" table:style-name="ce2">
            <text:p>-1.849471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0" table:style-name="ce1">
            <text:p>0</text:p>
          </table:table-cell>
          <table:table-cell office:value-type="float" office:value="0.7206655475503474" table:style-name="ce1">
            <text:p>0.720665548</text:p>
          </table:table-cell>
          <table:table-cell office:value-type="float" office:value="-2.2294717000000004" table:style-name="ce2">
            <text:p>-2.2294717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0" table:style-name="ce1">
            <text:p>0</text:p>
          </table:table-cell>
          <table:table-cell office:value-type="float" office:value="0.16582498958604758" table:style-name="ce1">
            <text:p>0.16582499</text:p>
          </table:table-cell>
          <table:table-cell office:value-type="float" office:value="-2.4494714999999996" table:style-name="ce2">
            <text:p>-2.4494715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0" table:style-name="ce1">
            <text:p>0</text:p>
          </table:table-cell>
          <table:table-cell office:value-type="float" office:value="0.11362701348742602" table:style-name="ce1">
            <text:p>0.113627013</text:p>
          </table:table-cell>
          <table:table-cell office:value-type="float" office:value="-3.1094713" table:style-name="ce2">
            <text:p>-3.1094713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0" table:style-name="ce1">
            <text:p>0</text:p>
          </table:table-cell>
          <table:table-cell office:value-type="float" office:value="0.16124530223035619" table:style-name="ce1">
            <text:p>0.161245302</text:p>
          </table:table-cell>
          <table:table-cell office:value-type="float" office:value="-3.5394715999999997" table:style-name="ce2">
            <text:p>-3.5394716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0" table:style-name="ce1">
            <text:p>0</text:p>
          </table:table-cell>
          <table:table-cell office:value-type="float" office:value="0.13427482152752268" table:style-name="ce1">
            <text:p>0.134274822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0" table:style-name="ce1">
            <text:p>0</text:p>
          </table:table-cell>
          <table:table-cell office:value-type="float" office:value="7.2291499893686217E-2" table:style-name="ce1">
            <text:p>0.0722915</text:p>
          </table:table-cell>
          <table:table-cell office:value-type="float" office:value="-3.8994713000000001" table:style-name="ce2">
            <text:p>-3.8994713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0" table:style-name="ce1">
            <text:p>0</text:p>
          </table:table-cell>
          <table:table-cell office:value-type="float" office:value="0.6462395099916306" table:style-name="ce1">
            <text:p>0.64623951</text:p>
          </table:table-cell>
          <table:table-cell office:value-type="float" office:value="-4.0694714000000003" table:style-name="ce2">
            <text:p>-4.0694714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0" table:style-name="ce1">
            <text:p>0</text:p>
          </table:table-cell>
          <table:table-cell office:value-type="float" office:value="0.74483891943559288" table:style-name="ce1">
            <text:p>0.744838919</text:p>
          </table:table-cell>
          <table:table-cell office:value-type="float" office:value="-4.2694716000000001" table:style-name="ce2">
            <text:p>-4.2694716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0" table:style-name="ce1">
            <text:p>0</text:p>
          </table:table-cell>
          <table:table-cell office:value-type="float" office:value="0.60900127548365546" table:style-name="ce1">
            <text:p>0.609001275</text:p>
          </table:table-cell>
          <table:table-cell office:value-type="float" office:value="-4.4294715" table:style-name="ce2">
            <text:p>-4.4294715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0" table:style-name="ce1">
            <text:p>0</text:p>
          </table:table-cell>
          <table:table-cell office:value-type="float" office:value="0.99014833543033498" table:style-name="ce1">
            <text:p>0.990148335</text:p>
          </table:table-cell>
          <table:table-cell office:value-type="float" office:value="-4.6194715000000004" table:style-name="ce2">
            <text:p>-4.6194715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0" table:style-name="ce1">
            <text:p>0</text:p>
          </table:table-cell>
          <table:table-cell office:value-type="float" office:value="0.65864815623457373" table:style-name="ce1">
            <text:p>0.658648156</text:p>
          </table:table-cell>
          <table:table-cell office:value-type="float" office:value="-4.8094716000000002" table:style-name="ce2">
            <text:p>-4.8094716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0" table:style-name="ce1">
            <text:p>0</text:p>
          </table:table-cell>
          <table:table-cell office:value-type="float" office:value="0.99486669018146934" table:style-name="ce1">
            <text:p>0.99486669</text:p>
          </table:table-cell>
          <table:table-cell office:value-type="float" office:value="-4.6094713" table:style-name="ce2">
            <text:p>-4.6094713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0" table:style-name="ce1">
            <text:p>0</text:p>
          </table:table-cell>
          <table:table-cell office:value-type="float" office:value="0.98240467654009134" table:style-name="ce1">
            <text:p>0.982404677</text:p>
          </table:table-cell>
          <table:table-cell office:value-type="float" office:value="-4.5294714000000003" table:style-name="ce2">
            <text:p>-4.5294714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0" table:style-name="ce1">
            <text:p>0</text:p>
          </table:table-cell>
          <table:table-cell office:value-type="float" office:value="0.76943499514456382" table:style-name="ce1">
            <text:p>0.769434995</text:p>
          </table:table-cell>
          <table:table-cell office:value-type="float" office:value="-4.9194712999999997" table:style-name="ce2">
            <text:p>-4.9194713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6.8530000000000008E-2" table:style-name="ce1">
            <text:p>0.06853</text:p>
          </table:table-cell>
          <table:table-cell office:value-type="float" office:value="0.87106510603499721" table:style-name="ce1">
            <text:p>0.871065106</text:p>
          </table:table-cell>
          <table:table-cell office:value-type="float" office:value="-4.4294715" table:style-name="ce2">
            <text:p>-4.4294715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0.90283627299218316" table:style-name="ce1">
            <text:p>0.902836273</text:p>
          </table:table-cell>
          <table:table-cell office:value-type="float" office:value="-2.6494713000000001" table:style-name="ce2">
            <text:p>-2.6494713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0.30081999999999998" table:style-name="ce1">
            <text:p>0.30082</text:p>
          </table:table-cell>
          <table:table-cell office:value-type="float" office:value="1.429203356371666" table:style-name="ce1">
            <text:p>1.429203356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0.35422000000000003" table:style-name="ce1">
            <text:p>0.35422</text:p>
          </table:table-cell>
          <table:table-cell office:value-type="float" office:value="1.2555987557989385" table:style-name="ce1">
            <text:p>1.255598756</text:p>
          </table:table-cell>
          <table:table-cell office:value-type="float" office:value="-9.4709999999995631E-3" table:style-name="ce2">
            <text:p>-0.009471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0.37557999999999997" table:style-name="ce1">
            <text:p>0.37558</text:p>
          </table:table-cell>
          <table:table-cell office:value-type="float" office:value="0.64121752410260213" table:style-name="ce1">
            <text:p>0.641217524</text:p>
          </table:table-cell>
          <table:table-cell office:value-type="float" office:value="-1.6194710000000008" table:style-name="ce2">
            <text:p>-1.619471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0.34354000000000001" table:style-name="ce1">
            <text:p>0.34354</text:p>
          </table:table-cell>
          <table:table-cell office:value-type="float" office:value="1.0567133566022853" table:style-name="ce1">
            <text:p>1.056713357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0.26877999999999996" table:style-name="ce1">
            <text:p>0.26878</text:p>
          </table:table-cell>
          <table:table-cell office:value-type="float" office:value="1.3381782507206799" table:style-name="ce1">
            <text:p>1.338178251</text:p>
          </table:table-cell>
          <table:table-cell office:value-type="float" office:value="-0.75947099999999956" table:style-name="ce2">
            <text:p>-0.759471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0.15664" table:style-name="ce1">
            <text:p>0.15664</text:p>
          </table:table-cell>
          <table:table-cell office:value-type="float" office:value="3.0839738369883429" table:style-name="ce1">
            <text:p>3.083973837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3.1150000000000001E-2" table:style-name="ce1">
            <text:p>0.03115</text:p>
          </table:table-cell>
          <table:table-cell office:value-type="float" office:value="1.4919453491740886" table:style-name="ce1">
            <text:p>1.491945349</text:p>
          </table:table-cell>
          <table:table-cell office:value-type="float" office:value="-1.9594710000000006" table:style-name="ce2">
            <text:p>-1.959471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0" table:style-name="ce1">
            <text:p>0</text:p>
          </table:table-cell>
          <table:table-cell office:value-type="float" office:value="0.89130838462128925" table:style-name="ce1">
            <text:p>0.891308385</text:p>
          </table:table-cell>
          <table:table-cell office:value-type="float" office:value="-2.8794712999999996" table:style-name="ce2">
            <text:p>-2.8794713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0" table:style-name="ce1">
            <text:p>0</text:p>
          </table:table-cell>
          <table:table-cell office:value-type="float" office:value="1.105719835855365" table:style-name="ce1">
            <text:p>1.105719836</text:p>
          </table:table-cell>
          <table:table-cell office:value-type="float" office:value="-3.6394715" table:style-name="ce2">
            <text:p>-3.6394715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0" table:style-name="ce1">
            <text:p>0</text:p>
          </table:table-cell>
          <table:table-cell office:value-type="float" office:value="0.65904731731822896" table:style-name="ce1">
            <text:p>0.659047317</text:p>
          </table:table-cell>
          <table:table-cell office:value-type="float" office:value="-3.9694715" table:style-name="ce2">
            <text:p>-3.9694715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0" table:style-name="ce1">
            <text:p>0</text:p>
          </table:table-cell>
          <table:table-cell office:value-type="float" office:value="0.21314822480109358" table:style-name="ce1">
            <text:p>0.213148225</text:p>
          </table:table-cell>
          <table:table-cell office:value-type="float" office:value="-4.0394715999999997" table:style-name="ce2">
            <text:p>-4.0394716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0" table:style-name="ce1">
            <text:p>0</text:p>
          </table:table-cell>
          <table:table-cell office:value-type="float" office:value="0.13473489209935874" table:style-name="ce1">
            <text:p>0.134734892</text:p>
          </table:table-cell>
          <table:table-cell office:value-type="float" office:value="-4.2794714000000003" table:style-name="ce2">
            <text:p>-4.2794714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0" table:style-name="ce1">
            <text:p>0</text:p>
          </table:table-cell>
          <table:table-cell office:value-type="float" office:value="0.24632051429587093" table:style-name="ce1">
            <text:p>0.246320514</text:p>
          </table:table-cell>
          <table:table-cell office:value-type="float" office:value="-4.6494713000000001" table:style-name="ce2">
            <text:p>-4.6494713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0" table:style-name="ce1">
            <text:p>0</text:p>
          </table:table-cell>
          <table:table-cell office:value-type="float" office:value="0.10911668695701381" table:style-name="ce1">
            <text:p>0.109116687</text:p>
          </table:table-cell>
          <table:table-cell office:value-type="float" office:value="-5.0094713999999998" table:style-name="ce2">
            <text:p>-5.0094714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0" table:style-name="ce1">
            <text:p>0</text:p>
          </table:table-cell>
          <table:table-cell office:value-type="float" office:value="0.15450931463850029" table:style-name="ce1">
            <text:p>0.154509315</text:p>
          </table:table-cell>
          <table:table-cell office:value-type="float" office:value="-5.2494717" table:style-name="ce2">
            <text:p>-5.2494717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0" table:style-name="ce1">
            <text:p>0</text:p>
          </table:table-cell>
          <table:table-cell office:value-type="float" office:value="0.5316048284976187" table:style-name="ce1">
            <text:p>0.531604828</text:p>
          </table:table-cell>
          <table:table-cell office:value-type="float" office:value="-5.4694715" table:style-name="ce2">
            <text:p>-5.4694715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0" table:style-name="ce1">
            <text:p>0</text:p>
          </table:table-cell>
          <table:table-cell office:value-type="float" office:value="1.0172536602183846" table:style-name="ce1">
            <text:p>1.01725366</text:p>
          </table:table-cell>
          <table:table-cell office:value-type="float" office:value="-5.8594713" table:style-name="ce2">
            <text:p>-5.8594713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0" table:style-name="ce1">
            <text:p>0</text:p>
          </table:table-cell>
          <table:table-cell office:value-type="float" office:value="1.2159420372142542" table:style-name="ce1">
            <text:p>1.215942037</text:p>
          </table:table-cell>
          <table:table-cell office:value-type="float" office:value="-6.1894714999999998" table:style-name="ce2">
            <text:p>-6.1894715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0" table:style-name="ce1">
            <text:p>0</text:p>
          </table:table-cell>
          <table:table-cell office:value-type="float" office:value="0.53374217503556232" table:style-name="ce1">
            <text:p>0.533742175</text:p>
          </table:table-cell>
          <table:table-cell office:value-type="float" office:value="-6.7094714999999994" table:style-name="ce2">
            <text:p>-6.7094715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0" table:style-name="ce1">
            <text:p>0</text:p>
          </table:table-cell>
          <table:table-cell office:value-type="float" office:value="0.91573489411970466" table:style-name="ce1">
            <text:p>0.915734894</text:p>
          </table:table-cell>
          <table:table-cell office:value-type="float" office:value="-7.1094716" table:style-name="ce2">
            <text:p>-7.1094716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0" table:style-name="ce1">
            <text:p>0</text:p>
          </table:table-cell>
          <table:table-cell office:value-type="float" office:value="0.2767233866763491" table:style-name="ce1">
            <text:p>0.276723387</text:p>
          </table:table-cell>
          <table:table-cell office:value-type="float" office:value="-8.0294713000000009" table:style-name="ce2">
            <text:p>-8.0294713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0" table:style-name="ce1">
            <text:p>0</text:p>
          </table:table-cell>
          <table:table-cell office:value-type="float" office:value="0.38141813612919495" table:style-name="ce1">
            <text:p>0.381418136</text:p>
          </table:table-cell>
          <table:table-cell office:value-type="float" office:value="-8.2794713000000009" table:style-name="ce2">
            <text:p>-8.2794713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7.4760000000000007E-2" table:style-name="ce1">
            <text:p>0.07476</text:p>
          </table:table-cell>
          <table:table-cell office:value-type="float" office:value="0.87725996582788046" table:style-name="ce1">
            <text:p>0.877259966</text:p>
          </table:table-cell>
          <table:table-cell office:value-type="float" office:value="-6.3494716000000002" table:style-name="ce2">
            <text:p>-6.3494716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0.20025000000000001" table:style-name="ce1">
            <text:p>0.20025</text:p>
          </table:table-cell>
          <table:table-cell office:value-type="float" office:value="0.70406314474905629" table:style-name="ce1">
            <text:p>0.704063145</text:p>
          </table:table-cell>
          <table:table-cell office:value-type="float" office:value="-5.1294712999999996" table:style-name="ce2">
            <text:p>-5.1294713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0.29637000000000002" table:style-name="ce1">
            <text:p>0.29637</text:p>
          </table:table-cell>
          <table:table-cell office:value-type="float" office:value="0.61423412913567754" table:style-name="ce1">
            <text:p>0.614234129</text:p>
          </table:table-cell>
          <table:table-cell office:value-type="float" office:value="-4.0794715999999998" table:style-name="ce2">
            <text:p>-4.0794716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0.35422000000000003" table:style-name="ce1">
            <text:p>0.35422</text:p>
          </table:table-cell>
          <table:table-cell office:value-type="float" office:value="1.0981763512250859" table:style-name="ce1">
            <text:p>1.098176351</text:p>
          </table:table-cell>
          <table:table-cell office:value-type="float" office:value="-2.5994716000000002" table:style-name="ce2">
            <text:p>-2.5994716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0.36668000000000001" table:style-name="ce1">
            <text:p>0.36668</text:p>
          </table:table-cell>
          <table:table-cell office:value-type="float" office:value="0.41715101080479478" table:style-name="ce1">
            <text:p>0.417151011</text:p>
          </table:table-cell>
          <table:table-cell office:value-type="float" office:value="-1.3594709999999992" table:style-name="ce2">
            <text:p>-1.359471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0.33374999999999999" table:style-name="ce1">
            <text:p>0.33375</text:p>
          </table:table-cell>
          <table:table-cell office:value-type="float" office:value="0.90150645739474" table:style-name="ce1">
            <text:p>0.901506457</text:p>
          </table:table-cell>
          <table:table-cell office:value-type="float" office:value="-0.33947099999999963" table:style-name="ce2">
            <text:p>-0.339471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0.25810000000000005" table:style-name="ce1">
            <text:p>0.2581</text:p>
          </table:table-cell>
          <table:table-cell office:value-type="float" office:value="1.1773219555767231" table:style-name="ce1">
            <text:p>1.177321956</text:p>
          </table:table-cell>
          <table:table-cell office:value-type="float" office:value="9.0529000000000082E-2" table:style-name="ce2">
            <text:p>0.090529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0.14595999000000001" table:style-name="ce1">
            <text:p>0.14595999</text:p>
          </table:table-cell>
          <table:table-cell office:value-type="float" office:value="0.87048649091592201" table:style-name="ce1">
            <text:p>0.870486491</text:p>
          </table:table-cell>
          <table:table-cell office:value-type="float" office:value="-0.41947099999999971" table:style-name="ce2">
            <text:p>-0.419471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.581E-2" table:style-name="ce1">
            <text:p>0.02581</text:p>
          </table:table-cell>
          <table:table-cell office:value-type="float" office:value="2.9706545050949664" table:style-name="ce1">
            <text:p>2.970654505</text:p>
          </table:table-cell>
          <table:table-cell office:value-type="float" office:value="-1.989471" table:style-name="ce2">
            <text:p>-1.989471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0" table:style-name="ce1">
            <text:p>0</text:p>
          </table:table-cell>
          <table:table-cell office:value-type="float" office:value="1.6545320479866641" table:style-name="ce1">
            <text:p>1.654532048</text:p>
          </table:table-cell>
          <table:table-cell office:value-type="float" office:value="-4.1194715000000004" table:style-name="ce2">
            <text:p>-4.1194715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0" table:style-name="ce1">
            <text:p>0</text:p>
          </table:table-cell>
          <table:table-cell office:value-type="float" office:value="0.63925569541239113" table:style-name="ce1">
            <text:p>0.639255695</text:p>
          </table:table-cell>
          <table:table-cell office:value-type="float" office:value="-5.4894714000000002" table:style-name="ce2">
            <text:p>-5.4894714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0" table:style-name="ce1">
            <text:p>0</text:p>
          </table:table-cell>
          <table:table-cell office:value-type="float" office:value="0.99924240908878981" table:style-name="ce1">
            <text:p>0.999242409</text:p>
          </table:table-cell>
          <table:table-cell office:value-type="float" office:value="-5.8994713000000001" table:style-name="ce2">
            <text:p>-5.8994713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0" table:style-name="ce1">
            <text:p>0</text:p>
          </table:table-cell>
          <table:table-cell office:value-type="float" office:value="0.79598702375442776" table:style-name="ce1">
            <text:p>0.795987024</text:p>
          </table:table-cell>
          <table:table-cell office:value-type="float" office:value="-6.1094716" table:style-name="ce2">
            <text:p>-6.1094716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0" table:style-name="ce1">
            <text:p>0</text:p>
          </table:table-cell>
          <table:table-cell office:value-type="float" office:value="0.11633093468272238" table:style-name="ce1">
            <text:p>0.116330935</text:p>
          </table:table-cell>
          <table:table-cell office:value-type="float" office:value="-6.1994714999999996" table:style-name="ce2">
            <text:p>-6.1994715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0" table:style-name="ce1">
            <text:p>0</text:p>
          </table:table-cell>
          <table:table-cell office:value-type="float" office:value="0.16586323542794365" table:style-name="ce1">
            <text:p>0.165863235</text:p>
          </table:table-cell>
          <table:table-cell office:value-type="float" office:value="-6.5594713999999996" table:style-name="ce2">
            <text:p>-6.5594714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0" table:style-name="ce1">
            <text:p>0</text:p>
          </table:table-cell>
          <table:table-cell office:value-type="float" office:value="6.7312941041654792E-2" table:style-name="ce1">
            <text:p>0.067312941</text:p>
          </table:table-cell>
          <table:table-cell office:value-type="float" office:value="-7.2394713999999993" table:style-name="ce2">
            <text:p>-7.2394714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0" table:style-name="ce1">
            <text:p>0</text:p>
          </table:table-cell>
          <table:table-cell office:value-type="float" office:value="0.16326088963046312" table:style-name="ce1">
            <text:p>0.16326089</text:p>
          </table:table-cell>
          <table:table-cell office:value-type="float" office:value="-7.9394714999999998" table:style-name="ce2">
            <text:p>-7.9394715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0" table:style-name="ce1">
            <text:p>0</text:p>
          </table:table-cell>
          <table:table-cell office:value-type="float" office:value="3.1033408664998693E-2" table:style-name="ce1">
            <text:p>0.031033409</text:p>
          </table:table-cell>
          <table:table-cell office:value-type="float" office:value="-7.7694714000000005" table:style-name="ce2">
            <text:p>-7.7694714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office:value-type="float" office:value="0.56461981136121531" table:style-name="ce1">
            <text:p>0.564619811</text:p>
          </table:table-cell>
          <table:table-cell office:value-type="float" office:value="-7.3994715000000006" table:style-name="ce2">
            <text:p>-7.3994715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0" table:style-name="ce1">
            <text:p>0</text:p>
          </table:table-cell>
          <table:table-cell office:value-type="float" office:value="0.99230344538384518" table:style-name="ce1">
            <text:p>0.992303445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0" table:style-name="ce1">
            <text:p>0</text:p>
          </table:table-cell>
          <table:table-cell office:value-type="float" office:value="0.94116172559784572" table:style-name="ce1">
            <text:p>0.941161726</text:p>
          </table:table-cell>
          <table:table-cell office:value-type="float" office:value="-6.1094716" table:style-name="ce2">
            <text:p>-6.1094716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0.55821307204124393" table:style-name="ce1">
            <text:p>0.558213072</text:p>
          </table:table-cell>
          <table:table-cell office:value-type="float" office:value="-5.8694715000000004" table:style-name="ce2">
            <text:p>-5.8694715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0" table:style-name="ce1">
            <text:p>0</text:p>
          </table:table-cell>
          <table:table-cell office:value-type="float" office:value="0.52407089225641945" table:style-name="ce1">
            <text:p>0.524070892</text:p>
          </table:table-cell>
          <table:table-cell office:value-type="float" office:value="-6.1194714999999995" table:style-name="ce2">
            <text:p>-6.1194715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0" table:style-name="ce1">
            <text:p>0</text:p>
          </table:table-cell>
          <table:table-cell office:value-type="float" office:value="0.13483364509832685" table:style-name="ce1">
            <text:p>0.134833645</text:p>
          </table:table-cell>
          <table:table-cell office:value-type="float" office:value="-6.2994713999999998" table:style-name="ce2">
            <text:p>-6.2994714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7.0309999999999997E-2" table:style-name="ce1">
            <text:p>0.07031</text:p>
          </table:table-cell>
          <table:table-cell office:value-type="float" office:value="0.79399652713960978" table:style-name="ce1">
            <text:p>0.793996527</text:p>
          </table:table-cell>
          <table:table-cell office:value-type="float" office:value="-6.3394712999999996" table:style-name="ce2">
            <text:p>-6.3394713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0.19402000000000003" table:style-name="ce1">
            <text:p>0.19402</text:p>
          </table:table-cell>
          <table:table-cell office:value-type="float" office:value="0.78421560172543092" table:style-name="ce1">
            <text:p>0.784215602</text:p>
          </table:table-cell>
          <table:table-cell office:value-type="float" office:value="-5.4494714999999996" table:style-name="ce2">
            <text:p>-5.4494715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65690412411978027" table:style-name="ce1">
            <text:p>0.656904124</text:p>
          </table:table-cell>
          <table:table-cell office:value-type="float" office:value="-3.2794714000000003" table:style-name="ce2">
            <text:p>-3.2794714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1.9524851590709202" table:style-name="ce1">
            <text:p>1.952485159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0.36579" table:style-name="ce1">
            <text:p>0.36579</text:p>
          </table:table-cell>
          <table:table-cell office:value-type="float" office:value="1.1369766934118446" table:style-name="ce1">
            <text:p>1.136976693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0.33641998000000001" table:style-name="ce1">
            <text:p>0.33641998</text:p>
          </table:table-cell>
          <table:table-cell office:value-type="float" office:value="0.69278243443982257" table:style-name="ce1">
            <text:p>0.692782434</text:p>
          </table:table-cell>
          <table:table-cell office:value-type="float" office:value="1.0605290000000007" table:style-name="ce2">
            <text:p>1.060529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0.25275999999999998" table:style-name="ce1">
            <text:p>0.25276</text:p>
          </table:table-cell>
          <table:table-cell office:value-type="float" office:value="0.73642606943457734" table:style-name="ce1">
            <text:p>0.736426069</text:p>
          </table:table-cell>
          <table:table-cell office:value-type="float" office:value="1.6505290000000006" table:style-name="ce2">
            <text:p>1.650529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0.15130000000000002" table:style-name="ce1">
            <text:p>0.1513</text:p>
          </table:table-cell>
          <table:table-cell office:value-type="float" office:value="1.2379245868319386" table:style-name="ce1">
            <text:p>1.237924587</text:p>
          </table:table-cell>
          <table:table-cell office:value-type="float" office:value="1.3405290000000001" table:style-name="ce2">
            <text:p>1.340529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.8480000000000002E-2" table:style-name="ce1">
            <text:p>0.02848</text:p>
          </table:table-cell>
          <table:table-cell office:value-type="float" office:value="0.99798929726624031" table:style-name="ce1">
            <text:p>0.997989297</text:p>
          </table:table-cell>
          <table:table-cell office:value-type="float" office:value="0.48052900000000065" table:style-name="ce2">
            <text:p>0.480529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2.8690818443974568" table:style-name="ce1">
            <text:p>2.869081844</text:p>
          </table:table-cell>
          <table:table-cell office:value-type="float" office:value="-1.6894709999999993" table:style-name="ce2">
            <text:p>-1.689471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0" table:style-name="ce1">
            <text:p>0</text:p>
          </table:table-cell>
          <table:table-cell office:value-type="float" office:value="1.9058626234617466" table:style-name="ce1">
            <text:p>1.905862623</text:p>
          </table:table-cell>
          <table:table-cell office:value-type="float" office:value="-2.8294715999999998" table:style-name="ce2">
            <text:p>-2.8294716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1.5822280135848235" table:style-name="ce1">
            <text:p>1.582228014</text:p>
          </table:table-cell>
          <table:table-cell office:value-type="float" office:value="-3.4094715000000004" table:style-name="ce2">
            <text:p>-3.4094715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0" table:style-name="ce1">
            <text:p>0</text:p>
          </table:table-cell>
          <table:table-cell office:value-type="float" office:value="1.1335086678329378" table:style-name="ce1">
            <text:p>1.133508668</text:p>
          </table:table-cell>
          <table:table-cell office:value-type="float" office:value="-3.4194712999999997" table:style-name="ce2">
            <text:p>-3.4194713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0" table:style-name="ce1">
            <text:p>0</text:p>
          </table:table-cell>
          <table:table-cell office:value-type="float" office:value="0.5317576655734062" table:style-name="ce1">
            <text:p>0.531757666</text:p>
          </table:table-cell>
          <table:table-cell office:value-type="float" office:value="-3.4294715" table:style-name="ce2">
            <text:p>-3.4294715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0" table:style-name="ce1">
            <text:p>0</text:p>
          </table:table-cell>
          <table:table-cell office:value-type="float" office:value="0.29580397104055739" table:style-name="ce1">
            <text:p>0.295803971</text:p>
          </table:table-cell>
          <table:table-cell office:value-type="float" office:value="-3.6694712999999997" table:style-name="ce2">
            <text:p>-3.6694713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.14778615724684535" table:style-name="ce1">
            <text:p>0.147786157</text:p>
          </table:table-cell>
          <table:table-cell office:value-type="float" office:value="-4.2994713999999998" table:style-name="ce2">
            <text:p>-4.2994714</text:p>
          </table:table-cell>
          <table:table-cell table:number-columns-repeated="1638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0" table:style-name="ce1">
            <text:p>0</text:p>
          </table:table-cell>
          <table:table-cell office:value-type="float" office:value="0.21775213231472584" table:style-name="ce1">
            <text:p>0.217752132</text:p>
          </table:table-cell>
          <table:table-cell office:value-type="float" office:value="-4.4994717" table:style-name="ce2">
            <text:p>-4.4994717</text:p>
          </table:table-cell>
          <table:table-cell table:number-columns-repeated="1638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0" table:style-name="ce1">
            <text:p>0</text:p>
          </table:table-cell>
          <table:table-cell office:value-type="float" office:value="0.1197850583299272" table:style-name="ce1">
            <text:p>0.119785058</text:p>
          </table:table-cell>
          <table:table-cell office:value-type="float" office:value="-4.4494714999999996" table:style-name="ce2">
            <text:p>-4.4494715</text:p>
          </table:table-cell>
          <table:table-cell table:number-columns-repeated="1638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0" table:style-name="ce1">
            <text:p>0</text:p>
          </table:table-cell>
          <table:table-cell office:value-type="float" office:value="0.17037962776715798" table:style-name="ce1">
            <text:p>0.170379628</text:p>
          </table:table-cell>
          <table:table-cell office:value-type="float" office:value="-4.5594716000000002" table:style-name="ce2">
            <text:p>-4.5594716</text:p>
          </table:table-cell>
          <table:table-cell table:number-columns-repeated="1638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0" table:style-name="ce1">
            <text:p>0</text:p>
          </table:table-cell>
          <table:table-cell office:value-type="float" office:value="0.68536319013235381" table:style-name="ce1">
            <text:p>0.68536319</text:p>
          </table:table-cell>
          <table:table-cell office:value-type="float" office:value="-4.5394715999999997" table:style-name="ce2">
            <text:p>-4.5394716</text:p>
          </table:table-cell>
          <table:table-cell table:number-columns-repeated="1638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0" table:style-name="ce1">
            <text:p>0</text:p>
          </table:table-cell>
          <table:table-cell office:value-type="float" office:value="0.5787900615364574" table:style-name="ce1">
            <text:p>0.578790062</text:p>
          </table:table-cell>
          <table:table-cell office:value-type="float" office:value="-4.4794717000000004" table:style-name="ce2">
            <text:p>-4.4794717</text:p>
          </table:table-cell>
          <table:table-cell table:number-columns-repeated="1638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0" table:style-name="ce1">
            <text:p>0</text:p>
          </table:table-cell>
          <table:table-cell office:value-type="float" office:value="1.7392443988970792" table:style-name="ce1">
            <text:p>1.739244399</text:p>
          </table:table-cell>
          <table:table-cell office:value-type="float" office:value="-4.1494713000000001" table:style-name="ce2">
            <text:p>-4.1494713</text:p>
          </table:table-cell>
          <table:table-cell table:number-columns-repeated="1638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0" table:style-name="ce1">
            <text:p>0</text:p>
          </table:table-cell>
          <table:table-cell office:value-type="float" office:value="0.31398400806110949" table:style-name="ce1">
            <text:p>0.313984008</text:p>
          </table:table-cell>
          <table:table-cell office:value-type="float" office:value="-4.0794715999999998" table:style-name="ce2">
            <text:p>-4.0794716</text:p>
          </table:table-cell>
          <table:table-cell table:number-columns-repeated="1638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0" table:style-name="ce1">
            <text:p>0</text:p>
          </table:table-cell>
          <table:table-cell office:value-type="float" office:value="0.78858992957284368" table:style-name="ce1">
            <text:p>0.78858993</text:p>
          </table:table-cell>
          <table:table-cell office:value-type="float" office:value="-4.9394711999999998" table:style-name="ce2">
            <text:p>-4.9394712</text:p>
          </table:table-cell>
          <table:table-cell table:number-columns-repeated="1638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6.6750000000000004E-2" table:style-name="ce1">
            <text:p>0.06675</text:p>
          </table:table-cell>
          <table:table-cell office:value-type="float" office:value="0.91640046080010995" table:style-name="ce1">
            <text:p>0.916400461</text:p>
          </table:table-cell>
          <table:table-cell office:value-type="float" office:value="-5.2094709999999997" table:style-name="ce2">
            <text:p>-5.209471</text:p>
          </table:table-cell>
          <table:table-cell table:number-columns-repeated="16380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0.19134999" table:style-name="ce1">
            <text:p>0.19134999</text:p>
          </table:table-cell>
          <table:table-cell office:value-type="float" office:value="0.72059010113345767" table:style-name="ce1">
            <text:p>0.720590101</text:p>
          </table:table-cell>
          <table:table-cell office:value-type="float" office:value="-4.0094713999999998" table:style-name="ce2">
            <text:p>-4.0094714</text:p>
          </table:table-cell>
          <table:table-cell table:number-columns-repeated="1638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0.28569" table:style-name="ce1">
            <text:p>0.28569</text:p>
          </table:table-cell>
          <table:table-cell office:value-type="float" office:value="1.2409608389455629" table:style-name="ce1">
            <text:p>1.240960839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0.34354000000000001" table:style-name="ce1">
            <text:p>0.34354</text:p>
          </table:table-cell>
          <table:table-cell office:value-type="float" office:value="1.1822198576785063" table:style-name="ce1">
            <text:p>1.182219858</text:p>
          </table:table-cell>
          <table:table-cell office:value-type="float" office:value="-0.21947100000000042" table:style-name="ce2">
            <text:p>-0.219471</text:p>
          </table:table-cell>
          <table:table-cell table:number-columns-repeated="1638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0.35777999999999999" table:style-name="ce1">
            <text:p>0.35778</text:p>
          </table:table-cell>
          <table:table-cell office:value-type="float" office:value="1.3016965778542986" table:style-name="ce1">
            <text:p>1.301696578</text:p>
          </table:table-cell>
          <table:table-cell office:value-type="float" office:value="0.67052900000000015" table:style-name="ce2">
            <text:p>0.670529</text:p>
          </table:table-cell>
          <table:table-cell table:number-columns-repeated="1638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0.97001928359891088" table:style-name="ce1">
            <text:p>0.970019284</text:p>
          </table:table-cell>
          <table:table-cell office:value-type="float" office:value="1.9405289999999997" table:style-name="ce2">
            <text:p>1.940529</text:p>
          </table:table-cell>
          <table:table-cell table:number-columns-repeated="1638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0.25097999999999998" table:style-name="ce1">
            <text:p>0.25098</text:p>
          </table:table-cell>
          <table:table-cell office:value-type="float" office:value="0.79710697201171554" table:style-name="ce1">
            <text:p>0.797106972</text:p>
          </table:table-cell>
          <table:table-cell office:value-type="float" office:value="2.1905289999999997" table:style-name="ce2">
            <text:p>2.190529</text:p>
          </table:table-cell>
          <table:table-cell table:number-columns-repeated="1638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0.14061999999999999" table:style-name="ce1">
            <text:p>0.14062</text:p>
          </table:table-cell>
          <table:table-cell office:value-type="float" office:value="0.7397235030069621" table:style-name="ce1">
            <text:p>0.739723503</text:p>
          </table:table-cell>
          <table:table-cell office:value-type="float" office:value="1.8305290000000003" table:style-name="ce2">
            <text:p>1.830529</text:p>
          </table:table-cell>
          <table:table-cell table:number-columns-repeated="1638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.4029999E-2" table:style-name="ce1">
            <text:p>0.024029999</text:p>
          </table:table-cell>
          <table:table-cell office:value-type="float" office:value="0.34664250180296075" table:style-name="ce1">
            <text:p>0.346642502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0" table:style-name="ce1">
            <text:p>0</text:p>
          </table:table-cell>
          <table:table-cell office:value-type="float" office:value="1.6367234290105699" table:style-name="ce1">
            <text:p>1.636723429</text:p>
          </table:table-cell>
          <table:table-cell office:value-type="float" office:value="-1.1894709999999993" table:style-name="ce2">
            <text:p>-1.189471</text:p>
          </table:table-cell>
          <table:table-cell table:number-columns-repeated="16380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0" table:style-name="ce1">
            <text:p>0</text:p>
          </table:table-cell>
          <table:table-cell office:value-type="float" office:value="0.83572868328541072" table:style-name="ce1">
            <text:p>0.835728683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0" table:style-name="ce1">
            <text:p>0</text:p>
          </table:table-cell>
          <table:table-cell office:value-type="float" office:value="0.60787224497373238" table:style-name="ce1">
            <text:p>0.607872245</text:p>
          </table:table-cell>
          <table:table-cell office:value-type="float" office:value="-2.7794714000000003" table:style-name="ce2">
            <text:p>-2.7794714</text:p>
          </table:table-cell>
          <table:table-cell table:number-columns-repeated="1638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0" table:style-name="ce1">
            <text:p>0</text:p>
          </table:table-cell>
          <table:table-cell office:value-type="float" office:value="1.2215697026505479" table:style-name="ce1">
            <text:p>1.221569703</text:p>
          </table:table-cell>
          <table:table-cell office:value-type="float" office:value="-3.5594716000000002" table:style-name="ce2">
            <text:p>-3.5594716</text:p>
          </table:table-cell>
          <table:table-cell table:number-columns-repeated="16380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0" table:style-name="ce1">
            <text:p>0</text:p>
          </table:table-cell>
          <table:table-cell office:value-type="float" office:value="0.28008649127147589" table:style-name="ce1">
            <text:p>0.280086491</text:p>
          </table:table-cell>
          <table:table-cell office:value-type="float" office:value="-4.2194715" table:style-name="ce2">
            <text:p>-4.2194715</text:p>
          </table:table-cell>
          <table:table-cell table:number-columns-repeated="1638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0" table:style-name="ce1">
            <text:p>0</text:p>
          </table:table-cell>
          <table:table-cell office:value-type="float" office:value="0.73976873198453941" table:style-name="ce1">
            <text:p>0.739768732</text:p>
          </table:table-cell>
          <table:table-cell office:value-type="float" office:value="-4.4594709999999997" table:style-name="ce2">
            <text:p>-4.459471</text:p>
          </table:table-cell>
          <table:table-cell table:number-columns-repeated="1638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7.3641019927686208E-2" table:style-name="ce1">
            <text:p>0.07364102</text:p>
          </table:table-cell>
          <table:table-cell office:value-type="float" office:value="-4.7194715" table:style-name="ce2">
            <text:p>-4.7194715</text:p>
          </table:table-cell>
          <table:table-cell table:number-columns-repeated="1638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0" table:style-name="ce1">
            <text:p>0</text:p>
          </table:table-cell>
          <table:table-cell office:value-type="float" office:value="0.20857762923258089" table:style-name="ce1">
            <text:p>0.208577629</text:p>
          </table:table-cell>
          <table:table-cell office:value-type="float" office:value="-5.4394711999999998" table:style-name="ce2">
            <text:p>-5.4394712</text:p>
          </table:table-cell>
          <table:table-cell table:number-columns-repeated="16380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0" table:style-name="ce1">
            <text:p>0</text:p>
          </table:table-cell>
          <table:table-cell office:value-type="float" office:value="0.10831043158996294" table:style-name="ce1">
            <text:p>0.108310432</text:p>
          </table:table-cell>
          <table:table-cell office:value-type="float" office:value="-6.1294715000000002" table:style-name="ce2">
            <text:p>-6.1294715</text:p>
          </table:table-cell>
          <table:table-cell table:number-columns-repeated="1638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0" table:style-name="ce1">
            <text:p>0</text:p>
          </table:table-cell>
          <table:table-cell office:value-type="float" office:value="1.854017092747326E-2" table:style-name="ce1">
            <text:p>0.018540171</text:p>
          </table:table-cell>
          <table:table-cell office:value-type="float" office:value="-6.5094713999999998" table:style-name="ce2">
            <text:p>-6.5094714</text:p>
          </table:table-cell>
          <table:table-cell table:number-columns-repeated="16380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0" table:style-name="ce1">
            <text:p>0</text:p>
          </table:table-cell>
          <table:table-cell office:value-type="float" office:value="0.10618132630832719" table:style-name="ce1">
            <text:p>0.106181326</text:p>
          </table:table-cell>
          <table:table-cell office:value-type="float" office:value="-6.9894713999999993" table:style-name="ce2">
            <text:p>-6.9894714</text:p>
          </table:table-cell>
          <table:table-cell table:number-columns-repeated="1638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0" table:style-name="ce1">
            <text:p>0</text:p>
          </table:table-cell>
          <table:table-cell office:value-type="float" office:value="0.84890950040620938" table:style-name="ce1">
            <text:p>0.8489095</text:p>
          </table:table-cell>
          <table:table-cell office:value-type="float" office:value="-7.3894715" table:style-name="ce2">
            <text:p>-7.3894715</text:p>
          </table:table-cell>
          <table:table-cell table:number-columns-repeated="1638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0" table:style-name="ce1">
            <text:p>0</text:p>
          </table:table-cell>
          <table:table-cell office:value-type="float" office:value="1.0722086910786341" table:style-name="ce1">
            <text:p>1.072208691</text:p>
          </table:table-cell>
          <table:table-cell office:value-type="float" office:value="-7.6094716" table:style-name="ce2">
            <text:p>-7.6094716</text:p>
          </table:table-cell>
          <table:table-cell table:number-columns-repeated="16380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0" table:style-name="ce1">
            <text:p>0</text:p>
          </table:table-cell>
          <table:table-cell office:value-type="float" office:value="1.1625263154074552" table:style-name="ce1">
            <text:p>1.162526315</text:p>
          </table:table-cell>
          <table:table-cell office:value-type="float" office:value="-7.7294713999999995" table:style-name="ce2">
            <text:p>-7.7294714</text:p>
          </table:table-cell>
          <table:table-cell table:number-columns-repeated="1638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0" table:style-name="ce1">
            <text:p>0</text:p>
          </table:table-cell>
          <table:table-cell office:value-type="float" office:value="0.54687020885373328" table:style-name="ce1">
            <text:p>0.546870209</text:p>
          </table:table-cell>
          <table:table-cell office:value-type="float" office:value="-8.0194712999999993" table:style-name="ce2">
            <text:p>-8.0194713</text:p>
          </table:table-cell>
          <table:table-cell table:number-columns-repeated="16380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.3189999999999996E-2" table:style-name="ce1">
            <text:p>0.06319</text:p>
          </table:table-cell>
          <table:table-cell office:value-type="float" office:value="0.25352812477798459" table:style-name="ce1">
            <text:p>0.253528125</text:p>
          </table:table-cell>
          <table:table-cell office:value-type="float" office:value="-7.7694714000000005" table:style-name="ce2">
            <text:p>-7.7694714</text:p>
          </table:table-cell>
          <table:table-cell table:number-columns-repeated="1638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0.37249919599259362" table:style-name="ce1">
            <text:p>0.372499196</text:p>
          </table:table-cell>
          <table:table-cell office:value-type="float" office:value="-5.9394711999999998" table:style-name="ce2">
            <text:p>-5.9394712</text:p>
          </table:table-cell>
          <table:table-cell table:number-columns-repeated="1638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0.28391000000000005" table:style-name="ce1">
            <text:p>0.28391</text:p>
          </table:table-cell>
          <table:table-cell office:value-type="float" office:value="0.52483994445716153" table:style-name="ce1">
            <text:p>0.524839944</text:p>
          </table:table-cell>
          <table:table-cell office:value-type="float" office:value="-2.6394715" table:style-name="ce2">
            <text:p>-2.6394715</text:p>
          </table:table-cell>
          <table:table-cell table:number-columns-repeated="1638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0.33909" table:style-name="ce1">
            <text:p>0.33909</text:p>
          </table:table-cell>
          <table:table-cell office:value-type="float" office:value="0.80361875863043175" table:style-name="ce1">
            <text:p>0.803618759</text:p>
          </table:table-cell>
          <table:table-cell office:value-type="float" office:value="-4.9471000000000487E-2" table:style-name="ce2">
            <text:p>-0.049471</text:p>
          </table:table-cell>
          <table:table-cell table:number-columns-repeated="1638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0.35155000000000003" table:style-name="ce1">
            <text:p>0.35155</text:p>
          </table:table-cell>
          <table:table-cell office:value-type="float" office:value="1.7183630282140907" table:style-name="ce1">
            <text:p>1.718363028</text:p>
          </table:table-cell>
          <table:table-cell office:value-type="float" office:value="0.99052900000000044" table:style-name="ce2">
            <text:p>0.990529</text:p>
          </table:table-cell>
          <table:table-cell table:number-columns-repeated="1638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0.32039999999999996" table:style-name="ce1">
            <text:p>0.3204</text:p>
          </table:table-cell>
          <table:table-cell office:value-type="float" office:value="1.0494120355660645" table:style-name="ce1">
            <text:p>1.049412036</text:p>
          </table:table-cell>
          <table:table-cell office:value-type="float" office:value="1.9105290000000004" table:style-name="ce2">
            <text:p>1.910529</text:p>
          </table:table-cell>
          <table:table-cell table:number-columns-repeated="1638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0.24653" table:style-name="ce1">
            <text:p>0.24653</text:p>
          </table:table-cell>
          <table:table-cell office:value-type="float" office:value="0.50111144123480766" table:style-name="ce1">
            <text:p>0.501111441</text:p>
          </table:table-cell>
          <table:table-cell office:value-type="float" office:value="2.2005289999999995" table:style-name="ce2">
            <text:p>2.200529</text:p>
          </table:table-cell>
          <table:table-cell table:number-columns-repeated="1638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0.13794999999999999" table:style-name="ce1">
            <text:p>0.13795</text:p>
          </table:table-cell>
          <table:table-cell office:value-type="float" office:value="0.39287021213949791" table:style-name="ce1">
            <text:p>0.392870212</text:p>
          </table:table-cell>
          <table:table-cell office:value-type="float" office:value="1.2305290000000007" table:style-name="ce2">
            <text:p>1.230529</text:p>
          </table:table-cell>
          <table:table-cell table:number-columns-repeated="1638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55318617661463687" table:style-name="ce1">
            <text:p>0.553186177</text:p>
          </table:table-cell>
          <table:table-cell office:value-type="float" office:value="-0.41947099999999971" table:style-name="ce2">
            <text:p>-0.419471</text:p>
          </table:table-cell>
          <table:table-cell table:number-columns-repeated="16380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0" table:style-name="ce1">
            <text:p>0</text:p>
          </table:table-cell>
          <table:table-cell office:value-type="float" office:value="0.49236126893271936" table:style-name="ce1">
            <text:p>0.492361269</text:p>
          </table:table-cell>
          <table:table-cell office:value-type="float" office:value="-1.4794710000000002" table:style-name="ce2">
            <text:p>-1.479471</text:p>
          </table:table-cell>
          <table:table-cell table:number-columns-repeated="1638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0" table:style-name="ce1">
            <text:p>0</text:p>
          </table:table-cell>
          <table:table-cell office:value-type="float" office:value="0.6129594080962022" table:style-name="ce1">
            <text:p>0.612959408</text:p>
          </table:table-cell>
          <table:table-cell office:value-type="float" office:value="-2.5694714000000003" table:style-name="ce2">
            <text:p>-2.5694714</text:p>
          </table:table-cell>
          <table:table-cell table:number-columns-repeated="1638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1.7786506687221926" table:style-name="ce1">
            <text:p>1.778650669</text:p>
          </table:table-cell>
          <table:table-cell office:value-type="float" office:value="-3.2894715999999997" table:style-name="ce2">
            <text:p>-3.2894716</text:p>
          </table:table-cell>
          <table:table-cell table:number-columns-repeated="1638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0" table:style-name="ce1">
            <text:p>0</text:p>
          </table:table-cell>
          <table:table-cell office:value-type="float" office:value="1.1782224605532035" table:style-name="ce1">
            <text:p>1.178222461</text:p>
          </table:table-cell>
          <table:table-cell office:value-type="float" office:value="-3.2394714000000002" table:style-name="ce2">
            <text:p>-3.2394714</text:p>
          </table:table-cell>
          <table:table-cell table:number-columns-repeated="16380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1.3497667518812797" table:style-name="ce1">
            <text:p>1.349766752</text:p>
          </table:table-cell>
          <table:table-cell office:value-type="float" office:value="-3.8494716000000002" table:style-name="ce2">
            <text:p>-3.8494716</text:p>
          </table:table-cell>
          <table:table-cell table:number-columns-repeated="1638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0" table:style-name="ce1">
            <text:p>0</text:p>
          </table:table-cell>
          <table:table-cell office:value-type="float" office:value="0.72684998840777726" table:style-name="ce1">
            <text:p>0.726849988</text:p>
          </table:table-cell>
          <table:table-cell office:value-type="float" office:value="-4.1994714999999996" table:style-name="ce2">
            <text:p>-4.1994715</text:p>
          </table:table-cell>
          <table:table-cell table:number-columns-repeated="16380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0" table:style-name="ce1">
            <text:p>0</text:p>
          </table:table-cell>
          <table:table-cell office:value-type="float" office:value="0.15244959218945381" table:style-name="ce1">
            <text:p>0.152449592</text:p>
          </table:table-cell>
          <table:table-cell office:value-type="float" office:value="-4.9694715" table:style-name="ce2">
            <text:p>-4.9694715</text:p>
          </table:table-cell>
          <table:table-cell table:number-columns-repeated="1638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0" table:style-name="ce1">
            <text:p>0</text:p>
          </table:table-cell>
          <table:table-cell office:value-type="float" office:value="0.17666999691668323" table:style-name="ce1">
            <text:p>0.176669997</text:p>
          </table:table-cell>
          <table:table-cell office:value-type="float" office:value="-5.4294715" table:style-name="ce2">
            <text:p>-5.4294715</text:p>
          </table:table-cell>
          <table:table-cell table:number-columns-repeated="1638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0" table:style-name="ce1">
            <text:p>0</text:p>
          </table:table-cell>
          <table:table-cell office:value-type="float" office:value="1.8986866953694448E-2" table:style-name="ce1">
            <text:p>0.018986867</text:p>
          </table:table-cell>
          <table:table-cell office:value-type="float" office:value="-5.4894714000000002" table:style-name="ce2">
            <text:p>-5.4894714</text:p>
          </table:table-cell>
          <table:table-cell table:number-columns-repeated="1638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0" table:style-name="ce1">
            <text:p>0</text:p>
          </table:table-cell>
          <table:table-cell office:value-type="float" office:value="0.11099612122804331" table:style-name="ce1">
            <text:p>0.110996121</text:p>
          </table:table-cell>
          <table:table-cell office:value-type="float" office:value="-5.7894715999999997" table:style-name="ce2">
            <text:p>-5.7894716</text:p>
          </table:table-cell>
          <table:table-cell table:number-columns-repeated="1638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0" table:style-name="ce1">
            <text:p>0</text:p>
          </table:table-cell>
          <table:table-cell office:value-type="float" office:value="6.4355344766950359E-2" table:style-name="ce1">
            <text:p>0.064355345</text:p>
          </table:table-cell>
          <table:table-cell office:value-type="float" office:value="-5.6994714999999996" table:style-name="ce2">
            <text:p>-5.6994715</text:p>
          </table:table-cell>
          <table:table-cell table:number-columns-repeated="1638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0" table:style-name="ce1">
            <text:p>0</text:p>
          </table:table-cell>
          <table:table-cell office:value-type="float" office:value="0.20615174789320428" table:style-name="ce1">
            <text:p>0.206151748</text:p>
          </table:table-cell>
          <table:table-cell office:value-type="float" office:value="-5.6594715000000004" table:style-name="ce2">
            <text:p>-5.6594715</text:p>
          </table:table-cell>
          <table:table-cell table:number-columns-repeated="1638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office:value-type="float" office:value="0.81780405330460404" table:style-name="ce1">
            <text:p>0.817804053</text:p>
          </table:table-cell>
          <table:table-cell office:value-type="float" office:value="-5.9294715" table:style-name="ce2">
            <text:p>-5.9294715</text:p>
          </table:table-cell>
          <table:table-cell table:number-columns-repeated="1638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0.91246993793473807" table:style-name="ce1">
            <text:p>0.912469938</text:p>
          </table:table-cell>
          <table:table-cell office:value-type="float" office:value="-6.6494715000000006" table:style-name="ce2">
            <text:p>-6.6494715</text:p>
          </table:table-cell>
          <table:table-cell table:number-columns-repeated="1638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0" table:style-name="ce1">
            <text:p>0</text:p>
          </table:table-cell>
          <table:table-cell office:value-type="float" office:value="1.253256614042229" table:style-name="ce1">
            <text:p>1.253256614</text:p>
          </table:table-cell>
          <table:table-cell office:value-type="float" office:value="-7.5094713999999998" table:style-name="ce2">
            <text:p>-7.5094714</text:p>
          </table:table-cell>
          <table:table-cell table:number-columns-repeated="1638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.1409999999999999E-2" table:style-name="ce1">
            <text:p>0.06141</text:p>
          </table:table-cell>
          <table:table-cell office:value-type="float" office:value="0.61228858545413223" table:style-name="ce1">
            <text:p>0.612288585</text:p>
          </table:table-cell>
          <table:table-cell office:value-type="float" office:value="-7.6094716" table:style-name="ce2">
            <text:p>-7.6094716</text:p>
          </table:table-cell>
          <table:table-cell table:number-columns-repeated="1638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0.18600999999999998" table:style-name="ce1">
            <text:p>0.18601</text:p>
          </table:table-cell>
          <table:table-cell office:value-type="float" office:value="1.2346819825936108" table:style-name="ce1">
            <text:p>1.234681983</text:p>
          </table:table-cell>
          <table:table-cell office:value-type="float" office:value="-6.2794714000000003" table:style-name="ce2">
            <text:p>-6.2794714</text:p>
          </table:table-cell>
          <table:table-cell table:number-columns-repeated="1638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0.28123999999999999" table:style-name="ce1">
            <text:p>0.28124</text:p>
          </table:table-cell>
          <table:table-cell office:value-type="float" office:value="0.77688878826931995" table:style-name="ce1">
            <text:p>0.776888788</text:p>
          </table:table-cell>
          <table:table-cell office:value-type="float" office:value="-4.8794712999999996" table:style-name="ce2">
            <text:p>-4.8794713</text:p>
          </table:table-cell>
          <table:table-cell table:number-columns-repeated="16380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0.33997998000000001" table:style-name="ce1">
            <text:p>0.33997998</text:p>
          </table:table-cell>
          <table:table-cell office:value-type="float" office:value="0.57674512280684387" table:style-name="ce1">
            <text:p>0.576745123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34440515357043966" table:style-name="ce1">
            <text:p>0.344405154</text:p>
          </table:table-cell>
          <table:table-cell office:value-type="float" office:value="-2.2694716000000001" table:style-name="ce2">
            <text:p>-2.2694716</text:p>
          </table:table-cell>
          <table:table-cell table:number-columns-repeated="1638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0.32395999999999997" table:style-name="ce1">
            <text:p>0.32396</text:p>
          </table:table-cell>
          <table:table-cell office:value-type="float" office:value="1.3738852545515634" table:style-name="ce1">
            <text:p>1.373885255</text:p>
          </table:table-cell>
          <table:table-cell office:value-type="float" office:value="-2.8394712999999996" table:style-name="ce2">
            <text:p>-2.8394713</text:p>
          </table:table-cell>
          <table:table-cell table:number-columns-repeated="16380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0.2492" table:style-name="ce1">
            <text:p>0.2492</text:p>
          </table:table-cell>
          <table:table-cell office:value-type="float" office:value="2.2367365790866955" table:style-name="ce1">
            <text:p>2.236736579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0.13884000000000002" table:style-name="ce1">
            <text:p>0.13884</text:p>
          </table:table-cell>
          <table:table-cell office:value-type="float" office:value="0.95647656688699523" table:style-name="ce1">
            <text:p>0.956476567</text:p>
          </table:table-cell>
          <table:table-cell office:value-type="float" office:value="-3.2094709999999997" table:style-name="ce2">
            <text:p>-3.209471</text:p>
          </table:table-cell>
          <table:table-cell table:number-columns-repeated="1638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68510783505746831" table:style-name="ce1">
            <text:p>0.685107835</text:p>
          </table:table-cell>
          <table:table-cell office:value-type="float" office:value="-4.7494717" table:style-name="ce2">
            <text:p>-4.7494717</text:p>
          </table:table-cell>
          <table:table-cell table:number-columns-repeated="1638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0" table:style-name="ce1">
            <text:p>0</text:p>
          </table:table-cell>
          <table:table-cell office:value-type="float" office:value="0.95881981684083706" table:style-name="ce1">
            <text:p>0.958819817</text:p>
          </table:table-cell>
          <table:table-cell office:value-type="float" office:value="-6.3094713999999996" table:style-name="ce2">
            <text:p>-6.3094714</text:p>
          </table:table-cell>
          <table:table-cell table:number-columns-repeated="1638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0" table:style-name="ce1">
            <text:p>0</text:p>
          </table:table-cell>
          <table:table-cell office:value-type="float" office:value="0.46056287749579328" table:style-name="ce1">
            <text:p>0.460562877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0" table:style-name="ce1">
            <text:p>0</text:p>
          </table:table-cell>
          <table:table-cell office:value-type="float" office:value="0.90586506669480593" table:style-name="ce1">
            <text:p>0.905865067</text:p>
          </table:table-cell>
          <table:table-cell office:value-type="float" office:value="-7.3694714999999995" table:style-name="ce2">
            <text:p>-7.3694715</text:p>
          </table:table-cell>
          <table:table-cell table:number-columns-repeated="1638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0" table:style-name="ce1">
            <text:p>0</text:p>
          </table:table-cell>
          <table:table-cell office:value-type="float" office:value="0.96928907525832608" table:style-name="ce1">
            <text:p>0.969289075</text:p>
          </table:table-cell>
          <table:table-cell office:value-type="float" office:value="-7.5894712999999996" table:style-name="ce2">
            <text:p>-7.5894713</text:p>
          </table:table-cell>
          <table:table-cell table:number-columns-repeated="16380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0" table:style-name="ce1">
            <text:p>0</text:p>
          </table:table-cell>
          <table:table-cell office:value-type="float" office:value="1.0981201316683309" table:style-name="ce1">
            <text:p>1.098120132</text:p>
          </table:table-cell>
          <table:table-cell office:value-type="float" office:value="-8.0794712999999998" table:style-name="ce2">
            <text:p>-8.0794713</text:p>
          </table:table-cell>
          <table:table-cell table:number-columns-repeated="1638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0" table:style-name="ce1">
            <text:p>0</text:p>
          </table:table-cell>
          <table:table-cell office:value-type="float" office:value="1.7815387037608308" table:style-name="ce1">
            <text:p>1.781538704</text:p>
          </table:table-cell>
          <table:table-cell office:value-type="float" office:value="-8.5394714" table:style-name="ce2">
            <text:p>-8.5394714</text:p>
          </table:table-cell>
          <table:table-cell table:number-columns-repeated="16380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0" table:style-name="ce1">
            <text:p>0</text:p>
          </table:table-cell>
          <table:table-cell office:value-type="float" office:value="0.55682184833698511" table:style-name="ce1">
            <text:p>0.556821848</text:p>
          </table:table-cell>
          <table:table-cell office:value-type="float" office:value="-9.4194712999999997" table:style-name="ce2">
            <text:p>-9.4194713</text:p>
          </table:table-cell>
          <table:table-cell table:number-columns-repeated="1638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0" table:style-name="ce1">
            <text:p>0</text:p>
          </table:table-cell>
          <table:table-cell office:value-type="float" office:value="0.24997167943764181" table:style-name="ce1">
            <text:p>0.249971679</text:p>
          </table:table-cell>
          <table:table-cell office:value-type="float" office:value="-10.43947133" table:style-name="ce2">
            <text:p>-10.43947133</text:p>
          </table:table-cell>
          <table:table-cell table:number-columns-repeated="1638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0" table:style-name="ce1">
            <text:p>0</text:p>
          </table:table-cell>
          <table:table-cell office:value-type="float" office:value="0.12405221437499001" table:style-name="ce1">
            <text:p>0.124052214</text:p>
          </table:table-cell>
          <table:table-cell office:value-type="float" office:value="-11.0794713" table:style-name="ce2">
            <text:p>-11.0794713</text:p>
          </table:table-cell>
          <table:table-cell table:number-columns-repeated="1638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0" table:style-name="ce1">
            <text:p>0</text:p>
          </table:table-cell>
          <table:table-cell office:value-type="float" office:value="0.22336559115380966" table:style-name="ce1">
            <text:p>0.223365591</text:p>
          </table:table-cell>
          <table:table-cell office:value-type="float" office:value="-11.4394714" table:style-name="ce2">
            <text:p>-11.4394714</text:p>
          </table:table-cell>
          <table:table-cell table:number-columns-repeated="1638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0" table:style-name="ce1">
            <text:p>0</text:p>
          </table:table-cell>
          <table:table-cell office:value-type="float" office:value="2.6719776337434872E-2" table:style-name="ce1">
            <text:p>0.026719776</text:p>
          </table:table-cell>
          <table:table-cell office:value-type="float" office:value="-11.5394714" table:style-name="ce2">
            <text:p>-11.5394714</text:p>
          </table:table-cell>
          <table:table-cell table:number-columns-repeated="1638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0" table:style-name="ce1">
            <text:p>0</text:p>
          </table:table-cell>
          <table:table-cell office:value-type="float" office:value="2.2052967888806091E-2" table:style-name="ce1">
            <text:p>0.022052968</text:p>
          </table:table-cell>
          <table:table-cell office:value-type="float" office:value="-11.519471299999999" table:style-name="ce2">
            <text:p>-11.5194713</text:p>
          </table:table-cell>
          <table:table-cell table:number-columns-repeated="1638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0" table:style-name="ce1">
            <text:p>0</text:p>
          </table:table-cell>
          <table:table-cell office:value-type="float" office:value="0.13326242117769446" table:style-name="ce1">
            <text:p>0.133262421</text:p>
          </table:table-cell>
          <table:table-cell office:value-type="float" office:value="-11.019471299999999" table:style-name="ce2">
            <text:p>-11.0194713</text:p>
          </table:table-cell>
          <table:table-cell table:number-columns-repeated="1638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0" table:style-name="ce1">
            <text:p>0</text:p>
          </table:table-cell>
          <table:table-cell office:value-type="float" office:value="0.43623335490842252" table:style-name="ce1">
            <text:p>0.436233355</text:p>
          </table:table-cell>
          <table:table-cell office:value-type="float" office:value="-11.4694713" table:style-name="ce2">
            <text:p>-11.4694713</text:p>
          </table:table-cell>
          <table:table-cell table:number-columns-repeated="16380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0" table:style-name="ce1">
            <text:p>0</text:p>
          </table:table-cell>
          <table:table-cell office:value-type="float" office:value="0.55387621729207948" table:style-name="ce1">
            <text:p>0.553876217</text:p>
          </table:table-cell>
          <table:table-cell office:value-type="float" office:value="-11.3294713" table:style-name="ce2">
            <text:p>-11.3294713</text:p>
          </table:table-cell>
          <table:table-cell table:number-columns-repeated="1638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3.2039999999999999E-2" table:style-name="ce1">
            <text:p>0.03204</text:p>
          </table:table-cell>
          <table:table-cell office:value-type="float" office:value="1.1495754690877558" table:style-name="ce1">
            <text:p>1.149575469</text:p>
          </table:table-cell>
          <table:table-cell office:value-type="float" office:value="-10.8094713" table:style-name="ce2">
            <text:p>-10.8094713</text:p>
          </table:table-cell>
          <table:table-cell table:number-columns-repeated="16380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0.11303000000000001" table:style-name="ce1">
            <text:p>0.11303</text:p>
          </table:table-cell>
          <table:table-cell office:value-type="float" office:value="1.0114431949621552" table:style-name="ce1">
            <text:p>1.011443195</text:p>
          </table:table-cell>
          <table:table-cell office:value-type="float" office:value="-10.069471344" table:style-name="ce2">
            <text:p>-10.06947134</text:p>
          </table:table-cell>
          <table:table-cell table:number-columns-repeated="1638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0.19223999" table:style-name="ce1">
            <text:p>0.19223999</text:p>
          </table:table-cell>
          <table:table-cell office:value-type="float" office:value="2.0935721252142048E-2" table:style-name="ce1">
            <text:p>0.020935721</text:p>
          </table:table-cell>
          <table:table-cell office:value-type="float" office:value="-8.9594713000000006" table:style-name="ce2">
            <text:p>-8.9594713</text:p>
          </table:table-cell>
          <table:table-cell table:number-columns-repeated="1638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0.28391000000000005" table:style-name="ce1">
            <text:p>0.28391</text:p>
          </table:table-cell>
          <table:table-cell office:value-type="float" office:value="0.63300092427821164" table:style-name="ce1">
            <text:p>0.633000924</text:p>
          </table:table-cell>
          <table:table-cell office:value-type="float" office:value="-8.2794713000000009" table:style-name="ce2">
            <text:p>-8.2794713</text:p>
          </table:table-cell>
          <table:table-cell table:number-columns-repeated="1638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0.36312" table:style-name="ce1">
            <text:p>0.36312</text:p>
          </table:table-cell>
          <table:table-cell office:value-type="float" office:value="0.9806208116710905" table:style-name="ce1">
            <text:p>0.980620812</text:p>
          </table:table-cell>
          <table:table-cell office:value-type="float" office:value="-9.0894713399999993" table:style-name="ce2">
            <text:p>-9.08947134</text:p>
          </table:table-cell>
          <table:table-cell table:number-columns-repeated="1638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0.33819998000000001" table:style-name="ce1">
            <text:p>0.33819998</text:p>
          </table:table-cell>
          <table:table-cell office:value-type="float" office:value="1.1099721827936162" table:style-name="ce1">
            <text:p>1.109972183</text:p>
          </table:table-cell>
          <table:table-cell office:value-type="float" office:value="-7.5094713999999998" table:style-name="ce2">
            <text:p>-7.5094714</text:p>
          </table:table-cell>
          <table:table-cell table:number-columns-repeated="1638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0.25810000000000005" table:style-name="ce1">
            <text:p>0.2581</text:p>
          </table:table-cell>
          <table:table-cell office:value-type="float" office:value="1.2793025662321071" table:style-name="ce1">
            <text:p>1.279302566</text:p>
          </table:table-cell>
          <table:table-cell office:value-type="float" office:value="-6.6794715" table:style-name="ce2">
            <text:p>-6.6794715</text:p>
          </table:table-cell>
          <table:table-cell table:number-columns-repeated="1638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0.14151" table:style-name="ce1">
            <text:p>0.14151</text:p>
          </table:table-cell>
          <table:table-cell office:value-type="float" office:value="0.77793091157349326" table:style-name="ce1">
            <text:p>0.777930912</text:p>
          </table:table-cell>
          <table:table-cell office:value-type="float" office:value="-6.6694715000000002" table:style-name="ce2">
            <text:p>-6.6694715</text:p>
          </table:table-cell>
          <table:table-cell table:number-columns-repeated="1638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79458374286265687" table:style-name="ce1">
            <text:p>0.794583743</text:p>
          </table:table-cell>
          <table:table-cell office:value-type="float" office:value="-7.0094713999999998" table:style-name="ce2">
            <text:p>-7.0094714</text:p>
          </table:table-cell>
          <table:table-cell table:number-columns-repeated="16380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0" table:style-name="ce1">
            <text:p>0</text:p>
          </table:table-cell>
          <table:table-cell office:value-type="float" office:value="1.1120104444164012" table:style-name="ce1">
            <text:p>1.112010444</text:p>
          </table:table-cell>
          <table:table-cell office:value-type="float" office:value="-7.5294714000000003" table:style-name="ce2">
            <text:p>-7.5294714</text:p>
          </table:table-cell>
          <table:table-cell table:number-columns-repeated="16380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0" table:style-name="ce1">
            <text:p>0</text:p>
          </table:table-cell>
          <table:table-cell office:value-type="float" office:value="0.16561030306640068" table:style-name="ce1">
            <text:p>0.165610303</text:p>
          </table:table-cell>
          <table:table-cell office:value-type="float" office:value="-8.9494714000000002" table:style-name="ce2">
            <text:p>-8.9494714</text:p>
          </table:table-cell>
          <table:table-cell table:number-columns-repeated="1638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0" table:style-name="ce1">
            <text:p>0</text:p>
          </table:table-cell>
          <table:table-cell office:value-type="float" office:value="0.36966266293232802" table:style-name="ce1">
            <text:p>0.369662663</text:p>
          </table:table-cell>
          <table:table-cell office:value-type="float" office:value="-10.26947135" table:style-name="ce2">
            <text:p>-10.26947135</text:p>
          </table:table-cell>
          <table:table-cell table:number-columns-repeated="1638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0" table:style-name="ce1">
            <text:p>0</text:p>
          </table:table-cell>
          <table:table-cell office:value-type="float" office:value="0.91479645152643896" table:style-name="ce1">
            <text:p>0.914796452</text:p>
          </table:table-cell>
          <table:table-cell office:value-type="float" office:value="-10.34947133" table:style-name="ce2">
            <text:p>-10.34947133</text:p>
          </table:table-cell>
          <table:table-cell table:number-columns-repeated="1638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0" table:style-name="ce1">
            <text:p>0</text:p>
          </table:table-cell>
          <table:table-cell office:value-type="float" office:value="1.498229238266509" table:style-name="ce1">
            <text:p>1.498229238</text:p>
          </table:table-cell>
          <table:table-cell office:value-type="float" office:value="-10.449471320000001" table:style-name="ce2">
            <text:p>-10.44947132</text:p>
          </table:table-cell>
          <table:table-cell table:number-columns-repeated="1638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0" table:style-name="ce1">
            <text:p>0</text:p>
          </table:table-cell>
          <table:table-cell office:value-type="float" office:value="2.1258230588234617" table:style-name="ce1">
            <text:p>2.125823059</text:p>
          </table:table-cell>
          <table:table-cell office:value-type="float" office:value="-10.789471300000001" table:style-name="ce2">
            <text:p>-10.7894713</text:p>
          </table:table-cell>
          <table:table-cell table:number-columns-repeated="1638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0" table:style-name="ce1">
            <text:p>0</text:p>
          </table:table-cell>
          <table:table-cell office:value-type="float" office:value="1.5099642936711017" table:style-name="ce1">
            <text:p>1.509964294</text:p>
          </table:table-cell>
          <table:table-cell office:value-type="float" office:value="-10.84947133" table:style-name="ce2">
            <text:p>-10.84947133</text:p>
          </table:table-cell>
          <table:table-cell table:number-columns-repeated="1638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0" table:style-name="ce1">
            <text:p>0</text:p>
          </table:table-cell>
          <table:table-cell office:value-type="float" office:value="0.99101027883924531" table:style-name="ce1">
            <text:p>0.991010279</text:p>
          </table:table-cell>
          <table:table-cell office:value-type="float" office:value="-10.9994713" table:style-name="ce2">
            <text:p>-10.9994713</text:p>
          </table:table-cell>
          <table:table-cell table:number-columns-repeated="1638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0" table:style-name="ce1">
            <text:p>0</text:p>
          </table:table-cell>
          <table:table-cell office:value-type="float" office:value="0.40410938294742932" table:style-name="ce1">
            <text:p>0.404109383</text:p>
          </table:table-cell>
          <table:table-cell office:value-type="float" office:value="-11.179471400000001" table:style-name="ce2">
            <text:p>-11.1794714</text:p>
          </table:table-cell>
          <table:table-cell table:number-columns-repeated="16380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0" table:style-name="ce1">
            <text:p>0</text:p>
          </table:table-cell>
          <table:table-cell office:value-type="float" office:value="0.21334058830190206" table:style-name="ce1">
            <text:p>0.213340588</text:p>
          </table:table-cell>
          <table:table-cell office:value-type="float" office:value="-11.4494714" table:style-name="ce2">
            <text:p>-11.4494714</text:p>
          </table:table-cell>
          <table:table-cell table:number-columns-repeated="16380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.19615339085573683" table:style-name="ce1">
            <text:p>0.196153391</text:p>
          </table:table-cell>
          <table:table-cell office:value-type="float" office:value="-11.6494713" table:style-name="ce2">
            <text:p>-11.6494713</text:p>
          </table:table-cell>
          <table:table-cell table:number-columns-repeated="16380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0" table:style-name="ce1">
            <text:p>0</text:p>
          </table:table-cell>
          <table:table-cell office:value-type="float" office:value="0.1402652936933185" table:style-name="ce1">
            <text:p>0.140265294</text:p>
          </table:table-cell>
          <table:table-cell office:value-type="float" office:value="-11.709471300000001" table:style-name="ce2">
            <text:p>-11.7094713</text:p>
          </table:table-cell>
          <table:table-cell table:number-columns-repeated="16380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0" table:style-name="ce1">
            <text:p>0</text:p>
          </table:table-cell>
          <table:table-cell office:value-type="float" office:value="8.7972952181791492E-2" table:style-name="ce1">
            <text:p>0.087972952</text:p>
          </table:table-cell>
          <table:table-cell office:value-type="float" office:value="-11.8394713" table:style-name="ce2">
            <text:p>-11.8394713</text:p>
          </table:table-cell>
          <table:table-cell table:number-columns-repeated="1638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0" table:style-name="ce1">
            <text:p>0</text:p>
          </table:table-cell>
          <table:table-cell office:value-type="float" office:value="0.14215189570859615" table:style-name="ce1">
            <text:p>0.142151896</text:p>
          </table:table-cell>
          <table:table-cell office:value-type="float" office:value="-12.249471400000001" table:style-name="ce2">
            <text:p>-12.2494714</text:p>
          </table:table-cell>
          <table:table-cell table:number-columns-repeated="1638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0" table:style-name="ce1">
            <text:p>0</text:p>
          </table:table-cell>
          <table:table-cell office:value-type="float" office:value="0.55831562876397323" table:style-name="ce1">
            <text:p>0.558315629</text:p>
          </table:table-cell>
          <table:table-cell office:value-type="float" office:value="-12.7894714" table:style-name="ce2">
            <text:p>-12.7894714</text:p>
          </table:table-cell>
          <table:table-cell table:number-columns-repeated="1638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5.7850000000000006E-2" table:style-name="ce1">
            <text:p>0.05785</text:p>
          </table:table-cell>
          <table:table-cell office:value-type="float" office:value="0.43337726261614895" table:style-name="ce1">
            <text:p>0.433377263</text:p>
          </table:table-cell>
          <table:table-cell office:value-type="float" office:value="-12.4194715" table:style-name="ce2">
            <text:p>-12.4194715</text:p>
          </table:table-cell>
          <table:table-cell table:number-columns-repeated="1638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.0980959394087781" table:style-name="ce1">
            <text:p>1.098095939</text:p>
          </table:table-cell>
          <table:table-cell office:value-type="float" office:value="-11.519471299999999" table:style-name="ce2">
            <text:p>-11.5194713</text:p>
          </table:table-cell>
          <table:table-cell table:number-columns-repeated="1638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0.28123999999999999" table:style-name="ce1">
            <text:p>0.28124</text:p>
          </table:table-cell>
          <table:table-cell office:value-type="float" office:value="1.1259802420285956" table:style-name="ce1">
            <text:p>1.125980242</text:p>
          </table:table-cell>
          <table:table-cell office:value-type="float" office:value="-10.539471300000001" table:style-name="ce2">
            <text:p>-10.5394713</text:p>
          </table:table-cell>
          <table:table-cell table:number-columns-repeated="16380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0.34087000000000001" table:style-name="ce1">
            <text:p>0.34087</text:p>
          </table:table-cell>
          <table:table-cell office:value-type="float" office:value="0.39186945072289775" table:style-name="ce1">
            <text:p>0.391869451</text:p>
          </table:table-cell>
          <table:table-cell office:value-type="float" office:value="-9.7494713399999995" table:style-name="ce2">
            <text:p>-9.74947134</text:p>
          </table:table-cell>
          <table:table-cell table:number-columns-repeated="1638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0.35777999999999999" table:style-name="ce1">
            <text:p>0.35778</text:p>
          </table:table-cell>
          <table:table-cell office:value-type="float" office:value="0.5754788419235457" table:style-name="ce1">
            <text:p>0.575478842</text:p>
          </table:table-cell>
          <table:table-cell office:value-type="float" office:value="-6.5194714000000005" table:style-name="ce2">
            <text:p>-6.5194714</text:p>
          </table:table-cell>
          <table:table-cell table:number-columns-repeated="1638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0.98492748298720012" table:style-name="ce1">
            <text:p>0.984927483</text:p>
          </table:table-cell>
          <table:table-cell office:value-type="float" office:value="-5.8094716000000002" table:style-name="ce2">
            <text:p>-5.8094716</text:p>
          </table:table-cell>
          <table:table-cell table:number-columns-repeated="16380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0.25009000000000003" table:style-name="ce1">
            <text:p>0.25009</text:p>
          </table:table-cell>
          <table:table-cell office:value-type="float" office:value="1.0259182616652542" table:style-name="ce1">
            <text:p>1.025918262</text:p>
          </table:table-cell>
          <table:table-cell office:value-type="float" office:value="-5.5494713999999998" table:style-name="ce2">
            <text:p>-5.5494714</text:p>
          </table:table-cell>
          <table:table-cell table:number-columns-repeated="16380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0.13884000000000002" table:style-name="ce1">
            <text:p>0.13884</text:p>
          </table:table-cell>
          <table:table-cell office:value-type="float" office:value="1.1022812965561144" table:style-name="ce1">
            <text:p>1.102281297</text:p>
          </table:table-cell>
          <table:table-cell office:value-type="float" office:value="-5.9094715000000004" table:style-name="ce2">
            <text:p>-5.9094715</text:p>
          </table:table-cell>
          <table:table-cell table:number-columns-repeated="16380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.1360000000000001E-2" table:style-name="ce1">
            <text:p>0.02136</text:p>
          </table:table-cell>
          <table:table-cell office:value-type="float" office:value="1.0523529649977352" table:style-name="ce1">
            <text:p>1.052352965</text:p>
          </table:table-cell>
          <table:table-cell office:value-type="float" office:value="-6.2594713999999998" table:style-name="ce2">
            <text:p>-6.2594714</text:p>
          </table:table-cell>
          <table:table-cell table:number-columns-repeated="1638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0" table:style-name="ce1">
            <text:p>0</text:p>
          </table:table-cell>
          <table:table-cell office:value-type="float" office:value="0.73204933940647909" table:style-name="ce1">
            <text:p>0.732049339</text:p>
          </table:table-cell>
          <table:table-cell office:value-type="float" office:value="-6.7594713999999998" table:style-name="ce2">
            <text:p>-6.7594714</text:p>
          </table:table-cell>
          <table:table-cell table:number-columns-repeated="1638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0" table:style-name="ce1">
            <text:p>0</text:p>
          </table:table-cell>
          <table:table-cell office:value-type="float" office:value="0.73567554468879603" table:style-name="ce1">
            <text:p>0.735675545</text:p>
          </table:table-cell>
          <table:table-cell office:value-type="float" office:value="-7.1394715" table:style-name="ce2">
            <text:p>-7.1394715</text:p>
          </table:table-cell>
          <table:table-cell table:number-columns-repeated="16380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0" table:style-name="ce1">
            <text:p>0</text:p>
          </table:table-cell>
          <table:table-cell office:value-type="float" office:value="0.21022019875867293" table:style-name="ce1">
            <text:p>0.210220199</text:p>
          </table:table-cell>
          <table:table-cell office:value-type="float" office:value="-7.7594713999999998" table:style-name="ce2">
            <text:p>-7.7594714</text:p>
          </table:table-cell>
          <table:table-cell table:number-columns-repeated="16380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0" table:style-name="ce1">
            <text:p>0</text:p>
          </table:table-cell>
          <table:table-cell office:value-type="float" office:value="0.80305295259283804" table:style-name="ce1">
            <text:p>0.803052953</text:p>
          </table:table-cell>
          <table:table-cell office:value-type="float" office:value="-8.6194713000000007" table:style-name="ce2">
            <text:p>-8.6194713</text:p>
          </table:table-cell>
          <table:table-cell table:number-columns-repeated="16380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0" table:style-name="ce1">
            <text:p>0</text:p>
          </table:table-cell>
          <table:table-cell office:value-type="float" office:value="0.88790499104051079" table:style-name="ce1">
            <text:p>0.887904991</text:p>
          </table:table-cell>
          <table:table-cell office:value-type="float" office:value="-9.0894713399999993" table:style-name="ce2">
            <text:p>-9.08947134</text:p>
          </table:table-cell>
          <table:table-cell table:number-columns-repeated="1638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0" table:style-name="ce1">
            <text:p>0</text:p>
          </table:table-cell>
          <table:table-cell office:value-type="float" office:value="0.69616613827200369" table:style-name="ce1">
            <text:p>0.696166138</text:p>
          </table:table-cell>
          <table:table-cell office:value-type="float" office:value="-8.9694713000000004" table:style-name="ce2">
            <text:p>-8.9694713</text:p>
          </table:table-cell>
          <table:table-cell table:number-columns-repeated="1638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2.399876151588938E-2" table:style-name="ce1">
            <text:p>0.023998762</text:p>
          </table:table-cell>
          <table:table-cell office:value-type="float" office:value="3.6205289999999994" table:style-name="ce2">
            <text:p>3.620529</text:p>
          </table:table-cell>
          <table:table-cell table:number-columns-repeated="1638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0" table:style-name="ce1">
            <text:p>0</text:p>
          </table:table-cell>
          <table:table-cell office:value-type="float" office:value="0.11362712931895004" table:style-name="ce1">
            <text:p>0.113627129</text:p>
          </table:table-cell>
          <table:table-cell office:value-type="float" office:value="3.9805290000000007" table:style-name="ce2">
            <text:p>3.980529</text:p>
          </table:table-cell>
          <table:table-cell table:number-columns-repeated="1638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0" table:style-name="ce1">
            <text:p>0</text:p>
          </table:table-cell>
          <table:table-cell office:value-type="float" office:value="0.15486821802820183" table:style-name="ce1">
            <text:p>0.154868218</text:p>
          </table:table-cell>
          <table:table-cell office:value-type="float" office:value="3.010529" table:style-name="ce2">
            <text:p>3.010529</text:p>
          </table:table-cell>
          <table:table-cell table:number-columns-repeated="1638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0" table:style-name="ce1">
            <text:p>0</text:p>
          </table:table-cell>
          <table:table-cell office:value-type="float" office:value="0.18472101157018525" table:style-name="ce1">
            <text:p>0.184721012</text:p>
          </table:table-cell>
          <table:table-cell office:value-type="float" office:value="2.1905289999999997" table:style-name="ce2">
            <text:p>2.190529</text:p>
          </table:table-cell>
          <table:table-cell table:number-columns-repeated="1638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0" table:style-name="ce1">
            <text:p>0</text:p>
          </table:table-cell>
          <table:table-cell office:value-type="float" office:value="0.42907268916233599" table:style-name="ce1">
            <text:p>0.429072689</text:p>
          </table:table-cell>
          <table:table-cell office:value-type="float" office:value="2.510529" table:style-name="ce2">
            <text:p>2.510529</text:p>
          </table:table-cell>
          <table:table-cell table:number-columns-repeated="16380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0" table:style-name="ce1">
            <text:p>0</text:p>
          </table:table-cell>
          <table:table-cell office:value-type="float" office:value="1.0985765210051914" table:style-name="ce1">
            <text:p>1.098576521</text:p>
          </table:table-cell>
          <table:table-cell office:value-type="float" office:value="2.8005294999999997" table:style-name="ce2">
            <text:p>2.8005295</text:p>
          </table:table-cell>
          <table:table-cell table:number-columns-repeated="1638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0" table:style-name="ce1">
            <text:p>0</text:p>
          </table:table-cell>
          <table:table-cell office:value-type="float" office:value="1.7822212191547631" table:style-name="ce1">
            <text:p>1.782221219</text:p>
          </table:table-cell>
          <table:table-cell office:value-type="float" office:value="2.8505289999999999" table:style-name="ce2">
            <text:p>2.850529</text:p>
          </table:table-cell>
          <table:table-cell table:number-columns-repeated="1638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0" table:style-name="ce1">
            <text:p>0</text:p>
          </table:table-cell>
          <table:table-cell office:value-type="float" office:value="0.71060761004407558" table:style-name="ce1">
            <text:p>0.71060761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.157E-2" table:style-name="ce1">
            <text:p>0.01157</text:p>
          </table:table-cell>
          <table:table-cell office:value-type="float" office:value="0.42274676712630532" table:style-name="ce1">
            <text:p>0.422746767</text:p>
          </table:table-cell>
          <table:table-cell office:value-type="float" office:value="2.5305289999999996" table:style-name="ce2">
            <text:p>2.530529</text:p>
          </table:table-cell>
          <table:table-cell table:number-columns-repeated="1638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2.0469999999999999E-2" table:style-name="ce1">
            <text:p>0.02047</text:p>
          </table:table-cell>
          <table:table-cell office:value-type="float" office:value="0.83909507277300888" table:style-name="ce1">
            <text:p>0.839095073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5.2510000000000001E-2" table:style-name="ce1">
            <text:p>0.05251</text:p>
          </table:table-cell>
          <table:table-cell office:value-type="float" office:value="1.2373919455625295" table:style-name="ce1">
            <text:p>1.237391946</text:p>
          </table:table-cell>
          <table:table-cell office:value-type="float" office:value="3.5005290000000002" table:style-name="ce2">
            <text:p>3.500529</text:p>
          </table:table-cell>
          <table:table-cell table:number-columns-repeated="16380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0.107689995" table:style-name="ce1">
            <text:p>0.107689995</text:p>
          </table:table-cell>
          <table:table-cell office:value-type="float" office:value="0.3538592674015465" table:style-name="ce1">
            <text:p>0.353859267</text:p>
          </table:table-cell>
          <table:table-cell office:value-type="float" office:value="4.5405289999999994" table:style-name="ce2">
            <text:p>4.540529</text:p>
          </table:table-cell>
          <table:table-cell table:number-columns-repeated="1638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0.19312999" table:style-name="ce1">
            <text:p>0.19312999</text:p>
          </table:table-cell>
          <table:table-cell office:value-type="float" office:value="0.37069826252679616" table:style-name="ce1">
            <text:p>0.370698263</text:p>
          </table:table-cell>
          <table:table-cell office:value-type="float" office:value="6.3905299999999983" table:style-name="ce2">
            <text:p>6.39053</text:p>
          </table:table-cell>
          <table:table-cell table:number-columns-repeated="1638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0.13794999999999999" table:style-name="ce1">
            <text:p>0.13795</text:p>
          </table:table-cell>
          <table:table-cell office:value-type="float" office:value="1.4388494799454303" table:style-name="ce1">
            <text:p>1.43884948</text:p>
          </table:table-cell>
          <table:table-cell office:value-type="float" office:value="7.2105299999999986" table:style-name="ce2">
            <text:p>7.21053</text:p>
          </table:table-cell>
          <table:table-cell table:number-columns-repeated="1638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0.20558999999999999" table:style-name="ce1">
            <text:p>0.20559</text:p>
          </table:table-cell>
          <table:table-cell office:value-type="float" office:value="0.88938806982130181" table:style-name="ce1">
            <text:p>0.88938807</text:p>
          </table:table-cell>
          <table:table-cell office:value-type="float" office:value="7.1705280000000009" table:style-name="ce2">
            <text:p>7.170528</text:p>
          </table:table-cell>
          <table:table-cell table:number-columns-repeated="1638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0.21894" table:style-name="ce1">
            <text:p>0.21894</text:p>
          </table:table-cell>
          <table:table-cell office:value-type="float" office:value="0.51681138295960116" table:style-name="ce1">
            <text:p>0.516811383</text:p>
          </table:table-cell>
          <table:table-cell office:value-type="float" office:value="8.1705280000000009" table:style-name="ce2">
            <text:p>8.170528</text:p>
          </table:table-cell>
          <table:table-cell table:number-columns-repeated="1638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0.16909999000000001" table:style-name="ce1">
            <text:p>0.16909999</text:p>
          </table:table-cell>
          <table:table-cell office:value-type="float" office:value="0.96913801522163301" table:style-name="ce1">
            <text:p>0.969138015</text:p>
          </table:table-cell>
          <table:table-cell office:value-type="float" office:value="8.7005300000000005" table:style-name="ce2">
            <text:p>8.70053</text:p>
          </table:table-cell>
          <table:table-cell table:number-columns-repeated="1638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5.6070000000000002E-2" table:style-name="ce1">
            <text:p>0.05607</text:p>
          </table:table-cell>
          <table:table-cell office:value-type="float" office:value="0.5940543414182069" table:style-name="ce1">
            <text:p>0.594054341</text:p>
          </table:table-cell>
          <table:table-cell office:value-type="float" office:value="8.0705300000000015" table:style-name="ce2">
            <text:p>8.07053</text:p>
          </table:table-cell>
          <table:table-cell table:number-columns-repeated="16380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0" table:style-name="ce1">
            <text:p>0</text:p>
          </table:table-cell>
          <table:table-cell office:value-type="float" office:value="1.5062863355604148" table:style-name="ce1">
            <text:p>1.506286336</text:p>
          </table:table-cell>
          <table:table-cell office:value-type="float" office:value="7.2505279999999992" table:style-name="ce2">
            <text:p>7.250528</text:p>
          </table:table-cell>
          <table:table-cell table:number-columns-repeated="1638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0" table:style-name="ce1">
            <text:p>0</text:p>
          </table:table-cell>
          <table:table-cell office:value-type="float" office:value="2.2544967048585027" table:style-name="ce1">
            <text:p>2.254496705</text:p>
          </table:table-cell>
          <table:table-cell office:value-type="float" office:value="7.2905300000000004" table:style-name="ce2">
            <text:p>7.29053</text:p>
          </table:table-cell>
          <table:table-cell table:number-columns-repeated="1638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0" table:style-name="ce1">
            <text:p>0</text:p>
          </table:table-cell>
          <table:table-cell office:value-type="float" office:value="0.59553143271293574" table:style-name="ce1">
            <text:p>0.595531433</text:p>
          </table:table-cell>
          <table:table-cell office:value-type="float" office:value="7.4205280000000009" table:style-name="ce2">
            <text:p>7.420528</text:p>
          </table:table-cell>
          <table:table-cell table:number-columns-repeated="16380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0" table:style-name="ce1">
            <text:p>0</text:p>
          </table:table-cell>
          <table:table-cell office:value-type="float" office:value="1.2446598062014822" table:style-name="ce1">
            <text:p>1.244659806</text:p>
          </table:table-cell>
          <table:table-cell office:value-type="float" office:value="7.5405300000000004" table:style-name="ce2">
            <text:p>7.54053</text:p>
          </table:table-cell>
          <table:table-cell table:number-columns-repeated="16380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0" table:style-name="ce1">
            <text:p>0</text:p>
          </table:table-cell>
          <table:table-cell office:value-type="float" office:value="0.37643785306851885" table:style-name="ce1">
            <text:p>0.376437853</text:p>
          </table:table-cell>
          <table:table-cell office:value-type="float" office:value="7.3905299999999983" table:style-name="ce2">
            <text:p>7.39053</text:p>
          </table:table-cell>
          <table:table-cell table:number-columns-repeated="16380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0" table:style-name="ce1">
            <text:p>0</text:p>
          </table:table-cell>
          <table:table-cell office:value-type="float" office:value="9.7959700036870379E-2" table:style-name="ce1">
            <text:p>0.0979597</text:p>
          </table:table-cell>
          <table:table-cell office:value-type="float" office:value="7.7005300000000005" table:style-name="ce2">
            <text:p>7.70053</text:p>
          </table:table-cell>
          <table:table-cell table:number-columns-repeated="1638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0" table:style-name="ce1">
            <text:p>0</text:p>
          </table:table-cell>
          <table:table-cell office:value-type="float" office:value="2.9390197138320917E-2" table:style-name="ce1">
            <text:p>0.029390197</text:p>
          </table:table-cell>
          <table:table-cell office:value-type="float" office:value="8.5705300000000015" table:style-name="ce2">
            <text:p>8.57053</text:p>
          </table:table-cell>
          <table:table-cell table:number-columns-repeated="1638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0" table:style-name="ce1">
            <text:p>0</text:p>
          </table:table-cell>
          <table:table-cell office:value-type="float" office:value="0.1586858913180168" table:style-name="ce1">
            <text:p>0.158685891</text:p>
          </table:table-cell>
          <table:table-cell office:value-type="float" office:value="7.7805290000000014" table:style-name="ce2">
            <text:p>7.780529</text:p>
          </table:table-cell>
          <table:table-cell table:number-columns-repeated="16380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0" table:style-name="ce1">
            <text:p>0</text:p>
          </table:table-cell>
          <table:table-cell office:value-type="float" office:value="0.13774944590288624" table:style-name="ce1">
            <text:p>0.137749446</text:p>
          </table:table-cell>
          <table:table-cell office:value-type="float" office:value="7.4105279999999993" table:style-name="ce2">
            <text:p>7.410528</text:p>
          </table:table-cell>
          <table:table-cell table:number-columns-repeated="1638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0" table:style-name="ce1">
            <text:p>0</text:p>
          </table:table-cell>
          <table:table-cell office:value-type="float" office:value="2.1804448408651797E-2" table:style-name="ce1">
            <text:p>0.021804448</text:p>
          </table:table-cell>
          <table:table-cell office:value-type="float" office:value="7.3405279999999991" table:style-name="ce2">
            <text:p>7.340528</text:p>
          </table:table-cell>
          <table:table-cell table:number-columns-repeated="1638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0" table:style-name="ce1">
            <text:p>0</text:p>
          </table:table-cell>
          <table:table-cell office:value-type="float" office:value="5.6454173798629784E-2" table:style-name="ce1">
            <text:p>0.056454174</text:p>
          </table:table-cell>
          <table:table-cell office:value-type="float" office:value="7.4605299999999986" table:style-name="ce2">
            <text:p>7.46053</text:p>
          </table:table-cell>
          <table:table-cell table:number-columns-repeated="16380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0" table:style-name="ce1">
            <text:p>0</text:p>
          </table:table-cell>
          <table:table-cell office:value-type="float" office:value="0.29429744592148377" table:style-name="ce1">
            <text:p>0.294297446</text:p>
          </table:table-cell>
          <table:table-cell office:value-type="float" office:value="7.4905280000000012" table:style-name="ce2">
            <text:p>7.490528</text:p>
          </table:table-cell>
          <table:table-cell table:number-columns-repeated="1638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0" table:style-name="ce1">
            <text:p>0</text:p>
          </table:table-cell>
          <table:table-cell office:value-type="float" office:value="0.38009045840080036" table:style-name="ce1">
            <text:p>0.380090458</text:p>
          </table:table-cell>
          <table:table-cell office:value-type="float" office:value="7.7205300000000001" table:style-name="ce2">
            <text:p>7.72053</text:p>
          </table:table-cell>
          <table:table-cell table:number-columns-repeated="1638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0" table:style-name="ce1">
            <text:p>0</text:p>
          </table:table-cell>
          <table:table-cell office:value-type="float" office:value="1.0571842030568392" table:style-name="ce1">
            <text:p>1.057184203</text:p>
          </table:table-cell>
          <table:table-cell office:value-type="float" office:value="7.4505300000000005" table:style-name="ce2">
            <text:p>7.45053</text:p>
          </table:table-cell>
          <table:table-cell table:number-columns-repeated="16380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.8480000000000002E-2" table:style-name="ce1">
            <text:p>0.02848</text:p>
          </table:table-cell>
          <table:table-cell office:value-type="float" office:value="0.95591777319141191" table:style-name="ce1">
            <text:p>0.955917773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0.12905000000000003" table:style-name="ce1">
            <text:p>0.12905</text:p>
          </table:table-cell>
          <table:table-cell office:value-type="float" office:value="0.70844478546019019" table:style-name="ce1">
            <text:p>0.708444785</text:p>
          </table:table-cell>
          <table:table-cell office:value-type="float" office:value="7.9105279999999993" table:style-name="ce2">
            <text:p>7.910528</text:p>
          </table:table-cell>
          <table:table-cell table:number-columns-repeated="1638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0.20648" table:style-name="ce1">
            <text:p>0.20648</text:p>
          </table:table-cell>
          <table:table-cell office:value-type="float" office:value="0.73085762619169581" table:style-name="ce1">
            <text:p>0.730857626</text:p>
          </table:table-cell>
          <table:table-cell office:value-type="float" office:value="9.5505299999999984" table:style-name="ce2">
            <text:p>9.55053</text:p>
          </table:table-cell>
          <table:table-cell table:number-columns-repeated="1638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9937309902304361" table:style-name="ce1">
            <text:p>0.99373099</text:p>
          </table:table-cell>
          <table:table-cell office:value-type="float" office:value="12.070530000000002" table:style-name="ce2">
            <text:p>12.07053</text:p>
          </table:table-cell>
          <table:table-cell table:number-columns-repeated="1638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0.40850997999999999" table:style-name="ce1">
            <text:p>0.40850998</text:p>
          </table:table-cell>
          <table:table-cell office:value-type="float" office:value="0.74326503093089979" table:style-name="ce1">
            <text:p>0.743265031</text:p>
          </table:table-cell>
          <table:table-cell office:value-type="float" office:value="13.430529" table:style-name="ce2">
            <text:p>13.430529</text:p>
          </table:table-cell>
          <table:table-cell table:number-columns-repeated="1638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0.43699000000000005" table:style-name="ce1">
            <text:p>0.43699</text:p>
          </table:table-cell>
          <table:table-cell office:value-type="float" office:value="0.72510871596291904" table:style-name="ce1">
            <text:p>0.725108716</text:p>
          </table:table-cell>
          <table:table-cell office:value-type="float" office:value="13.160527999999999" table:style-name="ce2">
            <text:p>13.160528</text:p>
          </table:table-cell>
          <table:table-cell table:number-columns-repeated="1638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1.9962532081868587" table:style-name="ce1">
            <text:p>1.996253208</text:p>
          </table:table-cell>
          <table:table-cell office:value-type="float" office:value="12.950530000000001" table:style-name="ce2">
            <text:p>12.95053</text:p>
          </table:table-cell>
          <table:table-cell table:number-columns-repeated="1638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0.25009000000000003" table:style-name="ce1">
            <text:p>0.25009</text:p>
          </table:table-cell>
          <table:table-cell office:value-type="float" office:value="1.1895105913322066" table:style-name="ce1">
            <text:p>1.189510591</text:p>
          </table:table-cell>
          <table:table-cell office:value-type="float" office:value="12.390529999999998" table:style-name="ce2">
            <text:p>12.39053</text:p>
          </table:table-cell>
          <table:table-cell table:number-columns-repeated="16380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0.10947" table:style-name="ce1">
            <text:p>0.10947</text:p>
          </table:table-cell>
          <table:table-cell office:value-type="float" office:value="0.71338491560544348" table:style-name="ce1">
            <text:p>0.713384916</text:p>
          </table:table-cell>
          <table:table-cell office:value-type="float" office:value="10.590527999999999" table:style-name="ce2">
            <text:p>10.590528</text:p>
          </table:table-cell>
          <table:table-cell table:number-columns-repeated="1638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4.0049999999999995E-2" table:style-name="ce1">
            <text:p>0.04005</text:p>
          </table:table-cell>
          <table:table-cell office:value-type="float" office:value="0.38439316515950422" table:style-name="ce1">
            <text:p>0.384393165</text:p>
          </table:table-cell>
          <table:table-cell office:value-type="float" office:value="10.020529" table:style-name="ce2">
            <text:p>10.020529</text:p>
          </table:table-cell>
          <table:table-cell table:number-columns-repeated="1638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0" table:style-name="ce1">
            <text:p>0</text:p>
          </table:table-cell>
          <table:table-cell office:value-type="float" office:value="0.95678024555728269" table:style-name="ce1">
            <text:p>0.956780246</text:p>
          </table:table-cell>
          <table:table-cell office:value-type="float" office:value="9.7005300000000005" table:style-name="ce2">
            <text:p>9.70053</text:p>
          </table:table-cell>
          <table:table-cell table:number-columns-repeated="1638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0" table:style-name="ce1">
            <text:p>0</text:p>
          </table:table-cell>
          <table:table-cell office:value-type="float" office:value="0.18674618986332825" table:style-name="ce1">
            <text:p>0.18674619</text:p>
          </table:table-cell>
          <table:table-cell office:value-type="float" office:value="9.3605289999999997" table:style-name="ce2">
            <text:p>9.360529</text:p>
          </table:table-cell>
          <table:table-cell table:number-columns-repeated="16380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0" table:style-name="ce1">
            <text:p>0</text:p>
          </table:table-cell>
          <table:table-cell office:value-type="float" office:value="1.9299259136970945" table:style-name="ce1">
            <text:p>1.929925914</text:p>
          </table:table-cell>
          <table:table-cell office:value-type="float" office:value="9.0105289999999982" table:style-name="ce2">
            <text:p>9.010529</text:p>
          </table:table-cell>
          <table:table-cell table:number-columns-repeated="1638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0" table:style-name="ce1">
            <text:p>0</text:p>
          </table:table-cell>
          <table:table-cell office:value-type="float" office:value="1.1025998590688193" table:style-name="ce1">
            <text:p>1.102599859</text:p>
          </table:table-cell>
          <table:table-cell office:value-type="float" office:value="8.6605279999999993" table:style-name="ce2">
            <text:p>8.660528</text:p>
          </table:table-cell>
          <table:table-cell table:number-columns-repeated="16380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0" table:style-name="ce1">
            <text:p>0</text:p>
          </table:table-cell>
          <table:table-cell office:value-type="float" office:value="1.0878962279395683" table:style-name="ce1">
            <text:p>1.087896228</text:p>
          </table:table-cell>
          <table:table-cell office:value-type="float" office:value="8.4205280000000009" table:style-name="ce2">
            <text:p>8.420528</text:p>
          </table:table-cell>
          <table:table-cell table:number-columns-repeated="1638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0" table:style-name="ce1">
            <text:p>0</text:p>
          </table:table-cell>
          <table:table-cell office:value-type="float" office:value="0.81884108556665225" table:style-name="ce1">
            <text:p>0.818841086</text:p>
          </table:table-cell>
          <table:table-cell office:value-type="float" office:value="7.6905290000000015" table:style-name="ce2">
            <text:p>7.690529</text:p>
          </table:table-cell>
          <table:table-cell table:number-columns-repeated="1638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0" table:style-name="ce1">
            <text:p>0</text:p>
          </table:table-cell>
          <table:table-cell office:value-type="float" office:value="0.34206704212510336" table:style-name="ce1">
            <text:p>0.342067042</text:p>
          </table:table-cell>
          <table:table-cell office:value-type="float" office:value="7.5105289999999982" table:style-name="ce2">
            <text:p>7.510529</text:p>
          </table:table-cell>
          <table:table-cell table:number-columns-repeated="1638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0" table:style-name="ce1">
            <text:p>0</text:p>
          </table:table-cell>
          <table:table-cell office:value-type="float" office:value="0.19232669029187924" table:style-name="ce1">
            <text:p>0.19232669</text:p>
          </table:table-cell>
          <table:table-cell office:value-type="float" office:value="7.81053" table:style-name="ce2">
            <text:p>7.81053</text:p>
          </table:table-cell>
          <table:table-cell table:number-columns-repeated="1638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0" table:style-name="ce1">
            <text:p>0</text:p>
          </table:table-cell>
          <table:table-cell office:value-type="float" office:value="0.16184303223140659" table:style-name="ce1">
            <text:p>0.161843032</text:p>
          </table:table-cell>
          <table:table-cell office:value-type="float" office:value="6.7305300000000017" table:style-name="ce2">
            <text:p>6.73053</text:p>
          </table:table-cell>
          <table:table-cell table:number-columns-repeated="1638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0" table:style-name="ce1">
            <text:p>0</text:p>
          </table:table-cell>
          <table:table-cell office:value-type="float" office:value="5.0933143508703954E-2" table:style-name="ce1">
            <text:p>0.050933144</text:p>
          </table:table-cell>
          <table:table-cell office:value-type="float" office:value="4.4405289999999997" table:style-name="ce2">
            <text:p>4.440529</text:p>
          </table:table-cell>
          <table:table-cell table:number-columns-repeated="1638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0" table:style-name="ce1">
            <text:p>0</text:p>
          </table:table-cell>
          <table:table-cell office:value-type="float" office:value="0.17324874347704597" table:style-name="ce1">
            <text:p>0.173248743</text:p>
          </table:table-cell>
          <table:table-cell office:value-type="float" office:value="0.87052899999999944" table:style-name="ce2">
            <text:p>0.870529</text:p>
          </table:table-cell>
          <table:table-cell table:number-columns-repeated="16380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0" table:style-name="ce1">
            <text:p>0</text:p>
          </table:table-cell>
          <table:table-cell office:value-type="float" office:value="0.12094632975155342" table:style-name="ce1">
            <text:p>0.12094633</text:p>
          </table:table-cell>
          <table:table-cell office:value-type="float" office:value="0.58052900000000029" table:style-name="ce2">
            <text:p>0.580529</text:p>
          </table:table-cell>
          <table:table-cell table:number-columns-repeated="1638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0" table:style-name="ce1">
            <text:p>0</text:p>
          </table:table-cell>
          <table:table-cell office:value-type="float" office:value="0.43894840080401354" table:style-name="ce1">
            <text:p>0.438948401</text:p>
          </table:table-cell>
          <table:table-cell office:value-type="float" office:value="0.19052899999999973" table:style-name="ce2">
            <text:p>0.190529</text:p>
          </table:table-cell>
          <table:table-cell table:number-columns-repeated="1638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0" table:style-name="ce1">
            <text:p>0</text:p>
          </table:table-cell>
          <table:table-cell office:value-type="float" office:value="0.85589075976508067" table:style-name="ce1">
            <text:p>0.85589076</text:p>
          </table:table-cell>
          <table:table-cell office:value-type="float" office:value="1.0529000000000011E-2" table:style-name="ce2">
            <text:p>0.010529</text:p>
          </table:table-cell>
          <table:table-cell table:number-columns-repeated="1638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0.72289067046111621" table:style-name="ce1">
            <text:p>0.72289067</text:p>
          </table:table-cell>
          <table:table-cell office:value-type="float" office:value="6.0529000000000721E-2" table:style-name="ce2">
            <text:p>0.060529</text:p>
          </table:table-cell>
          <table:table-cell table:number-columns-repeated="16380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4.9840000000000002E-2" table:style-name="ce1">
            <text:p>0.04984</text:p>
          </table:table-cell>
          <table:table-cell office:value-type="float" office:value="0.72297858786150626" table:style-name="ce1">
            <text:p>0.722978588</text:p>
          </table:table-cell>
          <table:table-cell office:value-type="float" office:value="0.39052900000000079" table:style-name="ce2">
            <text:p>0.390529</text:p>
          </table:table-cell>
          <table:table-cell table:number-columns-repeated="1638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0.117479996" table:style-name="ce1">
            <text:p>0.117479996</text:p>
          </table:table-cell>
          <table:table-cell office:value-type="float" office:value="0.86477546423160812" table:style-name="ce1">
            <text:p>0.864775464</text:p>
          </table:table-cell>
          <table:table-cell office:value-type="float" office:value="1.0005290000000002" table:style-name="ce2">
            <text:p>1.000529</text:p>
          </table:table-cell>
          <table:table-cell table:number-columns-repeated="1638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0.21448999000000002" table:style-name="ce1">
            <text:p>0.21448999</text:p>
          </table:table-cell>
          <table:table-cell office:value-type="float" office:value="0.68834037758695021" table:style-name="ce1">
            <text:p>0.688340378</text:p>
          </table:table-cell>
          <table:table-cell office:value-type="float" office:value="1.7805289999999996" table:style-name="ce2">
            <text:p>1.780529</text:p>
          </table:table-cell>
          <table:table-cell table:number-columns-repeated="16380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0.26255000000000001" table:style-name="ce1">
            <text:p>0.26255</text:p>
          </table:table-cell>
          <table:table-cell office:value-type="float" office:value="0.74779496895987618" table:style-name="ce1">
            <text:p>0.747794969</text:p>
          </table:table-cell>
          <table:table-cell office:value-type="float" office:value="2.4405289999999997" table:style-name="ce2">
            <text:p>2.440529</text:p>
          </table:table-cell>
          <table:table-cell table:number-columns-repeated="1638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.4760000000000007E-2" table:style-name="ce1">
            <text:p>0.07476</text:p>
          </table:table-cell>
          <table:table-cell office:value-type="float" office:value="9.7145300035939242E-2" table:style-name="ce1">
            <text:p>0.0971453</text:p>
          </table:table-cell>
          <table:table-cell office:value-type="float" office:value="2.2905289999999994" table:style-name="ce2">
            <text:p>2.290529</text:p>
          </table:table-cell>
          <table:table-cell table:number-columns-repeated="16380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5.7850000000000006E-2" table:style-name="ce1">
            <text:p>0.05785</text:p>
          </table:table-cell>
          <table:table-cell office:value-type="float" office:value="0.36372608622318359" table:style-name="ce1">
            <text:p>0.363726086</text:p>
          </table:table-cell>
          <table:table-cell office:value-type="float" office:value="2.3005294999999997" table:style-name="ce2">
            <text:p>2.3005295</text:p>
          </table:table-cell>
          <table:table-cell table:number-columns-repeated="16380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6.3189999999999996E-2" table:style-name="ce1">
            <text:p>0.06319</text:p>
          </table:table-cell>
          <table:table-cell office:value-type="float" office:value="0.46307080206876994" table:style-name="ce1">
            <text:p>0.463070802</text:p>
          </table:table-cell>
          <table:table-cell office:value-type="float" office:value="2.4205290000000002" table:style-name="ce2">
            <text:p>2.420529</text:p>
          </table:table-cell>
          <table:table-cell table:number-columns-repeated="1638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.6070000000000002E-2" table:style-name="ce1">
            <text:p>0.05607</text:p>
          </table:table-cell>
          <table:table-cell office:value-type="float" office:value="6.9632385082005088E-2" table:style-name="ce1">
            <text:p>0.069632385</text:p>
          </table:table-cell>
          <table:table-cell office:value-type="float" office:value="2.4105290000000004" table:style-name="ce2">
            <text:p>2.410529</text:p>
          </table:table-cell>
          <table:table-cell table:number-columns-repeated="1638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1.2665779728016742" table:style-name="ce1">
            <text:p>1.266577973</text:p>
          </table:table-cell>
          <table:table-cell office:value-type="float" office:value="2.3505289999999999" table:style-name="ce2">
            <text:p>2.350529</text:p>
          </table:table-cell>
          <table:table-cell table:number-columns-repeated="1638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0" table:style-name="ce1">
            <text:p>0</text:p>
          </table:table-cell>
          <table:table-cell office:value-type="float" office:value="0.65667056707893812" table:style-name="ce1">
            <text:p>0.656670567</text:p>
          </table:table-cell>
          <table:table-cell office:value-type="float" office:value="1.3705289999999994" table:style-name="ce2">
            <text:p>1.370529</text:p>
          </table:table-cell>
          <table:table-cell table:number-columns-repeated="1638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0" table:style-name="ce1">
            <text:p>0</text:p>
          </table:table-cell>
          <table:table-cell office:value-type="float" office:value="0.78228858456312866" table:style-name="ce1">
            <text:p>0.782288585</text:p>
          </table:table-cell>
          <table:table-cell office:value-type="float" office:value="1.1405290000000008" table:style-name="ce2">
            <text:p>1.140529</text:p>
          </table:table-cell>
          <table:table-cell table:number-columns-repeated="1638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0" table:style-name="ce1">
            <text:p>0</text:p>
          </table:table-cell>
          <table:table-cell office:value-type="float" office:value="0.41216045316934835" table:style-name="ce1">
            <text:p>0.412160453</text:p>
          </table:table-cell>
          <table:table-cell office:value-type="float" office:value="0.85052899999999987" table:style-name="ce2">
            <text:p>0.850529</text:p>
          </table:table-cell>
          <table:table-cell table:number-columns-repeated="1638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2.0326829900425563" table:style-name="ce1">
            <text:p>2.03268299</text:p>
          </table:table-cell>
          <table:table-cell office:value-type="float" office:value="0.76052900000000001" table:style-name="ce2">
            <text:p>0.760529</text:p>
          </table:table-cell>
          <table:table-cell table:number-columns-repeated="16380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0" table:style-name="ce1">
            <text:p>0</text:p>
          </table:table-cell>
          <table:table-cell office:value-type="float" office:value="1.2951340288994484" table:style-name="ce1">
            <text:p>1.295134029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0" table:style-name="ce1">
            <text:p>0</text:p>
          </table:table-cell>
          <table:table-cell office:value-type="float" office:value="0.94251091755015692" table:style-name="ce1">
            <text:p>0.942510918</text:p>
          </table:table-cell>
          <table:table-cell office:value-type="float" office:value="-0.36947100000000077" table:style-name="ce2">
            <text:p>-0.369471</text:p>
          </table:table-cell>
          <table:table-cell table:number-columns-repeated="1638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0" table:style-name="ce1">
            <text:p>0</text:p>
          </table:table-cell>
          <table:table-cell office:value-type="float" office:value="0.66370141008413053" table:style-name="ce1">
            <text:p>0.66370141</text:p>
          </table:table-cell>
          <table:table-cell office:value-type="float" office:value="-0.67947099999999949" table:style-name="ce2">
            <text:p>-0.679471</text:p>
          </table:table-cell>
          <table:table-cell table:number-columns-repeated="1638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0" table:style-name="ce1">
            <text:p>0</text:p>
          </table:table-cell>
          <table:table-cell office:value-type="float" office:value="0.46278247116088145" table:style-name="ce1">
            <text:p>0.462782471</text:p>
          </table:table-cell>
          <table:table-cell office:value-type="float" office:value="-0.92947099999999949" table:style-name="ce2">
            <text:p>-0.929471</text:p>
          </table:table-cell>
          <table:table-cell table:number-columns-repeated="1638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0" table:style-name="ce1">
            <text:p>0</text:p>
          </table:table-cell>
          <table:table-cell office:value-type="float" office:value="9.453766345358236E-2" table:style-name="ce1">
            <text:p>0.094537663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0" table:style-name="ce1">
            <text:p>0</text:p>
          </table:table-cell>
          <table:table-cell office:value-type="float" office:value="0.2706925106141117" table:style-name="ce1">
            <text:p>0.270692511</text:p>
          </table:table-cell>
          <table:table-cell office:value-type="float" office:value="-1.2694709999999993" table:style-name="ce2">
            <text:p>-1.269471</text:p>
          </table:table-cell>
          <table:table-cell table:number-columns-repeated="1638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0" table:style-name="ce1">
            <text:p>0</text:p>
          </table:table-cell>
          <table:table-cell office:value-type="float" office:value="7.1132594572300714E-2" table:style-name="ce1">
            <text:p>0.071132595</text:p>
          </table:table-cell>
          <table:table-cell office:value-type="float" office:value="-1.5194709999999993" table:style-name="ce2">
            <text:p>-1.519471</text:p>
          </table:table-cell>
          <table:table-cell table:number-columns-repeated="16380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0" table:style-name="ce1">
            <text:p>0</text:p>
          </table:table-cell>
          <table:table-cell office:value-type="float" office:value="0.18681766730614513" table:style-name="ce1">
            <text:p>0.186817667</text:p>
          </table:table-cell>
          <table:table-cell office:value-type="float" office:value="-1.8994710000000001" table:style-name="ce2">
            <text:p>-1.899471</text:p>
          </table:table-cell>
          <table:table-cell table:number-columns-repeated="1638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0" table:style-name="ce1">
            <text:p>0</text:p>
          </table:table-cell>
          <table:table-cell office:value-type="float" office:value="3.2616858422823219E-2" table:style-name="ce1">
            <text:p>0.032616858</text:p>
          </table:table-cell>
          <table:table-cell office:value-type="float" office:value="-3.2394714000000002" table:style-name="ce2">
            <text:p>-3.2394714</text:p>
          </table:table-cell>
          <table:table-cell table:number-columns-repeated="1638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0" table:style-name="ce1">
            <text:p>0</text:p>
          </table:table-cell>
          <table:table-cell office:value-type="float" office:value="8.1526077920706541E-2" table:style-name="ce1">
            <text:p>0.081526078</text:p>
          </table:table-cell>
          <table:table-cell office:value-type="float" office:value="-3.8694715000000004" table:style-name="ce2">
            <text:p>-3.8694715</text:p>
          </table:table-cell>
          <table:table-cell table:number-columns-repeated="16380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.5130000000000001E-2" table:style-name="ce1">
            <text:p>0.01513</text:p>
          </table:table-cell>
          <table:table-cell office:value-type="float" office:value="0.43911357417240759" table:style-name="ce1">
            <text:p>0.439113574</text:p>
          </table:table-cell>
          <table:table-cell office:value-type="float" office:value="-4.3394712999999996" table:style-name="ce2">
            <text:p>-4.3394713</text:p>
          </table:table-cell>
          <table:table-cell table:number-columns-repeated="1638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0.11303000000000001" table:style-name="ce1">
            <text:p>0.11303</text:p>
          </table:table-cell>
          <table:table-cell office:value-type="float" office:value="1.1905564349795685" table:style-name="ce1">
            <text:p>1.190556435</text:p>
          </table:table-cell>
          <table:table-cell office:value-type="float" office:value="-3.5694714000000003" table:style-name="ce2">
            <text:p>-3.5694714</text:p>
          </table:table-cell>
          <table:table-cell table:number-columns-repeated="1638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0.17177000000000001" table:style-name="ce1">
            <text:p>0.17177</text:p>
          </table:table-cell>
          <table:table-cell office:value-type="float" office:value="0.74616618336351337" table:style-name="ce1">
            <text:p>0.746166183</text:p>
          </table:table-cell>
          <table:table-cell office:value-type="float" office:value="-2.7794714000000003" table:style-name="ce2">
            <text:p>-2.7794714</text:p>
          </table:table-cell>
          <table:table-cell table:number-columns-repeated="16380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0.23851999000000002" table:style-name="ce1">
            <text:p>0.23851999</text:p>
          </table:table-cell>
          <table:table-cell office:value-type="float" office:value="0.70994202576710197" table:style-name="ce1">
            <text:p>0.709942026</text:p>
          </table:table-cell>
          <table:table-cell office:value-type="float" office:value="-1.3294709999999998" table:style-name="ce2">
            <text:p>-1.329471</text:p>
          </table:table-cell>
          <table:table-cell table:number-columns-repeated="1638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0.88736781869767267" table:style-name="ce1">
            <text:p>0.887367819</text:p>
          </table:table-cell>
          <table:table-cell office:value-type="float" office:value="0.14052900000000079" table:style-name="ce2">
            <text:p>0.140529</text:p>
          </table:table-cell>
          <table:table-cell table:number-columns-repeated="1638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0.16109000000000001" table:style-name="ce1">
            <text:p>0.16109</text:p>
          </table:table-cell>
          <table:table-cell office:value-type="float" office:value="0.55017701348153669" table:style-name="ce1">
            <text:p>0.550177013</text:p>
          </table:table-cell>
          <table:table-cell office:value-type="float" office:value="0.69052899999999973" table:style-name="ce2">
            <text:p>0.690529</text:p>
          </table:table-cell>
          <table:table-cell table:number-columns-repeated="1638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0.12994" table:style-name="ce1">
            <text:p>0.12994</text:p>
          </table:table-cell>
          <table:table-cell office:value-type="float" office:value="0.51105599337470486" table:style-name="ce1">
            <text:p>0.511055993</text:p>
          </table:table-cell>
          <table:table-cell office:value-type="float" office:value="1.0805290000000003" table:style-name="ce2">
            <text:p>1.080529</text:p>
          </table:table-cell>
          <table:table-cell table:number-columns-repeated="16380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0.11214" table:style-name="ce1">
            <text:p>0.11214</text:p>
          </table:table-cell>
          <table:table-cell office:value-type="float" office:value="0.58418110707208548" table:style-name="ce1">
            <text:p>0.584181107</text:p>
          </table:table-cell>
          <table:table-cell office:value-type="float" office:value="1.4405289999999997" table:style-name="ce2">
            <text:p>1.440529</text:p>
          </table:table-cell>
          <table:table-cell table:number-columns-repeated="1638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7.7430000000000013E-2" table:style-name="ce1">
            <text:p>0.07743</text:p>
          </table:table-cell>
          <table:table-cell office:value-type="float" office:value="1.0765207288770795" table:style-name="ce1">
            <text:p>1.076520729</text:p>
          </table:table-cell>
          <table:table-cell office:value-type="float" office:value="1.510529" table:style-name="ce2">
            <text:p>1.510529</text:p>
          </table:table-cell>
          <table:table-cell table:number-columns-repeated="1638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3.3820000000000003E-2" table:style-name="ce1">
            <text:p>0.03382</text:p>
          </table:table-cell>
          <table:table-cell office:value-type="float" office:value="0.92164428023317535" table:style-name="ce1">
            <text:p>0.92164428</text:p>
          </table:table-cell>
          <table:table-cell office:value-type="float" office:value="1.5305289999999996" table:style-name="ce2">
            <text:p>1.530529</text:p>
          </table:table-cell>
          <table:table-cell table:number-columns-repeated="16380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0" table:style-name="ce1">
            <text:p>0</text:p>
          </table:table-cell>
          <table:table-cell office:value-type="float" office:value="1.2414445548597546" table:style-name="ce1">
            <text:p>1.241444555</text:p>
          </table:table-cell>
          <table:table-cell office:value-type="float" office:value="1.2205290000000009" table:style-name="ce2">
            <text:p>1.220529</text:p>
          </table:table-cell>
          <table:table-cell table:number-columns-repeated="1638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0" table:style-name="ce1">
            <text:p>0</text:p>
          </table:table-cell>
          <table:table-cell office:value-type="float" office:value="0.63120742835569243" table:style-name="ce1">
            <text:p>0.631207428</text:p>
          </table:table-cell>
          <table:table-cell office:value-type="float" office:value="0.39052900000000079" table:style-name="ce2">
            <text:p>0.390529</text:p>
          </table:table-cell>
          <table:table-cell table:number-columns-repeated="1638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0" table:style-name="ce1">
            <text:p>0</text:p>
          </table:table-cell>
          <table:table-cell office:value-type="float" office:value="0.86104948501311118" table:style-name="ce1">
            <text:p>0.861049485</text:p>
          </table:table-cell>
          <table:table-cell office:value-type="float" office:value="-0.7294710000000002" table:style-name="ce2">
            <text:p>-0.729471</text:p>
          </table:table-cell>
          <table:table-cell table:number-columns-repeated="1638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0" table:style-name="ce1">
            <text:p>0</text:p>
          </table:table-cell>
          <table:table-cell office:value-type="float" office:value="0.74032010374488" table:style-name="ce1">
            <text:p>0.740320104</text:p>
          </table:table-cell>
          <table:table-cell office:value-type="float" office:value="-1.3694710000000008" table:style-name="ce2">
            <text:p>-1.369471</text:p>
          </table:table-cell>
          <table:table-cell table:number-columns-repeated="1638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0" table:style-name="ce1">
            <text:p>0</text:p>
          </table:table-cell>
          <table:table-cell office:value-type="float" office:value="2.4866974834452811" table:style-name="ce1">
            <text:p>2.486697483</text:p>
          </table:table-cell>
          <table:table-cell office:value-type="float" office:value="-1.2194710000000004" table:style-name="ce2">
            <text:p>-1.219471</text:p>
          </table:table-cell>
          <table:table-cell table:number-columns-repeated="1638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0" table:style-name="ce1">
            <text:p>0</text:p>
          </table:table-cell>
          <table:table-cell office:value-type="float" office:value="1.8009318559916829" table:style-name="ce1">
            <text:p>1.800931856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0" table:style-name="ce1">
            <text:p>0</text:p>
          </table:table-cell>
          <table:table-cell office:value-type="float" office:value="1.1784619225983124" table:style-name="ce1">
            <text:p>1.178461923</text:p>
          </table:table-cell>
          <table:table-cell office:value-type="float" office:value="-1.8394709999999996" table:style-name="ce2">
            <text:p>-1.839471</text:p>
          </table:table-cell>
          <table:table-cell table:number-columns-repeated="1638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0" table:style-name="ce1">
            <text:p>0</text:p>
          </table:table-cell>
          <table:table-cell office:value-type="float" office:value="0.51210077337838888" table:style-name="ce1">
            <text:p>0.512100773</text:p>
          </table:table-cell>
          <table:table-cell office:value-type="float" office:value="-1.9694710000000004" table:style-name="ce2">
            <text:p>-1.969471</text:p>
          </table:table-cell>
          <table:table-cell table:number-columns-repeated="1638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0" table:style-name="ce1">
            <text:p>0</text:p>
          </table:table-cell>
          <table:table-cell office:value-type="float" office:value="0.65638951233737985" table:style-name="ce1">
            <text:p>0.656389512</text:p>
          </table:table-cell>
          <table:table-cell office:value-type="float" office:value="-2.7594713999999998" table:style-name="ce2">
            <text:p>-2.7594714</text:p>
          </table:table-cell>
          <table:table-cell table:number-columns-repeated="1638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0" table:style-name="ce1">
            <text:p>0</text:p>
          </table:table-cell>
          <table:table-cell office:value-type="float" office:value="0.29310805570178916" table:style-name="ce1">
            <text:p>0.293108056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0" table:style-name="ce1">
            <text:p>0</text:p>
          </table:table-cell>
          <table:table-cell office:value-type="float" office:value="0.18817461976068509" table:style-name="ce1">
            <text:p>0.18817462</text:p>
          </table:table-cell>
          <table:table-cell office:value-type="float" office:value="-4.6394715" table:style-name="ce2">
            <text:p>-4.6394715</text:p>
          </table:table-cell>
          <table:table-cell table:number-columns-repeated="16380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0" table:style-name="ce1">
            <text:p>0</text:p>
          </table:table-cell>
          <table:table-cell office:value-type="float" office:value="8.8277400623472474E-2" table:style-name="ce1">
            <text:p>0.088277401</text:p>
          </table:table-cell>
          <table:table-cell office:value-type="float" office:value="-4.9394711999999998" table:style-name="ce2">
            <text:p>-4.9394712</text:p>
          </table:table-cell>
          <table:table-cell table:number-columns-repeated="1638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0" table:style-name="ce1">
            <text:p>0</text:p>
          </table:table-cell>
          <table:table-cell office:value-type="float" office:value="0.16599661214919581" table:style-name="ce1">
            <text:p>0.165996612</text:p>
          </table:table-cell>
          <table:table-cell office:value-type="float" office:value="-5.3494716000000002" table:style-name="ce2">
            <text:p>-5.3494716</text:p>
          </table:table-cell>
          <table:table-cell table:number-columns-repeated="1638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0" table:style-name="ce1">
            <text:p>0</text:p>
          </table:table-cell>
          <table:table-cell office:value-type="float" office:value="0.12153001914663611" table:style-name="ce1">
            <text:p>0.121530019</text:p>
          </table:table-cell>
          <table:table-cell office:value-type="float" office:value="-5.9494714999999996" table:style-name="ce2">
            <text:p>-5.9494715</text:p>
          </table:table-cell>
          <table:table-cell table:number-columns-repeated="16380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1.958E-2" table:style-name="ce1">
            <text:p>0.01958</text:p>
          </table:table-cell>
          <table:table-cell office:value-type="float" office:value="0.45260264263186112" table:style-name="ce1">
            <text:p>0.452602643</text:p>
          </table:table-cell>
          <table:table-cell office:value-type="float" office:value="-5.9194712999999997" table:style-name="ce2">
            <text:p>-5.9194713</text:p>
          </table:table-cell>
          <table:table-cell table:number-columns-repeated="1638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0.13616999999999999" table:style-name="ce1">
            <text:p>0.13617</text:p>
          </table:table-cell>
          <table:table-cell office:value-type="float" office:value="0.8459577020387864" table:style-name="ce1">
            <text:p>0.845957702</text:p>
          </table:table-cell>
          <table:table-cell office:value-type="float" office:value="-4.8594713" table:style-name="ce2">
            <text:p>-4.8594713</text:p>
          </table:table-cell>
          <table:table-cell table:number-columns-repeated="1638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0.24030000000000001" table:style-name="ce1">
            <text:p>0.2403</text:p>
          </table:table-cell>
          <table:table-cell office:value-type="float" office:value="1.0109272887227483" table:style-name="ce1">
            <text:p>1.010927289</text:p>
          </table:table-cell>
          <table:table-cell office:value-type="float" office:value="-3.7094709999999997" table:style-name="ce2">
            <text:p>-3.709471</text:p>
          </table:table-cell>
          <table:table-cell table:number-columns-repeated="1638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72752953514150465" table:style-name="ce1">
            <text:p>0.727529535</text:p>
          </table:table-cell>
          <table:table-cell office:value-type="float" office:value="-2.3294715999999998" table:style-name="ce2">
            <text:p>-2.3294716</text:p>
          </table:table-cell>
          <table:table-cell table:number-columns-repeated="1638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0.42719997999999998" table:style-name="ce1">
            <text:p>0.42719998</text:p>
          </table:table-cell>
          <table:table-cell office:value-type="float" office:value="0.58636494402811312" table:style-name="ce1">
            <text:p>0.586364944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0.43699000000000005" table:style-name="ce1">
            <text:p>0.43699</text:p>
          </table:table-cell>
          <table:table-cell office:value-type="float" office:value="0.90441850463979767" table:style-name="ce1">
            <text:p>0.904418505</text:p>
          </table:table-cell>
          <table:table-cell office:value-type="float" office:value="1.1805289999999999" table:style-name="ce2">
            <text:p>1.180529</text:p>
          </table:table-cell>
          <table:table-cell table:number-columns-repeated="16380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0.40316998000000004" table:style-name="ce1">
            <text:p>0.40316998</text:p>
          </table:table-cell>
          <table:table-cell office:value-type="float" office:value="0.85451459694642884" table:style-name="ce1">
            <text:p>0.854514597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18849598225989106" table:style-name="ce1">
            <text:p>0.188495982</text:p>
          </table:table-cell>
          <table:table-cell office:value-type="float" office:value="4.0505294999999997" table:style-name="ce2">
            <text:p>4.0505295</text:p>
          </table:table-cell>
          <table:table-cell table:number-columns-repeated="1638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0.20381000000000002" table:style-name="ce1">
            <text:p>0.20381</text:p>
          </table:table-cell>
          <table:table-cell office:value-type="float" office:value="0.75451536573622824" table:style-name="ce1">
            <text:p>0.754515366</text:p>
          </table:table-cell>
          <table:table-cell office:value-type="float" office:value="4.4905290000000004" table:style-name="ce2">
            <text:p>4.490529</text:p>
          </table:table-cell>
          <table:table-cell table:number-columns-repeated="1638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6.9420000000000009E-2" table:style-name="ce1">
            <text:p>0.06942</text:p>
          </table:table-cell>
          <table:table-cell office:value-type="float" office:value="0.96549407628943296" table:style-name="ce1">
            <text:p>0.965494076</text:p>
          </table:table-cell>
          <table:table-cell office:value-type="float" office:value="3.4405289999999997" table:style-name="ce2">
            <text:p>3.440529</text:p>
          </table:table-cell>
          <table:table-cell table:number-columns-repeated="1638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0" table:style-name="ce1">
            <text:p>0</text:p>
          </table:table-cell>
          <table:table-cell office:value-type="float" office:value="0.33632856009180057" table:style-name="ce1">
            <text:p>0.33632856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0" table:style-name="ce1">
            <text:p>0</text:p>
          </table:table-cell>
          <table:table-cell office:value-type="float" office:value="0.77285425899756888" table:style-name="ce1">
            <text:p>0.772854259</text:p>
          </table:table-cell>
          <table:table-cell office:value-type="float" office:value="1.1505290000000006" table:style-name="ce2">
            <text:p>1.150529</text:p>
          </table:table-cell>
          <table:table-cell table:number-columns-repeated="16380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0" table:style-name="ce1">
            <text:p>0</text:p>
          </table:table-cell>
          <table:table-cell office:value-type="float" office:value="0.50484861088124799" table:style-name="ce1">
            <text:p>0.504848611</text:p>
          </table:table-cell>
          <table:table-cell office:value-type="float" office:value="-9.9470999999999421E-2" table:style-name="ce2">
            <text:p>-0.099471</text:p>
          </table:table-cell>
          <table:table-cell table:number-columns-repeated="1638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0" table:style-name="ce1">
            <text:p>0</text:p>
          </table:table-cell>
          <table:table-cell office:value-type="float" office:value="0.77037501404268238" table:style-name="ce1">
            <text:p>0.770375014</text:p>
          </table:table-cell>
          <table:table-cell office:value-type="float" office:value="-0.91947099999999971" table:style-name="ce2">
            <text:p>-0.919471</text:p>
          </table:table-cell>
          <table:table-cell table:number-columns-repeated="1638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0" table:style-name="ce1">
            <text:p>0</text:p>
          </table:table-cell>
          <table:table-cell office:value-type="float" office:value="1.0873108269740674" table:style-name="ce1">
            <text:p>1.087310827</text:p>
          </table:table-cell>
          <table:table-cell office:value-type="float" office:value="-2.1994714999999996" table:style-name="ce2">
            <text:p>-2.1994715</text:p>
          </table:table-cell>
          <table:table-cell table:number-columns-repeated="1638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0" table:style-name="ce1">
            <text:p>0</text:p>
          </table:table-cell>
          <table:table-cell office:value-type="float" office:value="1.6191727837284828" table:style-name="ce1">
            <text:p>1.619172784</text:p>
          </table:table-cell>
          <table:table-cell office:value-type="float" office:value="-3.8994713000000001" table:style-name="ce2">
            <text:p>-3.8994713</text:p>
          </table:table-cell>
          <table:table-cell table:number-columns-repeated="16380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0" table:style-name="ce1">
            <text:p>0</text:p>
          </table:table-cell>
          <table:table-cell office:value-type="float" office:value="1.1175247963393911" table:style-name="ce1">
            <text:p>1.117524796</text:p>
          </table:table-cell>
          <table:table-cell office:value-type="float" office:value="-4.9494714999999996" table:style-name="ce2">
            <text:p>-4.9494715</text:p>
          </table:table-cell>
          <table:table-cell table:number-columns-repeated="1638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0" table:style-name="ce1">
            <text:p>0</text:p>
          </table:table-cell>
          <table:table-cell office:value-type="float" office:value="0.79986565716426838" table:style-name="ce1">
            <text:p>0.799865657</text:p>
          </table:table-cell>
          <table:table-cell office:value-type="float" office:value="-5.3794712999999996" table:style-name="ce2">
            <text:p>-5.3794713</text:p>
          </table:table-cell>
          <table:table-cell table:number-columns-repeated="1638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0" table:style-name="ce1">
            <text:p>0</text:p>
          </table:table-cell>
          <table:table-cell office:value-type="float" office:value="1.1884825922152515" table:style-name="ce1">
            <text:p>1.188482592</text:p>
          </table:table-cell>
          <table:table-cell office:value-type="float" office:value="-6.0894712999999996" table:style-name="ce2">
            <text:p>-6.0894713</text:p>
          </table:table-cell>
          <table:table-cell table:number-columns-repeated="1638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0" table:style-name="ce1">
            <text:p>0</text:p>
          </table:table-cell>
          <table:table-cell office:value-type="float" office:value="0.30340234329775806" table:style-name="ce1">
            <text:p>0.303402343</text:p>
          </table:table-cell>
          <table:table-cell office:value-type="float" office:value="-6.6194714999999995" table:style-name="ce2">
            <text:p>-6.6194715</text:p>
          </table:table-cell>
          <table:table-cell table:number-columns-repeated="1638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0" table:style-name="ce1">
            <text:p>0</text:p>
          </table:table-cell>
          <table:table-cell office:value-type="float" office:value="5.163672713003381E-2" table:style-name="ce1">
            <text:p>0.051636727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0" table:style-name="ce1">
            <text:p>0</text:p>
          </table:table-cell>
          <table:table-cell office:value-type="float" office:value="0.12790890179002679" table:style-name="ce1">
            <text:p>0.127908902</text:p>
          </table:table-cell>
          <table:table-cell office:value-type="float" office:value="-6.8394712999999996" table:style-name="ce2">
            <text:p>-6.8394713</text:p>
          </table:table-cell>
          <table:table-cell table:number-columns-repeated="16380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0" table:style-name="ce1">
            <text:p>0</text:p>
          </table:table-cell>
          <table:table-cell office:value-type="float" office:value="6.2758643882759271E-2" table:style-name="ce1">
            <text:p>0.062758644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0" table:style-name="ce1">
            <text:p>0</text:p>
          </table:table-cell>
          <table:table-cell office:value-type="float" office:value="0.10945816179620278" table:style-name="ce1">
            <text:p>0.109458162</text:p>
          </table:table-cell>
          <table:table-cell office:value-type="float" office:value="-6.7994713999999998" table:style-name="ce2">
            <text:p>-6.7994714</text:p>
          </table:table-cell>
          <table:table-cell table:number-columns-repeated="1638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3859144977441321" table:style-name="ce1">
            <text:p>0.13859145</text:p>
          </table:table-cell>
          <table:table-cell office:value-type="float" office:value="-5.4094715000000004" table:style-name="ce2">
            <text:p>-5.4094715</text:p>
          </table:table-cell>
          <table:table-cell table:number-columns-repeated="1638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0.14061999999999999" table:style-name="ce1">
            <text:p>0.14062</text:p>
          </table:table-cell>
          <table:table-cell office:value-type="float" office:value="0.66334438980175792" table:style-name="ce1">
            <text:p>0.66334439</text:p>
          </table:table-cell>
          <table:table-cell office:value-type="float" office:value="-4.0994716000000002" table:style-name="ce2">
            <text:p>-4.0994716</text:p>
          </table:table-cell>
          <table:table-cell table:number-columns-repeated="16380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0.26966998000000003" table:style-name="ce1">
            <text:p>0.26966998</text:p>
          </table:table-cell>
          <table:table-cell office:value-type="float" office:value="1.1393958905977977" table:style-name="ce1">
            <text:p>1.139395891</text:p>
          </table:table-cell>
          <table:table-cell office:value-type="float" office:value="-2.7594713999999998" table:style-name="ce2">
            <text:p>-2.7594714</text:p>
          </table:table-cell>
          <table:table-cell table:number-columns-repeated="1638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0.36222998000000001" table:style-name="ce1">
            <text:p>0.36222998</text:p>
          </table:table-cell>
          <table:table-cell office:value-type="float" office:value="0.91808570354101249" table:style-name="ce1">
            <text:p>0.918085704</text:p>
          </table:table-cell>
          <table:table-cell office:value-type="float" office:value="-0.99947099999999978" table:style-name="ce2">
            <text:p>-0.999471</text:p>
          </table:table-cell>
          <table:table-cell table:number-columns-repeated="1638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0.41830000000000001" table:style-name="ce1">
            <text:p>0.4183</text:p>
          </table:table-cell>
          <table:table-cell office:value-type="float" office:value="0.44398744535496454" table:style-name="ce1">
            <text:p>0.443987445</text:p>
          </table:table-cell>
          <table:table-cell office:value-type="float" office:value="0.54052899999999937" table:style-name="ce2">
            <text:p>0.540529</text:p>
          </table:table-cell>
          <table:table-cell table:number-columns-repeated="1638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0.43431999999999998" table:style-name="ce1">
            <text:p>0.43432</text:p>
          </table:table-cell>
          <table:table-cell office:value-type="float" office:value="0.38862120255237864" table:style-name="ce1">
            <text:p>0.388621203</text:p>
          </table:table-cell>
          <table:table-cell office:value-type="float" office:value="1.6205289999999994" table:style-name="ce2">
            <text:p>1.620529</text:p>
          </table:table-cell>
          <table:table-cell table:number-columns-repeated="16380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0.39694000000000002" table:style-name="ce1">
            <text:p>0.39694</text:p>
          </table:table-cell>
          <table:table-cell office:value-type="float" office:value="0.98513462404179686" table:style-name="ce1">
            <text:p>0.985134624</text:p>
          </table:table-cell>
          <table:table-cell office:value-type="float" office:value="2.8205290000000005" table:style-name="ce2">
            <text:p>2.820529</text:p>
          </table:table-cell>
          <table:table-cell table:number-columns-repeated="1638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0.31594997999999996" table:style-name="ce1">
            <text:p>0.31594998</text:p>
          </table:table-cell>
          <table:table-cell office:value-type="float" office:value="0.74679293218140863" table:style-name="ce1">
            <text:p>0.746792932</text:p>
          </table:table-cell>
          <table:table-cell office:value-type="float" office:value="3.4905290000000004" table:style-name="ce2">
            <text:p>3.490529</text:p>
          </table:table-cell>
          <table:table-cell table:number-columns-repeated="1638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0.20113999999999999" table:style-name="ce1">
            <text:p>0.20114</text:p>
          </table:table-cell>
          <table:table-cell office:value-type="float" office:value="0.36230736347963111" table:style-name="ce1">
            <text:p>0.362307363</text:p>
          </table:table-cell>
          <table:table-cell office:value-type="float" office:value="2.9705290000000009" table:style-name="ce2">
            <text:p>2.970529</text:p>
          </table:table-cell>
          <table:table-cell table:number-columns-repeated="1638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6.497E-2" table:style-name="ce1">
            <text:p>0.06497</text:p>
          </table:table-cell>
          <table:table-cell office:value-type="float" office:value="1.0157338805512031" table:style-name="ce1">
            <text:p>1.015733881</text:p>
          </table:table-cell>
          <table:table-cell office:value-type="float" office:value="1.9505289999999995" table:style-name="ce2">
            <text:p>1.950529</text:p>
          </table:table-cell>
          <table:table-cell table:number-columns-repeated="16380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0" table:style-name="ce1">
            <text:p>0</text:p>
          </table:table-cell>
          <table:table-cell office:value-type="float" office:value="1.3529825882446649" table:style-name="ce1">
            <text:p>1.352982588</text:p>
          </table:table-cell>
          <table:table-cell office:value-type="float" office:value="0.47052900000000086" table:style-name="ce2">
            <text:p>0.470529</text:p>
          </table:table-cell>
          <table:table-cell table:number-columns-repeated="1638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0" table:style-name="ce1">
            <text:p>0</text:p>
          </table:table-cell>
          <table:table-cell office:value-type="float" office:value="0.47484300811102076" table:style-name="ce1">
            <text:p>0.474843008</text:p>
          </table:table-cell>
          <table:table-cell office:value-type="float" office:value="-0.32947099999999985" table:style-name="ce2">
            <text:p>-0.329471</text:p>
          </table:table-cell>
          <table:table-cell table:number-columns-repeated="1638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0" table:style-name="ce1">
            <text:p>0</text:p>
          </table:table-cell>
          <table:table-cell office:value-type="float" office:value="0.81944657823161005" table:style-name="ce1">
            <text:p>0.819446578</text:p>
          </table:table-cell>
          <table:table-cell office:value-type="float" office:value="-0.77947099999999914" table:style-name="ce2">
            <text:p>-0.779471</text:p>
          </table:table-cell>
          <table:table-cell table:number-columns-repeated="1638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0" table:style-name="ce1">
            <text:p>0</text:p>
          </table:table-cell>
          <table:table-cell office:value-type="float" office:value="0.89763169615348271" table:style-name="ce1">
            <text:p>0.897631696</text:p>
          </table:table-cell>
          <table:table-cell office:value-type="float" office:value="-0.88947100000000034" table:style-name="ce2">
            <text:p>-0.889471</text:p>
          </table:table-cell>
          <table:table-cell table:number-columns-repeated="1638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0" table:style-name="ce1">
            <text:p>0</text:p>
          </table:table-cell>
          <table:table-cell office:value-type="float" office:value="0.62608150799124374" table:style-name="ce1">
            <text:p>0.626081508</text:p>
          </table:table-cell>
          <table:table-cell office:value-type="float" office:value="-1.1494710000000001" table:style-name="ce2">
            <text:p>-1.149471</text:p>
          </table:table-cell>
          <table:table-cell table:number-columns-repeated="16380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0" table:style-name="ce1">
            <text:p>0</text:p>
          </table:table-cell>
          <table:table-cell office:value-type="float" office:value="1.2068570047467453" table:style-name="ce1">
            <text:p>1.206857005</text:p>
          </table:table-cell>
          <table:table-cell office:value-type="float" office:value="-1.1894709999999993" table:style-name="ce2">
            <text:p>-1.189471</text:p>
          </table:table-cell>
          <table:table-cell table:number-columns-repeated="1638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0" table:style-name="ce1">
            <text:p>0</text:p>
          </table:table-cell>
          <table:table-cell office:value-type="float" office:value="1.1812860333913282" table:style-name="ce1">
            <text:p>1.181286033</text:p>
          </table:table-cell>
          <table:table-cell office:value-type="float" office:value="-1.4594710000000006" table:style-name="ce2">
            <text:p>-1.459471</text:p>
          </table:table-cell>
          <table:table-cell table:number-columns-repeated="1638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0" table:style-name="ce1">
            <text:p>0</text:p>
          </table:table-cell>
          <table:table-cell office:value-type="float" office:value="1.4818810851015463" table:style-name="ce1">
            <text:p>1.481881085</text:p>
          </table:table-cell>
          <table:table-cell office:value-type="float" office:value="-1.8494709999999994" table:style-name="ce2">
            <text:p>-1.849471</text:p>
          </table:table-cell>
          <table:table-cell table:number-columns-repeated="1638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0" table:style-name="ce1">
            <text:p>0</text:p>
          </table:table-cell>
          <table:table-cell office:value-type="float" office:value="0.64993144822429083" table:style-name="ce1">
            <text:p>0.649931448</text:p>
          </table:table-cell>
          <table:table-cell office:value-type="float" office:value="-1.8194710000000001" table:style-name="ce2">
            <text:p>-1.819471</text:p>
          </table:table-cell>
          <table:table-cell table:number-columns-repeated="1638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0" table:style-name="ce1">
            <text:p>0</text:p>
          </table:table-cell>
          <table:table-cell office:value-type="float" office:value="0.40500483035496315" table:style-name="ce1">
            <text:p>0.40500483</text:p>
          </table:table-cell>
          <table:table-cell office:value-type="float" office:value="-2.0594716000000002" table:style-name="ce2">
            <text:p>-2.0594716</text:p>
          </table:table-cell>
          <table:table-cell table:number-columns-repeated="16380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0" table:style-name="ce1">
            <text:p>0</text:p>
          </table:table-cell>
          <table:table-cell office:value-type="float" office:value="0.7682317308590586" table:style-name="ce1">
            <text:p>0.768231731</text:p>
          </table:table-cell>
          <table:table-cell office:value-type="float" office:value="-3.3594713" table:style-name="ce2">
            <text:p>-3.3594713</text:p>
          </table:table-cell>
          <table:table-cell table:number-columns-repeated="16380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0" table:style-name="ce1">
            <text:p>0</text:p>
          </table:table-cell>
          <table:table-cell office:value-type="float" office:value="0.21291526396784347" table:style-name="ce1">
            <text:p>0.212915264</text:p>
          </table:table-cell>
          <table:table-cell office:value-type="float" office:value="-4.1394715" table:style-name="ce2">
            <text:p>-4.1394715</text:p>
          </table:table-cell>
          <table:table-cell table:number-columns-repeated="1638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.21761790533842537" table:style-name="ce1">
            <text:p>0.217617905</text:p>
          </table:table-cell>
          <table:table-cell office:value-type="float" office:value="-4.8194714000000003" table:style-name="ce2">
            <text:p>-4.8194714</text:p>
          </table:table-cell>
          <table:table-cell table:number-columns-repeated="1638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0" table:style-name="ce1">
            <text:p>0</text:p>
          </table:table-cell>
          <table:table-cell office:value-type="float" office:value="0.14508745406812068" table:style-name="ce1">
            <text:p>0.145087454</text:p>
          </table:table-cell>
          <table:table-cell office:value-type="float" office:value="-5.0894712999999996" table:style-name="ce2">
            <text:p>-5.0894713</text:p>
          </table:table-cell>
          <table:table-cell table:number-columns-repeated="16380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1.602E-2" table:style-name="ce1">
            <text:p>0.01602</text:p>
          </table:table-cell>
          <table:table-cell office:value-type="float" office:value="0.12006621647885238" table:style-name="ce1">
            <text:p>0.120066216</text:p>
          </table:table-cell>
          <table:table-cell office:value-type="float" office:value="-4.5594716000000002" table:style-name="ce2">
            <text:p>-4.5594716</text:p>
          </table:table-cell>
          <table:table-cell table:number-columns-repeated="16380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0.13706000000000002" table:style-name="ce1">
            <text:p>0.13706</text:p>
          </table:table-cell>
          <table:table-cell office:value-type="float" office:value="0.20028254891507549" table:style-name="ce1">
            <text:p>0.200282549</text:p>
          </table:table-cell>
          <table:table-cell office:value-type="float" office:value="-2.1194715000000004" table:style-name="ce2">
            <text:p>-2.1194715</text:p>
          </table:table-cell>
          <table:table-cell table:number-columns-repeated="16380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0.26522000000000001" table:style-name="ce1">
            <text:p>0.26522</text:p>
          </table:table-cell>
          <table:table-cell office:value-type="float" office:value="0.32851813139657021" table:style-name="ce1">
            <text:p>0.328518131</text:p>
          </table:table-cell>
          <table:table-cell office:value-type="float" office:value="0.45052899999999951" table:style-name="ce2">
            <text:p>0.450529</text:p>
          </table:table-cell>
          <table:table-cell table:number-columns-repeated="1638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0.35955999999999999" table:style-name="ce1">
            <text:p>0.35956</text:p>
          </table:table-cell>
          <table:table-cell office:value-type="float" office:value="0.59157884206572253" table:style-name="ce1">
            <text:p>0.591578842</text:p>
          </table:table-cell>
          <table:table-cell office:value-type="float" office:value="2.9605289999999993" table:style-name="ce2">
            <text:p>2.960529</text:p>
          </table:table-cell>
          <table:table-cell table:number-columns-repeated="1638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0.41652" table:style-name="ce1">
            <text:p>0.41652</text:p>
          </table:table-cell>
          <table:table-cell office:value-type="float" office:value="1.7112388235100493" table:style-name="ce1">
            <text:p>1.711238824</text:p>
          </table:table-cell>
          <table:table-cell office:value-type="float" office:value="4.5605290000000007" table:style-name="ce2">
            <text:p>4.560529</text:p>
          </table:table-cell>
          <table:table-cell table:number-columns-repeated="1638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0.42719997999999998" table:style-name="ce1">
            <text:p>0.42719998</text:p>
          </table:table-cell>
          <table:table-cell office:value-type="float" office:value="0.57757185725534421" table:style-name="ce1">
            <text:p>0.577571857</text:p>
          </table:table-cell>
          <table:table-cell office:value-type="float" office:value="5.4305289999999999" table:style-name="ce2">
            <text:p>5.430529</text:p>
          </table:table-cell>
          <table:table-cell table:number-columns-repeated="1638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0.40050000000000002" table:style-name="ce1">
            <text:p>0.4005</text:p>
          </table:table-cell>
          <table:table-cell office:value-type="float" office:value="0.68445553593532349" table:style-name="ce1">
            <text:p>0.684455536</text:p>
          </table:table-cell>
          <table:table-cell office:value-type="float" office:value="6.4505300000000005" table:style-name="ce2">
            <text:p>6.45053</text:p>
          </table:table-cell>
          <table:table-cell table:number-columns-repeated="1638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0.32395999999999997" table:style-name="ce1">
            <text:p>0.32396</text:p>
          </table:table-cell>
          <table:table-cell office:value-type="float" office:value="0.85402562437744056" table:style-name="ce1">
            <text:p>0.854025624</text:p>
          </table:table-cell>
          <table:table-cell office:value-type="float" office:value="6.830528000000001" table:style-name="ce2">
            <text:p>6.830528</text:p>
          </table:table-cell>
          <table:table-cell table:number-columns-repeated="16380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0.21004" table:style-name="ce1">
            <text:p>0.21004</text:p>
          </table:table-cell>
          <table:table-cell office:value-type="float" office:value="0.8230467530185761" table:style-name="ce1">
            <text:p>0.823046753</text:p>
          </table:table-cell>
          <table:table-cell office:value-type="float" office:value="6.4205280000000009" table:style-name="ce2">
            <text:p>6.420528</text:p>
          </table:table-cell>
          <table:table-cell table:number-columns-repeated="1638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7.0309999999999997E-2" table:style-name="ce1">
            <text:p>0.07031</text:p>
          </table:table-cell>
          <table:table-cell office:value-type="float" office:value="0.78804419987556629" table:style-name="ce1">
            <text:p>0.7880442</text:p>
          </table:table-cell>
          <table:table-cell office:value-type="float" office:value="4.7805289999999996" table:style-name="ce2">
            <text:p>4.780529</text:p>
          </table:table-cell>
          <table:table-cell table:number-columns-repeated="1638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0" table:style-name="ce1">
            <text:p>0</text:p>
          </table:table-cell>
          <table:table-cell office:value-type="float" office:value="0.37212656065517624" table:style-name="ce1">
            <text:p>0.372126561</text:p>
          </table:table-cell>
          <table:table-cell office:value-type="float" office:value="1.8305290000000003" table:style-name="ce2">
            <text:p>1.830529</text:p>
          </table:table-cell>
          <table:table-cell table:number-columns-repeated="1638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0" table:style-name="ce1">
            <text:p>0</text:p>
          </table:table-cell>
          <table:table-cell office:value-type="float" office:value="1.2706693768017716" table:style-name="ce1">
            <text:p>1.270669377</text:p>
          </table:table-cell>
          <table:table-cell office:value-type="float" office:value="-5.9471000000000274E-2" table:style-name="ce2">
            <text:p>-0.059471</text:p>
          </table:table-cell>
          <table:table-cell table:number-columns-repeated="1638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0" table:style-name="ce1">
            <text:p>0</text:p>
          </table:table-cell>
          <table:table-cell office:value-type="float" office:value="1.3964428709378829" table:style-name="ce1">
            <text:p>1.396442871</text:p>
          </table:table-cell>
          <table:table-cell office:value-type="float" office:value="-0.88947100000000034" table:style-name="ce2">
            <text:p>-0.889471</text:p>
          </table:table-cell>
          <table:table-cell table:number-columns-repeated="1638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0" table:style-name="ce1">
            <text:p>0</text:p>
          </table:table-cell>
          <table:table-cell office:value-type="float" office:value="1.0830665723072079" table:style-name="ce1">
            <text:p>1.083066572</text:p>
          </table:table-cell>
          <table:table-cell office:value-type="float" office:value="-0.30947100000000027" table:style-name="ce2">
            <text:p>-0.309471</text:p>
          </table:table-cell>
          <table:table-cell table:number-columns-repeated="1638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0" table:style-name="ce1">
            <text:p>0</text:p>
          </table:table-cell>
          <table:table-cell office:value-type="float" office:value="0.66866629321232152" table:style-name="ce1">
            <text:p>0.668666293</text:p>
          </table:table-cell>
          <table:table-cell office:value-type="float" office:value="0.37052899999999944" table:style-name="ce2">
            <text:p>0.370529</text:p>
          </table:table-cell>
          <table:table-cell table:number-columns-repeated="1638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0" table:style-name="ce1">
            <text:p>0</text:p>
          </table:table-cell>
          <table:table-cell office:value-type="float" office:value="0.33030563472400176" table:style-name="ce1">
            <text:p>0.330305635</text:p>
          </table:table-cell>
          <table:table-cell office:value-type="float" office:value="1.2805289999999996" table:style-name="ce2">
            <text:p>1.280529</text:p>
          </table:table-cell>
          <table:table-cell table:number-columns-repeated="16380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0" table:style-name="ce1">
            <text:p>0</text:p>
          </table:table-cell>
          <table:table-cell office:value-type="float" office:value="0.39592531757422478" table:style-name="ce1">
            <text:p>0.395925318</text:p>
          </table:table-cell>
          <table:table-cell office:value-type="float" office:value="0.28052899999999958" table:style-name="ce2">
            <text:p>0.280529</text:p>
          </table:table-cell>
          <table:table-cell table:number-columns-repeated="1638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0" table:style-name="ce1">
            <text:p>0</text:p>
          </table:table-cell>
          <table:table-cell office:value-type="float" office:value="2.0119035464507027" table:style-name="ce1">
            <text:p>2.011903546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0" table:style-name="ce1">
            <text:p>0</text:p>
          </table:table-cell>
          <table:table-cell office:value-type="float" office:value="0.26944466467753481" table:style-name="ce1">
            <text:p>0.269444665</text:p>
          </table:table-cell>
          <table:table-cell office:value-type="float" office:value="-0.62947100000000056" table:style-name="ce2">
            <text:p>-0.629471</text:p>
          </table:table-cell>
          <table:table-cell table:number-columns-repeated="1638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0" table:style-name="ce1">
            <text:p>0</text:p>
          </table:table-cell>
          <table:table-cell office:value-type="float" office:value="0.9440730772183048" table:style-name="ce1">
            <text:p>0.944073077</text:p>
          </table:table-cell>
          <table:table-cell office:value-type="float" office:value="-1.0194709999999993" table:style-name="ce2">
            <text:p>-1.019471</text:p>
          </table:table-cell>
          <table:table-cell table:number-columns-repeated="1638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0" table:style-name="ce1">
            <text:p>0</text:p>
          </table:table-cell>
          <table:table-cell office:value-type="float" office:value="0.73258905315155376" table:style-name="ce1">
            <text:p>0.732589053</text:p>
          </table:table-cell>
          <table:table-cell office:value-type="float" office:value="-1.7894710000000007" table:style-name="ce2">
            <text:p>-1.789471</text:p>
          </table:table-cell>
          <table:table-cell table:number-columns-repeated="1638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0" table:style-name="ce1">
            <text:p>0</text:p>
          </table:table-cell>
          <table:table-cell office:value-type="float" office:value="0.35084120571473826" table:style-name="ce1">
            <text:p>0.350841206</text:p>
          </table:table-cell>
          <table:table-cell office:value-type="float" office:value="-1.2894710000000007" table:style-name="ce2">
            <text:p>-1.289471</text:p>
          </table:table-cell>
          <table:table-cell table:number-columns-repeated="1638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0" table:style-name="ce1">
            <text:p>0</text:p>
          </table:table-cell>
          <table:table-cell office:value-type="float" office:value="0.29354707006215564" table:style-name="ce1">
            <text:p>0.29354707</text:p>
          </table:table-cell>
          <table:table-cell office:value-type="float" office:value="1.3705289999999994" table:style-name="ce2">
            <text:p>1.370529</text:p>
          </table:table-cell>
          <table:table-cell table:number-columns-repeated="1638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0" table:style-name="ce1">
            <text:p>0</text:p>
          </table:table-cell>
          <table:table-cell office:value-type="float" office:value="0.19858378527057968" table:style-name="ce1">
            <text:p>0.198583785</text:p>
          </table:table-cell>
          <table:table-cell office:value-type="float" office:value="1.4605289999999993" table:style-name="ce2">
            <text:p>1.460529</text:p>
          </table:table-cell>
          <table:table-cell table:number-columns-repeated="1638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.6910000000000001E-2" table:style-name="ce1">
            <text:p>0.01691</text:p>
          </table:table-cell>
          <table:table-cell office:value-type="float" office:value="0.11251263463352731" table:style-name="ce1">
            <text:p>0.112512635</text:p>
          </table:table-cell>
          <table:table-cell office:value-type="float" office:value="1.0305289999999996" table:style-name="ce2">
            <text:p>1.030529</text:p>
          </table:table-cell>
          <table:table-cell table:number-columns-repeated="1638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0.13706000000000002" table:style-name="ce1">
            <text:p>0.13706</text:p>
          </table:table-cell>
          <table:table-cell office:value-type="float" office:value="0.1073646354391881" table:style-name="ce1">
            <text:p>0.107364635</text:p>
          </table:table-cell>
          <table:table-cell office:value-type="float" office:value="1.7005289999999995" table:style-name="ce2">
            <text:p>1.700529</text:p>
          </table:table-cell>
          <table:table-cell table:number-columns-repeated="1638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0.21983000000000003" table:style-name="ce1">
            <text:p>0.21983</text:p>
          </table:table-cell>
          <table:table-cell office:value-type="float" office:value="0.13002546191159742" table:style-name="ce1">
            <text:p>0.130025462</text:p>
          </table:table-cell>
          <table:table-cell office:value-type="float" office:value="2.6805289999999999" table:style-name="ce2">
            <text:p>2.680529</text:p>
          </table:table-cell>
          <table:table-cell table:number-columns-repeated="1638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0.25631999999999999" table:style-name="ce1">
            <text:p>0.25632</text:p>
          </table:table-cell>
          <table:table-cell office:value-type="float" office:value="0.44723163264422872" table:style-name="ce1">
            <text:p>0.447231633</text:p>
          </table:table-cell>
          <table:table-cell office:value-type="float" office:value="3.7505290000000002" table:style-name="ce2">
            <text:p>3.750529</text:p>
          </table:table-cell>
          <table:table-cell table:number-columns-repeated="1638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0.37291000000000002" table:style-name="ce1">
            <text:p>0.37291</text:p>
          </table:table-cell>
          <table:table-cell office:value-type="float" office:value="0.26583205856650338" table:style-name="ce1">
            <text:p>0.265832059</text:p>
          </table:table-cell>
          <table:table-cell office:value-type="float" office:value="5.0705290000000005" table:style-name="ce2">
            <text:p>5.070529</text:p>
          </table:table-cell>
          <table:table-cell table:number-columns-repeated="1638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0.23584999000000001" table:style-name="ce1">
            <text:p>0.23584999</text:p>
          </table:table-cell>
          <table:table-cell office:value-type="float" office:value="1.5856767858006382" table:style-name="ce1">
            <text:p>1.585676786</text:p>
          </table:table-cell>
          <table:table-cell office:value-type="float" office:value="4.8505289999999999" table:style-name="ce2">
            <text:p>4.850529</text:p>
          </table:table-cell>
          <table:table-cell table:number-columns-repeated="1638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3612695219044364" table:style-name="ce1">
            <text:p>0.361269522</text:p>
          </table:table-cell>
          <table:table-cell office:value-type="float" office:value="6.2905300000000004" table:style-name="ce2">
            <text:p>6.29053</text:p>
          </table:table-cell>
          <table:table-cell table:number-columns-repeated="1638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0.31416998000000002" table:style-name="ce1">
            <text:p>0.31416998</text:p>
          </table:table-cell>
          <table:table-cell office:value-type="float" office:value="0.7974779023789248" table:style-name="ce1">
            <text:p>0.797477902</text:p>
          </table:table-cell>
          <table:table-cell office:value-type="float" office:value="7.2105299999999986" table:style-name="ce2">
            <text:p>7.21053</text:p>
          </table:table-cell>
          <table:table-cell table:number-columns-repeated="16380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0.20381000000000002" table:style-name="ce1">
            <text:p>0.20381</text:p>
          </table:table-cell>
          <table:table-cell office:value-type="float" office:value="0.5753393481935527" table:style-name="ce1">
            <text:p>0.575339348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6.5860000000000002E-2" table:style-name="ce1">
            <text:p>0.06586</text:p>
          </table:table-cell>
          <table:table-cell office:value-type="float" office:value="0.60627842323256076" table:style-name="ce1">
            <text:p>0.606278423</text:p>
          </table:table-cell>
          <table:table-cell office:value-type="float" office:value="5.8805289999999992" table:style-name="ce2">
            <text:p>5.880529</text:p>
          </table:table-cell>
          <table:table-cell table:number-columns-repeated="16380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0" table:style-name="ce1">
            <text:p>0</text:p>
          </table:table-cell>
          <table:table-cell office:value-type="float" office:value="0.4454226738792566" table:style-name="ce1">
            <text:p>0.445422674</text:p>
          </table:table-cell>
          <table:table-cell office:value-type="float" office:value="4.9005290000000006" table:style-name="ce2">
            <text:p>4.900529</text:p>
          </table:table-cell>
          <table:table-cell table:number-columns-repeated="1638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0" table:style-name="ce1">
            <text:p>0</text:p>
          </table:table-cell>
          <table:table-cell office:value-type="float" office:value="0.82026040519164023" table:style-name="ce1">
            <text:p>0.820260405</text:p>
          </table:table-cell>
          <table:table-cell office:value-type="float" office:value="4.1605290000000004" table:style-name="ce2">
            <text:p>4.160529</text:p>
          </table:table-cell>
          <table:table-cell table:number-columns-repeated="1638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0" table:style-name="ce1">
            <text:p>0</text:p>
          </table:table-cell>
          <table:table-cell office:value-type="float" office:value="1.4204671289700663" table:style-name="ce1">
            <text:p>1.420467129</text:p>
          </table:table-cell>
          <table:table-cell office:value-type="float" office:value="3.3505289999999999" table:style-name="ce2">
            <text:p>3.350529</text:p>
          </table:table-cell>
          <table:table-cell table:number-columns-repeated="1638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0" table:style-name="ce1">
            <text:p>0</text:p>
          </table:table-cell>
          <table:table-cell office:value-type="float" office:value="0.47634340310723716" table:style-name="ce1">
            <text:p>0.476343403</text:p>
          </table:table-cell>
          <table:table-cell office:value-type="float" office:value="3.0405289999999994" table:style-name="ce2">
            <text:p>3.040529</text:p>
          </table:table-cell>
          <table:table-cell table:number-columns-repeated="1638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0" table:style-name="ce1">
            <text:p>0</text:p>
          </table:table-cell>
          <table:table-cell office:value-type="float" office:value="0.45445455966779635" table:style-name="ce1">
            <text:p>0.45445456</text:p>
          </table:table-cell>
          <table:table-cell office:value-type="float" office:value="2.4605289999999993" table:style-name="ce2">
            <text:p>2.460529</text:p>
          </table:table-cell>
          <table:table-cell table:number-columns-repeated="1638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0" table:style-name="ce1">
            <text:p>0</text:p>
          </table:table-cell>
          <table:table-cell office:value-type="float" office:value="1.0828117693995907" table:style-name="ce1">
            <text:p>1.082811769</text:p>
          </table:table-cell>
          <table:table-cell office:value-type="float" office:value="2.2005289999999995" table:style-name="ce2">
            <text:p>2.200529</text:p>
          </table:table-cell>
          <table:table-cell table:number-columns-repeated="1638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0" table:style-name="ce1">
            <text:p>0</text:p>
          </table:table-cell>
          <table:table-cell office:value-type="float" office:value="0.42820314486139721" table:style-name="ce1">
            <text:p>0.428203145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0" table:style-name="ce1">
            <text:p>0</text:p>
          </table:table-cell>
          <table:table-cell office:value-type="float" office:value="0.76944507784530425" table:style-name="ce1">
            <text:p>0.769445078</text:p>
          </table:table-cell>
          <table:table-cell office:value-type="float" office:value="2.1205289999999994" table:style-name="ce2">
            <text:p>2.120529</text:p>
          </table:table-cell>
          <table:table-cell table:number-columns-repeated="1638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0" table:style-name="ce1">
            <text:p>0</text:p>
          </table:table-cell>
          <table:table-cell office:value-type="float" office:value="2.1720259749359938" table:style-name="ce1">
            <text:p>2.172025975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0" table:style-name="ce1">
            <text:p>0</text:p>
          </table:table-cell>
          <table:table-cell office:value-type="float" office:value="0.74373674141378476" table:style-name="ce1">
            <text:p>0.743736741</text:p>
          </table:table-cell>
          <table:table-cell office:value-type="float" office:value="1.5905290000000001" table:style-name="ce2">
            <text:p>1.590529</text:p>
          </table:table-cell>
          <table:table-cell table:number-columns-repeated="16380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0" table:style-name="ce1">
            <text:p>0</text:p>
          </table:table-cell>
          <table:table-cell office:value-type="float" office:value="0.81107977087326455" table:style-name="ce1">
            <text:p>0.811079771</text:p>
          </table:table-cell>
          <table:table-cell office:value-type="float" office:value="1.2005289999999995" table:style-name="ce2">
            <text:p>1.200529</text:p>
          </table:table-cell>
          <table:table-cell table:number-columns-repeated="1638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0" table:style-name="ce1">
            <text:p>0</text:p>
          </table:table-cell>
          <table:table-cell office:value-type="float" office:value="0.47951578635455344" table:style-name="ce1">
            <text:p>0.479515786</text:p>
          </table:table-cell>
          <table:table-cell office:value-type="float" office:value="0.89052900000000079" table:style-name="ce2">
            <text:p>0.890529</text:p>
          </table:table-cell>
          <table:table-cell table:number-columns-repeated="16380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0" table:style-name="ce1">
            <text:p>0</text:p>
          </table:table-cell>
          <table:table-cell office:value-type="float" office:value="0.42185422484470486" table:style-name="ce1">
            <text:p>0.421854225</text:p>
          </table:table-cell>
          <table:table-cell office:value-type="float" office:value="0.61052899999999966" table:style-name="ce2">
            <text:p>0.610529</text:p>
          </table:table-cell>
          <table:table-cell table:number-columns-repeated="1638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0" table:style-name="ce1">
            <text:p>0</text:p>
          </table:table-cell>
          <table:table-cell office:value-type="float" office:value="0.30528983330040843" table:style-name="ce1">
            <text:p>0.305289833</text:p>
          </table:table-cell>
          <table:table-cell office:value-type="float" office:value="0.40052900000000058" table:style-name="ce2">
            <text:p>0.400529</text:p>
          </table:table-cell>
          <table:table-cell table:number-columns-repeated="16380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1.2460000000000001E-2" table:style-name="ce1">
            <text:p>0.01246</text:p>
          </table:table-cell>
          <table:table-cell office:value-type="float" office:value="0.23239702915800442" table:style-name="ce1">
            <text:p>0.232397029</text:p>
          </table:table-cell>
          <table:table-cell office:value-type="float" office:value="0.25052900000000022" table:style-name="ce2">
            <text:p>0.250529</text:p>
          </table:table-cell>
          <table:table-cell table:number-columns-repeated="1638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0.13528000000000001" table:style-name="ce1">
            <text:p>0.13528</text:p>
          </table:table-cell>
          <table:table-cell office:value-type="float" office:value="0.12788901810221207" table:style-name="ce1">
            <text:p>0.127889018</text:p>
          </table:table-cell>
          <table:table-cell office:value-type="float" office:value="0.51052900000000001" table:style-name="ce2">
            <text:p>0.510529</text:p>
          </table:table-cell>
          <table:table-cell table:number-columns-repeated="1638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0.25542999999999999" table:style-name="ce1">
            <text:p>0.25543</text:p>
          </table:table-cell>
          <table:table-cell office:value-type="float" office:value="3.0945862671350743E-2" table:style-name="ce1">
            <text:p>0.030945863</text:p>
          </table:table-cell>
          <table:table-cell office:value-type="float" office:value="1.7705289999999998" table:style-name="ce2">
            <text:p>1.770529</text:p>
          </table:table-cell>
          <table:table-cell table:number-columns-repeated="1638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0.34888000000000002" table:style-name="ce1">
            <text:p>0.34888</text:p>
          </table:table-cell>
          <table:table-cell office:value-type="float" office:value="5.3850537969618736E-2" table:style-name="ce1">
            <text:p>0.053850538</text:p>
          </table:table-cell>
          <table:table-cell office:value-type="float" office:value="3.4005290000000006" table:style-name="ce2">
            <text:p>3.400529</text:p>
          </table:table-cell>
          <table:table-cell table:number-columns-repeated="1638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0.40494997999999999" table:style-name="ce1">
            <text:p>0.40494998</text:p>
          </table:table-cell>
          <table:table-cell office:value-type="float" office:value="0.70315693583896755" table:style-name="ce1">
            <text:p>0.703156936</text:p>
          </table:table-cell>
          <table:table-cell office:value-type="float" office:value="5.0705290000000005" table:style-name="ce2">
            <text:p>5.070529</text:p>
          </table:table-cell>
          <table:table-cell table:number-columns-repeated="1638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0.41385000000000005" table:style-name="ce1">
            <text:p>0.41385</text:p>
          </table:table-cell>
          <table:table-cell office:value-type="float" office:value="0.54426780938868169" table:style-name="ce1">
            <text:p>0.544267809</text:p>
          </table:table-cell>
          <table:table-cell office:value-type="float" office:value="5.6505290000000006" table:style-name="ce2">
            <text:p>5.650529</text:p>
          </table:table-cell>
          <table:table-cell table:number-columns-repeated="16380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0.37913997999999999" table:style-name="ce1">
            <text:p>0.37913998</text:p>
          </table:table-cell>
          <table:table-cell office:value-type="float" office:value="0.61820091757426809" table:style-name="ce1">
            <text:p>0.618200918</text:p>
          </table:table-cell>
          <table:table-cell office:value-type="float" office:value="6.5105289999999982" table:style-name="ce2">
            <text:p>6.510529</text:p>
          </table:table-cell>
          <table:table-cell table:number-columns-repeated="1638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0.30081999999999998" table:style-name="ce1">
            <text:p>0.30082</text:p>
          </table:table-cell>
          <table:table-cell office:value-type="float" office:value="0.17838239887346563" table:style-name="ce1">
            <text:p>0.178382399</text:p>
          </table:table-cell>
          <table:table-cell office:value-type="float" office:value="6.8605289999999997" table:style-name="ce2">
            <text:p>6.860529</text:p>
          </table:table-cell>
          <table:table-cell table:number-columns-repeated="1638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1.0321286961092835" table:style-name="ce1">
            <text:p>1.032128696</text:p>
          </table:table-cell>
          <table:table-cell office:value-type="float" office:value="6.6005290000000016" table:style-name="ce2">
            <text:p>6.600529</text:p>
          </table:table-cell>
          <table:table-cell table:number-columns-repeated="1638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5.4289999999999998E-2" table:style-name="ce1">
            <text:p>0.05429</text:p>
          </table:table-cell>
          <table:table-cell office:value-type="float" office:value="0.53232375674828603" table:style-name="ce1">
            <text:p>0.532323757</text:p>
          </table:table-cell>
          <table:table-cell office:value-type="float" office:value="6.1105289999999997" table:style-name="ce2">
            <text:p>6.110529</text:p>
          </table:table-cell>
          <table:table-cell table:number-columns-repeated="1638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0" table:style-name="ce1">
            <text:p>0</text:p>
          </table:table-cell>
          <table:table-cell office:value-type="float" office:value="0.90401352810983604" table:style-name="ce1">
            <text:p>0.904013528</text:p>
          </table:table-cell>
          <table:table-cell office:value-type="float" office:value="5.6905289999999997" table:style-name="ce2">
            <text:p>5.690529</text:p>
          </table:table-cell>
          <table:table-cell table:number-columns-repeated="1638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0" table:style-name="ce1">
            <text:p>0</text:p>
          </table:table-cell>
          <table:table-cell office:value-type="float" office:value="0.68399461577049792" table:style-name="ce1">
            <text:p>0.683994616</text:p>
          </table:table-cell>
          <table:table-cell office:value-type="float" office:value="4.7105289999999993" table:style-name="ce2">
            <text:p>4.710529</text:p>
          </table:table-cell>
          <table:table-cell table:number-columns-repeated="1638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0" table:style-name="ce1">
            <text:p>0</text:p>
          </table:table-cell>
          <table:table-cell office:value-type="float" office:value="0.4130359945782005" table:style-name="ce1">
            <text:p>0.413035995</text:p>
          </table:table-cell>
          <table:table-cell office:value-type="float" office:value="3.4605289999999993" table:style-name="ce2">
            <text:p>3.460529</text:p>
          </table:table-cell>
          <table:table-cell table:number-columns-repeated="16380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0" table:style-name="ce1">
            <text:p>0</text:p>
          </table:table-cell>
          <table:table-cell office:value-type="float" office:value="2.2191134776290076" table:style-name="ce1">
            <text:p>2.219113478</text:p>
          </table:table-cell>
          <table:table-cell office:value-type="float" office:value="2.6305289999999992" table:style-name="ce2">
            <text:p>2.630529</text:p>
          </table:table-cell>
          <table:table-cell table:number-columns-repeated="1638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0" table:style-name="ce1">
            <text:p>0</text:p>
          </table:table-cell>
          <table:table-cell office:value-type="float" office:value="1.4471070746227008" table:style-name="ce1">
            <text:p>1.447107075</text:p>
          </table:table-cell>
          <table:table-cell office:value-type="float" office:value="1.760529" table:style-name="ce2">
            <text:p>1.760529</text:p>
          </table:table-cell>
          <table:table-cell table:number-columns-repeated="1638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0" table:style-name="ce1">
            <text:p>0</text:p>
          </table:table-cell>
          <table:table-cell office:value-type="float" office:value="0.72053550326494509" table:style-name="ce1">
            <text:p>0.720535503</text:p>
          </table:table-cell>
          <table:table-cell office:value-type="float" office:value="1.0205289999999998" table:style-name="ce2">
            <text:p>1.020529</text:p>
          </table:table-cell>
          <table:table-cell table:number-columns-repeated="16380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0" table:style-name="ce1">
            <text:p>0</text:p>
          </table:table-cell>
          <table:table-cell office:value-type="float" office:value="1.0495345844324799" table:style-name="ce1">
            <text:p>1.049534584</text:p>
          </table:table-cell>
          <table:table-cell office:value-type="float" office:value="0.24052900000000044" table:style-name="ce2">
            <text:p>0.240529</text:p>
          </table:table-cell>
          <table:table-cell table:number-columns-repeated="1638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0" table:style-name="ce1">
            <text:p>0</text:p>
          </table:table-cell>
          <table:table-cell office:value-type="float" office:value="1.1059781942317595" table:style-name="ce1">
            <text:p>1.105978194</text:p>
          </table:table-cell>
          <table:table-cell office:value-type="float" office:value="-0.31947100000000006" table:style-name="ce2">
            <text:p>-0.319471</text:p>
          </table:table-cell>
          <table:table-cell table:number-columns-repeated="16380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0" table:style-name="ce1">
            <text:p>0</text:p>
          </table:table-cell>
          <table:table-cell office:value-type="float" office:value="1.2143386161858827" table:style-name="ce1">
            <text:p>1.214338616</text:p>
          </table:table-cell>
          <table:table-cell office:value-type="float" office:value="-0.50947099999999956" table:style-name="ce2">
            <text:p>-0.509471</text:p>
          </table:table-cell>
          <table:table-cell table:number-columns-repeated="1638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0" table:style-name="ce1">
            <text:p>0</text:p>
          </table:table-cell>
          <table:table-cell office:value-type="float" office:value="0.94099399195075439" table:style-name="ce1">
            <text:p>0.940993992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0" table:style-name="ce1">
            <text:p>0</text:p>
          </table:table-cell>
          <table:table-cell office:value-type="float" office:value="1.5119482972395724" table:style-name="ce1">
            <text:p>1.511948297</text:p>
          </table:table-cell>
          <table:table-cell office:value-type="float" office:value="-1.1794709999999995" table:style-name="ce2">
            <text:p>-1.179471</text:p>
          </table:table-cell>
          <table:table-cell table:number-columns-repeated="1638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0" table:style-name="ce1">
            <text:p>0</text:p>
          </table:table-cell>
          <table:table-cell office:value-type="float" office:value="1.5279505408183729" table:style-name="ce1">
            <text:p>1.527950541</text:p>
          </table:table-cell>
          <table:table-cell office:value-type="float" office:value="-1.4494705000000003" table:style-name="ce2">
            <text:p>-1.4494705</text:p>
          </table:table-cell>
          <table:table-cell table:number-columns-repeated="16380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0" table:style-name="ce1">
            <text:p>0</text:p>
          </table:table-cell>
          <table:table-cell office:value-type="float" office:value="0.62842987203097944" table:style-name="ce1">
            <text:p>0.628429872</text:p>
          </table:table-cell>
          <table:table-cell office:value-type="float" office:value="-1.6594709999999999" table:style-name="ce2">
            <text:p>-1.659471</text:p>
          </table:table-cell>
          <table:table-cell table:number-columns-repeated="1638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0" table:style-name="ce1">
            <text:p>0</text:p>
          </table:table-cell>
          <table:table-cell office:value-type="float" office:value="0.2637637252273381" table:style-name="ce1">
            <text:p>0.263763725</text:p>
          </table:table-cell>
          <table:table-cell office:value-type="float" office:value="-2.2894715999999997" table:style-name="ce2">
            <text:p>-2.2894716</text:p>
          </table:table-cell>
          <table:table-cell table:number-columns-repeated="1638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.3349999000000001E-2" table:style-name="ce1">
            <text:p>0.013349999</text:p>
          </table:table-cell>
          <table:table-cell office:value-type="float" office:value="0.17596044093267746" table:style-name="ce1">
            <text:p>0.175960441</text:p>
          </table:table-cell>
          <table:table-cell office:value-type="float" office:value="-2.6994714999999996" table:style-name="ce2">
            <text:p>-2.6994715</text:p>
          </table:table-cell>
          <table:table-cell table:number-columns-repeated="16380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0.13438999999999998" table:style-name="ce1">
            <text:p>0.13439</text:p>
          </table:table-cell>
          <table:table-cell office:value-type="float" office:value="0.14357046722173283" table:style-name="ce1">
            <text:p>0.143570467</text:p>
          </table:table-cell>
          <table:table-cell office:value-type="float" office:value="-1.7694709999999993" table:style-name="ce2">
            <text:p>-1.769471</text:p>
          </table:table-cell>
          <table:table-cell table:number-columns-repeated="1638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0.25988" table:style-name="ce1">
            <text:p>0.25988</text:p>
          </table:table-cell>
          <table:table-cell office:value-type="float" office:value="0.1449121185260836" table:style-name="ce1">
            <text:p>0.144912119</text:p>
          </table:table-cell>
          <table:table-cell office:value-type="float" office:value="0.83052900000000029" table:style-name="ce2">
            <text:p>0.830529</text:p>
          </table:table-cell>
          <table:table-cell table:number-columns-repeated="1638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0.35066000000000003" table:style-name="ce1">
            <text:p>0.35066</text:p>
          </table:table-cell>
          <table:table-cell office:value-type="float" office:value="0.1945520220026361" table:style-name="ce1">
            <text:p>0.194552022</text:p>
          </table:table-cell>
          <table:table-cell office:value-type="float" office:value="2.8205290000000005" table:style-name="ce2">
            <text:p>2.820529</text:p>
          </table:table-cell>
          <table:table-cell table:number-columns-repeated="1638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0.40138997999999998" table:style-name="ce1">
            <text:p>0.40138998</text:p>
          </table:table-cell>
          <table:table-cell office:value-type="float" office:value="4.7296827422962887E-2" table:style-name="ce1">
            <text:p>0.047296827</text:p>
          </table:table-cell>
          <table:table-cell office:value-type="float" office:value="4.5705290000000005" table:style-name="ce2">
            <text:p>4.570529</text:p>
          </table:table-cell>
          <table:table-cell table:number-columns-repeated="16380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0.41385000000000005" table:style-name="ce1">
            <text:p>0.41385</text:p>
          </table:table-cell>
          <table:table-cell office:value-type="float" office:value="0.68164626566326625" table:style-name="ce1">
            <text:p>0.681646266</text:p>
          </table:table-cell>
          <table:table-cell office:value-type="float" office:value="4.8005294999999997" table:style-name="ce2">
            <text:p>4.8005295</text:p>
          </table:table-cell>
          <table:table-cell table:number-columns-repeated="1638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0.38180999999999998" table:style-name="ce1">
            <text:p>0.38181</text:p>
          </table:table-cell>
          <table:table-cell office:value-type="float" office:value="0.19119393418382025" table:style-name="ce1">
            <text:p>0.191193934</text:p>
          </table:table-cell>
          <table:table-cell office:value-type="float" office:value="5.6905289999999997" table:style-name="ce2">
            <text:p>5.690529</text:p>
          </table:table-cell>
          <table:table-cell table:number-columns-repeated="16380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0.30616000000000004" table:style-name="ce1">
            <text:p>0.30616</text:p>
          </table:table-cell>
          <table:table-cell office:value-type="float" office:value="1.0171596555981419" table:style-name="ce1">
            <text:p>1.017159656</text:p>
          </table:table-cell>
          <table:table-cell office:value-type="float" office:value="6.1105289999999997" table:style-name="ce2">
            <text:p>6.110529</text:p>
          </table:table-cell>
          <table:table-cell table:number-columns-repeated="1638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0.19491" table:style-name="ce1">
            <text:p>0.19491</text:p>
          </table:table-cell>
          <table:table-cell office:value-type="float" office:value="0.72963316943976153" table:style-name="ce1">
            <text:p>0.729633169</text:p>
          </table:table-cell>
          <table:table-cell office:value-type="float" office:value="5.8905290000000008" table:style-name="ce2">
            <text:p>5.890529</text:p>
          </table:table-cell>
          <table:table-cell table:number-columns-repeated="1638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5.9629997000000004E-2" table:style-name="ce1">
            <text:p>0.059629997</text:p>
          </table:table-cell>
          <table:table-cell office:value-type="float" office:value="0.64811078220200691" table:style-name="ce1">
            <text:p>0.648110782</text:p>
          </table:table-cell>
          <table:table-cell office:value-type="float" office:value="5.1605290000000004" table:style-name="ce2">
            <text:p>5.160529</text:p>
          </table:table-cell>
          <table:table-cell table:number-columns-repeated="1638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0" table:style-name="ce1">
            <text:p>0</text:p>
          </table:table-cell>
          <table:table-cell office:value-type="float" office:value="0.2409886576596858" table:style-name="ce1">
            <text:p>0.240988658</text:p>
          </table:table-cell>
          <table:table-cell office:value-type="float" office:value="4.4405289999999997" table:style-name="ce2">
            <text:p>4.440529</text:p>
          </table:table-cell>
          <table:table-cell table:number-columns-repeated="1638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0" table:style-name="ce1">
            <text:p>0</text:p>
          </table:table-cell>
          <table:table-cell office:value-type="float" office:value="0.67559343947664519" table:style-name="ce1">
            <text:p>0.675593439</text:p>
          </table:table-cell>
          <table:table-cell office:value-type="float" office:value="3.4705290000000009" table:style-name="ce2">
            <text:p>3.470529</text:p>
          </table:table-cell>
          <table:table-cell table:number-columns-repeated="16380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0" table:style-name="ce1">
            <text:p>0</text:p>
          </table:table-cell>
          <table:table-cell office:value-type="float" office:value="1.3263965177594661" table:style-name="ce1">
            <text:p>1.326396518</text:p>
          </table:table-cell>
          <table:table-cell office:value-type="float" office:value="3.0505294999999997" table:style-name="ce2">
            <text:p>3.0505295</text:p>
          </table:table-cell>
          <table:table-cell table:number-columns-repeated="1638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0" table:style-name="ce1">
            <text:p>0</text:p>
          </table:table-cell>
          <table:table-cell office:value-type="float" office:value="0.70270704205012768" table:style-name="ce1">
            <text:p>0.702707042</text:p>
          </table:table-cell>
          <table:table-cell office:value-type="float" office:value="2.7005289999999995" table:style-name="ce2">
            <text:p>2.700529</text:p>
          </table:table-cell>
          <table:table-cell table:number-columns-repeated="1638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0" table:style-name="ce1">
            <text:p>0</text:p>
          </table:table-cell>
          <table:table-cell office:value-type="float" office:value="0.75315197334772077" table:style-name="ce1">
            <text:p>0.753151973</text:p>
          </table:table-cell>
          <table:table-cell office:value-type="float" office:value="1.9205290000000002" table:style-name="ce2">
            <text:p>1.920529</text:p>
          </table:table-cell>
          <table:table-cell table:number-columns-repeated="1638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0" table:style-name="ce1">
            <text:p>0</text:p>
          </table:table-cell>
          <table:table-cell office:value-type="float" office:value="0.8586402518584686" table:style-name="ce1">
            <text:p>0.858640252</text:p>
          </table:table-cell>
          <table:table-cell office:value-type="float" office:value="1.2705289999999998" table:style-name="ce2">
            <text:p>1.270529</text:p>
          </table:table-cell>
          <table:table-cell table:number-columns-repeated="16380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0" table:style-name="ce1">
            <text:p>0</text:p>
          </table:table-cell>
          <table:table-cell office:value-type="float" office:value="0.9724378571129052" table:style-name="ce1">
            <text:p>0.972437857</text:p>
          </table:table-cell>
          <table:table-cell office:value-type="float" office:value="0.82052900000000051" table:style-name="ce2">
            <text:p>0.820529</text:p>
          </table:table-cell>
          <table:table-cell table:number-columns-repeated="16380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0" table:style-name="ce1">
            <text:p>0</text:p>
          </table:table-cell>
          <table:table-cell office:value-type="float" office:value="0.57234937918376272" table:style-name="ce1">
            <text:p>0.572349379</text:p>
          </table:table-cell>
          <table:table-cell office:value-type="float" office:value="0.54052899999999937" table:style-name="ce2">
            <text:p>0.540529</text:p>
          </table:table-cell>
          <table:table-cell table:number-columns-repeated="1638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0" table:style-name="ce1">
            <text:p>0</text:p>
          </table:table-cell>
          <table:table-cell office:value-type="float" office:value="0.82184838723398979" table:style-name="ce1">
            <text:p>0.821848387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0" table:style-name="ce1">
            <text:p>0</text:p>
          </table:table-cell>
          <table:table-cell office:value-type="float" office:value="0.29295537534403315" table:style-name="ce1">
            <text:p>0.292955375</text:p>
          </table:table-cell>
          <table:table-cell office:value-type="float" office:value="0.23052900000000065" table:style-name="ce2">
            <text:p>0.230529</text:p>
          </table:table-cell>
          <table:table-cell table:number-columns-repeated="1638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0" table:style-name="ce1">
            <text:p>0</text:p>
          </table:table-cell>
          <table:table-cell office:value-type="float" office:value="1.4985520393347538" table:style-name="ce1">
            <text:p>1.498552039</text:p>
          </table:table-cell>
          <table:table-cell office:value-type="float" office:value="-0.91947099999999971" table:style-name="ce2">
            <text:p>-0.919471</text:p>
          </table:table-cell>
          <table:table-cell table:number-columns-repeated="16380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0" table:style-name="ce1">
            <text:p>0</text:p>
          </table:table-cell>
          <table:table-cell office:value-type="float" office:value="1.2633888612563724" table:style-name="ce1">
            <text:p>1.263388861</text:p>
          </table:table-cell>
          <table:table-cell office:value-type="float" office:value="-1.1094709999999992" table:style-name="ce2">
            <text:p>-1.109471</text:p>
          </table:table-cell>
          <table:table-cell table:number-columns-repeated="16380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0" table:style-name="ce1">
            <text:p>0</text:p>
          </table:table-cell>
          <table:table-cell office:value-type="float" office:value="1.4734615496070318" table:style-name="ce1">
            <text:p>1.47346155</text:p>
          </table:table-cell>
          <table:table-cell office:value-type="float" office:value="-0.92947099999999949" table:style-name="ce2">
            <text:p>-0.929471</text:p>
          </table:table-cell>
          <table:table-cell table:number-columns-repeated="16380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0" table:style-name="ce1">
            <text:p>0</text:p>
          </table:table-cell>
          <table:table-cell office:value-type="float" office:value="0.62365941622003229" table:style-name="ce1">
            <text:p>0.623659416</text:p>
          </table:table-cell>
          <table:table-cell office:value-type="float" office:value="-0.67947099999999949" table:style-name="ce2">
            <text:p>-0.679471</text:p>
          </table:table-cell>
          <table:table-cell table:number-columns-repeated="1638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0.31875627872846579" table:style-name="ce1">
            <text:p>0.318756279</text:p>
          </table:table-cell>
          <table:table-cell office:value-type="float" office:value="-0.29947100000000049" table:style-name="ce2">
            <text:p>-0.299471</text:p>
          </table:table-cell>
          <table:table-cell table:number-columns-repeated="16380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9.4340000000000007E-2" table:style-name="ce1">
            <text:p>0.09434</text:p>
          </table:table-cell>
          <table:table-cell office:value-type="float" office:value="0.21730361225093048" table:style-name="ce1">
            <text:p>0.217303612</text:p>
          </table:table-cell>
          <table:table-cell office:value-type="float" office:value="0.74052900000000044" table:style-name="ce2">
            <text:p>0.740529</text:p>
          </table:table-cell>
          <table:table-cell table:number-columns-repeated="1638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8.8344498666762541E-2" table:style-name="ce1">
            <text:p>0.088344499</text:p>
          </table:table-cell>
          <table:table-cell office:value-type="float" office:value="1.8805289999999992" table:style-name="ce2">
            <text:p>1.880529</text:p>
          </table:table-cell>
          <table:table-cell table:number-columns-repeated="1638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0.2492" table:style-name="ce1">
            <text:p>0.2492</text:p>
          </table:table-cell>
          <table:table-cell office:value-type="float" office:value="9.9866109254507562E-2" table:style-name="ce1">
            <text:p>0.099866109</text:p>
          </table:table-cell>
          <table:table-cell office:value-type="float" office:value="3.1205289999999994" table:style-name="ce2">
            <text:p>3.120529</text:p>
          </table:table-cell>
          <table:table-cell table:number-columns-repeated="1638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0.12170757037720423" table:style-name="ce1">
            <text:p>0.12170757</text:p>
          </table:table-cell>
          <table:table-cell office:value-type="float" office:value="4.1305289999999992" table:style-name="ce2">
            <text:p>4.130529</text:p>
          </table:table-cell>
          <table:table-cell table:number-columns-repeated="16380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0.40494997999999999" table:style-name="ce1">
            <text:p>0.40494998</text:p>
          </table:table-cell>
          <table:table-cell office:value-type="float" office:value="8.7249715483045595E-2" table:style-name="ce1">
            <text:p>0.087249715</text:p>
          </table:table-cell>
          <table:table-cell office:value-type="float" office:value="3.3705289999999994" table:style-name="ce2">
            <text:p>3.370529</text:p>
          </table:table-cell>
          <table:table-cell table:number-columns-repeated="1638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0.37024000000000001" table:style-name="ce1">
            <text:p>0.37024</text:p>
          </table:table-cell>
          <table:table-cell office:value-type="float" office:value="0.66300106654480251" table:style-name="ce1">
            <text:p>0.663001067</text:p>
          </table:table-cell>
          <table:table-cell office:value-type="float" office:value="4.2405290000000004" table:style-name="ce2">
            <text:p>4.240529</text:p>
          </table:table-cell>
          <table:table-cell table:number-columns-repeated="1638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0.29369997999999997" table:style-name="ce1">
            <text:p>0.29369998</text:p>
          </table:table-cell>
          <table:table-cell office:value-type="float" office:value="0.53000966497070534" table:style-name="ce1">
            <text:p>0.530009665</text:p>
          </table:table-cell>
          <table:table-cell office:value-type="float" office:value="4.6005289999999999" table:style-name="ce2">
            <text:p>4.600529</text:p>
          </table:table-cell>
          <table:table-cell table:number-columns-repeated="1638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0.18067" table:style-name="ce1">
            <text:p>0.18067</text:p>
          </table:table-cell>
          <table:table-cell office:value-type="float" office:value="1.2360517433538087" table:style-name="ce1">
            <text:p>1.236051743</text:p>
          </table:table-cell>
          <table:table-cell office:value-type="float" office:value="4.3805289999999992" table:style-name="ce2">
            <text:p>4.380529</text:p>
          </table:table-cell>
          <table:table-cell table:number-columns-repeated="1638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4.895E-2" table:style-name="ce1">
            <text:p>0.04895</text:p>
          </table:table-cell>
          <table:table-cell office:value-type="float" office:value="0.54609612097483584" table:style-name="ce1">
            <text:p>0.546096121</text:p>
          </table:table-cell>
          <table:table-cell office:value-type="float" office:value="3.7405290000000004" table:style-name="ce2">
            <text:p>3.740529</text:p>
          </table:table-cell>
          <table:table-cell table:number-columns-repeated="1638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0" table:style-name="ce1">
            <text:p>0</text:p>
          </table:table-cell>
          <table:table-cell office:value-type="float" office:value="0.80531363581827642" table:style-name="ce1">
            <text:p>0.805313636</text:p>
          </table:table-cell>
          <table:table-cell office:value-type="float" office:value="2.7005289999999995" table:style-name="ce2">
            <text:p>2.700529</text:p>
          </table:table-cell>
          <table:table-cell table:number-columns-repeated="1638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0" table:style-name="ce1">
            <text:p>0</text:p>
          </table:table-cell>
          <table:table-cell office:value-type="float" office:value="0.6157057931851041" table:style-name="ce1">
            <text:p>0.615705793</text:p>
          </table:table-cell>
          <table:table-cell office:value-type="float" office:value="1.6305289999999992" table:style-name="ce2">
            <text:p>1.630529</text:p>
          </table:table-cell>
          <table:table-cell table:number-columns-repeated="1638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0" table:style-name="ce1">
            <text:p>0</text:p>
          </table:table-cell>
          <table:table-cell office:value-type="float" office:value="0.92534689058470732" table:style-name="ce1">
            <text:p>0.925346891</text:p>
          </table:table-cell>
          <table:table-cell office:value-type="float" office:value="-0.44947050000000033" table:style-name="ce2">
            <text:p>-0.4494705</text:p>
          </table:table-cell>
          <table:table-cell table:number-columns-repeated="1638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0" table:style-name="ce1">
            <text:p>0</text:p>
          </table:table-cell>
          <table:table-cell office:value-type="float" office:value="1.2422834678363395" table:style-name="ce1">
            <text:p>1.242283468</text:p>
          </table:table-cell>
          <table:table-cell office:value-type="float" office:value="-1.8294709999999998" table:style-name="ce2">
            <text:p>-1.829471</text:p>
          </table:table-cell>
          <table:table-cell table:number-columns-repeated="1638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0" table:style-name="ce1">
            <text:p>0</text:p>
          </table:table-cell>
          <table:table-cell office:value-type="float" office:value="0.86667044515844782" table:style-name="ce1">
            <text:p>0.866670445</text:p>
          </table:table-cell>
          <table:table-cell office:value-type="float" office:value="-2.5694714000000003" table:style-name="ce2">
            <text:p>-2.5694714</text:p>
          </table:table-cell>
          <table:table-cell table:number-columns-repeated="1638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0" table:style-name="ce1">
            <text:p>0</text:p>
          </table:table-cell>
          <table:table-cell office:value-type="float" office:value="1.8269880119949291" table:style-name="ce1">
            <text:p>1.826988012</text:p>
          </table:table-cell>
          <table:table-cell office:value-type="float" office:value="-3.2194715" table:style-name="ce2">
            <text:p>-3.2194715</text:p>
          </table:table-cell>
          <table:table-cell table:number-columns-repeated="16380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0" table:style-name="ce1">
            <text:p>0</text:p>
          </table:table-cell>
          <table:table-cell office:value-type="float" office:value="0.85354696710061828" table:style-name="ce1">
            <text:p>0.853546967</text:p>
          </table:table-cell>
          <table:table-cell office:value-type="float" office:value="-3.6794715" table:style-name="ce2">
            <text:p>-3.6794715</text:p>
          </table:table-cell>
          <table:table-cell table:number-columns-repeated="1638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0" table:style-name="ce1">
            <text:p>0</text:p>
          </table:table-cell>
          <table:table-cell office:value-type="float" office:value="0.71098160132557942" table:style-name="ce1">
            <text:p>0.710981601</text:p>
          </table:table-cell>
          <table:table-cell office:value-type="float" office:value="-3.7994713999999998" table:style-name="ce2">
            <text:p>-3.7994714</text:p>
          </table:table-cell>
          <table:table-cell table:number-columns-repeated="1638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0" table:style-name="ce1">
            <text:p>0</text:p>
          </table:table-cell>
          <table:table-cell office:value-type="float" office:value="0.95641042539911203" table:style-name="ce1">
            <text:p>0.956410425</text:p>
          </table:table-cell>
          <table:table-cell office:value-type="float" office:value="-2.8994713000000001" table:style-name="ce2">
            <text:p>-2.8994713</text:p>
          </table:table-cell>
          <table:table-cell table:number-columns-repeated="1638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0" table:style-name="ce1">
            <text:p>0</text:p>
          </table:table-cell>
          <table:table-cell office:value-type="float" office:value="0.83020604321795932" table:style-name="ce1">
            <text:p>0.830206043</text:p>
          </table:table-cell>
          <table:table-cell office:value-type="float" office:value="-2.9194712999999997" table:style-name="ce2">
            <text:p>-2.9194713</text:p>
          </table:table-cell>
          <table:table-cell table:number-columns-repeated="16380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0" table:style-name="ce1">
            <text:p>0</text:p>
          </table:table-cell>
          <table:table-cell office:value-type="float" office:value="1.6367551629019821" table:style-name="ce1">
            <text:p>1.636755163</text:p>
          </table:table-cell>
          <table:table-cell office:value-type="float" office:value="-3.3394712999999996" table:style-name="ce2">
            <text:p>-3.3394713</text:p>
          </table:table-cell>
          <table:table-cell table:number-columns-repeated="1638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0" table:style-name="ce1">
            <text:p>0</text:p>
          </table:table-cell>
          <table:table-cell office:value-type="float" office:value="2.098017127916449" table:style-name="ce1">
            <text:p>2.098017128</text:p>
          </table:table-cell>
          <table:table-cell office:value-type="float" office:value="-2.9694715" table:style-name="ce2">
            <text:p>-2.9694715</text:p>
          </table:table-cell>
          <table:table-cell table:number-columns-repeated="1638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0" table:style-name="ce1">
            <text:p>0</text:p>
          </table:table-cell>
          <table:table-cell office:value-type="float" office:value="1.2419553006726947" table:style-name="ce1">
            <text:p>1.241955301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0" table:style-name="ce1">
            <text:p>0</text:p>
          </table:table-cell>
          <table:table-cell office:value-type="float" office:value="0.86674196083655464" table:style-name="ce1">
            <text:p>0.866741961</text:p>
          </table:table-cell>
          <table:table-cell office:value-type="float" office:value="-3.5194716000000001" table:style-name="ce2">
            <text:p>-3.5194716</text:p>
          </table:table-cell>
          <table:table-cell table:number-columns-repeated="16380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9.7900000000000001E-3" table:style-name="ce1">
            <text:p>0.00979</text:p>
          </table:table-cell>
          <table:table-cell office:value-type="float" office:value="0.9887491326527813" table:style-name="ce1">
            <text:p>0.988749133</text:p>
          </table:table-cell>
          <table:table-cell office:value-type="float" office:value="-3.0194716000000001" table:style-name="ce2">
            <text:p>-3.0194716</text:p>
          </table:table-cell>
          <table:table-cell table:number-columns-repeated="1638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0.12726999999999999" table:style-name="ce1">
            <text:p>0.12727</text:p>
          </table:table-cell>
          <table:table-cell office:value-type="float" office:value="0.54338335322751208" table:style-name="ce1">
            <text:p>0.543383353</text:p>
          </table:table-cell>
          <table:table-cell office:value-type="float" office:value="-1.9394709999999993" table:style-name="ce2">
            <text:p>-1.939471</text:p>
          </table:table-cell>
          <table:table-cell table:number-columns-repeated="1638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0.25542999999999999" table:style-name="ce1">
            <text:p>0.25543</text:p>
          </table:table-cell>
          <table:table-cell office:value-type="float" office:value="0.29869139072021739" table:style-name="ce1">
            <text:p>0.298691391</text:p>
          </table:table-cell>
          <table:table-cell office:value-type="float" office:value="0.56052900000000072" table:style-name="ce2">
            <text:p>0.560529</text:p>
          </table:table-cell>
          <table:table-cell table:number-columns-repeated="1638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0.33909" table:style-name="ce1">
            <text:p>0.33909</text:p>
          </table:table-cell>
          <table:table-cell office:value-type="float" office:value="8.4067386794625609E-2" table:style-name="ce1">
            <text:p>0.084067387</text:p>
          </table:table-cell>
          <table:table-cell office:value-type="float" office:value="2.0605290000000007" table:style-name="ce2">
            <text:p>2.060529</text:p>
          </table:table-cell>
          <table:table-cell table:number-columns-repeated="1638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0.39516000000000001" table:style-name="ce1">
            <text:p>0.39516</text:p>
          </table:table-cell>
          <table:table-cell office:value-type="float" office:value="0.10733282484233819" table:style-name="ce1">
            <text:p>0.107332825</text:p>
          </table:table-cell>
          <table:table-cell office:value-type="float" office:value="3.1305289999999992" table:style-name="ce2">
            <text:p>3.130529</text:p>
          </table:table-cell>
          <table:table-cell table:number-columns-repeated="1638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0.24119000000000002" table:style-name="ce1">
            <text:p>0.24119</text:p>
          </table:table-cell>
          <table:table-cell office:value-type="float" office:value="0.12308750310118807" table:style-name="ce1">
            <text:p>0.123087503</text:p>
          </table:table-cell>
          <table:table-cell office:value-type="float" office:value="4.8805289999999992" table:style-name="ce2">
            <text:p>4.880529</text:p>
          </table:table-cell>
          <table:table-cell table:number-columns-repeated="1638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3.541116543010675E-2" table:style-name="ce1">
            <text:p>0.035411165</text:p>
          </table:table-cell>
          <table:table-cell office:value-type="float" office:value="5.2905289999999994" table:style-name="ce2">
            <text:p>5.290529</text:p>
          </table:table-cell>
          <table:table-cell table:number-columns-repeated="1638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0.29102999999999996" table:style-name="ce1">
            <text:p>0.29103</text:p>
          </table:table-cell>
          <table:table-cell office:value-type="float" office:value="0.34393166592047131" table:style-name="ce1">
            <text:p>0.343931666</text:p>
          </table:table-cell>
          <table:table-cell office:value-type="float" office:value="4.8705289999999994" table:style-name="ce2">
            <text:p>4.870529</text:p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17711000000000002" table:style-name="ce1">
            <text:p>0.17711</text:p>
          </table:table-cell>
          <table:table-cell office:value-type="float" office:value="0.62561172109713747" table:style-name="ce1">
            <text:p>0.625611721</text:p>
          </table:table-cell>
          <table:table-cell office:value-type="float" office:value="4.1905289999999997" table:style-name="ce2">
            <text:p>4.190529</text:p>
          </table:table-cell>
          <table:table-cell table:number-columns-repeated="16380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5.2510000000000001E-2" table:style-name="ce1">
            <text:p>0.05251</text:p>
          </table:table-cell>
          <table:table-cell office:value-type="float" office:value="1.0072063591385474" table:style-name="ce1">
            <text:p>1.007206359</text:p>
          </table:table-cell>
          <table:table-cell office:value-type="float" office:value="3.0905290000000001" table:style-name="ce2">
            <text:p>3.090529</text:p>
          </table:table-cell>
          <table:table-cell table:number-columns-repeated="16380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.73211536682081324" table:style-name="ce1">
            <text:p>0.732115367</text:p>
          </table:table-cell>
          <table:table-cell office:value-type="float" office:value="2.5305289999999996" table:style-name="ce2">
            <text:p>2.530529</text:p>
          </table:table-cell>
          <table:table-cell table:number-columns-repeated="16380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0" table:style-name="ce1">
            <text:p>0</text:p>
          </table:table-cell>
          <table:table-cell office:value-type="float" office:value="0.58199184267248549" table:style-name="ce1">
            <text:p>0.581991843</text:p>
          </table:table-cell>
          <table:table-cell office:value-type="float" office:value="2.510529" table:style-name="ce2">
            <text:p>2.510529</text:p>
          </table:table-cell>
          <table:table-cell table:number-columns-repeated="16380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0" table:style-name="ce1">
            <text:p>0</text:p>
          </table:table-cell>
          <table:table-cell office:value-type="float" office:value="0.73404098264390649" table:style-name="ce1">
            <text:p>0.734040983</text:p>
          </table:table-cell>
          <table:table-cell office:value-type="float" office:value="1.4505289999999995" table:style-name="ce2">
            <text:p>1.450529</text:p>
          </table:table-cell>
          <table:table-cell table:number-columns-repeated="16380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0" table:style-name="ce1">
            <text:p>0</text:p>
          </table:table-cell>
          <table:table-cell office:value-type="float" office:value="0.64357205121124639" table:style-name="ce1">
            <text:p>0.643572051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0" table:style-name="ce1">
            <text:p>0</text:p>
          </table:table-cell>
          <table:table-cell office:value-type="float" office:value="1.4183294760436536" table:style-name="ce1">
            <text:p>1.418329476</text:p>
          </table:table-cell>
          <table:table-cell office:value-type="float" office:value="-0.10947099999999921" table:style-name="ce2">
            <text:p>-0.109471</text:p>
          </table:table-cell>
          <table:table-cell table:number-columns-repeated="16380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0" table:style-name="ce1">
            <text:p>0</text:p>
          </table:table-cell>
          <table:table-cell office:value-type="float" office:value="1.0789473161882024" table:style-name="ce1">
            <text:p>1.078947316</text:p>
          </table:table-cell>
          <table:table-cell office:value-type="float" office:value="-0.55947100000000027" table:style-name="ce2">
            <text:p>-0.559471</text:p>
          </table:table-cell>
          <table:table-cell table:number-columns-repeated="16380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0" table:style-name="ce1">
            <text:p>0</text:p>
          </table:table-cell>
          <table:table-cell office:value-type="float" office:value="1.0686460488855849" table:style-name="ce1">
            <text:p>1.068646049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0" table:style-name="ce1">
            <text:p>0</text:p>
          </table:table-cell>
          <table:table-cell office:value-type="float" office:value="1.5953116806603935" table:style-name="ce1">
            <text:p>1.595311681</text:p>
          </table:table-cell>
          <table:table-cell office:value-type="float" office:value="-0.89947100000000013" table:style-name="ce2">
            <text:p>-0.899471</text:p>
          </table:table-cell>
          <table:table-cell table:number-columns-repeated="16380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0" table:style-name="ce1">
            <text:p>0</text:p>
          </table:table-cell>
          <table:table-cell office:value-type="float" office:value="0.47003906224119063" table:style-name="ce1">
            <text:p>0.470039062</text:p>
          </table:table-cell>
          <table:table-cell office:value-type="float" office:value="-0.56947100000000006" table:style-name="ce2">
            <text:p>-0.569471</text:p>
          </table:table-cell>
          <table:table-cell table:number-columns-repeated="16380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0" table:style-name="ce1">
            <text:p>0</text:p>
          </table:table-cell>
          <table:table-cell office:value-type="float" office:value="1.2906132394282523" table:style-name="ce1">
            <text:p>1.290613239</text:p>
          </table:table-cell>
          <table:table-cell office:value-type="float" office:value="-0.43947099999999928" table:style-name="ce2">
            <text:p>-0.439471</text:p>
          </table:table-cell>
          <table:table-cell table:number-columns-repeated="16380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8920442436021923" table:style-name="ce1">
            <text:p>0.189204424</text:p>
          </table:table-cell>
          <table:table-cell office:value-type="float" office:value="-0.79947100000000049" table:style-name="ce2">
            <text:p>-0.799471</text:p>
          </table:table-cell>
          <table:table-cell table:number-columns-repeated="16380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1.4206417039108008" table:style-name="ce1">
            <text:p>1.420641704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0" table:style-name="ce1">
            <text:p>0</text:p>
          </table:table-cell>
          <table:table-cell office:value-type="float" office:value="2.2625159792001517" table:style-name="ce1">
            <text:p>2.262515979</text:p>
          </table:table-cell>
          <table:table-cell office:value-type="float" office:value="-1.1194710000000008" table:style-name="ce2">
            <text:p>-1.119471</text:p>
          </table:table-cell>
          <table:table-cell table:number-columns-repeated="16380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0" table:style-name="ce1">
            <text:p>0</text:p>
          </table:table-cell>
          <table:table-cell office:value-type="float" office:value="2.7112520502315895" table:style-name="ce1">
            <text:p>2.71125205</text:p>
          </table:table-cell>
          <table:table-cell office:value-type="float" office:value="-1.239471" table:style-name="ce2">
            <text:p>-1.239471</text:p>
          </table:table-cell>
          <table:table-cell table:number-columns-repeated="16380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1.1769654818070669" table:style-name="ce1">
            <text:p>1.176965482</text:p>
          </table:table-cell>
          <table:table-cell office:value-type="float" office:value="-1.0594710000000003" table:style-name="ce2">
            <text:p>-1.059471</text:p>
          </table:table-cell>
          <table:table-cell table:number-columns-repeated="16380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6.8530000000000008E-2" table:style-name="ce1">
            <text:p>0.06853</text:p>
          </table:table-cell>
          <table:table-cell office:value-type="float" office:value="0.9428814177398549" table:style-name="ce1">
            <text:p>0.942881418</text:p>
          </table:table-cell>
          <table:table-cell office:value-type="float" office:value="-0.20947100000000063" table:style-name="ce2">
            <text:p>-0.209471</text:p>
          </table:table-cell>
          <table:table-cell table:number-columns-repeated="16380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0.16287000000000001" table:style-name="ce1">
            <text:p>0.16287</text:p>
          </table:table-cell>
          <table:table-cell office:value-type="float" office:value="0.45942889019668132" table:style-name="ce1">
            <text:p>0.45942889</text:p>
          </table:table-cell>
          <table:table-cell office:value-type="float" office:value="1.6405290000000008" table:style-name="ce2">
            <text:p>1.640529</text:p>
          </table:table-cell>
          <table:table-cell table:number-columns-repeated="16380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0.23140000000000002" table:style-name="ce1">
            <text:p>0.2314</text:p>
          </table:table-cell>
          <table:table-cell office:value-type="float" office:value="0.23283389574351065" table:style-name="ce1">
            <text:p>0.232833896</text:p>
          </table:table-cell>
          <table:table-cell office:value-type="float" office:value="3.9605289999999993" table:style-name="ce2">
            <text:p>3.960529</text:p>
          </table:table-cell>
          <table:table-cell table:number-columns-repeated="16380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0.36846000000000001" table:style-name="ce1">
            <text:p>0.36846</text:p>
          </table:table-cell>
          <table:table-cell office:value-type="float" office:value="0.12114371780072991" table:style-name="ce1">
            <text:p>0.121143718</text:p>
          </table:table-cell>
          <table:table-cell office:value-type="float" office:value="5.7805289999999996" table:style-name="ce2">
            <text:p>5.780529</text:p>
          </table:table-cell>
          <table:table-cell table:number-columns-repeated="16380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0.40406000000000003" table:style-name="ce1">
            <text:p>0.40406</text:p>
          </table:table-cell>
          <table:table-cell office:value-type="float" office:value="0.13012664386338477" table:style-name="ce1">
            <text:p>0.130126644</text:p>
          </table:table-cell>
          <table:table-cell office:value-type="float" office:value="5.260529" table:style-name="ce2">
            <text:p>5.260529</text:p>
          </table:table-cell>
          <table:table-cell table:number-columns-repeated="16380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0.37113000000000002" table:style-name="ce1">
            <text:p>0.37113</text:p>
          </table:table-cell>
          <table:table-cell office:value-type="float" office:value="8.7976709696676841E-2" table:style-name="ce1">
            <text:p>0.08797671</text:p>
          </table:table-cell>
          <table:table-cell office:value-type="float" office:value="6.0505299999999984" table:style-name="ce2">
            <text:p>6.05053</text:p>
          </table:table-cell>
          <table:table-cell table:number-columns-repeated="16380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0.29637000000000002" table:style-name="ce1">
            <text:p>0.29637</text:p>
          </table:table-cell>
          <table:table-cell office:value-type="float" office:value="6.3617773185501797E-2" table:style-name="ce1">
            <text:p>0.063617773</text:p>
          </table:table-cell>
          <table:table-cell office:value-type="float" office:value="6.3605289999999997" table:style-name="ce2">
            <text:p>6.360529</text:p>
          </table:table-cell>
          <table:table-cell table:number-columns-repeated="16380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0.53410801301588906" table:style-name="ce1">
            <text:p>0.534108013</text:p>
          </table:table-cell>
          <table:table-cell office:value-type="float" office:value="5.8105290000000007" table:style-name="ce2">
            <text:p>5.810529</text:p>
          </table:table-cell>
          <table:table-cell table:number-columns-repeated="16380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4.7170000000000004E-2" table:style-name="ce1">
            <text:p>0.04717</text:p>
          </table:table-cell>
          <table:table-cell office:value-type="float" office:value="0.25574655286590309" table:style-name="ce1">
            <text:p>0.255746553</text:p>
          </table:table-cell>
          <table:table-cell office:value-type="float" office:value="5.2805289999999996" table:style-name="ce2">
            <text:p>5.280529</text:p>
          </table:table-cell>
          <table:table-cell table:number-columns-repeated="1638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0" table:style-name="ce1">
            <text:p>0</text:p>
          </table:table-cell>
          <table:table-cell office:value-type="float" office:value="0.98658722160105117" table:style-name="ce1">
            <text:p>0.986587222</text:p>
          </table:table-cell>
          <table:table-cell office:value-type="float" office:value="4.5005290000000002" table:style-name="ce2">
            <text:p>4.500529</text:p>
          </table:table-cell>
          <table:table-cell table:number-columns-repeated="16380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0" table:style-name="ce1">
            <text:p>0</text:p>
          </table:table-cell>
          <table:table-cell office:value-type="float" office:value="0.59789324117084464" table:style-name="ce1">
            <text:p>0.597893241</text:p>
          </table:table-cell>
          <table:table-cell office:value-type="float" office:value="3.5205289999999998" table:style-name="ce2">
            <text:p>3.520529</text:p>
          </table:table-cell>
          <table:table-cell table:number-columns-repeated="1638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0" table:style-name="ce1">
            <text:p>0</text:p>
          </table:table-cell>
          <table:table-cell office:value-type="float" office:value="0.51049617805212988" table:style-name="ce1">
            <text:p>0.510496178</text:p>
          </table:table-cell>
          <table:table-cell office:value-type="float" office:value="2.6205289999999994" table:style-name="ce2">
            <text:p>2.620529</text:p>
          </table:table-cell>
          <table:table-cell table:number-columns-repeated="16380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0" table:style-name="ce1">
            <text:p>0</text:p>
          </table:table-cell>
          <table:table-cell office:value-type="float" office:value="0.75707370411100006" table:style-name="ce1">
            <text:p>0.757073704</text:p>
          </table:table-cell>
          <table:table-cell office:value-type="float" office:value="2.1805289999999999" table:style-name="ce2">
            <text:p>2.180529</text:p>
          </table:table-cell>
          <table:table-cell table:number-columns-repeated="16380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0" table:style-name="ce1">
            <text:p>0</text:p>
          </table:table-cell>
          <table:table-cell office:value-type="float" office:value="0.91386719053514964" table:style-name="ce1">
            <text:p>0.913867191</text:p>
          </table:table-cell>
          <table:table-cell office:value-type="float" office:value="2.2505290000000002" table:style-name="ce2">
            <text:p>2.250529</text:p>
          </table:table-cell>
          <table:table-cell table:number-columns-repeated="16380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0" table:style-name="ce1">
            <text:p>0</text:p>
          </table:table-cell>
          <table:table-cell office:value-type="float" office:value="0.8938184794198587" table:style-name="ce1">
            <text:p>0.893818479</text:p>
          </table:table-cell>
          <table:table-cell office:value-type="float" office:value="2.7305290000000007" table:style-name="ce2">
            <text:p>2.730529</text:p>
          </table:table-cell>
          <table:table-cell table:number-columns-repeated="16380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0" table:style-name="ce1">
            <text:p>0</text:p>
          </table:table-cell>
          <table:table-cell office:value-type="float" office:value="0.61077388985040137" table:style-name="ce1">
            <text:p>0.61077389</text:p>
          </table:table-cell>
          <table:table-cell office:value-type="float" office:value="2.0305289999999996" table:style-name="ce2">
            <text:p>2.030529</text:p>
          </table:table-cell>
          <table:table-cell table:number-columns-repeated="16380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0" table:style-name="ce1">
            <text:p>0</text:p>
          </table:table-cell>
          <table:table-cell office:value-type="float" office:value="1.7867353886004222" table:style-name="ce1">
            <text:p>1.786735389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0" table:style-name="ce1">
            <text:p>0</text:p>
          </table:table-cell>
          <table:table-cell office:value-type="float" office:value="0.92483094104141528" table:style-name="ce1">
            <text:p>0.924830941</text:p>
          </table:table-cell>
          <table:table-cell office:value-type="float" office:value="-0.17947099999999949" table:style-name="ce2">
            <text:p>-0.179471</text:p>
          </table:table-cell>
          <table:table-cell table:number-columns-repeated="16380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0" table:style-name="ce1">
            <text:p>0</text:p>
          </table:table-cell>
          <table:table-cell office:value-type="float" office:value="0.8652591983561474" table:style-name="ce1">
            <text:p>0.865259198</text:p>
          </table:table-cell>
          <table:table-cell office:value-type="float" office:value="-0.38947100000000034" table:style-name="ce2">
            <text:p>-0.389471</text:p>
          </table:table-cell>
          <table:table-cell table:number-columns-repeated="16380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0" table:style-name="ce1">
            <text:p>0</text:p>
          </table:table-cell>
          <table:table-cell office:value-type="float" office:value="0.68458939304480193" table:style-name="ce1">
            <text:p>0.684589393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0" table:style-name="ce1">
            <text:p>0</text:p>
          </table:table-cell>
          <table:table-cell office:value-type="float" office:value="0.88727208015686865" table:style-name="ce1">
            <text:p>0.88727208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0" table:style-name="ce1">
            <text:p>0</text:p>
          </table:table-cell>
          <table:table-cell office:value-type="float" office:value="1.5116005020528926" table:style-name="ce1">
            <text:p>1.511600502</text:p>
          </table:table-cell>
          <table:table-cell office:value-type="float" office:value="-1.6394710000000003" table:style-name="ce2">
            <text:p>-1.639471</text:p>
          </table:table-cell>
          <table:table-cell table:number-columns-repeated="16380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0" table:style-name="ce1">
            <text:p>0</text:p>
          </table:table-cell>
          <table:table-cell office:value-type="float" office:value="1.8920781207042905" table:style-name="ce1">
            <text:p>1.892078121</text:p>
          </table:table-cell>
          <table:table-cell office:value-type="float" office:value="-1.8294709999999998" table:style-name="ce2">
            <text:p>-1.829471</text:p>
          </table:table-cell>
          <table:table-cell table:number-columns-repeated="16380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1.9853754132999104" table:style-name="ce1">
            <text:p>1.985375413</text:p>
          </table:table-cell>
          <table:table-cell office:value-type="float" office:value="-1.8194710000000001" table:style-name="ce2">
            <text:p>-1.819471</text:p>
          </table:table-cell>
          <table:table-cell table:number-columns-repeated="16380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1.473398529555306" table:style-name="ce1">
            <text:p>1.47339853</text:p>
          </table:table-cell>
          <table:table-cell office:value-type="float" office:value="-1.5794709999999998" table:style-name="ce2">
            <text:p>-1.579471</text:p>
          </table:table-cell>
          <table:table-cell table:number-columns-repeated="16380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0.23229" table:style-name="ce1">
            <text:p>0.23229</text:p>
          </table:table-cell>
          <table:table-cell office:value-type="float" office:value="0.97433460726153864" table:style-name="ce1">
            <text:p>0.974334607</text:p>
          </table:table-cell>
          <table:table-cell office:value-type="float" office:value="0.72052900000000086" table:style-name="ce2">
            <text:p>0.720529</text:p>
          </table:table-cell>
          <table:table-cell table:number-columns-repeated="16380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51363739313685652" table:style-name="ce1">
            <text:p>0.513637393</text:p>
          </table:table-cell>
          <table:table-cell office:value-type="float" office:value="2.8405290000000001" table:style-name="ce2">
            <text:p>2.840529</text:p>
          </table:table-cell>
          <table:table-cell table:number-columns-repeated="16380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0.38180999999999998" table:style-name="ce1">
            <text:p>0.38181</text:p>
          </table:table-cell>
          <table:table-cell office:value-type="float" office:value="0.30206383102344886" table:style-name="ce1">
            <text:p>0.302063831</text:p>
          </table:table-cell>
          <table:table-cell office:value-type="float" office:value="4.8305290000000003" table:style-name="ce2">
            <text:p>4.830529</text:p>
          </table:table-cell>
          <table:table-cell table:number-columns-repeated="16380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0.40138997999999998" table:style-name="ce1">
            <text:p>0.40138998</text:p>
          </table:table-cell>
          <table:table-cell office:value-type="float" office:value="0.18140477397510199" table:style-name="ce1">
            <text:p>0.181404774</text:p>
          </table:table-cell>
          <table:table-cell office:value-type="float" office:value="6.0505299999999984" table:style-name="ce2">
            <text:p>6.05053</text:p>
          </table:table-cell>
          <table:table-cell table:number-columns-repeated="16380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0.36935000000000001" table:style-name="ce1">
            <text:p>0.36935</text:p>
          </table:table-cell>
          <table:table-cell office:value-type="float" office:value="9.5885519571418859E-2" table:style-name="ce1">
            <text:p>0.09588552</text:p>
          </table:table-cell>
          <table:table-cell office:value-type="float" office:value="7.06053" table:style-name="ce2">
            <text:p>7.06053</text:p>
          </table:table-cell>
          <table:table-cell table:number-columns-repeated="16380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0.29369997999999997" table:style-name="ce1">
            <text:p>0.29369998</text:p>
          </table:table-cell>
          <table:table-cell office:value-type="float" office:value="8.8749580418404708E-2" table:style-name="ce1">
            <text:p>0.08874958</text:p>
          </table:table-cell>
          <table:table-cell office:value-type="float" office:value="7.7005300000000005" table:style-name="ce2">
            <text:p>7.70053</text:p>
          </table:table-cell>
          <table:table-cell table:number-columns-repeated="16380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0.17355000000000001" table:style-name="ce1">
            <text:p>0.17355</text:p>
          </table:table-cell>
          <table:table-cell office:value-type="float" office:value="0.20694741274203324" table:style-name="ce1">
            <text:p>0.206947413</text:p>
          </table:table-cell>
          <table:table-cell office:value-type="float" office:value="7.8005299999999984" table:style-name="ce2">
            <text:p>7.80053</text:p>
          </table:table-cell>
          <table:table-cell table:number-columns-repeated="16380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4.1829998000000007E-2" table:style-name="ce1">
            <text:p>0.041829998</text:p>
          </table:table-cell>
          <table:table-cell office:value-type="float" office:value="0.23993573234531612" table:style-name="ce1">
            <text:p>0.239935732</text:p>
          </table:table-cell>
          <table:table-cell office:value-type="float" office:value="6.4505300000000005" table:style-name="ce2">
            <text:p>6.45053</text:p>
          </table:table-cell>
          <table:table-cell table:number-columns-repeated="16380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0" table:style-name="ce1">
            <text:p>0</text:p>
          </table:table-cell>
          <table:table-cell office:value-type="float" office:value="0.36882737041338798" table:style-name="ce1">
            <text:p>0.36882737</text:p>
          </table:table-cell>
          <table:table-cell office:value-type="float" office:value="2.3105290000000007" table:style-name="ce2">
            <text:p>2.310529</text:p>
          </table:table-cell>
          <table:table-cell table:number-columns-repeated="16380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0" table:style-name="ce1">
            <text:p>0</text:p>
          </table:table-cell>
          <table:table-cell office:value-type="float" office:value="0.48604208958653661" table:style-name="ce1">
            <text:p>0.48604209</text:p>
          </table:table-cell>
          <table:table-cell office:value-type="float" office:value="1.010529" table:style-name="ce2">
            <text:p>1.010529</text:p>
          </table:table-cell>
          <table:table-cell table:number-columns-repeated="1638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0" table:style-name="ce1">
            <text:p>0</text:p>
          </table:table-cell>
          <table:table-cell office:value-type="float" office:value="0.37372092774320365" table:style-name="ce1">
            <text:p>0.373720928</text:p>
          </table:table-cell>
          <table:table-cell office:value-type="float" office:value="0.49052900000000044" table:style-name="ce2">
            <text:p>0.490529</text:p>
          </table:table-cell>
          <table:table-cell table:number-columns-repeated="16380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0" table:style-name="ce1">
            <text:p>0</text:p>
          </table:table-cell>
          <table:table-cell office:value-type="float" office:value="1.163130538964156" table:style-name="ce1">
            <text:p>1.163130539</text:p>
          </table:table-cell>
          <table:table-cell office:value-type="float" office:value="0.66052900000000037" table:style-name="ce2">
            <text:p>0.660529</text:p>
          </table:table-cell>
          <table:table-cell table:number-columns-repeated="16380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0" table:style-name="ce1">
            <text:p>0</text:p>
          </table:table-cell>
          <table:table-cell office:value-type="float" office:value="1.1840166383279995" table:style-name="ce1">
            <text:p>1.184016638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0" table:style-name="ce1">
            <text:p>0</text:p>
          </table:table-cell>
          <table:table-cell office:value-type="float" office:value="0.99858911941040551" table:style-name="ce1">
            <text:p>0.998589119</text:p>
          </table:table-cell>
          <table:table-cell office:value-type="float" office:value="5.0529499999999672E-2" table:style-name="ce2">
            <text:p>0.0505295</text:p>
          </table:table-cell>
          <table:table-cell table:number-columns-repeated="1638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0" table:style-name="ce1">
            <text:p>0</text:p>
          </table:table-cell>
          <table:table-cell office:value-type="float" office:value="6.8528540113538594E-2" table:style-name="ce1">
            <text:p>0.06852854</text:p>
          </table:table-cell>
          <table:table-cell office:value-type="float" office:value="0.67052900000000015" table:style-name="ce2">
            <text:p>0.670529</text:p>
          </table:table-cell>
          <table:table-cell table:number-columns-repeated="16380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0" table:style-name="ce1">
            <text:p>0</text:p>
          </table:table-cell>
          <table:table-cell office:value-type="float" office:value="1.4236483265490634" table:style-name="ce1">
            <text:p>1.423648327</text:p>
          </table:table-cell>
          <table:table-cell office:value-type="float" office:value="1.3005294999999997" table:style-name="ce2">
            <text:p>1.3005295</text:p>
          </table:table-cell>
          <table:table-cell table:number-columns-repeated="16380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0" table:style-name="ce1">
            <text:p>0</text:p>
          </table:table-cell>
          <table:table-cell office:value-type="float" office:value="0.93487638693913544" table:style-name="ce1">
            <text:p>0.934876387</text:p>
          </table:table-cell>
          <table:table-cell office:value-type="float" office:value="0.37052899999999944" table:style-name="ce2">
            <text:p>0.370529</text:p>
          </table:table-cell>
          <table:table-cell table:number-columns-repeated="16380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0" table:style-name="ce1">
            <text:p>0</text:p>
          </table:table-cell>
          <table:table-cell office:value-type="float" office:value="1.1382258572533943" table:style-name="ce1">
            <text:p>1.138225857</text:p>
          </table:table-cell>
          <table:table-cell office:value-type="float" office:value="-0.20947100000000063" table:style-name="ce2">
            <text:p>-0.209471</text:p>
          </table:table-cell>
          <table:table-cell table:number-columns-repeated="16380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0" table:style-name="ce1">
            <text:p>0</text:p>
          </table:table-cell>
          <table:table-cell office:value-type="float" office:value="0.24697228464084464" table:style-name="ce1">
            <text:p>0.246972285</text:p>
          </table:table-cell>
          <table:table-cell office:value-type="float" office:value="-0.71947100000000042" table:style-name="ce2">
            <text:p>-0.719471</text:p>
          </table:table-cell>
          <table:table-cell table:number-columns-repeated="16380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0" table:style-name="ce1">
            <text:p>0</text:p>
          </table:table-cell>
          <table:table-cell office:value-type="float" office:value="0.2641635369105898" table:style-name="ce1">
            <text:p>0.264163537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0" table:style-name="ce1">
            <text:p>0</text:p>
          </table:table-cell>
          <table:table-cell office:value-type="float" office:value="0.54593280331196203" table:style-name="ce1">
            <text:p>0.545932803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0" table:style-name="ce1">
            <text:p>0</text:p>
          </table:table-cell>
          <table:table-cell office:value-type="float" office:value="1.5009720502292005" table:style-name="ce1">
            <text:p>1.50097205</text:p>
          </table:table-cell>
          <table:table-cell office:value-type="float" office:value="-2.0094713999999998" table:style-name="ce2">
            <text:p>-2.0094714</text:p>
          </table:table-cell>
          <table:table-cell table:number-columns-repeated="16380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5.3400000000000001E-3" table:style-name="ce1">
            <text:p>0.00534</text:p>
          </table:table-cell>
          <table:table-cell office:value-type="float" office:value="0.96210259976239998" table:style-name="ce1">
            <text:p>0.9621026</text:p>
          </table:table-cell>
          <table:table-cell office:value-type="float" office:value="-2.0994716000000002" table:style-name="ce2">
            <text:p>-2.0994716</text:p>
          </table:table-cell>
          <table:table-cell table:number-columns-repeated="16380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2.0301578476051256" table:style-name="ce1">
            <text:p>2.030157848</text:p>
          </table:table-cell>
          <table:table-cell office:value-type="float" office:value="-0.27947099999999914" table:style-name="ce2">
            <text:p>-0.279471</text:p>
          </table:table-cell>
          <table:table-cell table:number-columns-repeated="16380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0.24030000000000001" table:style-name="ce1">
            <text:p>0.2403</text:p>
          </table:table-cell>
          <table:table-cell office:value-type="float" office:value="0.58802725580102422" table:style-name="ce1">
            <text:p>0.588027256</text:p>
          </table:table-cell>
          <table:table-cell office:value-type="float" office:value="3.1005289999999999" table:style-name="ce2">
            <text:p>3.100529</text:p>
          </table:table-cell>
          <table:table-cell table:number-columns-repeated="16380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0.33107999999999999" table:style-name="ce1">
            <text:p>0.33108</text:p>
          </table:table-cell>
          <table:table-cell office:value-type="float" office:value="1.1731375449652732" table:style-name="ce1">
            <text:p>1.173137545</text:p>
          </table:table-cell>
          <table:table-cell office:value-type="float" office:value="5.7205290000000009" table:style-name="ce2">
            <text:p>5.720529</text:p>
          </table:table-cell>
          <table:table-cell table:number-columns-repeated="16380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0.38536999999999999" table:style-name="ce1">
            <text:p>0.38537</text:p>
          </table:table-cell>
          <table:table-cell office:value-type="float" office:value="0.63580527131006037" table:style-name="ce1">
            <text:p>0.635805271</text:p>
          </table:table-cell>
          <table:table-cell office:value-type="float" office:value="7.0205289999999998" table:style-name="ce2">
            <text:p>7.020529</text:p>
          </table:table-cell>
          <table:table-cell table:number-columns-repeated="16380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0.39516000000000001" table:style-name="ce1">
            <text:p>0.39516</text:p>
          </table:table-cell>
          <table:table-cell office:value-type="float" office:value="0.24208316104064218" table:style-name="ce1">
            <text:p>0.242083161</text:p>
          </table:table-cell>
          <table:table-cell office:value-type="float" office:value="7.5505299999999984" table:style-name="ce2">
            <text:p>7.55053</text:p>
          </table:table-cell>
          <table:table-cell table:number-columns-repeated="16380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0.36312" table:style-name="ce1">
            <text:p>0.36312</text:p>
          </table:table-cell>
          <table:table-cell office:value-type="float" office:value="0.1630170195328044" table:style-name="ce1">
            <text:p>0.16301702</text:p>
          </table:table-cell>
          <table:table-cell office:value-type="float" office:value="7.9105279999999993" table:style-name="ce2">
            <text:p>7.910528</text:p>
          </table:table-cell>
          <table:table-cell table:number-columns-repeated="16380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13579175551214184" table:style-name="ce1">
            <text:p>0.135791756</text:p>
          </table:table-cell>
          <table:table-cell office:value-type="float" office:value="7.5005279999999992" table:style-name="ce2">
            <text:p>7.500528</text:p>
          </table:table-cell>
          <table:table-cell table:number-columns-repeated="16380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0.17888999999999999" table:style-name="ce1">
            <text:p>0.17889</text:p>
          </table:table-cell>
          <table:table-cell office:value-type="float" office:value="0.15831954108664276" table:style-name="ce1">
            <text:p>0.158319541</text:p>
          </table:table-cell>
          <table:table-cell office:value-type="float" office:value="6.7205300000000001" table:style-name="ce2">
            <text:p>6.72053</text:p>
          </table:table-cell>
          <table:table-cell table:number-columns-repeated="16380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4.6280000000000002E-2" table:style-name="ce1">
            <text:p>0.04628</text:p>
          </table:table-cell>
          <table:table-cell office:value-type="float" office:value="0.19804471631593415" table:style-name="ce1">
            <text:p>0.198044716</text:p>
          </table:table-cell>
          <table:table-cell office:value-type="float" office:value="5.3605289999999997" table:style-name="ce2">
            <text:p>5.360529</text:p>
          </table:table-cell>
          <table:table-cell table:number-columns-repeated="16380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0" table:style-name="ce1">
            <text:p>0</text:p>
          </table:table-cell>
          <table:table-cell office:value-type="float" office:value="0.26739321024157248" table:style-name="ce1">
            <text:p>0.26739321</text:p>
          </table:table-cell>
          <table:table-cell office:value-type="float" office:value="4.5405289999999994" table:style-name="ce2">
            <text:p>4.540529</text:p>
          </table:table-cell>
          <table:table-cell table:number-columns-repeated="16380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0" table:style-name="ce1">
            <text:p>0</text:p>
          </table:table-cell>
          <table:table-cell office:value-type="float" office:value="0.79638234138385355" table:style-name="ce1">
            <text:p>0.796382341</text:p>
          </table:table-cell>
          <table:table-cell office:value-type="float" office:value="5.8505289999999999" table:style-name="ce2">
            <text:p>5.850529</text:p>
          </table:table-cell>
          <table:table-cell table:number-columns-repeated="16380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0" table:style-name="ce1">
            <text:p>0</text:p>
          </table:table-cell>
          <table:table-cell office:value-type="float" office:value="1.032856869811601" table:style-name="ce1">
            <text:p>1.03285687</text:p>
          </table:table-cell>
          <table:table-cell office:value-type="float" office:value="5.8305290000000003" table:style-name="ce2">
            <text:p>5.830529</text:p>
          </table:table-cell>
          <table:table-cell table:number-columns-repeated="16380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0" table:style-name="ce1">
            <text:p>0</text:p>
          </table:table-cell>
          <table:table-cell office:value-type="float" office:value="0.46098378200026191" table:style-name="ce1">
            <text:p>0.460983782</text:p>
          </table:table-cell>
          <table:table-cell office:value-type="float" office:value="4.9705290000000009" table:style-name="ce2">
            <text:p>4.970529</text:p>
          </table:table-cell>
          <table:table-cell table:number-columns-repeated="16380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0" table:style-name="ce1">
            <text:p>0</text:p>
          </table:table-cell>
          <table:table-cell office:value-type="float" office:value="0.87606774249095809" table:style-name="ce1">
            <text:p>0.876067742</text:p>
          </table:table-cell>
          <table:table-cell office:value-type="float" office:value="4.8305290000000003" table:style-name="ce2">
            <text:p>4.830529</text:p>
          </table:table-cell>
          <table:table-cell table:number-columns-repeated="16380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0" table:style-name="ce1">
            <text:p>0</text:p>
          </table:table-cell>
          <table:table-cell office:value-type="float" office:value="0.75576619927370603" table:style-name="ce1">
            <text:p>0.755766199</text:p>
          </table:table-cell>
          <table:table-cell office:value-type="float" office:value="4.8405290000000001" table:style-name="ce2">
            <text:p>4.840529</text:p>
          </table:table-cell>
          <table:table-cell table:number-columns-repeated="16380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0" table:style-name="ce1">
            <text:p>0</text:p>
          </table:table-cell>
          <table:table-cell office:value-type="float" office:value="0.7198072250230807" table:style-name="ce1">
            <text:p>0.719807225</text:p>
          </table:table-cell>
          <table:table-cell office:value-type="float" office:value="4.6505290000000006" table:style-name="ce2">
            <text:p>4.650529</text:p>
          </table:table-cell>
          <table:table-cell table:number-columns-repeated="16380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0" table:style-name="ce1">
            <text:p>0</text:p>
          </table:table-cell>
          <table:table-cell office:value-type="float" office:value="1.1775166720090533" table:style-name="ce1">
            <text:p>1.177516672</text:p>
          </table:table-cell>
          <table:table-cell office:value-type="float" office:value="3.5805290000000003" table:style-name="ce2">
            <text:p>3.580529</text:p>
          </table:table-cell>
          <table:table-cell table:number-columns-repeated="16380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0" table:style-name="ce1">
            <text:p>0</text:p>
          </table:table-cell>
          <table:table-cell office:value-type="float" office:value="0.64185358889860777" table:style-name="ce1">
            <text:p>0.641853589</text:p>
          </table:table-cell>
          <table:table-cell office:value-type="float" office:value="1.9605289999999993" table:style-name="ce2">
            <text:p>1.960529</text:p>
          </table:table-cell>
          <table:table-cell table:number-columns-repeated="16380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0" table:style-name="ce1">
            <text:p>0</text:p>
          </table:table-cell>
          <table:table-cell office:value-type="float" office:value="1.2212621895974434" table:style-name="ce1">
            <text:p>1.22126219</text:p>
          </table:table-cell>
          <table:table-cell office:value-type="float" office:value="1.2705289999999998" table:style-name="ce2">
            <text:p>1.270529</text:p>
          </table:table-cell>
          <table:table-cell table:number-columns-repeated="16380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0" table:style-name="ce1">
            <text:p>0</text:p>
          </table:table-cell>
          <table:table-cell office:value-type="float" office:value="0.80714954245114101" table:style-name="ce1">
            <text:p>0.807149542</text:p>
          </table:table-cell>
          <table:table-cell office:value-type="float" office:value="-0.18947099999999928" table:style-name="ce2">
            <text:p>-0.189471</text:p>
          </table:table-cell>
          <table:table-cell table:number-columns-repeated="16380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0" table:style-name="ce1">
            <text:p>0</text:p>
          </table:table-cell>
          <table:table-cell office:value-type="float" office:value="0.46258039900991577" table:style-name="ce1">
            <text:p>0.462580399</text:p>
          </table:table-cell>
          <table:table-cell office:value-type="float" office:value="-0.9794710000000002" table:style-name="ce2">
            <text:p>-0.979471</text:p>
          </table:table-cell>
          <table:table-cell table:number-columns-repeated="16380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0" table:style-name="ce1">
            <text:p>0</text:p>
          </table:table-cell>
          <table:table-cell office:value-type="float" office:value="0.39387384207904397" table:style-name="ce1">
            <text:p>0.393873842</text:p>
          </table:table-cell>
          <table:table-cell office:value-type="float" office:value="-1.4594710000000006" table:style-name="ce2">
            <text:p>-1.459471</text:p>
          </table:table-cell>
          <table:table-cell table:number-columns-repeated="16380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0" table:style-name="ce1">
            <text:p>0</text:p>
          </table:table-cell>
          <table:table-cell office:value-type="float" office:value="0.70021945465832247" table:style-name="ce1">
            <text:p>0.700219455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4.45E-3" table:style-name="ce1">
            <text:p>0.00445</text:p>
          </table:table-cell>
          <table:table-cell office:value-type="float" office:value="0.58360125973967347" table:style-name="ce1">
            <text:p>0.58360126</text:p>
          </table:table-cell>
          <table:table-cell office:value-type="float" office:value="-2.1494713000000001" table:style-name="ce2">
            <text:p>-2.1494713</text:p>
          </table:table-cell>
          <table:table-cell table:number-columns-repeated="16380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0.10679999499999999" table:style-name="ce1">
            <text:p>0.106799995</text:p>
          </table:table-cell>
          <table:table-cell office:value-type="float" office:value="1.7600585456930946" table:style-name="ce1">
            <text:p>1.760058546</text:p>
          </table:table-cell>
          <table:table-cell office:value-type="float" office:value="-0.7894710000000007" table:style-name="ce2">
            <text:p>-0.789471</text:p>
          </table:table-cell>
          <table:table-cell table:number-columns-repeated="16380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0.22872999999999999" table:style-name="ce1">
            <text:p>0.22873</text:p>
          </table:table-cell>
          <table:table-cell office:value-type="float" office:value="1.6519909558286066" table:style-name="ce1">
            <text:p>1.651990956</text:p>
          </table:table-cell>
          <table:table-cell office:value-type="float" office:value="0.97052900000000086" table:style-name="ce2">
            <text:p>0.970529</text:p>
          </table:table-cell>
          <table:table-cell table:number-columns-repeated="16380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0.29814999999999997" table:style-name="ce1">
            <text:p>0.29815</text:p>
          </table:table-cell>
          <table:table-cell office:value-type="float" office:value="1.2247923986767606" table:style-name="ce1">
            <text:p>1.224792399</text:p>
          </table:table-cell>
          <table:table-cell office:value-type="float" office:value="1.7005289999999995" table:style-name="ce2">
            <text:p>1.700529</text:p>
          </table:table-cell>
          <table:table-cell table:number-columns-repeated="16380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0.33997998000000001" table:style-name="ce1">
            <text:p>0.33997998</text:p>
          </table:table-cell>
          <table:table-cell office:value-type="float" office:value="0.68142914268931709" table:style-name="ce1">
            <text:p>0.681429143</text:p>
          </table:table-cell>
          <table:table-cell office:value-type="float" office:value="1.8905290000000008" table:style-name="ce2">
            <text:p>1.890529</text:p>
          </table:table-cell>
          <table:table-cell table:number-columns-repeated="16380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0.27945999999999999" table:style-name="ce1">
            <text:p>0.27946</text:p>
          </table:table-cell>
          <table:table-cell office:value-type="float" office:value="0.15277323907614249" table:style-name="ce1">
            <text:p>0.152773239</text:p>
          </table:table-cell>
          <table:table-cell office:value-type="float" office:value="2.3705289999999994" table:style-name="ce2">
            <text:p>2.370529</text:p>
          </table:table-cell>
          <table:table-cell table:number-columns-repeated="16380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8.9477937389786599E-2" table:style-name="ce1">
            <text:p>0.089477937</text:p>
          </table:table-cell>
          <table:table-cell office:value-type="float" office:value="2.4205290000000002" table:style-name="ce2">
            <text:p>2.420529</text:p>
          </table:table-cell>
          <table:table-cell table:number-columns-repeated="16380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10836565437514538" table:style-name="ce1">
            <text:p>0.108365654</text:p>
          </table:table-cell>
          <table:table-cell office:value-type="float" office:value="2.3405290000000001" table:style-name="ce2">
            <text:p>2.340529</text:p>
          </table:table-cell>
          <table:table-cell table:number-columns-repeated="16380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0.15753" table:style-name="ce1">
            <text:p>0.15753</text:p>
          </table:table-cell>
          <table:table-cell office:value-type="float" office:value="0.17232176949910794" table:style-name="ce1">
            <text:p>0.172321769</text:p>
          </table:table-cell>
          <table:table-cell office:value-type="float" office:value="1.7305290000000007" table:style-name="ce2">
            <text:p>1.730529</text:p>
          </table:table-cell>
          <table:table-cell table:number-columns-repeated="16380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3.7380000000000004E-2" table:style-name="ce1">
            <text:p>0.03738</text:p>
          </table:table-cell>
          <table:table-cell office:value-type="float" office:value="0.10932036873942948" table:style-name="ce1">
            <text:p>0.109320369</text:p>
          </table:table-cell>
          <table:table-cell office:value-type="float" office:value="0.64052900000000079" table:style-name="ce2">
            <text:p>0.640529</text:p>
          </table:table-cell>
          <table:table-cell table:number-columns-repeated="16380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0" table:style-name="ce1">
            <text:p>0</text:p>
          </table:table-cell>
          <table:table-cell office:value-type="float" office:value="0.154652276011565" table:style-name="ce1">
            <text:p>0.154652276</text:p>
          </table:table-cell>
          <table:table-cell office:value-type="float" office:value="-0.29947100000000049" table:style-name="ce2">
            <text:p>-0.299471</text:p>
          </table:table-cell>
          <table:table-cell table:number-columns-repeated="16380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0" table:style-name="ce1">
            <text:p>0</text:p>
          </table:table-cell>
          <table:table-cell office:value-type="float" office:value="0.32541413011515063" table:style-name="ce1">
            <text:p>0.32541413</text:p>
          </table:table-cell>
          <table:table-cell office:value-type="float" office:value="-1.0294709999999991" table:style-name="ce2">
            <text:p>-1.029471</text:p>
          </table:table-cell>
          <table:table-cell table:number-columns-repeated="16380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0" table:style-name="ce1">
            <text:p>0</text:p>
          </table:table-cell>
          <table:table-cell office:value-type="float" office:value="0.92470621120728413" table:style-name="ce1">
            <text:p>0.924706211</text:p>
          </table:table-cell>
          <table:table-cell office:value-type="float" office:value="-1.4694710000000004" table:style-name="ce2">
            <text:p>-1.469471</text:p>
          </table:table-cell>
          <table:table-cell table:number-columns-repeated="16380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0" table:style-name="ce1">
            <text:p>0</text:p>
          </table:table-cell>
          <table:table-cell office:value-type="float" office:value="1.0074311857952569" table:style-name="ce1">
            <text:p>1.007431186</text:p>
          </table:table-cell>
          <table:table-cell office:value-type="float" office:value="-1.3694710000000008" table:style-name="ce2">
            <text:p>-1.369471</text:p>
          </table:table-cell>
          <table:table-cell table:number-columns-repeated="16380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0" table:style-name="ce1">
            <text:p>0</text:p>
          </table:table-cell>
          <table:table-cell office:value-type="float" office:value="0.83616676009363766" table:style-name="ce1">
            <text:p>0.83616676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0" table:style-name="ce1">
            <text:p>0</text:p>
          </table:table-cell>
          <table:table-cell office:value-type="float" office:value="0.68464202822738063" table:style-name="ce1">
            <text:p>0.684642028</text:p>
          </table:table-cell>
          <table:table-cell office:value-type="float" office:value="-0.68947099999999928" table:style-name="ce2">
            <text:p>-0.689471</text:p>
          </table:table-cell>
          <table:table-cell table:number-columns-repeated="16380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0" table:style-name="ce1">
            <text:p>0</text:p>
          </table:table-cell>
          <table:table-cell office:value-type="float" office:value="1.0240200435908668" table:style-name="ce1">
            <text:p>1.024020044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0" table:style-name="ce1">
            <text:p>0</text:p>
          </table:table-cell>
          <table:table-cell office:value-type="float" office:value="0.43208927079930026" table:style-name="ce1">
            <text:p>0.432089271</text:p>
          </table:table-cell>
          <table:table-cell office:value-type="float" office:value="-1.1294710000000006" table:style-name="ce2">
            <text:p>-1.129471</text:p>
          </table:table-cell>
          <table:table-cell table:number-columns-repeated="16380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0" table:style-name="ce1">
            <text:p>0</text:p>
          </table:table-cell>
          <table:table-cell office:value-type="float" office:value="0.87388544910530352" table:style-name="ce1">
            <text:p>0.873885449</text:p>
          </table:table-cell>
          <table:table-cell office:value-type="float" office:value="-1.4994709999999998" table:style-name="ce2">
            <text:p>-1.499471</text:p>
          </table:table-cell>
          <table:table-cell table:number-columns-repeated="16380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0" table:style-name="ce1">
            <text:p>0</text:p>
          </table:table-cell>
          <table:table-cell office:value-type="float" office:value="1.3760058631068923" table:style-name="ce1">
            <text:p>1.376005863</text:p>
          </table:table-cell>
          <table:table-cell office:value-type="float" office:value="-1.4394709999999993" table:style-name="ce2">
            <text:p>-1.439471</text:p>
          </table:table-cell>
          <table:table-cell table:number-columns-repeated="16380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0" table:style-name="ce1">
            <text:p>0</text:p>
          </table:table-cell>
          <table:table-cell office:value-type="float" office:value="0.6045477887902031" table:style-name="ce1">
            <text:p>0.604547789</text:p>
          </table:table-cell>
          <table:table-cell office:value-type="float" office:value="-1.6094709999999992" table:style-name="ce2">
            <text:p>-1.609471</text:p>
          </table:table-cell>
          <table:table-cell table:number-columns-repeated="16380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0" table:style-name="ce1">
            <text:p>0</text:p>
          </table:table-cell>
          <table:table-cell office:value-type="float" office:value="0.52453194146085103" table:style-name="ce1">
            <text:p>0.524531941</text:p>
          </table:table-cell>
          <table:table-cell office:value-type="float" office:value="-2.2594713999999998" table:style-name="ce2">
            <text:p>-2.2594714</text:p>
          </table:table-cell>
          <table:table-cell table:number-columns-repeated="16380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0" table:style-name="ce1">
            <text:p>0</text:p>
          </table:table-cell>
          <table:table-cell office:value-type="float" office:value="0.81539085537565148" table:style-name="ce1">
            <text:p>0.815390855</text:p>
          </table:table-cell>
          <table:table-cell office:value-type="float" office:value="-2.3794712999999996" table:style-name="ce2">
            <text:p>-2.3794713</text:p>
          </table:table-cell>
          <table:table-cell table:number-columns-repeated="1638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0" table:style-name="ce1">
            <text:p>0</text:p>
          </table:table-cell>
          <table:table-cell office:value-type="float" office:value="0.44755161174299196" table:style-name="ce1">
            <text:p>0.447551612</text:p>
          </table:table-cell>
          <table:table-cell office:value-type="float" office:value="-3.1994714999999996" table:style-name="ce2">
            <text:p>-3.1994715</text:p>
          </table:table-cell>
          <table:table-cell table:number-columns-repeated="16380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4.45E-3" table:style-name="ce1">
            <text:p>0.00445</text:p>
          </table:table-cell>
          <table:table-cell office:value-type="float" office:value="0.2989056339162135" table:style-name="ce1">
            <text:p>0.298905634</text:p>
          </table:table-cell>
          <table:table-cell office:value-type="float" office:value="-3.9994717" table:style-name="ce2">
            <text:p>-3.9994717</text:p>
          </table:table-cell>
          <table:table-cell table:number-columns-repeated="16380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0.107689995" table:style-name="ce1">
            <text:p>0.107689995</text:p>
          </table:table-cell>
          <table:table-cell office:value-type="float" office:value="1.2089904052455489" table:style-name="ce1">
            <text:p>1.208990405</text:p>
          </table:table-cell>
          <table:table-cell office:value-type="float" office:value="-2.5194716000000001" table:style-name="ce2">
            <text:p>-2.5194716</text:p>
          </table:table-cell>
          <table:table-cell table:number-columns-repeated="16380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0.23406999000000001" table:style-name="ce1">
            <text:p>0.23406999</text:p>
          </table:table-cell>
          <table:table-cell office:value-type="float" office:value="1.2205014605645981" table:style-name="ce1">
            <text:p>1.220501461</text:p>
          </table:table-cell>
          <table:table-cell office:value-type="float" office:value="-0.66947099999999971" table:style-name="ce2">
            <text:p>-0.669471</text:p>
          </table:table-cell>
          <table:table-cell table:number-columns-repeated="16380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1.5565913093571755" table:style-name="ce1">
            <text:p>1.556591309</text:p>
          </table:table-cell>
          <table:table-cell office:value-type="float" office:value="0.48052900000000065" table:style-name="ce2">
            <text:p>0.480529</text:p>
          </table:table-cell>
          <table:table-cell table:number-columns-repeated="16380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0.38002999999999998" table:style-name="ce1">
            <text:p>0.38003</text:p>
          </table:table-cell>
          <table:table-cell office:value-type="float" office:value="0.69143327180864322" table:style-name="ce1">
            <text:p>0.691433272</text:p>
          </table:table-cell>
          <table:table-cell office:value-type="float" office:value="1.2005289999999995" table:style-name="ce2">
            <text:p>1.200529</text:p>
          </table:table-cell>
          <table:table-cell table:number-columns-repeated="16380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0.38893" table:style-name="ce1">
            <text:p>0.38893</text:p>
          </table:table-cell>
          <table:table-cell office:value-type="float" office:value="0.3819191182603191" table:style-name="ce1">
            <text:p>0.381919118</text:p>
          </table:table-cell>
          <table:table-cell office:value-type="float" office:value="1.7305290000000007" table:style-name="ce2">
            <text:p>1.730529</text:p>
          </table:table-cell>
          <table:table-cell table:number-columns-repeated="16380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0.35511000000000004" table:style-name="ce1">
            <text:p>0.35511</text:p>
          </table:table-cell>
          <table:table-cell office:value-type="float" office:value="0.38335329860983675" table:style-name="ce1">
            <text:p>0.383353299</text:p>
          </table:table-cell>
          <table:table-cell office:value-type="float" office:value="2.4005290000000006" table:style-name="ce2">
            <text:p>2.400529</text:p>
          </table:table-cell>
          <table:table-cell table:number-columns-repeated="16380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0.27412000000000003" table:style-name="ce1">
            <text:p>0.27412</text:p>
          </table:table-cell>
          <table:table-cell office:value-type="float" office:value="0.18588073686977302" table:style-name="ce1">
            <text:p>0.185880737</text:p>
          </table:table-cell>
          <table:table-cell office:value-type="float" office:value="2.8005294999999997" table:style-name="ce2">
            <text:p>2.8005295</text:p>
          </table:table-cell>
          <table:table-cell table:number-columns-repeated="16380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0.16197999999999999" table:style-name="ce1">
            <text:p>0.16198</text:p>
          </table:table-cell>
          <table:table-cell office:value-type="float" office:value="0.14996008638161401" table:style-name="ce1">
            <text:p>0.149960086</text:p>
          </table:table-cell>
          <table:table-cell office:value-type="float" office:value="2.6805289999999999" table:style-name="ce2">
            <text:p>2.680529</text:p>
          </table:table-cell>
          <table:table-cell table:number-columns-repeated="16380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4.0049999999999995E-2" table:style-name="ce1">
            <text:p>0.04005</text:p>
          </table:table-cell>
          <table:table-cell office:value-type="float" office:value="9.4084531005113631E-2" table:style-name="ce1">
            <text:p>0.094084531</text:p>
          </table:table-cell>
          <table:table-cell office:value-type="float" office:value="2.2205290000000009" table:style-name="ce2">
            <text:p>2.220529</text:p>
          </table:table-cell>
          <table:table-cell table:number-columns-repeated="16380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0" table:style-name="ce1">
            <text:p>0</text:p>
          </table:table-cell>
          <table:table-cell office:value-type="float" office:value="0.11025309478339329" table:style-name="ce1">
            <text:p>0.110253095</text:p>
          </table:table-cell>
          <table:table-cell office:value-type="float" office:value="2.1605290000000004" table:style-name="ce2">
            <text:p>2.160529</text:p>
          </table:table-cell>
          <table:table-cell table:number-columns-repeated="16380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0" table:style-name="ce1">
            <text:p>0</text:p>
          </table:table-cell>
          <table:table-cell office:value-type="float" office:value="7.9468778398465972E-2" table:style-name="ce1">
            <text:p>0.079468778</text:p>
          </table:table-cell>
          <table:table-cell office:value-type="float" office:value="1.5905290000000001" table:style-name="ce2">
            <text:p>1.590529</text:p>
          </table:table-cell>
          <table:table-cell table:number-columns-repeated="16380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0" table:style-name="ce1">
            <text:p>0</text:p>
          </table:table-cell>
          <table:table-cell office:value-type="float" office:value="0.3897024605339402" table:style-name="ce1">
            <text:p>0.389702461</text:p>
          </table:table-cell>
          <table:table-cell office:value-type="float" office:value="0.58052900000000029" table:style-name="ce2">
            <text:p>0.580529</text:p>
          </table:table-cell>
          <table:table-cell table:number-columns-repeated="16380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0" table:style-name="ce1">
            <text:p>0</text:p>
          </table:table-cell>
          <table:table-cell office:value-type="float" office:value="0.14195578880833259" table:style-name="ce1">
            <text:p>0.141955789</text:p>
          </table:table-cell>
          <table:table-cell office:value-type="float" office:value="-0.26947099999999935" table:style-name="ce2">
            <text:p>-0.269471</text:p>
          </table:table-cell>
          <table:table-cell table:number-columns-repeated="16380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0" table:style-name="ce1">
            <text:p>0</text:p>
          </table:table-cell>
          <table:table-cell office:value-type="float" office:value="0.84519843129433325" table:style-name="ce1">
            <text:p>0.845198431</text:p>
          </table:table-cell>
          <table:table-cell office:value-type="float" office:value="-1.1394710000000003" table:style-name="ce2">
            <text:p>-1.139471</text:p>
          </table:table-cell>
          <table:table-cell table:number-columns-repeated="16380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0" table:style-name="ce1">
            <text:p>0</text:p>
          </table:table-cell>
          <table:table-cell office:value-type="float" office:value="1.087421112073409" table:style-name="ce1">
            <text:p>1.087421112</text:p>
          </table:table-cell>
          <table:table-cell office:value-type="float" office:value="-1.8094710000000003" table:style-name="ce2">
            <text:p>-1.809471</text:p>
          </table:table-cell>
          <table:table-cell table:number-columns-repeated="16380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0" table:style-name="ce1">
            <text:p>0</text:p>
          </table:table-cell>
          <table:table-cell office:value-type="float" office:value="0.63482568960010877" table:style-name="ce1">
            <text:p>0.63482569</text:p>
          </table:table-cell>
          <table:table-cell office:value-type="float" office:value="-2.6094713" table:style-name="ce2">
            <text:p>-2.6094713</text:p>
          </table:table-cell>
          <table:table-cell table:number-columns-repeated="16380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0" table:style-name="ce1">
            <text:p>0</text:p>
          </table:table-cell>
          <table:table-cell office:value-type="float" office:value="0.16065149993938588" table:style-name="ce1">
            <text:p>0.1606515</text:p>
          </table:table-cell>
          <table:table-cell office:value-type="float" office:value="-3.2594713999999998" table:style-name="ce2">
            <text:p>-3.2594714</text:p>
          </table:table-cell>
          <table:table-cell table:number-columns-repeated="16380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0" table:style-name="ce1">
            <text:p>0</text:p>
          </table:table-cell>
          <table:table-cell office:value-type="float" office:value="0.52180269485525232" table:style-name="ce1">
            <text:p>0.521802695</text:p>
          </table:table-cell>
          <table:table-cell office:value-type="float" office:value="-3.2994713999999998" table:style-name="ce2">
            <text:p>-3.2994714</text:p>
          </table:table-cell>
          <table:table-cell table:number-columns-repeated="16380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0" table:style-name="ce1">
            <text:p>0</text:p>
          </table:table-cell>
          <table:table-cell office:value-type="float" office:value="0.45112346120000513" table:style-name="ce1">
            <text:p>0.451123461</text:p>
          </table:table-cell>
          <table:table-cell office:value-type="float" office:value="-3.6794715" table:style-name="ce2">
            <text:p>-3.6794715</text:p>
          </table:table-cell>
          <table:table-cell table:number-columns-repeated="16380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0" table:style-name="ce1">
            <text:p>0</text:p>
          </table:table-cell>
          <table:table-cell office:value-type="float" office:value="1.4124743884117872" table:style-name="ce1">
            <text:p>1.412474388</text:p>
          </table:table-cell>
          <table:table-cell office:value-type="float" office:value="-4.1694712999999997" table:style-name="ce2">
            <text:p>-4.1694713</text:p>
          </table:table-cell>
          <table:table-cell table:number-columns-repeated="16380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0" table:style-name="ce1">
            <text:p>0</text:p>
          </table:table-cell>
          <table:table-cell office:value-type="float" office:value="1.004687515869719" table:style-name="ce1">
            <text:p>1.004687516</text:p>
          </table:table-cell>
          <table:table-cell office:value-type="float" office:value="-4.5994716000000002" table:style-name="ce2">
            <text:p>-4.5994716</text:p>
          </table:table-cell>
          <table:table-cell table:number-columns-repeated="16380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0" table:style-name="ce1">
            <text:p>0</text:p>
          </table:table-cell>
          <table:table-cell office:value-type="float" office:value="0.99614228338851762" table:style-name="ce1">
            <text:p>0.996142283</text:p>
          </table:table-cell>
          <table:table-cell office:value-type="float" office:value="-4.7094709999999997" table:style-name="ce2">
            <text:p>-4.709471</text:p>
          </table:table-cell>
          <table:table-cell table:number-columns-repeated="16380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0" table:style-name="ce1">
            <text:p>0</text:p>
          </table:table-cell>
          <table:table-cell office:value-type="float" office:value="1.0822602741040637" table:style-name="ce1">
            <text:p>1.082260274</text:p>
          </table:table-cell>
          <table:table-cell office:value-type="float" office:value="-4.7694716000000001" table:style-name="ce2">
            <text:p>-4.7694716</text:p>
          </table:table-cell>
          <table:table-cell table:number-columns-repeated="16380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0.30584439799350122" table:style-name="ce1">
            <text:p>0.305844398</text:p>
          </table:table-cell>
          <table:table-cell office:value-type="float" office:value="-4.8494716000000002" table:style-name="ce2">
            <text:p>-4.8494716</text:p>
          </table:table-cell>
          <table:table-cell table:number-columns-repeated="16380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9.5229995999999997E-2" table:style-name="ce1">
            <text:p>0.095229996</text:p>
          </table:table-cell>
          <table:table-cell office:value-type="float" office:value="1.0875141316931567" table:style-name="ce1">
            <text:p>1.087514132</text:p>
          </table:table-cell>
          <table:table-cell office:value-type="float" office:value="-4.6094713" table:style-name="ce2">
            <text:p>-4.6094713</text:p>
          </table:table-cell>
          <table:table-cell table:number-columns-repeated="16380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0.22161000000000003" table:style-name="ce1">
            <text:p>0.22161</text:p>
          </table:table-cell>
          <table:table-cell office:value-type="float" office:value="1.7465221274957274" table:style-name="ce1">
            <text:p>1.746522127</text:p>
          </table:table-cell>
          <table:table-cell office:value-type="float" office:value="-2.8394712999999996" table:style-name="ce2">
            <text:p>-2.8394713</text:p>
          </table:table-cell>
          <table:table-cell table:number-columns-repeated="16380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0.31506000000000001" table:style-name="ce1">
            <text:p>0.31506</text:p>
          </table:table-cell>
          <table:table-cell office:value-type="float" office:value="2.3660693186861836" table:style-name="ce1">
            <text:p>2.366069319</text:p>
          </table:table-cell>
          <table:table-cell office:value-type="float" office:value="-0.48947099999999999" table:style-name="ce2">
            <text:p>-0.489471</text:p>
          </table:table-cell>
          <table:table-cell table:number-columns-repeated="1638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0.72342321769296491" table:style-name="ce1">
            <text:p>0.723423218</text:p>
          </table:table-cell>
          <table:table-cell office:value-type="float" office:value="1.2505290000000002" table:style-name="ce2">
            <text:p>1.250529</text:p>
          </table:table-cell>
          <table:table-cell table:number-columns-repeated="16380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0.38447998" table:style-name="ce1">
            <text:p>0.38447998</text:p>
          </table:table-cell>
          <table:table-cell office:value-type="float" office:value="0.91064275361051705" table:style-name="ce1">
            <text:p>0.910642754</text:p>
          </table:table-cell>
          <table:table-cell office:value-type="float" office:value="3.1305289999999992" table:style-name="ce2">
            <text:p>3.130529</text:p>
          </table:table-cell>
          <table:table-cell table:number-columns-repeated="16380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0.34976999999999997" table:style-name="ce1">
            <text:p>0.34977</text:p>
          </table:table-cell>
          <table:table-cell office:value-type="float" office:value="0.80519905872674846" table:style-name="ce1">
            <text:p>0.805199059</text:p>
          </table:table-cell>
          <table:table-cell office:value-type="float" office:value="4.3905290000000008" table:style-name="ce2">
            <text:p>4.390529</text:p>
          </table:table-cell>
          <table:table-cell table:number-columns-repeated="16380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0.27322998000000004" table:style-name="ce1">
            <text:p>0.27322998</text:p>
          </table:table-cell>
          <table:table-cell office:value-type="float" office:value="0.45121627867975939" table:style-name="ce1">
            <text:p>0.451216279</text:p>
          </table:table-cell>
          <table:table-cell office:value-type="float" office:value="5.0905290000000001" table:style-name="ce2">
            <text:p>5.090529</text:p>
          </table:table-cell>
          <table:table-cell table:number-columns-repeated="16380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0.16109000000000001" table:style-name="ce1">
            <text:p>0.16109</text:p>
          </table:table-cell>
          <table:table-cell office:value-type="float" office:value="0.17871043011074095" table:style-name="ce1">
            <text:p>0.17871043</text:p>
          </table:table-cell>
          <table:table-cell office:value-type="float" office:value="4.6805289999999999" table:style-name="ce2">
            <text:p>4.680529</text:p>
          </table:table-cell>
          <table:table-cell table:number-columns-repeated="16380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3.4710000000000005E-2" table:style-name="ce1">
            <text:p>0.03471</text:p>
          </table:table-cell>
          <table:table-cell office:value-type="float" office:value="8.7626117519178995E-2" table:style-name="ce1">
            <text:p>0.087626118</text:p>
          </table:table-cell>
          <table:table-cell office:value-type="float" office:value="3.5205289999999998" table:style-name="ce2">
            <text:p>3.520529</text:p>
          </table:table-cell>
          <table:table-cell table:number-columns-repeated="16380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0" table:style-name="ce1">
            <text:p>0</text:p>
          </table:table-cell>
          <table:table-cell office:value-type="float" office:value="0.12840364731041226" table:style-name="ce1">
            <text:p>0.128403647</text:p>
          </table:table-cell>
          <table:table-cell office:value-type="float" office:value="1.2905289999999994" table:style-name="ce2">
            <text:p>1.290529</text:p>
          </table:table-cell>
          <table:table-cell table:number-columns-repeated="16380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0" table:style-name="ce1">
            <text:p>0</text:p>
          </table:table-cell>
          <table:table-cell office:value-type="float" office:value="1.8842681364033276E-2" table:style-name="ce1">
            <text:p>0.018842681</text:p>
          </table:table-cell>
          <table:table-cell office:value-type="float" office:value="0.97052900000000086" table:style-name="ce2">
            <text:p>0.970529</text:p>
          </table:table-cell>
          <table:table-cell table:number-columns-repeated="16380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0" table:style-name="ce1">
            <text:p>0</text:p>
          </table:table-cell>
          <table:table-cell office:value-type="float" office:value="3.2126137873024471E-2" table:style-name="ce1">
            <text:p>0.032126138</text:p>
          </table:table-cell>
          <table:table-cell office:value-type="float" office:value="0.47052900000000086" table:style-name="ce2">
            <text:p>0.470529</text:p>
          </table:table-cell>
          <table:table-cell table:number-columns-repeated="16380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0" table:style-name="ce1">
            <text:p>0</text:p>
          </table:table-cell>
          <table:table-cell office:value-type="float" office:value="0.73022822717446467" table:style-name="ce1">
            <text:p>0.730228227</text:p>
          </table:table-cell>
          <table:table-cell office:value-type="float" office:value="0.12052899999999944" table:style-name="ce2">
            <text:p>0.120529</text:p>
          </table:table-cell>
          <table:table-cell table:number-columns-repeated="16380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0" table:style-name="ce1">
            <text:p>0</text:p>
          </table:table-cell>
          <table:table-cell office:value-type="float" office:value="0.81155182320853136" table:style-name="ce1">
            <text:p>0.811551823</text:p>
          </table:table-cell>
          <table:table-cell office:value-type="float" office:value="8.0529000000000295E-2" table:style-name="ce2">
            <text:p>0.080529</text:p>
          </table:table-cell>
          <table:table-cell table:number-columns-repeated="16380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0" table:style-name="ce1">
            <text:p>0</text:p>
          </table:table-cell>
          <table:table-cell office:value-type="float" office:value="1.4796871293839773" table:style-name="ce1">
            <text:p>1.479687129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0" table:style-name="ce1">
            <text:p>0</text:p>
          </table:table-cell>
          <table:table-cell office:value-type="float" office:value="0.52634329671782154" table:style-name="ce1">
            <text:p>0.526343297</text:p>
          </table:table-cell>
          <table:table-cell office:value-type="float" office:value="-0.85947099999999921" table:style-name="ce2">
            <text:p>-0.859471</text:p>
          </table:table-cell>
          <table:table-cell table:number-columns-repeated="16380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0" table:style-name="ce1">
            <text:p>0</text:p>
          </table:table-cell>
          <table:table-cell office:value-type="float" office:value="0.67306178486185897" table:style-name="ce1">
            <text:p>0.673061785</text:p>
          </table:table-cell>
          <table:table-cell office:value-type="float" office:value="-0.65947099999999992" table:style-name="ce2">
            <text:p>-0.659471</text:p>
          </table:table-cell>
          <table:table-cell table:number-columns-repeated="16380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0" table:style-name="ce1">
            <text:p>0</text:p>
          </table:table-cell>
          <table:table-cell office:value-type="float" office:value="0.21747521554834148" table:style-name="ce1">
            <text:p>0.217475216</text:p>
          </table:table-cell>
          <table:table-cell office:value-type="float" office:value="-0.80947100000000027" table:style-name="ce2">
            <text:p>-0.809471</text:p>
          </table:table-cell>
          <table:table-cell table:number-columns-repeated="16380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0" table:style-name="ce1">
            <text:p>0</text:p>
          </table:table-cell>
          <table:table-cell office:value-type="float" office:value="0.51007348947182618" table:style-name="ce1">
            <text:p>0.510073489</text:p>
          </table:table-cell>
          <table:table-cell office:value-type="float" office:value="-0.49947099999999978" table:style-name="ce2">
            <text:p>-0.499471</text:p>
          </table:table-cell>
          <table:table-cell table:number-columns-repeated="16380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0" table:style-name="ce1">
            <text:p>0</text:p>
          </table:table-cell>
          <table:table-cell office:value-type="float" office:value="0.3991374758802082" table:style-name="ce1">
            <text:p>0.399137476</text:p>
          </table:table-cell>
          <table:table-cell office:value-type="float" office:value="-0.85947099999999921" table:style-name="ce2">
            <text:p>-0.859471</text:p>
          </table:table-cell>
          <table:table-cell table:number-columns-repeated="16380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0" table:style-name="ce1">
            <text:p>0</text:p>
          </table:table-cell>
          <table:table-cell office:value-type="float" office:value="0.76105772773137348" table:style-name="ce1">
            <text:p>0.761057728</text:p>
          </table:table-cell>
          <table:table-cell office:value-type="float" office:value="0.82052900000000051" table:style-name="ce2">
            <text:p>0.820529</text:p>
          </table:table-cell>
          <table:table-cell table:number-columns-repeated="16380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0" table:style-name="ce1">
            <text:p>0</text:p>
          </table:table-cell>
          <table:table-cell office:value-type="float" office:value="1.2348959058425502" table:style-name="ce1">
            <text:p>1.234895906</text:p>
          </table:table-cell>
          <table:table-cell office:value-type="float" office:value="1.7105289999999993" table:style-name="ce2">
            <text:p>1.710529</text:p>
          </table:table-cell>
          <table:table-cell table:number-columns-repeated="1638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0" table:style-name="ce1">
            <text:p>0</text:p>
          </table:table-cell>
          <table:table-cell office:value-type="float" office:value="0.8785030906864062" table:style-name="ce1">
            <text:p>0.878503091</text:p>
          </table:table-cell>
          <table:table-cell office:value-type="float" office:value="2.7105289999999993" table:style-name="ce2">
            <text:p>2.710529</text:p>
          </table:table-cell>
          <table:table-cell table:number-columns-repeated="16380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0" table:style-name="ce1">
            <text:p>0</text:p>
          </table:table-cell>
          <table:table-cell office:value-type="float" office:value="0.44394356560169729" table:style-name="ce1">
            <text:p>0.443943566</text:p>
          </table:table-cell>
          <table:table-cell office:value-type="float" office:value="2.3905290000000008" table:style-name="ce2">
            <text:p>2.390529</text:p>
          </table:table-cell>
          <table:table-cell table:number-columns-repeated="16380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6.2300000000000001E-2" table:style-name="ce1">
            <text:p>0.0623</text:p>
          </table:table-cell>
          <table:table-cell office:value-type="float" office:value="1.2130133319385394" table:style-name="ce1">
            <text:p>1.213013332</text:p>
          </table:table-cell>
          <table:table-cell office:value-type="float" office:value="3.1805289999999999" table:style-name="ce2">
            <text:p>3.180529</text:p>
          </table:table-cell>
          <table:table-cell table:number-columns-repeated="16380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0.20648" table:style-name="ce1">
            <text:p>0.20648</text:p>
          </table:table-cell>
          <table:table-cell office:value-type="float" office:value="0.52096501298505982" table:style-name="ce1">
            <text:p>0.520965013</text:p>
          </table:table-cell>
          <table:table-cell office:value-type="float" office:value="1.5805290000000003" table:style-name="ce2">
            <text:p>1.580529</text:p>
          </table:table-cell>
          <table:table-cell table:number-columns-repeated="16380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0.12548999999999999" table:style-name="ce1">
            <text:p>0.12549</text:p>
          </table:table-cell>
          <table:table-cell office:value-type="float" office:value="1.2234260230290046" table:style-name="ce1">
            <text:p>1.223426023</text:p>
          </table:table-cell>
          <table:table-cell office:value-type="float" office:value="-9.4709999999995631E-3" table:style-name="ce2">
            <text:p>-0.009471</text:p>
          </table:table-cell>
          <table:table-cell table:number-columns-repeated="16380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0.19402000000000003" table:style-name="ce1">
            <text:p>0.19402</text:p>
          </table:table-cell>
          <table:table-cell office:value-type="float" office:value="2.6745151739271984" table:style-name="ce1">
            <text:p>2.674515174</text:p>
          </table:table-cell>
          <table:table-cell office:value-type="float" office:value="-7.9470999999999847E-2" table:style-name="ce2">
            <text:p>-0.079471</text:p>
          </table:table-cell>
          <table:table-cell table:number-columns-repeated="16380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0.34265000000000001" table:style-name="ce1">
            <text:p>0.34265</text:p>
          </table:table-cell>
          <table:table-cell office:value-type="float" office:value="1.4877623831338562" table:style-name="ce1">
            <text:p>1.487762383</text:p>
          </table:table-cell>
          <table:table-cell office:value-type="float" office:value="1.1605290000000004" table:style-name="ce2">
            <text:p>1.160529</text:p>
          </table:table-cell>
          <table:table-cell table:number-columns-repeated="16380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0.28035000000000004" table:style-name="ce1">
            <text:p>0.28035</text:p>
          </table:table-cell>
          <table:table-cell office:value-type="float" office:value="1.6389551430348459" table:style-name="ce1">
            <text:p>1.638955143</text:p>
          </table:table-cell>
          <table:table-cell office:value-type="float" office:value="0.95052899999999951" table:style-name="ce2">
            <text:p>0.950529</text:p>
          </table:table-cell>
          <table:table-cell table:number-columns-repeated="16380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0.26611000000000001" table:style-name="ce1">
            <text:p>0.26611</text:p>
          </table:table-cell>
          <table:table-cell office:value-type="float" office:value="0.95092159516910135" table:style-name="ce1">
            <text:p>0.950921595</text:p>
          </table:table-cell>
          <table:table-cell office:value-type="float" office:value="0.61052899999999966" table:style-name="ce2">
            <text:p>0.610529</text:p>
          </table:table-cell>
          <table:table-cell table:number-columns-repeated="16380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0.12637999999999999" table:style-name="ce1">
            <text:p>0.12638</text:p>
          </table:table-cell>
          <table:table-cell office:value-type="float" office:value="0.53664967566015664" table:style-name="ce1">
            <text:p>0.536649676</text:p>
          </table:table-cell>
          <table:table-cell office:value-type="float" office:value="0.16052900000000037" table:style-name="ce2">
            <text:p>0.160529</text:p>
          </table:table-cell>
          <table:table-cell table:number-columns-repeated="16380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8.2246545335735888E-2" table:style-name="ce1">
            <text:p>0.082246545</text:p>
          </table:table-cell>
          <table:table-cell office:value-type="float" office:value="-0.4794710000000002" table:style-name="ce2">
            <text:p>-0.479471</text:p>
          </table:table-cell>
          <table:table-cell table:number-columns-repeated="16380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0" table:style-name="ce1">
            <text:p>0</text:p>
          </table:table-cell>
          <table:table-cell office:value-type="float" office:value="0.12972281626394055" table:style-name="ce1">
            <text:p>0.129722816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0" table:style-name="ce1">
            <text:p>0</text:p>
          </table:table-cell>
          <table:table-cell office:value-type="float" office:value="0.21153020244688994" table:style-name="ce1">
            <text:p>0.211530202</text:p>
          </table:table-cell>
          <table:table-cell office:value-type="float" office:value="-2.2494717" table:style-name="ce2">
            <text:p>-2.2494717</text:p>
          </table:table-cell>
          <table:table-cell table:number-columns-repeated="16380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0" table:style-name="ce1">
            <text:p>0</text:p>
          </table:table-cell>
          <table:table-cell office:value-type="float" office:value="3.4006739208527578E-2" table:style-name="ce1">
            <text:p>0.034006739</text:p>
          </table:table-cell>
          <table:table-cell office:value-type="float" office:value="-2.5794715999999998" table:style-name="ce2">
            <text:p>-2.5794716</text:p>
          </table:table-cell>
          <table:table-cell table:number-columns-repeated="16380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0" table:style-name="ce1">
            <text:p>0</text:p>
          </table:table-cell>
          <table:table-cell office:value-type="float" office:value="0.15507781647836136" table:style-name="ce1">
            <text:p>0.155077816</text:p>
          </table:table-cell>
          <table:table-cell office:value-type="float" office:value="-2.5494713999999998" table:style-name="ce2">
            <text:p>-2.5494714</text:p>
          </table:table-cell>
          <table:table-cell table:number-columns-repeated="16380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0" table:style-name="ce1">
            <text:p>0</text:p>
          </table:table-cell>
          <table:table-cell office:value-type="float" office:value="1.1295599880634175" table:style-name="ce1">
            <text:p>1.129559988</text:p>
          </table:table-cell>
          <table:table-cell office:value-type="float" office:value="-2.6894711999999998" table:style-name="ce2">
            <text:p>-2.6894712</text:p>
          </table:table-cell>
          <table:table-cell table:number-columns-repeated="16380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0" table:style-name="ce1">
            <text:p>0</text:p>
          </table:table-cell>
          <table:table-cell office:value-type="float" office:value="0.91331554988042707" table:style-name="ce1">
            <text:p>0.91331555</text:p>
          </table:table-cell>
          <table:table-cell office:value-type="float" office:value="-2.7094709999999997" table:style-name="ce2">
            <text:p>-2.709471</text:p>
          </table:table-cell>
          <table:table-cell table:number-columns-repeated="16380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0" table:style-name="ce1">
            <text:p>0</text:p>
          </table:table-cell>
          <table:table-cell office:value-type="float" office:value="1.2636537065067552" table:style-name="ce1">
            <text:p>1.263653707</text:p>
          </table:table-cell>
          <table:table-cell office:value-type="float" office:value="-2.8494716000000002" table:style-name="ce2">
            <text:p>-2.8494716</text:p>
          </table:table-cell>
          <table:table-cell table:number-columns-repeated="16380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0" table:style-name="ce1">
            <text:p>0</text:p>
          </table:table-cell>
          <table:table-cell office:value-type="float" office:value="0.61306588420887187" table:style-name="ce1">
            <text:p>0.613065884</text:p>
          </table:table-cell>
          <table:table-cell office:value-type="float" office:value="-2.9594709999999997" table:style-name="ce2">
            <text:p>-2.959471</text:p>
          </table:table-cell>
          <table:table-cell table:number-columns-repeated="16380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0" table:style-name="ce1">
            <text:p>0</text:p>
          </table:table-cell>
          <table:table-cell office:value-type="float" office:value="0.85865094874620085" table:style-name="ce1">
            <text:p>0.858650949</text:p>
          </table:table-cell>
          <table:table-cell office:value-type="float" office:value="-3.0794715999999998" table:style-name="ce2">
            <text:p>-3.0794716</text:p>
          </table:table-cell>
          <table:table-cell table:number-columns-repeated="16380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0" table:style-name="ce1">
            <text:p>0</text:p>
          </table:table-cell>
          <table:table-cell office:value-type="float" office:value="0.98894229807367973" table:style-name="ce1">
            <text:p>0.988942298</text:p>
          </table:table-cell>
          <table:table-cell office:value-type="float" office:value="-3.1894711999999998" table:style-name="ce2">
            <text:p>-3.1894712</text:p>
          </table:table-cell>
          <table:table-cell table:number-columns-repeated="16380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0" table:style-name="ce1">
            <text:p>0</text:p>
          </table:table-cell>
          <table:table-cell office:value-type="float" office:value="1.0899081379137816" table:style-name="ce1">
            <text:p>1.089908138</text:p>
          </table:table-cell>
          <table:table-cell office:value-type="float" office:value="-3.4794717000000004" table:style-name="ce2">
            <text:p>-3.4794717</text:p>
          </table:table-cell>
          <table:table-cell table:number-columns-repeated="16380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0" table:style-name="ce1">
            <text:p>0</text:p>
          </table:table-cell>
          <table:table-cell office:value-type="float" office:value="1.1872035762180146" table:style-name="ce1">
            <text:p>1.187203576</text:p>
          </table:table-cell>
          <table:table-cell office:value-type="float" office:value="-4.1594715000000004" table:style-name="ce2">
            <text:p>-4.1594715</text:p>
          </table:table-cell>
          <table:table-cell table:number-columns-repeated="16380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0" table:style-name="ce1">
            <text:p>0</text:p>
          </table:table-cell>
          <table:table-cell office:value-type="float" office:value="0.68849663127668714" table:style-name="ce1">
            <text:p>0.688496631</text:p>
          </table:table-cell>
          <table:table-cell office:value-type="float" office:value="-5.2394714000000002" table:style-name="ce2">
            <text:p>-5.2394714</text:p>
          </table:table-cell>
          <table:table-cell table:number-columns-repeated="16380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0" table:style-name="ce1">
            <text:p>0</text:p>
          </table:table-cell>
          <table:table-cell office:value-type="float" office:value="1.3481832260741171" table:style-name="ce1">
            <text:p>1.348183226</text:p>
          </table:table-cell>
          <table:table-cell office:value-type="float" office:value="-6.4194715000000002" table:style-name="ce2">
            <text:p>-6.4194715</text:p>
          </table:table-cell>
          <table:table-cell table:number-columns-repeated="16380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.7800000000000001E-3" table:style-name="ce1">
            <text:p>0.00178</text:p>
          </table:table-cell>
          <table:table-cell office:value-type="float" office:value="0.83850417862577675" table:style-name="ce1">
            <text:p>0.838504179</text:p>
          </table:table-cell>
          <table:table-cell office:value-type="float" office:value="-7.6494715000000006" table:style-name="ce2">
            <text:p>-7.6494715</text:p>
          </table:table-cell>
          <table:table-cell table:number-columns-repeated="16380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8.4549995000000003E-2" table:style-name="ce1">
            <text:p>0.084549995</text:p>
          </table:table-cell>
          <table:table-cell office:value-type="float" office:value="0.65528978451539022" table:style-name="ce1">
            <text:p>0.655289785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0.19669" table:style-name="ce1">
            <text:p>0.19669</text:p>
          </table:table-cell>
          <table:table-cell office:value-type="float" office:value="1.26690427091974" table:style-name="ce1">
            <text:p>1.266904271</text:p>
          </table:table-cell>
          <table:table-cell office:value-type="float" office:value="-6.2794714000000003" table:style-name="ce2">
            <text:p>-6.2794714</text:p>
          </table:table-cell>
          <table:table-cell table:number-columns-repeated="16380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0.26255000000000001" table:style-name="ce1">
            <text:p>0.26255</text:p>
          </table:table-cell>
          <table:table-cell office:value-type="float" office:value="1.1077370120547307" table:style-name="ce1">
            <text:p>1.107737012</text:p>
          </table:table-cell>
          <table:table-cell office:value-type="float" office:value="-5.7194715" table:style-name="ce2">
            <text:p>-5.7194715</text:p>
          </table:table-cell>
          <table:table-cell table:number-columns-repeated="16380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0.31594997999999996" table:style-name="ce1">
            <text:p>0.31594998</text:p>
          </table:table-cell>
          <table:table-cell office:value-type="float" office:value="0.58608394400402275" table:style-name="ce1">
            <text:p>0.586083944</text:p>
          </table:table-cell>
          <table:table-cell office:value-type="float" office:value="-4.8594713" table:style-name="ce2">
            <text:p>-4.8594713</text:p>
          </table:table-cell>
          <table:table-cell table:number-columns-repeated="16380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0.18778999999999998" table:style-name="ce1">
            <text:p>0.18779</text:p>
          </table:table-cell>
          <table:table-cell office:value-type="float" office:value="0.30867637850231611" table:style-name="ce1">
            <text:p>0.308676379</text:p>
          </table:table-cell>
          <table:table-cell office:value-type="float" office:value="-2.4194712999999997" table:style-name="ce2">
            <text:p>-2.4194713</text:p>
          </table:table-cell>
          <table:table-cell table:number-columns-repeated="16380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0.21359998999999999" table:style-name="ce1">
            <text:p>0.21359999</text:p>
          </table:table-cell>
          <table:table-cell office:value-type="float" office:value="1.041865777620667" table:style-name="ce1">
            <text:p>1.041865778</text:p>
          </table:table-cell>
          <table:table-cell office:value-type="float" office:value="-1.9194709999999997" table:style-name="ce2">
            <text:p>-1.919471</text:p>
          </table:table-cell>
          <table:table-cell table:number-columns-repeated="16380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0.2225" table:style-name="ce1">
            <text:p>0.2225</text:p>
          </table:table-cell>
          <table:table-cell office:value-type="float" office:value="3.0973321148632715E-2" table:style-name="ce1">
            <text:p>0.030973321</text:p>
          </table:table-cell>
          <table:table-cell office:value-type="float" office:value="-1.8694710000000008" table:style-name="ce2">
            <text:p>-1.869471</text:p>
          </table:table-cell>
          <table:table-cell table:number-columns-repeated="16380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0.15753" table:style-name="ce1">
            <text:p>0.15753</text:p>
          </table:table-cell>
          <table:table-cell office:value-type="float" office:value="0.71920013179170916" table:style-name="ce1">
            <text:p>0.719200132</text:p>
          </table:table-cell>
          <table:table-cell office:value-type="float" office:value="-2.4794717000000004" table:style-name="ce2">
            <text:p>-2.4794717</text:p>
          </table:table-cell>
          <table:table-cell table:number-columns-repeated="16380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2.6699998999999999E-2" table:style-name="ce1">
            <text:p>0.026699999</text:p>
          </table:table-cell>
          <table:table-cell office:value-type="float" office:value="0.65194456181328708" table:style-name="ce1">
            <text:p>0.651944562</text:p>
          </table:table-cell>
          <table:table-cell office:value-type="float" office:value="-3.5294714000000003" table:style-name="ce2">
            <text:p>-3.5294714</text:p>
          </table:table-cell>
          <table:table-cell table:number-columns-repeated="16380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0" table:style-name="ce1">
            <text:p>0</text:p>
          </table:table-cell>
          <table:table-cell office:value-type="float" office:value="0.21338954936507809" table:style-name="ce1">
            <text:p>0.213389549</text:p>
          </table:table-cell>
          <table:table-cell office:value-type="float" office:value="-4.6794715" table:style-name="ce2">
            <text:p>-4.6794715</text:p>
          </table:table-cell>
          <table:table-cell table:number-columns-repeated="16380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0" table:style-name="ce1">
            <text:p>0</text:p>
          </table:table-cell>
          <table:table-cell office:value-type="float" office:value="0.1760030069641349" table:style-name="ce1">
            <text:p>0.176003007</text:p>
          </table:table-cell>
          <table:table-cell office:value-type="float" office:value="-4.4594709999999997" table:style-name="ce2">
            <text:p>-4.459471</text:p>
          </table:table-cell>
          <table:table-cell table:number-columns-repeated="1638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0" table:style-name="ce1">
            <text:p>0</text:p>
          </table:table-cell>
          <table:table-cell office:value-type="float" office:value="9.6019328941746224E-2" table:style-name="ce1">
            <text:p>0.096019329</text:p>
          </table:table-cell>
          <table:table-cell office:value-type="float" office:value="-4.3994713000000001" table:style-name="ce2">
            <text:p>-4.3994713</text:p>
          </table:table-cell>
          <table:table-cell table:number-columns-repeated="16380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0" table:style-name="ce1">
            <text:p>0</text:p>
          </table:table-cell>
          <table:table-cell office:value-type="float" office:value="0.13742374726491077" table:style-name="ce1">
            <text:p>0.137423747</text:p>
          </table:table-cell>
          <table:table-cell office:value-type="float" office:value="-4.0994716000000002" table:style-name="ce2">
            <text:p>-4.0994716</text:p>
          </table:table-cell>
          <table:table-cell table:number-columns-repeated="16380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0" table:style-name="ce1">
            <text:p>0</text:p>
          </table:table-cell>
          <table:table-cell office:value-type="float" office:value="9.6394853891751092E-2" table:style-name="ce1">
            <text:p>0.096394854</text:p>
          </table:table-cell>
          <table:table-cell office:value-type="float" office:value="-4.3794712999999996" table:style-name="ce2">
            <text:p>-4.3794713</text:p>
          </table:table-cell>
          <table:table-cell table:number-columns-repeated="16380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0" table:style-name="ce1">
            <text:p>0</text:p>
          </table:table-cell>
          <table:table-cell office:value-type="float" office:value="0.51238459261406533" table:style-name="ce1">
            <text:p>0.512384593</text:p>
          </table:table-cell>
          <table:table-cell office:value-type="float" office:value="-5.3094716000000002" table:style-name="ce2">
            <text:p>-5.3094716</text:p>
          </table:table-cell>
          <table:table-cell table:number-columns-repeated="16380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0.6778050490825771" table:style-name="ce1">
            <text:p>0.677805049</text:p>
          </table:table-cell>
          <table:table-cell office:value-type="float" office:value="-6.6294715000000002" table:style-name="ce2">
            <text:p>-6.6294715</text:p>
          </table:table-cell>
          <table:table-cell table:number-columns-repeated="16380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0" table:style-name="ce1">
            <text:p>0</text:p>
          </table:table-cell>
          <table:table-cell office:value-type="float" office:value="0.64287526059685929" table:style-name="ce1">
            <text:p>0.642875261</text:p>
          </table:table-cell>
          <table:table-cell office:value-type="float" office:value="-7.4894713999999993" table:style-name="ce2">
            <text:p>-7.4894714</text:p>
          </table:table-cell>
          <table:table-cell table:number-columns-repeated="16380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0" table:style-name="ce1">
            <text:p>0</text:p>
          </table:table-cell>
          <table:table-cell office:value-type="float" office:value="0.75233302230521404" table:style-name="ce1">
            <text:p>0.752333022</text:p>
          </table:table-cell>
          <table:table-cell office:value-type="float" office:value="-8.3294712999999998" table:style-name="ce2">
            <text:p>-8.3294713</text:p>
          </table:table-cell>
          <table:table-cell table:number-columns-repeated="16380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0" table:style-name="ce1">
            <text:p>0</text:p>
          </table:table-cell>
          <table:table-cell office:value-type="float" office:value="0.61560627120452704" table:style-name="ce1">
            <text:p>0.615606271</text:p>
          </table:table-cell>
          <table:table-cell office:value-type="float" office:value="-8.7394712999999999" table:style-name="ce2">
            <text:p>-8.7394713</text:p>
          </table:table-cell>
          <table:table-cell table:number-columns-repeated="16380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0" table:style-name="ce1">
            <text:p>0</text:p>
          </table:table-cell>
          <table:table-cell office:value-type="float" office:value="1.1852010867639231" table:style-name="ce1">
            <text:p>1.185201087</text:p>
          </table:table-cell>
          <table:table-cell office:value-type="float" office:value="-8.9494714000000002" table:style-name="ce2">
            <text:p>-8.9494714</text:p>
          </table:table-cell>
          <table:table-cell table:number-columns-repeated="16380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0" table:style-name="ce1">
            <text:p>0</text:p>
          </table:table-cell>
          <table:table-cell office:value-type="float" office:value="0.40344456098789083" table:style-name="ce1">
            <text:p>0.403444561</text:p>
          </table:table-cell>
          <table:table-cell office:value-type="float" office:value="-9.2494712999999997" table:style-name="ce2">
            <text:p>-9.2494713</text:p>
          </table:table-cell>
          <table:table-cell table:number-columns-repeated="16380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0" table:style-name="ce1">
            <text:p>0</text:p>
          </table:table-cell>
          <table:table-cell office:value-type="float" office:value="0.96486067589738889" table:style-name="ce1">
            <text:p>0.964860676</text:p>
          </table:table-cell>
          <table:table-cell office:value-type="float" office:value="-9.6594713300000006" table:style-name="ce2">
            <text:p>-9.65947133</text:p>
          </table:table-cell>
          <table:table-cell table:number-columns-repeated="16380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0" table:style-name="ce1">
            <text:p>0</text:p>
          </table:table-cell>
          <table:table-cell office:value-type="float" office:value="0.95573146654314112" table:style-name="ce1">
            <text:p>0.955731467</text:p>
          </table:table-cell>
          <table:table-cell office:value-type="float" office:value="-9.8894713450000005" table:style-name="ce2">
            <text:p>-9.889471345</text:p>
          </table:table-cell>
          <table:table-cell table:number-columns-repeated="16380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.7800000000000001E-3" table:style-name="ce1">
            <text:p>0.00178</text:p>
          </table:table-cell>
          <table:table-cell office:value-type="float" office:value="0.89748693012871761" table:style-name="ce1">
            <text:p>0.89748693</text:p>
          </table:table-cell>
          <table:table-cell office:value-type="float" office:value="-10.18947133" table:style-name="ce2">
            <text:p>-10.18947133</text:p>
          </table:table-cell>
          <table:table-cell table:number-columns-repeated="16380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9.6119995E-2" table:style-name="ce1">
            <text:p>0.096119995</text:p>
          </table:table-cell>
          <table:table-cell office:value-type="float" office:value="0.98487620643685425" table:style-name="ce1">
            <text:p>0.984876206</text:p>
          </table:table-cell>
          <table:table-cell office:value-type="float" office:value="-8.9294714000000006" table:style-name="ce2">
            <text:p>-8.9294714</text:p>
          </table:table-cell>
          <table:table-cell table:number-columns-repeated="1638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0.22606000000000001" table:style-name="ce1">
            <text:p>0.22606</text:p>
          </table:table-cell>
          <table:table-cell office:value-type="float" office:value="0.46868457193333402" table:style-name="ce1">
            <text:p>0.468684572</text:p>
          </table:table-cell>
          <table:table-cell office:value-type="float" office:value="-6.9794713999999995" table:style-name="ce2">
            <text:p>-6.9794714</text:p>
          </table:table-cell>
          <table:table-cell table:number-columns-repeated="16380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0.32039999999999996" table:style-name="ce1">
            <text:p>0.3204</text:p>
          </table:table-cell>
          <table:table-cell office:value-type="float" office:value="0.95144898059404848" table:style-name="ce1">
            <text:p>0.951448981</text:p>
          </table:table-cell>
          <table:table-cell office:value-type="float" office:value="-5.2594713999999998" table:style-name="ce2">
            <text:p>-5.2594714</text:p>
          </table:table-cell>
          <table:table-cell table:number-columns-repeated="16380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0.37024000000000001" table:style-name="ce1">
            <text:p>0.37024</text:p>
          </table:table-cell>
          <table:table-cell office:value-type="float" office:value="0.9105866577365086" table:style-name="ce1">
            <text:p>0.910586658</text:p>
          </table:table-cell>
          <table:table-cell office:value-type="float" office:value="-3.8194714000000003" table:style-name="ce2">
            <text:p>-3.8194714</text:p>
          </table:table-cell>
          <table:table-cell table:number-columns-repeated="16380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0.38002999999999998" table:style-name="ce1">
            <text:p>0.38003</text:p>
          </table:table-cell>
          <table:table-cell office:value-type="float" office:value="1.6118226897474455" table:style-name="ce1">
            <text:p>1.61182269</text:p>
          </table:table-cell>
          <table:table-cell office:value-type="float" office:value="-3.3694715000000004" table:style-name="ce2">
            <text:p>-3.3694715</text:p>
          </table:table-cell>
          <table:table-cell table:number-columns-repeated="16380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0.75334500033515339" table:style-name="ce1">
            <text:p>0.753345</text:p>
          </table:table-cell>
          <table:table-cell office:value-type="float" office:value="-2.8994713000000001" table:style-name="ce2">
            <text:p>-2.8994713</text:p>
          </table:table-cell>
          <table:table-cell table:number-columns-repeated="16380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0.26788997999999997" table:style-name="ce1">
            <text:p>0.26788998</text:p>
          </table:table-cell>
          <table:table-cell office:value-type="float" office:value="2.3120510409258577" table:style-name="ce1">
            <text:p>2.312051041</text:p>
          </table:table-cell>
          <table:table-cell office:value-type="float" office:value="-2.7694716000000001" table:style-name="ce2">
            <text:p>-2.7694716</text:p>
          </table:table-cell>
          <table:table-cell table:number-columns-repeated="16380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0.15486000000000003" table:style-name="ce1">
            <text:p>0.15486</text:p>
          </table:table-cell>
          <table:table-cell office:value-type="float" office:value="0.77741889504675465" table:style-name="ce1">
            <text:p>0.777418895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0.55806787107625944" table:style-name="ce1">
            <text:p>0.558067871</text:p>
          </table:table-cell>
          <table:table-cell office:value-type="float" office:value="-3.8794712999999996" table:style-name="ce2">
            <text:p>-3.8794713</text:p>
          </table:table-cell>
          <table:table-cell table:number-columns-repeated="16380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0" table:style-name="ce1">
            <text:p>0</text:p>
          </table:table-cell>
          <table:table-cell office:value-type="float" office:value="0.57423221099633193" table:style-name="ce1">
            <text:p>0.574232211</text:p>
          </table:table-cell>
          <table:table-cell office:value-type="float" office:value="-4.4094715000000004" table:style-name="ce2">
            <text:p>-4.4094715</text:p>
          </table:table-cell>
          <table:table-cell table:number-columns-repeated="16380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0" table:style-name="ce1">
            <text:p>0</text:p>
          </table:table-cell>
          <table:table-cell office:value-type="float" office:value="0.23248390666982227" table:style-name="ce1">
            <text:p>0.232483907</text:p>
          </table:table-cell>
          <table:table-cell office:value-type="float" office:value="-5.0694714000000003" table:style-name="ce2">
            <text:p>-5.0694714</text:p>
          </table:table-cell>
          <table:table-cell table:number-columns-repeated="16380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0" table:style-name="ce1">
            <text:p>0</text:p>
          </table:table-cell>
          <table:table-cell office:value-type="float" office:value="4.635951545579553E-2" table:style-name="ce1">
            <text:p>0.046359515</text:p>
          </table:table-cell>
          <table:table-cell office:value-type="float" office:value="-5.5994716000000002" table:style-name="ce2">
            <text:p>-5.5994716</text:p>
          </table:table-cell>
          <table:table-cell table:number-columns-repeated="16380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0" table:style-name="ce1">
            <text:p>0</text:p>
          </table:table-cell>
          <table:table-cell office:value-type="float" office:value="9.0741126962866944E-2" table:style-name="ce1">
            <text:p>0.090741127</text:p>
          </table:table-cell>
          <table:table-cell office:value-type="float" office:value="-5.8894715" table:style-name="ce2">
            <text:p>-5.8894715</text:p>
          </table:table-cell>
          <table:table-cell table:number-columns-repeated="16380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0" table:style-name="ce1">
            <text:p>0</text:p>
          </table:table-cell>
          <table:table-cell office:value-type="float" office:value="0.15990659304396948" table:style-name="ce1">
            <text:p>0.159906593</text:p>
          </table:table-cell>
          <table:table-cell office:value-type="float" office:value="-6.0994716000000002" table:style-name="ce2">
            <text:p>-6.0994716</text:p>
          </table:table-cell>
          <table:table-cell table:number-columns-repeated="16380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0" table:style-name="ce1">
            <text:p>0</text:p>
          </table:table-cell>
          <table:table-cell office:value-type="float" office:value="7.9252813250783843E-2" table:style-name="ce1">
            <text:p>0.079252813</text:p>
          </table:table-cell>
          <table:table-cell office:value-type="float" office:value="-6.3294712999999998" table:style-name="ce2">
            <text:p>-6.3294713</text:p>
          </table:table-cell>
          <table:table-cell table:number-columns-repeated="16380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0" table:style-name="ce1">
            <text:p>0</text:p>
          </table:table-cell>
          <table:table-cell office:value-type="float" office:value="0.30846700887804956" table:style-name="ce1">
            <text:p>0.308467009</text:p>
          </table:table-cell>
          <table:table-cell office:value-type="float" office:value="-6.6394715" table:style-name="ce2">
            <text:p>-6.6394715</text:p>
          </table:table-cell>
          <table:table-cell table:number-columns-repeated="16380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0" table:style-name="ce1">
            <text:p>0</text:p>
          </table:table-cell>
          <table:table-cell office:value-type="float" office:value="0.48510158378656165" table:style-name="ce1">
            <text:p>0.485101584</text:p>
          </table:table-cell>
          <table:table-cell office:value-type="float" office:value="-6.8194713999999994" table:style-name="ce2">
            <text:p>-6.8194714</text:p>
          </table:table-cell>
          <table:table-cell table:number-columns-repeated="16380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0" table:style-name="ce1">
            <text:p>0</text:p>
          </table:table-cell>
          <table:table-cell office:value-type="float" office:value="0.66716523234511915" table:style-name="ce1">
            <text:p>0.667165232</text:p>
          </table:table-cell>
          <table:table-cell office:value-type="float" office:value="-6.9794713999999995" table:style-name="ce2">
            <text:p>-6.9794714</text:p>
          </table:table-cell>
          <table:table-cell table:number-columns-repeated="16380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0" table:style-name="ce1">
            <text:p>0</text:p>
          </table:table-cell>
          <table:table-cell office:value-type="float" office:value="0.46516158129463669" table:style-name="ce1">
            <text:p>0.465161581</text:p>
          </table:table-cell>
          <table:table-cell office:value-type="float" office:value="-6.8994715000000006" table:style-name="ce2">
            <text:p>-6.8994715</text:p>
          </table:table-cell>
          <table:table-cell table:number-columns-repeated="16380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0" table:style-name="ce1">
            <text:p>0</text:p>
          </table:table-cell>
          <table:table-cell office:value-type="float" office:value="0.8026795635190459" table:style-name="ce1">
            <text:p>0.802679564</text:p>
          </table:table-cell>
          <table:table-cell office:value-type="float" office:value="-6.8794715000000002" table:style-name="ce2">
            <text:p>-6.8794715</text:p>
          </table:table-cell>
          <table:table-cell table:number-columns-repeated="16380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0" table:style-name="ce1">
            <text:p>0</text:p>
          </table:table-cell>
          <table:table-cell office:value-type="float" office:value="0.81427976175334771" table:style-name="ce1">
            <text:p>0.814279762</text:p>
          </table:table-cell>
          <table:table-cell office:value-type="float" office:value="-6.8794715000000002" table:style-name="ce2">
            <text:p>-6.8794715</text:p>
          </table:table-cell>
          <table:table-cell table:number-columns-repeated="16380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0" table:style-name="ce1">
            <text:p>0</text:p>
          </table:table-cell>
          <table:table-cell office:value-type="float" office:value="0.97462713589392336" table:style-name="ce1">
            <text:p>0.974627136</text:p>
          </table:table-cell>
          <table:table-cell office:value-type="float" office:value="-6.4994714" table:style-name="ce2">
            <text:p>-6.4994714</text:p>
          </table:table-cell>
          <table:table-cell table:number-columns-repeated="16380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0" table:style-name="ce1">
            <text:p>0</text:p>
          </table:table-cell>
          <table:table-cell office:value-type="float" office:value="0.26737285251691856" table:style-name="ce1">
            <text:p>0.267372853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8.9000000000000006E-4" table:style-name="ce1">
            <text:p>0.00089</text:p>
          </table:table-cell>
          <table:table-cell office:value-type="float" office:value="1.6773775520261098" table:style-name="ce1">
            <text:p>1.677377552</text:p>
          </table:table-cell>
          <table:table-cell office:value-type="float" office:value="-6.6994714999999996" table:style-name="ce2">
            <text:p>-6.6994715</text:p>
          </table:table-cell>
          <table:table-cell table:number-columns-repeated="16380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8.9889999999999998E-2" table:style-name="ce1">
            <text:p>0.08989</text:p>
          </table:table-cell>
          <table:table-cell office:value-type="float" office:value="1.5949064633627623" table:style-name="ce1">
            <text:p>1.594906463</text:p>
          </table:table-cell>
          <table:table-cell office:value-type="float" office:value="-6.1594715000000004" table:style-name="ce2">
            <text:p>-6.1594715</text:p>
          </table:table-cell>
          <table:table-cell table:number-columns-repeated="16380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0.21715999999999999" table:style-name="ce1">
            <text:p>0.21716</text:p>
          </table:table-cell>
          <table:table-cell office:value-type="float" office:value="0.61223159085754286" table:style-name="ce1">
            <text:p>0.612231591</text:p>
          </table:table-cell>
          <table:table-cell office:value-type="float" office:value="-5.1994714999999996" table:style-name="ce2">
            <text:p>-5.1994715</text:p>
          </table:table-cell>
          <table:table-cell table:number-columns-repeated="16380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0.30972000000000005" table:style-name="ce1">
            <text:p>0.30972</text:p>
          </table:table-cell>
          <table:table-cell office:value-type="float" office:value="0.25098773626154769" table:style-name="ce1">
            <text:p>0.250987736</text:p>
          </table:table-cell>
          <table:table-cell office:value-type="float" office:value="-4.0294714000000003" table:style-name="ce2">
            <text:p>-4.0294714</text:p>
          </table:table-cell>
          <table:table-cell table:number-columns-repeated="16380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0.36400998000000001" table:style-name="ce1">
            <text:p>0.36400998</text:p>
          </table:table-cell>
          <table:table-cell office:value-type="float" office:value="0.80579962035186881" table:style-name="ce1">
            <text:p>0.80579962</text:p>
          </table:table-cell>
          <table:table-cell office:value-type="float" office:value="-2.6094713" table:style-name="ce2">
            <text:p>-2.6094713</text:p>
          </table:table-cell>
          <table:table-cell table:number-columns-repeated="16380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0.32485000000000003" table:style-name="ce1">
            <text:p>0.32485</text:p>
          </table:table-cell>
          <table:table-cell office:value-type="float" office:value="0.65717407875278744" table:style-name="ce1">
            <text:p>0.657174079</text:p>
          </table:table-cell>
          <table:table-cell office:value-type="float" office:value="-2.1794715" table:style-name="ce2">
            <text:p>-2.1794715</text:p>
          </table:table-cell>
          <table:table-cell table:number-columns-repeated="16380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0.22428000000000001" table:style-name="ce1">
            <text:p>0.22428</text:p>
          </table:table-cell>
          <table:table-cell office:value-type="float" office:value="1.0500376635066009" table:style-name="ce1">
            <text:p>1.050037664</text:p>
          </table:table-cell>
          <table:table-cell office:value-type="float" office:value="-1.2094710000000006" table:style-name="ce2">
            <text:p>-1.209471</text:p>
          </table:table-cell>
          <table:table-cell table:number-columns-repeated="16380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0.17622000000000002" table:style-name="ce1">
            <text:p>0.17622</text:p>
          </table:table-cell>
          <table:table-cell office:value-type="float" office:value="1.7519064149145653" table:style-name="ce1">
            <text:p>1.751906415</text:p>
          </table:table-cell>
          <table:table-cell office:value-type="float" office:value="-0.59947099999999942" table:style-name="ce2">
            <text:p>-0.599471</text:p>
          </table:table-cell>
          <table:table-cell table:number-columns-repeated="16380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0.14151" table:style-name="ce1">
            <text:p>0.14151</text:p>
          </table:table-cell>
          <table:table-cell office:value-type="float" office:value="2.4544547869494062" table:style-name="ce1">
            <text:p>2.454454787</text:p>
          </table:table-cell>
          <table:table-cell office:value-type="float" office:value="-0.57947099999999985" table:style-name="ce2">
            <text:p>-0.579471</text:p>
          </table:table-cell>
          <table:table-cell table:number-columns-repeated="16380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3.0260000000000002E-2" table:style-name="ce1">
            <text:p>0.03026</text:p>
          </table:table-cell>
          <table:table-cell office:value-type="float" office:value="1.4740518759305057" table:style-name="ce1">
            <text:p>1.474051876</text:p>
          </table:table-cell>
          <table:table-cell office:value-type="float" office:value="-1.0694710000000001" table:style-name="ce2">
            <text:p>-1.069471</text:p>
          </table:table-cell>
          <table:table-cell table:number-columns-repeated="16380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0" table:style-name="ce1">
            <text:p>0</text:p>
          </table:table-cell>
          <table:table-cell office:value-type="float" office:value="0.22895938101340341" table:style-name="ce1">
            <text:p>0.228959381</text:p>
          </table:table-cell>
          <table:table-cell office:value-type="float" office:value="-1.8494709999999994" table:style-name="ce2">
            <text:p>-1.849471</text:p>
          </table:table-cell>
          <table:table-cell table:number-columns-repeated="16380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0" table:style-name="ce1">
            <text:p>0</text:p>
          </table:table-cell>
          <table:table-cell office:value-type="float" office:value="0.7206655475503474" table:style-name="ce1">
            <text:p>0.720665548</text:p>
          </table:table-cell>
          <table:table-cell office:value-type="float" office:value="-2.2294717000000004" table:style-name="ce2">
            <text:p>-2.2294717</text:p>
          </table:table-cell>
          <table:table-cell table:number-columns-repeated="16380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0" table:style-name="ce1">
            <text:p>0</text:p>
          </table:table-cell>
          <table:table-cell office:value-type="float" office:value="0.16582498958604758" table:style-name="ce1">
            <text:p>0.16582499</text:p>
          </table:table-cell>
          <table:table-cell office:value-type="float" office:value="-2.4494714999999996" table:style-name="ce2">
            <text:p>-2.4494715</text:p>
          </table:table-cell>
          <table:table-cell table:number-columns-repeated="16380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0" table:style-name="ce1">
            <text:p>0</text:p>
          </table:table-cell>
          <table:table-cell office:value-type="float" office:value="0.11362701348742602" table:style-name="ce1">
            <text:p>0.113627013</text:p>
          </table:table-cell>
          <table:table-cell office:value-type="float" office:value="-3.1094713" table:style-name="ce2">
            <text:p>-3.1094713</text:p>
          </table:table-cell>
          <table:table-cell table:number-columns-repeated="16380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0" table:style-name="ce1">
            <text:p>0</text:p>
          </table:table-cell>
          <table:table-cell office:value-type="float" office:value="0.16124530223035619" table:style-name="ce1">
            <text:p>0.161245302</text:p>
          </table:table-cell>
          <table:table-cell office:value-type="float" office:value="-3.5394715999999997" table:style-name="ce2">
            <text:p>-3.5394716</text:p>
          </table:table-cell>
          <table:table-cell table:number-columns-repeated="16380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0" table:style-name="ce1">
            <text:p>0</text:p>
          </table:table-cell>
          <table:table-cell office:value-type="float" office:value="0.13427482152752268" table:style-name="ce1">
            <text:p>0.134274822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0" table:style-name="ce1">
            <text:p>0</text:p>
          </table:table-cell>
          <table:table-cell office:value-type="float" office:value="7.2291499893686217E-2" table:style-name="ce1">
            <text:p>0.0722915</text:p>
          </table:table-cell>
          <table:table-cell office:value-type="float" office:value="-3.8994713000000001" table:style-name="ce2">
            <text:p>-3.8994713</text:p>
          </table:table-cell>
          <table:table-cell table:number-columns-repeated="16380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0" table:style-name="ce1">
            <text:p>0</text:p>
          </table:table-cell>
          <table:table-cell office:value-type="float" office:value="0.6462395099916306" table:style-name="ce1">
            <text:p>0.64623951</text:p>
          </table:table-cell>
          <table:table-cell office:value-type="float" office:value="-4.0694714000000003" table:style-name="ce2">
            <text:p>-4.0694714</text:p>
          </table:table-cell>
          <table:table-cell table:number-columns-repeated="16380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0" table:style-name="ce1">
            <text:p>0</text:p>
          </table:table-cell>
          <table:table-cell office:value-type="float" office:value="0.74483891943559288" table:style-name="ce1">
            <text:p>0.744838919</text:p>
          </table:table-cell>
          <table:table-cell office:value-type="float" office:value="-4.2694716000000001" table:style-name="ce2">
            <text:p>-4.2694716</text:p>
          </table:table-cell>
          <table:table-cell table:number-columns-repeated="16380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0" table:style-name="ce1">
            <text:p>0</text:p>
          </table:table-cell>
          <table:table-cell office:value-type="float" office:value="0.60900127548365546" table:style-name="ce1">
            <text:p>0.609001275</text:p>
          </table:table-cell>
          <table:table-cell office:value-type="float" office:value="-4.4294715" table:style-name="ce2">
            <text:p>-4.4294715</text:p>
          </table:table-cell>
          <table:table-cell table:number-columns-repeated="16380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0" table:style-name="ce1">
            <text:p>0</text:p>
          </table:table-cell>
          <table:table-cell office:value-type="float" office:value="0.99014833543033498" table:style-name="ce1">
            <text:p>0.990148335</text:p>
          </table:table-cell>
          <table:table-cell office:value-type="float" office:value="-4.6194715000000004" table:style-name="ce2">
            <text:p>-4.6194715</text:p>
          </table:table-cell>
          <table:table-cell table:number-columns-repeated="16380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0" table:style-name="ce1">
            <text:p>0</text:p>
          </table:table-cell>
          <table:table-cell office:value-type="float" office:value="0.65864815623457373" table:style-name="ce1">
            <text:p>0.658648156</text:p>
          </table:table-cell>
          <table:table-cell office:value-type="float" office:value="-4.8094716000000002" table:style-name="ce2">
            <text:p>-4.8094716</text:p>
          </table:table-cell>
          <table:table-cell table:number-columns-repeated="16380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0" table:style-name="ce1">
            <text:p>0</text:p>
          </table:table-cell>
          <table:table-cell office:value-type="float" office:value="0.99486669018146934" table:style-name="ce1">
            <text:p>0.99486669</text:p>
          </table:table-cell>
          <table:table-cell office:value-type="float" office:value="-4.6094713" table:style-name="ce2">
            <text:p>-4.6094713</text:p>
          </table:table-cell>
          <table:table-cell table:number-columns-repeated="16380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0" table:style-name="ce1">
            <text:p>0</text:p>
          </table:table-cell>
          <table:table-cell office:value-type="float" office:value="0.98240467654009134" table:style-name="ce1">
            <text:p>0.982404677</text:p>
          </table:table-cell>
          <table:table-cell office:value-type="float" office:value="-4.5294714000000003" table:style-name="ce2">
            <text:p>-4.5294714</text:p>
          </table:table-cell>
          <table:table-cell table:number-columns-repeated="16380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0" table:style-name="ce1">
            <text:p>0</text:p>
          </table:table-cell>
          <table:table-cell office:value-type="float" office:value="0.76943499514456382" table:style-name="ce1">
            <text:p>0.769434995</text:p>
          </table:table-cell>
          <table:table-cell office:value-type="float" office:value="-4.9194712999999997" table:style-name="ce2">
            <text:p>-4.9194713</text:p>
          </table:table-cell>
          <table:table-cell table:number-columns-repeated="16380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6.8530000000000008E-2" table:style-name="ce1">
            <text:p>0.06853</text:p>
          </table:table-cell>
          <table:table-cell office:value-type="float" office:value="0.87106510603499721" table:style-name="ce1">
            <text:p>0.871065106</text:p>
          </table:table-cell>
          <table:table-cell office:value-type="float" office:value="-4.4294715" table:style-name="ce2">
            <text:p>-4.4294715</text:p>
          </table:table-cell>
          <table:table-cell table:number-columns-repeated="16380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0.90283627299218316" table:style-name="ce1">
            <text:p>0.902836273</text:p>
          </table:table-cell>
          <table:table-cell office:value-type="float" office:value="-2.6494713000000001" table:style-name="ce2">
            <text:p>-2.6494713</text:p>
          </table:table-cell>
          <table:table-cell table:number-columns-repeated="16380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0.30081999999999998" table:style-name="ce1">
            <text:p>0.30082</text:p>
          </table:table-cell>
          <table:table-cell office:value-type="float" office:value="1.429203356371666" table:style-name="ce1">
            <text:p>1.429203356</text:p>
          </table:table-cell>
          <table:table-cell office:value-type="float" office:value="-0.94947050000000033" table:style-name="ce2">
            <text:p>-0.9494705</text:p>
          </table:table-cell>
          <table:table-cell table:number-columns-repeated="16380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0.35422000000000003" table:style-name="ce1">
            <text:p>0.35422</text:p>
          </table:table-cell>
          <table:table-cell office:value-type="float" office:value="1.2555987557989385" table:style-name="ce1">
            <text:p>1.255598756</text:p>
          </table:table-cell>
          <table:table-cell office:value-type="float" office:value="-9.4709999999995631E-3" table:style-name="ce2">
            <text:p>-0.009471</text:p>
          </table:table-cell>
          <table:table-cell table:number-columns-repeated="16380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0.37557999999999997" table:style-name="ce1">
            <text:p>0.37558</text:p>
          </table:table-cell>
          <table:table-cell office:value-type="float" office:value="0.64121752410260213" table:style-name="ce1">
            <text:p>0.641217524</text:p>
          </table:table-cell>
          <table:table-cell office:value-type="float" office:value="-1.6194710000000008" table:style-name="ce2">
            <text:p>-1.619471</text:p>
          </table:table-cell>
          <table:table-cell table:number-columns-repeated="16380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0.34354000000000001" table:style-name="ce1">
            <text:p>0.34354</text:p>
          </table:table-cell>
          <table:table-cell office:value-type="float" office:value="1.0567133566022853" table:style-name="ce1">
            <text:p>1.056713357</text:p>
          </table:table-cell>
          <table:table-cell office:value-type="float" office:value="-0.96947100000000042" table:style-name="ce2">
            <text:p>-0.969471</text:p>
          </table:table-cell>
          <table:table-cell table:number-columns-repeated="16380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0.26877999999999996" table:style-name="ce1">
            <text:p>0.26878</text:p>
          </table:table-cell>
          <table:table-cell office:value-type="float" office:value="1.3381782507206799" table:style-name="ce1">
            <text:p>1.338178251</text:p>
          </table:table-cell>
          <table:table-cell office:value-type="float" office:value="-0.75947099999999956" table:style-name="ce2">
            <text:p>-0.759471</text:p>
          </table:table-cell>
          <table:table-cell table:number-columns-repeated="16380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0.15664" table:style-name="ce1">
            <text:p>0.15664</text:p>
          </table:table-cell>
          <table:table-cell office:value-type="float" office:value="3.0839738369883429" table:style-name="ce1">
            <text:p>3.083973837</text:p>
          </table:table-cell>
          <table:table-cell office:value-type="float" office:value="-0.98947099999999999" table:style-name="ce2">
            <text:p>-0.989471</text:p>
          </table:table-cell>
          <table:table-cell table:number-columns-repeated="16380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3.1150000000000001E-2" table:style-name="ce1">
            <text:p>0.03115</text:p>
          </table:table-cell>
          <table:table-cell office:value-type="float" office:value="1.4919453491740886" table:style-name="ce1">
            <text:p>1.491945349</text:p>
          </table:table-cell>
          <table:table-cell office:value-type="float" office:value="-1.9594710000000006" table:style-name="ce2">
            <text:p>-1.959471</text:p>
          </table:table-cell>
          <table:table-cell table:number-columns-repeated="16380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0" table:style-name="ce1">
            <text:p>0</text:p>
          </table:table-cell>
          <table:table-cell office:value-type="float" office:value="0.89130838462128925" table:style-name="ce1">
            <text:p>0.891308385</text:p>
          </table:table-cell>
          <table:table-cell office:value-type="float" office:value="-2.8794712999999996" table:style-name="ce2">
            <text:p>-2.8794713</text:p>
          </table:table-cell>
          <table:table-cell table:number-columns-repeated="16380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0" table:style-name="ce1">
            <text:p>0</text:p>
          </table:table-cell>
          <table:table-cell office:value-type="float" office:value="1.105719835855365" table:style-name="ce1">
            <text:p>1.105719836</text:p>
          </table:table-cell>
          <table:table-cell office:value-type="float" office:value="-3.6394715" table:style-name="ce2">
            <text:p>-3.6394715</text:p>
          </table:table-cell>
          <table:table-cell table:number-columns-repeated="16380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0" table:style-name="ce1">
            <text:p>0</text:p>
          </table:table-cell>
          <table:table-cell office:value-type="float" office:value="0.65904731731822896" table:style-name="ce1">
            <text:p>0.659047317</text:p>
          </table:table-cell>
          <table:table-cell office:value-type="float" office:value="-3.9694715" table:style-name="ce2">
            <text:p>-3.9694715</text:p>
          </table:table-cell>
          <table:table-cell table:number-columns-repeated="16380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0" table:style-name="ce1">
            <text:p>0</text:p>
          </table:table-cell>
          <table:table-cell office:value-type="float" office:value="0.21314822480109358" table:style-name="ce1">
            <text:p>0.213148225</text:p>
          </table:table-cell>
          <table:table-cell office:value-type="float" office:value="-4.0394715999999997" table:style-name="ce2">
            <text:p>-4.0394716</text:p>
          </table:table-cell>
          <table:table-cell table:number-columns-repeated="16380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0" table:style-name="ce1">
            <text:p>0</text:p>
          </table:table-cell>
          <table:table-cell office:value-type="float" office:value="0.13473489209935874" table:style-name="ce1">
            <text:p>0.134734892</text:p>
          </table:table-cell>
          <table:table-cell office:value-type="float" office:value="-4.2794714000000003" table:style-name="ce2">
            <text:p>-4.2794714</text:p>
          </table:table-cell>
          <table:table-cell table:number-columns-repeated="16380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0" table:style-name="ce1">
            <text:p>0</text:p>
          </table:table-cell>
          <table:table-cell office:value-type="float" office:value="0.24632051429587093" table:style-name="ce1">
            <text:p>0.246320514</text:p>
          </table:table-cell>
          <table:table-cell office:value-type="float" office:value="-4.6494713000000001" table:style-name="ce2">
            <text:p>-4.6494713</text:p>
          </table:table-cell>
          <table:table-cell table:number-columns-repeated="16380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0" table:style-name="ce1">
            <text:p>0</text:p>
          </table:table-cell>
          <table:table-cell office:value-type="float" office:value="0.10911668695701381" table:style-name="ce1">
            <text:p>0.109116687</text:p>
          </table:table-cell>
          <table:table-cell office:value-type="float" office:value="-5.0094713999999998" table:style-name="ce2">
            <text:p>-5.0094714</text:p>
          </table:table-cell>
          <table:table-cell table:number-columns-repeated="16380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0" table:style-name="ce1">
            <text:p>0</text:p>
          </table:table-cell>
          <table:table-cell office:value-type="float" office:value="0.15450931463850029" table:style-name="ce1">
            <text:p>0.154509315</text:p>
          </table:table-cell>
          <table:table-cell office:value-type="float" office:value="-5.2494717" table:style-name="ce2">
            <text:p>-5.2494717</text:p>
          </table:table-cell>
          <table:table-cell table:number-columns-repeated="16380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0" table:style-name="ce1">
            <text:p>0</text:p>
          </table:table-cell>
          <table:table-cell office:value-type="float" office:value="0.5316048284976187" table:style-name="ce1">
            <text:p>0.531604828</text:p>
          </table:table-cell>
          <table:table-cell office:value-type="float" office:value="-5.4694715" table:style-name="ce2">
            <text:p>-5.4694715</text:p>
          </table:table-cell>
          <table:table-cell table:number-columns-repeated="16380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0" table:style-name="ce1">
            <text:p>0</text:p>
          </table:table-cell>
          <table:table-cell office:value-type="float" office:value="1.0172536602183846" table:style-name="ce1">
            <text:p>1.01725366</text:p>
          </table:table-cell>
          <table:table-cell office:value-type="float" office:value="-5.8594713" table:style-name="ce2">
            <text:p>-5.8594713</text:p>
          </table:table-cell>
          <table:table-cell table:number-columns-repeated="16380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0" table:style-name="ce1">
            <text:p>0</text:p>
          </table:table-cell>
          <table:table-cell office:value-type="float" office:value="1.2159420372142542" table:style-name="ce1">
            <text:p>1.215942037</text:p>
          </table:table-cell>
          <table:table-cell office:value-type="float" office:value="-6.1894714999999998" table:style-name="ce2">
            <text:p>-6.1894715</text:p>
          </table:table-cell>
          <table:table-cell table:number-columns-repeated="16380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0" table:style-name="ce1">
            <text:p>0</text:p>
          </table:table-cell>
          <table:table-cell office:value-type="float" office:value="0.53374217503556232" table:style-name="ce1">
            <text:p>0.533742175</text:p>
          </table:table-cell>
          <table:table-cell office:value-type="float" office:value="-6.7094714999999994" table:style-name="ce2">
            <text:p>-6.7094715</text:p>
          </table:table-cell>
          <table:table-cell table:number-columns-repeated="16380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0" table:style-name="ce1">
            <text:p>0</text:p>
          </table:table-cell>
          <table:table-cell office:value-type="float" office:value="0.91573489411970466" table:style-name="ce1">
            <text:p>0.915734894</text:p>
          </table:table-cell>
          <table:table-cell office:value-type="float" office:value="-7.1094716" table:style-name="ce2">
            <text:p>-7.1094716</text:p>
          </table:table-cell>
          <table:table-cell table:number-columns-repeated="16380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0" table:style-name="ce1">
            <text:p>0</text:p>
          </table:table-cell>
          <table:table-cell office:value-type="float" office:value="0.2767233866763491" table:style-name="ce1">
            <text:p>0.276723387</text:p>
          </table:table-cell>
          <table:table-cell office:value-type="float" office:value="-8.0294713000000009" table:style-name="ce2">
            <text:p>-8.0294713</text:p>
          </table:table-cell>
          <table:table-cell table:number-columns-repeated="16380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0" table:style-name="ce1">
            <text:p>0</text:p>
          </table:table-cell>
          <table:table-cell office:value-type="float" office:value="0.38141813612919495" table:style-name="ce1">
            <text:p>0.381418136</text:p>
          </table:table-cell>
          <table:table-cell office:value-type="float" office:value="-8.2794713000000009" table:style-name="ce2">
            <text:p>-8.2794713</text:p>
          </table:table-cell>
          <table:table-cell table:number-columns-repeated="16380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7.4760000000000007E-2" table:style-name="ce1">
            <text:p>0.07476</text:p>
          </table:table-cell>
          <table:table-cell office:value-type="float" office:value="0.87725996582788046" table:style-name="ce1">
            <text:p>0.877259966</text:p>
          </table:table-cell>
          <table:table-cell office:value-type="float" office:value="-6.3494716000000002" table:style-name="ce2">
            <text:p>-6.3494716</text:p>
          </table:table-cell>
          <table:table-cell table:number-columns-repeated="16380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0.20025000000000001" table:style-name="ce1">
            <text:p>0.20025</text:p>
          </table:table-cell>
          <table:table-cell office:value-type="float" office:value="0.70406314474905629" table:style-name="ce1">
            <text:p>0.704063145</text:p>
          </table:table-cell>
          <table:table-cell office:value-type="float" office:value="-5.1294712999999996" table:style-name="ce2">
            <text:p>-5.1294713</text:p>
          </table:table-cell>
          <table:table-cell table:number-columns-repeated="16380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0.29637000000000002" table:style-name="ce1">
            <text:p>0.29637</text:p>
          </table:table-cell>
          <table:table-cell office:value-type="float" office:value="0.61423412913567754" table:style-name="ce1">
            <text:p>0.614234129</text:p>
          </table:table-cell>
          <table:table-cell office:value-type="float" office:value="-4.0794715999999998" table:style-name="ce2">
            <text:p>-4.0794716</text:p>
          </table:table-cell>
          <table:table-cell table:number-columns-repeated="16380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0.35422000000000003" table:style-name="ce1">
            <text:p>0.35422</text:p>
          </table:table-cell>
          <table:table-cell office:value-type="float" office:value="1.0981763512250859" table:style-name="ce1">
            <text:p>1.098176351</text:p>
          </table:table-cell>
          <table:table-cell office:value-type="float" office:value="-2.5994716000000002" table:style-name="ce2">
            <text:p>-2.5994716</text:p>
          </table:table-cell>
          <table:table-cell table:number-columns-repeated="16380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0.36668000000000001" table:style-name="ce1">
            <text:p>0.36668</text:p>
          </table:table-cell>
          <table:table-cell office:value-type="float" office:value="0.41715101080479478" table:style-name="ce1">
            <text:p>0.417151011</text:p>
          </table:table-cell>
          <table:table-cell office:value-type="float" office:value="-1.3594709999999992" table:style-name="ce2">
            <text:p>-1.359471</text:p>
          </table:table-cell>
          <table:table-cell table:number-columns-repeated="16380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0.33374999999999999" table:style-name="ce1">
            <text:p>0.33375</text:p>
          </table:table-cell>
          <table:table-cell office:value-type="float" office:value="0.90150645739474" table:style-name="ce1">
            <text:p>0.901506457</text:p>
          </table:table-cell>
          <table:table-cell office:value-type="float" office:value="-0.33947099999999963" table:style-name="ce2">
            <text:p>-0.339471</text:p>
          </table:table-cell>
          <table:table-cell table:number-columns-repeated="16380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0.25810000000000005" table:style-name="ce1">
            <text:p>0.2581</text:p>
          </table:table-cell>
          <table:table-cell office:value-type="float" office:value="1.1773219555767231" table:style-name="ce1">
            <text:p>1.177321956</text:p>
          </table:table-cell>
          <table:table-cell office:value-type="float" office:value="9.0529000000000082E-2" table:style-name="ce2">
            <text:p>0.090529</text:p>
          </table:table-cell>
          <table:table-cell table:number-columns-repeated="16380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0.14595999000000001" table:style-name="ce1">
            <text:p>0.14595999</text:p>
          </table:table-cell>
          <table:table-cell office:value-type="float" office:value="0.87048649091592201" table:style-name="ce1">
            <text:p>0.870486491</text:p>
          </table:table-cell>
          <table:table-cell office:value-type="float" office:value="-0.41947099999999971" table:style-name="ce2">
            <text:p>-0.419471</text:p>
          </table:table-cell>
          <table:table-cell table:number-columns-repeated="16380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2.581E-2" table:style-name="ce1">
            <text:p>0.02581</text:p>
          </table:table-cell>
          <table:table-cell office:value-type="float" office:value="2.9706545050949664" table:style-name="ce1">
            <text:p>2.970654505</text:p>
          </table:table-cell>
          <table:table-cell office:value-type="float" office:value="-1.989471" table:style-name="ce2">
            <text:p>-1.989471</text:p>
          </table:table-cell>
          <table:table-cell table:number-columns-repeated="16380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0" table:style-name="ce1">
            <text:p>0</text:p>
          </table:table-cell>
          <table:table-cell office:value-type="float" office:value="1.6545320479866641" table:style-name="ce1">
            <text:p>1.654532048</text:p>
          </table:table-cell>
          <table:table-cell office:value-type="float" office:value="-4.1194715000000004" table:style-name="ce2">
            <text:p>-4.1194715</text:p>
          </table:table-cell>
          <table:table-cell table:number-columns-repeated="16380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0" table:style-name="ce1">
            <text:p>0</text:p>
          </table:table-cell>
          <table:table-cell office:value-type="float" office:value="0.63925569541239113" table:style-name="ce1">
            <text:p>0.639255695</text:p>
          </table:table-cell>
          <table:table-cell office:value-type="float" office:value="-5.4894714000000002" table:style-name="ce2">
            <text:p>-5.4894714</text:p>
          </table:table-cell>
          <table:table-cell table:number-columns-repeated="16380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0" table:style-name="ce1">
            <text:p>0</text:p>
          </table:table-cell>
          <table:table-cell office:value-type="float" office:value="0.99924240908878981" table:style-name="ce1">
            <text:p>0.999242409</text:p>
          </table:table-cell>
          <table:table-cell office:value-type="float" office:value="-5.8994713000000001" table:style-name="ce2">
            <text:p>-5.8994713</text:p>
          </table:table-cell>
          <table:table-cell table:number-columns-repeated="16380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0" table:style-name="ce1">
            <text:p>0</text:p>
          </table:table-cell>
          <table:table-cell office:value-type="float" office:value="0.79598702375442776" table:style-name="ce1">
            <text:p>0.795987024</text:p>
          </table:table-cell>
          <table:table-cell office:value-type="float" office:value="-6.1094716" table:style-name="ce2">
            <text:p>-6.1094716</text:p>
          </table:table-cell>
          <table:table-cell table:number-columns-repeated="16380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0" table:style-name="ce1">
            <text:p>0</text:p>
          </table:table-cell>
          <table:table-cell office:value-type="float" office:value="0.11633093468272238" table:style-name="ce1">
            <text:p>0.116330935</text:p>
          </table:table-cell>
          <table:table-cell office:value-type="float" office:value="-6.1994714999999996" table:style-name="ce2">
            <text:p>-6.1994715</text:p>
          </table:table-cell>
          <table:table-cell table:number-columns-repeated="16380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0" table:style-name="ce1">
            <text:p>0</text:p>
          </table:table-cell>
          <table:table-cell office:value-type="float" office:value="0.16586323542794365" table:style-name="ce1">
            <text:p>0.165863235</text:p>
          </table:table-cell>
          <table:table-cell office:value-type="float" office:value="-6.5594713999999996" table:style-name="ce2">
            <text:p>-6.5594714</text:p>
          </table:table-cell>
          <table:table-cell table:number-columns-repeated="16380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0" table:style-name="ce1">
            <text:p>0</text:p>
          </table:table-cell>
          <table:table-cell office:value-type="float" office:value="6.7312941041654792E-2" table:style-name="ce1">
            <text:p>0.067312941</text:p>
          </table:table-cell>
          <table:table-cell office:value-type="float" office:value="-7.2394713999999993" table:style-name="ce2">
            <text:p>-7.2394714</text:p>
          </table:table-cell>
          <table:table-cell table:number-columns-repeated="16380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0" table:style-name="ce1">
            <text:p>0</text:p>
          </table:table-cell>
          <table:table-cell office:value-type="float" office:value="0.16326088963046312" table:style-name="ce1">
            <text:p>0.16326089</text:p>
          </table:table-cell>
          <table:table-cell office:value-type="float" office:value="-7.9394714999999998" table:style-name="ce2">
            <text:p>-7.9394715</text:p>
          </table:table-cell>
          <table:table-cell table:number-columns-repeated="16380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0" table:style-name="ce1">
            <text:p>0</text:p>
          </table:table-cell>
          <table:table-cell office:value-type="float" office:value="3.1033408664998693E-2" table:style-name="ce1">
            <text:p>0.031033409</text:p>
          </table:table-cell>
          <table:table-cell office:value-type="float" office:value="-7.7694714000000005" table:style-name="ce2">
            <text:p>-7.7694714</text:p>
          </table:table-cell>
          <table:table-cell table:number-columns-repeated="16380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0" table:style-name="ce1">
            <text:p>0</text:p>
          </table:table-cell>
          <table:table-cell office:value-type="float" office:value="0.56461981136121531" table:style-name="ce1">
            <text:p>0.564619811</text:p>
          </table:table-cell>
          <table:table-cell office:value-type="float" office:value="-7.3994715000000006" table:style-name="ce2">
            <text:p>-7.3994715</text:p>
          </table:table-cell>
          <table:table-cell table:number-columns-repeated="16380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0.99230344538384518" table:style-name="ce1">
            <text:p>0.992303445</text:p>
          </table:table-cell>
          <table:table-cell office:value-type="float" office:value="-6.7494714" table:style-name="ce2">
            <text:p>-6.7494714</text:p>
          </table:table-cell>
          <table:table-cell table:number-columns-repeated="16380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0" table:style-name="ce1">
            <text:p>0</text:p>
          </table:table-cell>
          <table:table-cell office:value-type="float" office:value="0.94116172559784572" table:style-name="ce1">
            <text:p>0.941161726</text:p>
          </table:table-cell>
          <table:table-cell office:value-type="float" office:value="-6.1094716" table:style-name="ce2">
            <text:p>-6.1094716</text:p>
          </table:table-cell>
          <table:table-cell table:number-columns-repeated="16380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0" table:style-name="ce1">
            <text:p>0</text:p>
          </table:table-cell>
          <table:table-cell office:value-type="float" office:value="0.55821307204124393" table:style-name="ce1">
            <text:p>0.558213072</text:p>
          </table:table-cell>
          <table:table-cell office:value-type="float" office:value="-5.8694715000000004" table:style-name="ce2">
            <text:p>-5.8694715</text:p>
          </table:table-cell>
          <table:table-cell table:number-columns-repeated="16380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0" table:style-name="ce1">
            <text:p>0</text:p>
          </table:table-cell>
          <table:table-cell office:value-type="float" office:value="0.52407089225641945" table:style-name="ce1">
            <text:p>0.524070892</text:p>
          </table:table-cell>
          <table:table-cell office:value-type="float" office:value="-6.1194714999999995" table:style-name="ce2">
            <text:p>-6.1194715</text:p>
          </table:table-cell>
          <table:table-cell table:number-columns-repeated="16380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0" table:style-name="ce1">
            <text:p>0</text:p>
          </table:table-cell>
          <table:table-cell office:value-type="float" office:value="0.13483364509832685" table:style-name="ce1">
            <text:p>0.134833645</text:p>
          </table:table-cell>
          <table:table-cell office:value-type="float" office:value="-6.2994713999999998" table:style-name="ce2">
            <text:p>-6.2994714</text:p>
          </table:table-cell>
          <table:table-cell table:number-columns-repeated="16380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7.0309999999999997E-2" table:style-name="ce1">
            <text:p>0.07031</text:p>
          </table:table-cell>
          <table:table-cell office:value-type="float" office:value="0.79399652713960978" table:style-name="ce1">
            <text:p>0.793996527</text:p>
          </table:table-cell>
          <table:table-cell office:value-type="float" office:value="-6.3394712999999996" table:style-name="ce2">
            <text:p>-6.3394713</text:p>
          </table:table-cell>
          <table:table-cell table:number-columns-repeated="16380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0.19402000000000003" table:style-name="ce1">
            <text:p>0.19402</text:p>
          </table:table-cell>
          <table:table-cell office:value-type="float" office:value="0.78421560172543092" table:style-name="ce1">
            <text:p>0.784215602</text:p>
          </table:table-cell>
          <table:table-cell office:value-type="float" office:value="-5.4494714999999996" table:style-name="ce2">
            <text:p>-5.4494715</text:p>
          </table:table-cell>
          <table:table-cell table:number-columns-repeated="16380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0.28836000000000001" table:style-name="ce1">
            <text:p>0.28836</text:p>
          </table:table-cell>
          <table:table-cell office:value-type="float" office:value="0.65690412411978027" table:style-name="ce1">
            <text:p>0.656904124</text:p>
          </table:table-cell>
          <table:table-cell office:value-type="float" office:value="-3.2794714000000003" table:style-name="ce2">
            <text:p>-3.2794714</text:p>
          </table:table-cell>
          <table:table-cell table:number-columns-repeated="16380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0.34620999999999996" table:style-name="ce1">
            <text:p>0.34621</text:p>
          </table:table-cell>
          <table:table-cell office:value-type="float" office:value="1.9524851590709202" table:style-name="ce1">
            <text:p>1.952485159</text:p>
          </table:table-cell>
          <table:table-cell office:value-type="float" office:value="-1.4294709999999995" table:style-name="ce2">
            <text:p>-1.429471</text:p>
          </table:table-cell>
          <table:table-cell table:number-columns-repeated="16380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0.36579" table:style-name="ce1">
            <text:p>0.36579</text:p>
          </table:table-cell>
          <table:table-cell office:value-type="float" office:value="1.1369766934118446" table:style-name="ce1">
            <text:p>1.136976693</text:p>
          </table:table-cell>
          <table:table-cell office:value-type="float" office:value="-0.23947099999999999" table:style-name="ce2">
            <text:p>-0.239471</text:p>
          </table:table-cell>
          <table:table-cell table:number-columns-repeated="16380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0.33641998000000001" table:style-name="ce1">
            <text:p>0.33641998</text:p>
          </table:table-cell>
          <table:table-cell office:value-type="float" office:value="0.69278243443982257" table:style-name="ce1">
            <text:p>0.692782434</text:p>
          </table:table-cell>
          <table:table-cell office:value-type="float" office:value="1.0605290000000007" table:style-name="ce2">
            <text:p>1.060529</text:p>
          </table:table-cell>
          <table:table-cell table:number-columns-repeated="16380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0.25275999999999998" table:style-name="ce1">
            <text:p>0.25276</text:p>
          </table:table-cell>
          <table:table-cell office:value-type="float" office:value="0.73642606943457734" table:style-name="ce1">
            <text:p>0.736426069</text:p>
          </table:table-cell>
          <table:table-cell office:value-type="float" office:value="1.6505290000000006" table:style-name="ce2">
            <text:p>1.650529</text:p>
          </table:table-cell>
          <table:table-cell table:number-columns-repeated="16380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0.15130000000000002" table:style-name="ce1">
            <text:p>0.1513</text:p>
          </table:table-cell>
          <table:table-cell office:value-type="float" office:value="1.2379245868319386" table:style-name="ce1">
            <text:p>1.237924587</text:p>
          </table:table-cell>
          <table:table-cell office:value-type="float" office:value="1.3405290000000001" table:style-name="ce2">
            <text:p>1.340529</text:p>
          </table:table-cell>
          <table:table-cell table:number-columns-repeated="16380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2.8480000000000002E-2" table:style-name="ce1">
            <text:p>0.02848</text:p>
          </table:table-cell>
          <table:table-cell office:value-type="float" office:value="0.99798929726624031" table:style-name="ce1">
            <text:p>0.997989297</text:p>
          </table:table-cell>
          <table:table-cell office:value-type="float" office:value="0.48052900000000065" table:style-name="ce2">
            <text:p>0.480529</text:p>
          </table:table-cell>
          <table:table-cell table:number-columns-repeated="16380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0" table:style-name="ce1">
            <text:p>0</text:p>
          </table:table-cell>
          <table:table-cell office:value-type="float" office:value="2.8690818443974568" table:style-name="ce1">
            <text:p>2.869081844</text:p>
          </table:table-cell>
          <table:table-cell office:value-type="float" office:value="-1.6894709999999993" table:style-name="ce2">
            <text:p>-1.689471</text:p>
          </table:table-cell>
          <table:table-cell table:number-columns-repeated="16380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0" table:style-name="ce1">
            <text:p>0</text:p>
          </table:table-cell>
          <table:table-cell office:value-type="float" office:value="1.9058626234617466" table:style-name="ce1">
            <text:p>1.905862623</text:p>
          </table:table-cell>
          <table:table-cell office:value-type="float" office:value="-2.8294715999999998" table:style-name="ce2">
            <text:p>-2.8294716</text:p>
          </table:table-cell>
          <table:table-cell table:number-columns-repeated="16380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0" table:style-name="ce1">
            <text:p>0</text:p>
          </table:table-cell>
          <table:table-cell office:value-type="float" office:value="1.5822280135848235" table:style-name="ce1">
            <text:p>1.582228014</text:p>
          </table:table-cell>
          <table:table-cell office:value-type="float" office:value="-3.4094715000000004" table:style-name="ce2">
            <text:p>-3.4094715</text:p>
          </table:table-cell>
          <table:table-cell table:number-columns-repeated="16380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0" table:style-name="ce1">
            <text:p>0</text:p>
          </table:table-cell>
          <table:table-cell office:value-type="float" office:value="1.1335086678329378" table:style-name="ce1">
            <text:p>1.133508668</text:p>
          </table:table-cell>
          <table:table-cell office:value-type="float" office:value="-3.4194712999999997" table:style-name="ce2">
            <text:p>-3.4194713</text:p>
          </table:table-cell>
          <table:table-cell table:number-columns-repeated="16380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0" table:style-name="ce1">
            <text:p>0</text:p>
          </table:table-cell>
          <table:table-cell office:value-type="float" office:value="0.5317576655734062" table:style-name="ce1">
            <text:p>0.531757666</text:p>
          </table:table-cell>
          <table:table-cell office:value-type="float" office:value="-3.4294715" table:style-name="ce2">
            <text:p>-3.4294715</text:p>
          </table:table-cell>
          <table:table-cell table:number-columns-repeated="16380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0" table:style-name="ce1">
            <text:p>0</text:p>
          </table:table-cell>
          <table:table-cell office:value-type="float" office:value="0.29580397104055739" table:style-name="ce1">
            <text:p>0.295803971</text:p>
          </table:table-cell>
          <table:table-cell office:value-type="float" office:value="-3.6694712999999997" table:style-name="ce2">
            <text:p>-3.6694713</text:p>
          </table:table-cell>
          <table:table-cell table:number-columns-repeated="16380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0" table:style-name="ce1">
            <text:p>0</text:p>
          </table:table-cell>
          <table:table-cell office:value-type="float" office:value="0.14778615724684535" table:style-name="ce1">
            <text:p>0.147786157</text:p>
          </table:table-cell>
          <table:table-cell office:value-type="float" office:value="-4.2994713999999998" table:style-name="ce2">
            <text:p>-4.2994714</text:p>
          </table:table-cell>
          <table:table-cell table:number-columns-repeated="16380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0" table:style-name="ce1">
            <text:p>0</text:p>
          </table:table-cell>
          <table:table-cell office:value-type="float" office:value="0.21775213231472584" table:style-name="ce1">
            <text:p>0.217752132</text:p>
          </table:table-cell>
          <table:table-cell office:value-type="float" office:value="-4.4994717" table:style-name="ce2">
            <text:p>-4.4994717</text:p>
          </table:table-cell>
          <table:table-cell table:number-columns-repeated="16380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0" table:style-name="ce1">
            <text:p>0</text:p>
          </table:table-cell>
          <table:table-cell office:value-type="float" office:value="0.1197850583299272" table:style-name="ce1">
            <text:p>0.119785058</text:p>
          </table:table-cell>
          <table:table-cell office:value-type="float" office:value="-4.4494714999999996" table:style-name="ce2">
            <text:p>-4.4494715</text:p>
          </table:table-cell>
          <table:table-cell table:number-columns-repeated="16380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0" table:style-name="ce1">
            <text:p>0</text:p>
          </table:table-cell>
          <table:table-cell office:value-type="float" office:value="0.17037962776715798" table:style-name="ce1">
            <text:p>0.170379628</text:p>
          </table:table-cell>
          <table:table-cell office:value-type="float" office:value="-4.5594716000000002" table:style-name="ce2">
            <text:p>-4.5594716</text:p>
          </table:table-cell>
          <table:table-cell table:number-columns-repeated="16380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0" table:style-name="ce1">
            <text:p>0</text:p>
          </table:table-cell>
          <table:table-cell office:value-type="float" office:value="0.68536319013235381" table:style-name="ce1">
            <text:p>0.68536319</text:p>
          </table:table-cell>
          <table:table-cell office:value-type="float" office:value="-4.5394715999999997" table:style-name="ce2">
            <text:p>-4.5394716</text:p>
          </table:table-cell>
          <table:table-cell table:number-columns-repeated="16380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0" table:style-name="ce1">
            <text:p>0</text:p>
          </table:table-cell>
          <table:table-cell office:value-type="float" office:value="0.5787900615364574" table:style-name="ce1">
            <text:p>0.578790062</text:p>
          </table:table-cell>
          <table:table-cell office:value-type="float" office:value="-4.4794717000000004" table:style-name="ce2">
            <text:p>-4.4794717</text:p>
          </table:table-cell>
          <table:table-cell table:number-columns-repeated="16380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0" table:style-name="ce1">
            <text:p>0</text:p>
          </table:table-cell>
          <table:table-cell office:value-type="float" office:value="1.7392443988970792" table:style-name="ce1">
            <text:p>1.739244399</text:p>
          </table:table-cell>
          <table:table-cell office:value-type="float" office:value="-4.1494713000000001" table:style-name="ce2">
            <text:p>-4.1494713</text:p>
          </table:table-cell>
          <table:table-cell table:number-columns-repeated="16380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0" table:style-name="ce1">
            <text:p>0</text:p>
          </table:table-cell>
          <table:table-cell office:value-type="float" office:value="0.31398400806110949" table:style-name="ce1">
            <text:p>0.313984008</text:p>
          </table:table-cell>
          <table:table-cell office:value-type="float" office:value="-4.0794715999999998" table:style-name="ce2">
            <text:p>-4.0794716</text:p>
          </table:table-cell>
          <table:table-cell table:number-columns-repeated="16380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0" table:style-name="ce1">
            <text:p>0</text:p>
          </table:table-cell>
          <table:table-cell office:value-type="float" office:value="0.78858992957284368" table:style-name="ce1">
            <text:p>0.78858993</text:p>
          </table:table-cell>
          <table:table-cell office:value-type="float" office:value="-4.9394711999999998" table:style-name="ce2">
            <text:p>-4.9394712</text:p>
          </table:table-cell>
          <table:table-cell table:number-columns-repeated="16380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6.6750000000000004E-2" table:style-name="ce1">
            <text:p>0.06675</text:p>
          </table:table-cell>
          <table:table-cell office:value-type="float" office:value="0.91640046080010995" table:style-name="ce1">
            <text:p>0.916400461</text:p>
          </table:table-cell>
          <table:table-cell office:value-type="float" office:value="-5.2094709999999997" table:style-name="ce2">
            <text:p>-5.209471</text:p>
          </table:table-cell>
          <table:table-cell table:number-columns-repeated="16380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0.19134999" table:style-name="ce1">
            <text:p>0.19134999</text:p>
          </table:table-cell>
          <table:table-cell office:value-type="float" office:value="0.72059010113345767" table:style-name="ce1">
            <text:p>0.720590101</text:p>
          </table:table-cell>
          <table:table-cell office:value-type="float" office:value="-4.0094713999999998" table:style-name="ce2">
            <text:p>-4.0094714</text:p>
          </table:table-cell>
          <table:table-cell table:number-columns-repeated="16380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0.28569" table:style-name="ce1">
            <text:p>0.28569</text:p>
          </table:table-cell>
          <table:table-cell office:value-type="float" office:value="1.2409608389455629" table:style-name="ce1">
            <text:p>1.240960839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0.34354000000000001" table:style-name="ce1">
            <text:p>0.34354</text:p>
          </table:table-cell>
          <table:table-cell office:value-type="float" office:value="1.1822198576785063" table:style-name="ce1">
            <text:p>1.182219858</text:p>
          </table:table-cell>
          <table:table-cell office:value-type="float" office:value="-0.21947100000000042" table:style-name="ce2">
            <text:p>-0.219471</text:p>
          </table:table-cell>
          <table:table-cell table:number-columns-repeated="16380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0.35777999999999999" table:style-name="ce1">
            <text:p>0.35778</text:p>
          </table:table-cell>
          <table:table-cell office:value-type="float" office:value="1.3016965778542986" table:style-name="ce1">
            <text:p>1.301696578</text:p>
          </table:table-cell>
          <table:table-cell office:value-type="float" office:value="0.67052900000000015" table:style-name="ce2">
            <text:p>0.670529</text:p>
          </table:table-cell>
          <table:table-cell table:number-columns-repeated="16380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0.97001928359891088" table:style-name="ce1">
            <text:p>0.970019284</text:p>
          </table:table-cell>
          <table:table-cell office:value-type="float" office:value="1.9405289999999997" table:style-name="ce2">
            <text:p>1.940529</text:p>
          </table:table-cell>
          <table:table-cell table:number-columns-repeated="16380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0.25097999999999998" table:style-name="ce1">
            <text:p>0.25098</text:p>
          </table:table-cell>
          <table:table-cell office:value-type="float" office:value="0.79710697201171554" table:style-name="ce1">
            <text:p>0.797106972</text:p>
          </table:table-cell>
          <table:table-cell office:value-type="float" office:value="2.1905289999999997" table:style-name="ce2">
            <text:p>2.190529</text:p>
          </table:table-cell>
          <table:table-cell table:number-columns-repeated="16380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0.14061999999999999" table:style-name="ce1">
            <text:p>0.14062</text:p>
          </table:table-cell>
          <table:table-cell office:value-type="float" office:value="0.7397235030069621" table:style-name="ce1">
            <text:p>0.739723503</text:p>
          </table:table-cell>
          <table:table-cell office:value-type="float" office:value="1.8305290000000003" table:style-name="ce2">
            <text:p>1.830529</text:p>
          </table:table-cell>
          <table:table-cell table:number-columns-repeated="16380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2.4029999E-2" table:style-name="ce1">
            <text:p>0.024029999</text:p>
          </table:table-cell>
          <table:table-cell office:value-type="float" office:value="0.34664250180296075" table:style-name="ce1">
            <text:p>0.346642502</text:p>
          </table:table-cell>
          <table:table-cell office:value-type="float" office:value="0.32052900000000051" table:style-name="ce2">
            <text:p>0.320529</text:p>
          </table:table-cell>
          <table:table-cell table:number-columns-repeated="16380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0" table:style-name="ce1">
            <text:p>0</text:p>
          </table:table-cell>
          <table:table-cell office:value-type="float" office:value="1.6367234290105699" table:style-name="ce1">
            <text:p>1.636723429</text:p>
          </table:table-cell>
          <table:table-cell office:value-type="float" office:value="-1.1894709999999993" table:style-name="ce2">
            <text:p>-1.189471</text:p>
          </table:table-cell>
          <table:table-cell table:number-columns-repeated="16380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0" table:style-name="ce1">
            <text:p>0</text:p>
          </table:table-cell>
          <table:table-cell office:value-type="float" office:value="0.83572868328541072" table:style-name="ce1">
            <text:p>0.835728683</text:p>
          </table:table-cell>
          <table:table-cell office:value-type="float" office:value="-1.9794710000000002" table:style-name="ce2">
            <text:p>-1.979471</text:p>
          </table:table-cell>
          <table:table-cell table:number-columns-repeated="16380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0" table:style-name="ce1">
            <text:p>0</text:p>
          </table:table-cell>
          <table:table-cell office:value-type="float" office:value="0.60787224497373238" table:style-name="ce1">
            <text:p>0.607872245</text:p>
          </table:table-cell>
          <table:table-cell office:value-type="float" office:value="-2.7794714000000003" table:style-name="ce2">
            <text:p>-2.7794714</text:p>
          </table:table-cell>
          <table:table-cell table:number-columns-repeated="16380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0" table:style-name="ce1">
            <text:p>0</text:p>
          </table:table-cell>
          <table:table-cell office:value-type="float" office:value="1.2215697026505479" table:style-name="ce1">
            <text:p>1.221569703</text:p>
          </table:table-cell>
          <table:table-cell office:value-type="float" office:value="-3.5594716000000002" table:style-name="ce2">
            <text:p>-3.5594716</text:p>
          </table:table-cell>
          <table:table-cell table:number-columns-repeated="16380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0" table:style-name="ce1">
            <text:p>0</text:p>
          </table:table-cell>
          <table:table-cell office:value-type="float" office:value="0.28008649127147589" table:style-name="ce1">
            <text:p>0.280086491</text:p>
          </table:table-cell>
          <table:table-cell office:value-type="float" office:value="-4.2194715" table:style-name="ce2">
            <text:p>-4.2194715</text:p>
          </table:table-cell>
          <table:table-cell table:number-columns-repeated="16380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0" table:style-name="ce1">
            <text:p>0</text:p>
          </table:table-cell>
          <table:table-cell office:value-type="float" office:value="0.73976873198453941" table:style-name="ce1">
            <text:p>0.739768732</text:p>
          </table:table-cell>
          <table:table-cell office:value-type="float" office:value="-4.4594709999999997" table:style-name="ce2">
            <text:p>-4.459471</text:p>
          </table:table-cell>
          <table:table-cell table:number-columns-repeated="16380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0" table:style-name="ce1">
            <text:p>0</text:p>
          </table:table-cell>
          <table:table-cell office:value-type="float" office:value="7.3641019927686208E-2" table:style-name="ce1">
            <text:p>0.07364102</text:p>
          </table:table-cell>
          <table:table-cell office:value-type="float" office:value="-4.7194715" table:style-name="ce2">
            <text:p>-4.7194715</text:p>
          </table:table-cell>
          <table:table-cell table:number-columns-repeated="16380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0" table:style-name="ce1">
            <text:p>0</text:p>
          </table:table-cell>
          <table:table-cell office:value-type="float" office:value="0.20857762923258089" table:style-name="ce1">
            <text:p>0.208577629</text:p>
          </table:table-cell>
          <table:table-cell office:value-type="float" office:value="-5.4394711999999998" table:style-name="ce2">
            <text:p>-5.4394712</text:p>
          </table:table-cell>
          <table:table-cell table:number-columns-repeated="16380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0" table:style-name="ce1">
            <text:p>0</text:p>
          </table:table-cell>
          <table:table-cell office:value-type="float" office:value="0.10831043158996294" table:style-name="ce1">
            <text:p>0.108310432</text:p>
          </table:table-cell>
          <table:table-cell office:value-type="float" office:value="-6.1294715000000002" table:style-name="ce2">
            <text:p>-6.1294715</text:p>
          </table:table-cell>
          <table:table-cell table:number-columns-repeated="16380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0" table:style-name="ce1">
            <text:p>0</text:p>
          </table:table-cell>
          <table:table-cell office:value-type="float" office:value="1.854017092747326E-2" table:style-name="ce1">
            <text:p>0.018540171</text:p>
          </table:table-cell>
          <table:table-cell office:value-type="float" office:value="-6.5094713999999998" table:style-name="ce2">
            <text:p>-6.5094714</text:p>
          </table:table-cell>
          <table:table-cell table:number-columns-repeated="16380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0" table:style-name="ce1">
            <text:p>0</text:p>
          </table:table-cell>
          <table:table-cell office:value-type="float" office:value="0.10618132630832719" table:style-name="ce1">
            <text:p>0.106181326</text:p>
          </table:table-cell>
          <table:table-cell office:value-type="float" office:value="-6.9894713999999993" table:style-name="ce2">
            <text:p>-6.9894714</text:p>
          </table:table-cell>
          <table:table-cell table:number-columns-repeated="16380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0" table:style-name="ce1">
            <text:p>0</text:p>
          </table:table-cell>
          <table:table-cell office:value-type="float" office:value="0.84890950040620938" table:style-name="ce1">
            <text:p>0.8489095</text:p>
          </table:table-cell>
          <table:table-cell office:value-type="float" office:value="-7.3894715" table:style-name="ce2">
            <text:p>-7.3894715</text:p>
          </table:table-cell>
          <table:table-cell table:number-columns-repeated="16380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0" table:style-name="ce1">
            <text:p>0</text:p>
          </table:table-cell>
          <table:table-cell office:value-type="float" office:value="1.0722086910786341" table:style-name="ce1">
            <text:p>1.072208691</text:p>
          </table:table-cell>
          <table:table-cell office:value-type="float" office:value="-7.6094716" table:style-name="ce2">
            <text:p>-7.6094716</text:p>
          </table:table-cell>
          <table:table-cell table:number-columns-repeated="16380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0" table:style-name="ce1">
            <text:p>0</text:p>
          </table:table-cell>
          <table:table-cell office:value-type="float" office:value="1.1625263154074552" table:style-name="ce1">
            <text:p>1.162526315</text:p>
          </table:table-cell>
          <table:table-cell office:value-type="float" office:value="-7.7294713999999995" table:style-name="ce2">
            <text:p>-7.7294714</text:p>
          </table:table-cell>
          <table:table-cell table:number-columns-repeated="16380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0" table:style-name="ce1">
            <text:p>0</text:p>
          </table:table-cell>
          <table:table-cell office:value-type="float" office:value="0.54687020885373328" table:style-name="ce1">
            <text:p>0.546870209</text:p>
          </table:table-cell>
          <table:table-cell office:value-type="float" office:value="-8.0194712999999993" table:style-name="ce2">
            <text:p>-8.0194713</text:p>
          </table:table-cell>
          <table:table-cell table:number-columns-repeated="16380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6.3189999999999996E-2" table:style-name="ce1">
            <text:p>0.06319</text:p>
          </table:table-cell>
          <table:table-cell office:value-type="float" office:value="0.25352812477798459" table:style-name="ce1">
            <text:p>0.253528125</text:p>
          </table:table-cell>
          <table:table-cell office:value-type="float" office:value="-7.7694714000000005" table:style-name="ce2">
            <text:p>-7.7694714</text:p>
          </table:table-cell>
          <table:table-cell table:number-columns-repeated="16380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0.37249919599259362" table:style-name="ce1">
            <text:p>0.372499196</text:p>
          </table:table-cell>
          <table:table-cell office:value-type="float" office:value="-5.9394711999999998" table:style-name="ce2">
            <text:p>-5.9394712</text:p>
          </table:table-cell>
          <table:table-cell table:number-columns-repeated="16380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0.28391000000000005" table:style-name="ce1">
            <text:p>0.28391</text:p>
          </table:table-cell>
          <table:table-cell office:value-type="float" office:value="0.52483994445716153" table:style-name="ce1">
            <text:p>0.524839944</text:p>
          </table:table-cell>
          <table:table-cell office:value-type="float" office:value="-2.6394715" table:style-name="ce2">
            <text:p>-2.6394715</text:p>
          </table:table-cell>
          <table:table-cell table:number-columns-repeated="16380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0.33909" table:style-name="ce1">
            <text:p>0.33909</text:p>
          </table:table-cell>
          <table:table-cell office:value-type="float" office:value="0.80361875863043175" table:style-name="ce1">
            <text:p>0.803618759</text:p>
          </table:table-cell>
          <table:table-cell office:value-type="float" office:value="-4.9471000000000487E-2" table:style-name="ce2">
            <text:p>-0.049471</text:p>
          </table:table-cell>
          <table:table-cell table:number-columns-repeated="16380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0.35155000000000003" table:style-name="ce1">
            <text:p>0.35155</text:p>
          </table:table-cell>
          <table:table-cell office:value-type="float" office:value="1.7183630282140907" table:style-name="ce1">
            <text:p>1.718363028</text:p>
          </table:table-cell>
          <table:table-cell office:value-type="float" office:value="0.99052900000000044" table:style-name="ce2">
            <text:p>0.990529</text:p>
          </table:table-cell>
          <table:table-cell table:number-columns-repeated="16380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0.32039999999999996" table:style-name="ce1">
            <text:p>0.3204</text:p>
          </table:table-cell>
          <table:table-cell office:value-type="float" office:value="1.0494120355660645" table:style-name="ce1">
            <text:p>1.049412036</text:p>
          </table:table-cell>
          <table:table-cell office:value-type="float" office:value="1.9105290000000004" table:style-name="ce2">
            <text:p>1.910529</text:p>
          </table:table-cell>
          <table:table-cell table:number-columns-repeated="16380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0.24653" table:style-name="ce1">
            <text:p>0.24653</text:p>
          </table:table-cell>
          <table:table-cell office:value-type="float" office:value="0.50111144123480766" table:style-name="ce1">
            <text:p>0.501111441</text:p>
          </table:table-cell>
          <table:table-cell office:value-type="float" office:value="2.2005289999999995" table:style-name="ce2">
            <text:p>2.200529</text:p>
          </table:table-cell>
          <table:table-cell table:number-columns-repeated="16380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0.13794999999999999" table:style-name="ce1">
            <text:p>0.13795</text:p>
          </table:table-cell>
          <table:table-cell office:value-type="float" office:value="0.39287021213949791" table:style-name="ce1">
            <text:p>0.392870212</text:p>
          </table:table-cell>
          <table:table-cell office:value-type="float" office:value="1.2305290000000007" table:style-name="ce2">
            <text:p>1.230529</text:p>
          </table:table-cell>
          <table:table-cell table:number-columns-repeated="16380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55318617661463687" table:style-name="ce1">
            <text:p>0.553186177</text:p>
          </table:table-cell>
          <table:table-cell office:value-type="float" office:value="-0.41947099999999971" table:style-name="ce2">
            <text:p>-0.419471</text:p>
          </table:table-cell>
          <table:table-cell table:number-columns-repeated="16380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0" table:style-name="ce1">
            <text:p>0</text:p>
          </table:table-cell>
          <table:table-cell office:value-type="float" office:value="0.49236126893271936" table:style-name="ce1">
            <text:p>0.492361269</text:p>
          </table:table-cell>
          <table:table-cell office:value-type="float" office:value="-1.4794710000000002" table:style-name="ce2">
            <text:p>-1.479471</text:p>
          </table:table-cell>
          <table:table-cell table:number-columns-repeated="16380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0" table:style-name="ce1">
            <text:p>0</text:p>
          </table:table-cell>
          <table:table-cell office:value-type="float" office:value="0.6129594080962022" table:style-name="ce1">
            <text:p>0.612959408</text:p>
          </table:table-cell>
          <table:table-cell office:value-type="float" office:value="-2.5694714000000003" table:style-name="ce2">
            <text:p>-2.5694714</text:p>
          </table:table-cell>
          <table:table-cell table:number-columns-repeated="16380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0" table:style-name="ce1">
            <text:p>0</text:p>
          </table:table-cell>
          <table:table-cell office:value-type="float" office:value="1.7786506687221926" table:style-name="ce1">
            <text:p>1.778650669</text:p>
          </table:table-cell>
          <table:table-cell office:value-type="float" office:value="-3.2894715999999997" table:style-name="ce2">
            <text:p>-3.2894716</text:p>
          </table:table-cell>
          <table:table-cell table:number-columns-repeated="16380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0" table:style-name="ce1">
            <text:p>0</text:p>
          </table:table-cell>
          <table:table-cell office:value-type="float" office:value="1.1782224605532035" table:style-name="ce1">
            <text:p>1.178222461</text:p>
          </table:table-cell>
          <table:table-cell office:value-type="float" office:value="-3.2394714000000002" table:style-name="ce2">
            <text:p>-3.2394714</text:p>
          </table:table-cell>
          <table:table-cell table:number-columns-repeated="16380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0" table:style-name="ce1">
            <text:p>0</text:p>
          </table:table-cell>
          <table:table-cell office:value-type="float" office:value="1.3497667518812797" table:style-name="ce1">
            <text:p>1.349766752</text:p>
          </table:table-cell>
          <table:table-cell office:value-type="float" office:value="-3.8494716000000002" table:style-name="ce2">
            <text:p>-3.8494716</text:p>
          </table:table-cell>
          <table:table-cell table:number-columns-repeated="16380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0" table:style-name="ce1">
            <text:p>0</text:p>
          </table:table-cell>
          <table:table-cell office:value-type="float" office:value="0.72684998840777726" table:style-name="ce1">
            <text:p>0.726849988</text:p>
          </table:table-cell>
          <table:table-cell office:value-type="float" office:value="-4.1994714999999996" table:style-name="ce2">
            <text:p>-4.1994715</text:p>
          </table:table-cell>
          <table:table-cell table:number-columns-repeated="16380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0" table:style-name="ce1">
            <text:p>0</text:p>
          </table:table-cell>
          <table:table-cell office:value-type="float" office:value="0.15244959218945381" table:style-name="ce1">
            <text:p>0.152449592</text:p>
          </table:table-cell>
          <table:table-cell office:value-type="float" office:value="-4.9694715" table:style-name="ce2">
            <text:p>-4.9694715</text:p>
          </table:table-cell>
          <table:table-cell table:number-columns-repeated="16380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0" table:style-name="ce1">
            <text:p>0</text:p>
          </table:table-cell>
          <table:table-cell office:value-type="float" office:value="0.17666999691668323" table:style-name="ce1">
            <text:p>0.176669997</text:p>
          </table:table-cell>
          <table:table-cell office:value-type="float" office:value="-5.4294715" table:style-name="ce2">
            <text:p>-5.4294715</text:p>
          </table:table-cell>
          <table:table-cell table:number-columns-repeated="16380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0" table:style-name="ce1">
            <text:p>0</text:p>
          </table:table-cell>
          <table:table-cell office:value-type="float" office:value="1.8986866953694448E-2" table:style-name="ce1">
            <text:p>0.018986867</text:p>
          </table:table-cell>
          <table:table-cell office:value-type="float" office:value="-5.4894714000000002" table:style-name="ce2">
            <text:p>-5.4894714</text:p>
          </table:table-cell>
          <table:table-cell table:number-columns-repeated="16380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0" table:style-name="ce1">
            <text:p>0</text:p>
          </table:table-cell>
          <table:table-cell office:value-type="float" office:value="0.11099612122804331" table:style-name="ce1">
            <text:p>0.110996121</text:p>
          </table:table-cell>
          <table:table-cell office:value-type="float" office:value="-5.7894715999999997" table:style-name="ce2">
            <text:p>-5.7894716</text:p>
          </table:table-cell>
          <table:table-cell table:number-columns-repeated="16380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0" table:style-name="ce1">
            <text:p>0</text:p>
          </table:table-cell>
          <table:table-cell office:value-type="float" office:value="6.4355344766950359E-2" table:style-name="ce1">
            <text:p>0.064355345</text:p>
          </table:table-cell>
          <table:table-cell office:value-type="float" office:value="-5.6994714999999996" table:style-name="ce2">
            <text:p>-5.6994715</text:p>
          </table:table-cell>
          <table:table-cell table:number-columns-repeated="16380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0" table:style-name="ce1">
            <text:p>0</text:p>
          </table:table-cell>
          <table:table-cell office:value-type="float" office:value="0.20615174789320428" table:style-name="ce1">
            <text:p>0.206151748</text:p>
          </table:table-cell>
          <table:table-cell office:value-type="float" office:value="-5.6594715000000004" table:style-name="ce2">
            <text:p>-5.6594715</text:p>
          </table:table-cell>
          <table:table-cell table:number-columns-repeated="16380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0" table:style-name="ce1">
            <text:p>0</text:p>
          </table:table-cell>
          <table:table-cell office:value-type="float" office:value="0.81780405330460404" table:style-name="ce1">
            <text:p>0.817804053</text:p>
          </table:table-cell>
          <table:table-cell office:value-type="float" office:value="-5.9294715" table:style-name="ce2">
            <text:p>-5.9294715</text:p>
          </table:table-cell>
          <table:table-cell table:number-columns-repeated="16380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0" table:style-name="ce1">
            <text:p>0</text:p>
          </table:table-cell>
          <table:table-cell office:value-type="float" office:value="0.91246993793473807" table:style-name="ce1">
            <text:p>0.912469938</text:p>
          </table:table-cell>
          <table:table-cell office:value-type="float" office:value="-6.6494715000000006" table:style-name="ce2">
            <text:p>-6.6494715</text:p>
          </table:table-cell>
          <table:table-cell table:number-columns-repeated="16380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0" table:style-name="ce1">
            <text:p>0</text:p>
          </table:table-cell>
          <table:table-cell office:value-type="float" office:value="1.253256614042229" table:style-name="ce1">
            <text:p>1.253256614</text:p>
          </table:table-cell>
          <table:table-cell office:value-type="float" office:value="-7.5094713999999998" table:style-name="ce2">
            <text:p>-7.5094714</text:p>
          </table:table-cell>
          <table:table-cell table:number-columns-repeated="16380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6.1409999999999999E-2" table:style-name="ce1">
            <text:p>0.06141</text:p>
          </table:table-cell>
          <table:table-cell office:value-type="float" office:value="0.61228858545413223" table:style-name="ce1">
            <text:p>0.612288585</text:p>
          </table:table-cell>
          <table:table-cell office:value-type="float" office:value="-7.6094716" table:style-name="ce2">
            <text:p>-7.6094716</text:p>
          </table:table-cell>
          <table:table-cell table:number-columns-repeated="16380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0.18600999999999998" table:style-name="ce1">
            <text:p>0.18601</text:p>
          </table:table-cell>
          <table:table-cell office:value-type="float" office:value="1.2346819825936108" table:style-name="ce1">
            <text:p>1.234681983</text:p>
          </table:table-cell>
          <table:table-cell office:value-type="float" office:value="-6.2794714000000003" table:style-name="ce2">
            <text:p>-6.2794714</text:p>
          </table:table-cell>
          <table:table-cell table:number-columns-repeated="16380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0.28123999999999999" table:style-name="ce1">
            <text:p>0.28124</text:p>
          </table:table-cell>
          <table:table-cell office:value-type="float" office:value="0.77688878826931995" table:style-name="ce1">
            <text:p>0.776888788</text:p>
          </table:table-cell>
          <table:table-cell office:value-type="float" office:value="-4.8794712999999996" table:style-name="ce2">
            <text:p>-4.8794713</text:p>
          </table:table-cell>
          <table:table-cell table:number-columns-repeated="16380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0.33997998000000001" table:style-name="ce1">
            <text:p>0.33997998</text:p>
          </table:table-cell>
          <table:table-cell office:value-type="float" office:value="0.57674512280684387" table:style-name="ce1">
            <text:p>0.576745123</text:p>
          </table:table-cell>
          <table:table-cell office:value-type="float" office:value="-3.9094715000000004" table:style-name="ce2">
            <text:p>-3.9094715</text:p>
          </table:table-cell>
          <table:table-cell table:number-columns-repeated="16380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0.34440515357043966" table:style-name="ce1">
            <text:p>0.344405154</text:p>
          </table:table-cell>
          <table:table-cell office:value-type="float" office:value="-2.2694716000000001" table:style-name="ce2">
            <text:p>-2.2694716</text:p>
          </table:table-cell>
          <table:table-cell table:number-columns-repeated="16380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0.32395999999999997" table:style-name="ce1">
            <text:p>0.32396</text:p>
          </table:table-cell>
          <table:table-cell office:value-type="float" office:value="1.3738852545515634" table:style-name="ce1">
            <text:p>1.373885255</text:p>
          </table:table-cell>
          <table:table-cell office:value-type="float" office:value="-2.8394712999999996" table:style-name="ce2">
            <text:p>-2.8394713</text:p>
          </table:table-cell>
          <table:table-cell table:number-columns-repeated="16380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0.2492" table:style-name="ce1">
            <text:p>0.2492</text:p>
          </table:table-cell>
          <table:table-cell office:value-type="float" office:value="2.2367365790866955" table:style-name="ce1">
            <text:p>2.236736579</text:p>
          </table:table-cell>
          <table:table-cell office:value-type="float" office:value="-3.1794715" table:style-name="ce2">
            <text:p>-3.1794715</text:p>
          </table:table-cell>
          <table:table-cell table:number-columns-repeated="16380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0.13884000000000002" table:style-name="ce1">
            <text:p>0.13884</text:p>
          </table:table-cell>
          <table:table-cell office:value-type="float" office:value="0.95647656688699523" table:style-name="ce1">
            <text:p>0.956476567</text:p>
          </table:table-cell>
          <table:table-cell office:value-type="float" office:value="-3.2094709999999997" table:style-name="ce2">
            <text:p>-3.209471</text:p>
          </table:table-cell>
          <table:table-cell table:number-columns-repeated="16380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68510783505746831" table:style-name="ce1">
            <text:p>0.685107835</text:p>
          </table:table-cell>
          <table:table-cell office:value-type="float" office:value="-4.7494717" table:style-name="ce2">
            <text:p>-4.7494717</text:p>
          </table:table-cell>
          <table:table-cell table:number-columns-repeated="16380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0" table:style-name="ce1">
            <text:p>0</text:p>
          </table:table-cell>
          <table:table-cell office:value-type="float" office:value="0.95881981684083706" table:style-name="ce1">
            <text:p>0.958819817</text:p>
          </table:table-cell>
          <table:table-cell office:value-type="float" office:value="-6.3094713999999996" table:style-name="ce2">
            <text:p>-6.3094714</text:p>
          </table:table-cell>
          <table:table-cell table:number-columns-repeated="16380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0" table:style-name="ce1">
            <text:p>0</text:p>
          </table:table-cell>
          <table:table-cell office:value-type="float" office:value="0.46056287749579328" table:style-name="ce1">
            <text:p>0.460562877</text:p>
          </table:table-cell>
          <table:table-cell office:value-type="float" office:value="-7.0394714" table:style-name="ce2">
            <text:p>-7.0394714</text:p>
          </table:table-cell>
          <table:table-cell table:number-columns-repeated="16380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0" table:style-name="ce1">
            <text:p>0</text:p>
          </table:table-cell>
          <table:table-cell office:value-type="float" office:value="0.90586506669480593" table:style-name="ce1">
            <text:p>0.905865067</text:p>
          </table:table-cell>
          <table:table-cell office:value-type="float" office:value="-7.3694714999999995" table:style-name="ce2">
            <text:p>-7.3694715</text:p>
          </table:table-cell>
          <table:table-cell table:number-columns-repeated="16380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0" table:style-name="ce1">
            <text:p>0</text:p>
          </table:table-cell>
          <table:table-cell office:value-type="float" office:value="0.96928907525832608" table:style-name="ce1">
            <text:p>0.969289075</text:p>
          </table:table-cell>
          <table:table-cell office:value-type="float" office:value="-7.5894712999999996" table:style-name="ce2">
            <text:p>-7.5894713</text:p>
          </table:table-cell>
          <table:table-cell table:number-columns-repeated="16380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0" table:style-name="ce1">
            <text:p>0</text:p>
          </table:table-cell>
          <table:table-cell office:value-type="float" office:value="1.0981201316683309" table:style-name="ce1">
            <text:p>1.098120132</text:p>
          </table:table-cell>
          <table:table-cell office:value-type="float" office:value="-8.0794712999999998" table:style-name="ce2">
            <text:p>-8.0794713</text:p>
          </table:table-cell>
          <table:table-cell table:number-columns-repeated="16380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0" table:style-name="ce1">
            <text:p>0</text:p>
          </table:table-cell>
          <table:table-cell office:value-type="float" office:value="1.7815387037608308" table:style-name="ce1">
            <text:p>1.781538704</text:p>
          </table:table-cell>
          <table:table-cell office:value-type="float" office:value="-8.5394714" table:style-name="ce2">
            <text:p>-8.5394714</text:p>
          </table:table-cell>
          <table:table-cell table:number-columns-repeated="16380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0" table:style-name="ce1">
            <text:p>0</text:p>
          </table:table-cell>
          <table:table-cell office:value-type="float" office:value="0.55682184833698511" table:style-name="ce1">
            <text:p>0.556821848</text:p>
          </table:table-cell>
          <table:table-cell office:value-type="float" office:value="-9.4194712999999997" table:style-name="ce2">
            <text:p>-9.4194713</text:p>
          </table:table-cell>
          <table:table-cell table:number-columns-repeated="16380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0" table:style-name="ce1">
            <text:p>0</text:p>
          </table:table-cell>
          <table:table-cell office:value-type="float" office:value="0.24997167943764181" table:style-name="ce1">
            <text:p>0.249971679</text:p>
          </table:table-cell>
          <table:table-cell office:value-type="float" office:value="-10.43947133" table:style-name="ce2">
            <text:p>-10.43947133</text:p>
          </table:table-cell>
          <table:table-cell table:number-columns-repeated="16380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0" table:style-name="ce1">
            <text:p>0</text:p>
          </table:table-cell>
          <table:table-cell office:value-type="float" office:value="0.12405221437499001" table:style-name="ce1">
            <text:p>0.124052214</text:p>
          </table:table-cell>
          <table:table-cell office:value-type="float" office:value="-11.0794713" table:style-name="ce2">
            <text:p>-11.0794713</text:p>
          </table:table-cell>
          <table:table-cell table:number-columns-repeated="16380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0" table:style-name="ce1">
            <text:p>0</text:p>
          </table:table-cell>
          <table:table-cell office:value-type="float" office:value="0.22336559115380966" table:style-name="ce1">
            <text:p>0.223365591</text:p>
          </table:table-cell>
          <table:table-cell office:value-type="float" office:value="-11.4394714" table:style-name="ce2">
            <text:p>-11.4394714</text:p>
          </table:table-cell>
          <table:table-cell table:number-columns-repeated="16380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0" table:style-name="ce1">
            <text:p>0</text:p>
          </table:table-cell>
          <table:table-cell office:value-type="float" office:value="2.6719776337434872E-2" table:style-name="ce1">
            <text:p>0.026719776</text:p>
          </table:table-cell>
          <table:table-cell office:value-type="float" office:value="-11.5394714" table:style-name="ce2">
            <text:p>-11.5394714</text:p>
          </table:table-cell>
          <table:table-cell table:number-columns-repeated="16380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0" table:style-name="ce1">
            <text:p>0</text:p>
          </table:table-cell>
          <table:table-cell office:value-type="float" office:value="2.2052967888806091E-2" table:style-name="ce1">
            <text:p>0.022052968</text:p>
          </table:table-cell>
          <table:table-cell office:value-type="float" office:value="-11.519471299999999" table:style-name="ce2">
            <text:p>-11.5194713</text:p>
          </table:table-cell>
          <table:table-cell table:number-columns-repeated="16380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0" table:style-name="ce1">
            <text:p>0</text:p>
          </table:table-cell>
          <table:table-cell office:value-type="float" office:value="0.13326242117769446" table:style-name="ce1">
            <text:p>0.133262421</text:p>
          </table:table-cell>
          <table:table-cell office:value-type="float" office:value="-11.019471299999999" table:style-name="ce2">
            <text:p>-11.0194713</text:p>
          </table:table-cell>
          <table:table-cell table:number-columns-repeated="16380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0" table:style-name="ce1">
            <text:p>0</text:p>
          </table:table-cell>
          <table:table-cell office:value-type="float" office:value="0.43623335490842252" table:style-name="ce1">
            <text:p>0.436233355</text:p>
          </table:table-cell>
          <table:table-cell office:value-type="float" office:value="-11.4694713" table:style-name="ce2">
            <text:p>-11.4694713</text:p>
          </table:table-cell>
          <table:table-cell table:number-columns-repeated="16380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0" table:style-name="ce1">
            <text:p>0</text:p>
          </table:table-cell>
          <table:table-cell office:value-type="float" office:value="0.55387621729207948" table:style-name="ce1">
            <text:p>0.553876217</text:p>
          </table:table-cell>
          <table:table-cell office:value-type="float" office:value="-11.3294713" table:style-name="ce2">
            <text:p>-11.3294713</text:p>
          </table:table-cell>
          <table:table-cell table:number-columns-repeated="16380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3.2039999999999999E-2" table:style-name="ce1">
            <text:p>0.03204</text:p>
          </table:table-cell>
          <table:table-cell office:value-type="float" office:value="1.1495754690877558" table:style-name="ce1">
            <text:p>1.149575469</text:p>
          </table:table-cell>
          <table:table-cell office:value-type="float" office:value="-10.8094713" table:style-name="ce2">
            <text:p>-10.8094713</text:p>
          </table:table-cell>
          <table:table-cell table:number-columns-repeated="16380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0.11303000000000001" table:style-name="ce1">
            <text:p>0.11303</text:p>
          </table:table-cell>
          <table:table-cell office:value-type="float" office:value="1.0114431949621552" table:style-name="ce1">
            <text:p>1.011443195</text:p>
          </table:table-cell>
          <table:table-cell office:value-type="float" office:value="-10.069471344" table:style-name="ce2">
            <text:p>-10.06947134</text:p>
          </table:table-cell>
          <table:table-cell table:number-columns-repeated="16380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0.19223999" table:style-name="ce1">
            <text:p>0.19223999</text:p>
          </table:table-cell>
          <table:table-cell office:value-type="float" office:value="2.0935721252142048E-2" table:style-name="ce1">
            <text:p>0.020935721</text:p>
          </table:table-cell>
          <table:table-cell office:value-type="float" office:value="-8.9594713000000006" table:style-name="ce2">
            <text:p>-8.9594713</text:p>
          </table:table-cell>
          <table:table-cell table:number-columns-repeated="16380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0.28391000000000005" table:style-name="ce1">
            <text:p>0.28391</text:p>
          </table:table-cell>
          <table:table-cell office:value-type="float" office:value="0.63300092427821164" table:style-name="ce1">
            <text:p>0.633000924</text:p>
          </table:table-cell>
          <table:table-cell office:value-type="float" office:value="-8.2794713000000009" table:style-name="ce2">
            <text:p>-8.2794713</text:p>
          </table:table-cell>
          <table:table-cell table:number-columns-repeated="16380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0.36312" table:style-name="ce1">
            <text:p>0.36312</text:p>
          </table:table-cell>
          <table:table-cell office:value-type="float" office:value="0.9806208116710905" table:style-name="ce1">
            <text:p>0.980620812</text:p>
          </table:table-cell>
          <table:table-cell office:value-type="float" office:value="-9.0894713399999993" table:style-name="ce2">
            <text:p>-9.08947134</text:p>
          </table:table-cell>
          <table:table-cell table:number-columns-repeated="16380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0.33819998000000001" table:style-name="ce1">
            <text:p>0.33819998</text:p>
          </table:table-cell>
          <table:table-cell office:value-type="float" office:value="1.1099721827936162" table:style-name="ce1">
            <text:p>1.109972183</text:p>
          </table:table-cell>
          <table:table-cell office:value-type="float" office:value="-7.5094713999999998" table:style-name="ce2">
            <text:p>-7.5094714</text:p>
          </table:table-cell>
          <table:table-cell table:number-columns-repeated="16380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0.25810000000000005" table:style-name="ce1">
            <text:p>0.2581</text:p>
          </table:table-cell>
          <table:table-cell office:value-type="float" office:value="1.2793025662321071" table:style-name="ce1">
            <text:p>1.279302566</text:p>
          </table:table-cell>
          <table:table-cell office:value-type="float" office:value="-6.6794715" table:style-name="ce2">
            <text:p>-6.6794715</text:p>
          </table:table-cell>
          <table:table-cell table:number-columns-repeated="16380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0.14151" table:style-name="ce1">
            <text:p>0.14151</text:p>
          </table:table-cell>
          <table:table-cell office:value-type="float" office:value="0.77793091157349326" table:style-name="ce1">
            <text:p>0.777930912</text:p>
          </table:table-cell>
          <table:table-cell office:value-type="float" office:value="-6.6694715000000002" table:style-name="ce2">
            <text:p>-6.6694715</text:p>
          </table:table-cell>
          <table:table-cell table:number-columns-repeated="16380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2.2249999999999999E-2" table:style-name="ce1">
            <text:p>0.02225</text:p>
          </table:table-cell>
          <table:table-cell office:value-type="float" office:value="0.79458374286265687" table:style-name="ce1">
            <text:p>0.794583743</text:p>
          </table:table-cell>
          <table:table-cell office:value-type="float" office:value="-7.0094713999999998" table:style-name="ce2">
            <text:p>-7.0094714</text:p>
          </table:table-cell>
          <table:table-cell table:number-columns-repeated="16380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0" table:style-name="ce1">
            <text:p>0</text:p>
          </table:table-cell>
          <table:table-cell office:value-type="float" office:value="1.1120104444164012" table:style-name="ce1">
            <text:p>1.112010444</text:p>
          </table:table-cell>
          <table:table-cell office:value-type="float" office:value="-7.5294714000000003" table:style-name="ce2">
            <text:p>-7.5294714</text:p>
          </table:table-cell>
          <table:table-cell table:number-columns-repeated="16380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0" table:style-name="ce1">
            <text:p>0</text:p>
          </table:table-cell>
          <table:table-cell office:value-type="float" office:value="0.16561030306640068" table:style-name="ce1">
            <text:p>0.165610303</text:p>
          </table:table-cell>
          <table:table-cell office:value-type="float" office:value="-8.9494714000000002" table:style-name="ce2">
            <text:p>-8.9494714</text:p>
          </table:table-cell>
          <table:table-cell table:number-columns-repeated="16380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0" table:style-name="ce1">
            <text:p>0</text:p>
          </table:table-cell>
          <table:table-cell office:value-type="float" office:value="0.36966266293232802" table:style-name="ce1">
            <text:p>0.369662663</text:p>
          </table:table-cell>
          <table:table-cell office:value-type="float" office:value="-10.26947135" table:style-name="ce2">
            <text:p>-10.26947135</text:p>
          </table:table-cell>
          <table:table-cell table:number-columns-repeated="16380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0" table:style-name="ce1">
            <text:p>0</text:p>
          </table:table-cell>
          <table:table-cell office:value-type="float" office:value="0.91479645152643896" table:style-name="ce1">
            <text:p>0.914796452</text:p>
          </table:table-cell>
          <table:table-cell office:value-type="float" office:value="-10.34947133" table:style-name="ce2">
            <text:p>-10.34947133</text:p>
          </table:table-cell>
          <table:table-cell table:number-columns-repeated="16380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0" table:style-name="ce1">
            <text:p>0</text:p>
          </table:table-cell>
          <table:table-cell office:value-type="float" office:value="1.498229238266509" table:style-name="ce1">
            <text:p>1.498229238</text:p>
          </table:table-cell>
          <table:table-cell office:value-type="float" office:value="-10.449471320000001" table:style-name="ce2">
            <text:p>-10.44947132</text:p>
          </table:table-cell>
          <table:table-cell table:number-columns-repeated="16380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0" table:style-name="ce1">
            <text:p>0</text:p>
          </table:table-cell>
          <table:table-cell office:value-type="float" office:value="2.1258230588234617" table:style-name="ce1">
            <text:p>2.125823059</text:p>
          </table:table-cell>
          <table:table-cell office:value-type="float" office:value="-10.789471300000001" table:style-name="ce2">
            <text:p>-10.7894713</text:p>
          </table:table-cell>
          <table:table-cell table:number-columns-repeated="16380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0" table:style-name="ce1">
            <text:p>0</text:p>
          </table:table-cell>
          <table:table-cell office:value-type="float" office:value="1.5099642936711017" table:style-name="ce1">
            <text:p>1.509964294</text:p>
          </table:table-cell>
          <table:table-cell office:value-type="float" office:value="-10.84947133" table:style-name="ce2">
            <text:p>-10.84947133</text:p>
          </table:table-cell>
          <table:table-cell table:number-columns-repeated="16380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0" table:style-name="ce1">
            <text:p>0</text:p>
          </table:table-cell>
          <table:table-cell office:value-type="float" office:value="0.99101027883924531" table:style-name="ce1">
            <text:p>0.991010279</text:p>
          </table:table-cell>
          <table:table-cell office:value-type="float" office:value="-10.9994713" table:style-name="ce2">
            <text:p>-10.9994713</text:p>
          </table:table-cell>
          <table:table-cell table:number-columns-repeated="16380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0" table:style-name="ce1">
            <text:p>0</text:p>
          </table:table-cell>
          <table:table-cell office:value-type="float" office:value="0.40410938294742932" table:style-name="ce1">
            <text:p>0.404109383</text:p>
          </table:table-cell>
          <table:table-cell office:value-type="float" office:value="-11.179471400000001" table:style-name="ce2">
            <text:p>-11.1794714</text:p>
          </table:table-cell>
          <table:table-cell table:number-columns-repeated="16380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0" table:style-name="ce1">
            <text:p>0</text:p>
          </table:table-cell>
          <table:table-cell office:value-type="float" office:value="0.21334058830190206" table:style-name="ce1">
            <text:p>0.213340588</text:p>
          </table:table-cell>
          <table:table-cell office:value-type="float" office:value="-11.4494714" table:style-name="ce2">
            <text:p>-11.4494714</text:p>
          </table:table-cell>
          <table:table-cell table:number-columns-repeated="16380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0" table:style-name="ce1">
            <text:p>0</text:p>
          </table:table-cell>
          <table:table-cell office:value-type="float" office:value="0.19615339085573683" table:style-name="ce1">
            <text:p>0.196153391</text:p>
          </table:table-cell>
          <table:table-cell office:value-type="float" office:value="-11.6494713" table:style-name="ce2">
            <text:p>-11.6494713</text:p>
          </table:table-cell>
          <table:table-cell table:number-columns-repeated="16380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0" table:style-name="ce1">
            <text:p>0</text:p>
          </table:table-cell>
          <table:table-cell office:value-type="float" office:value="0.1402652936933185" table:style-name="ce1">
            <text:p>0.140265294</text:p>
          </table:table-cell>
          <table:table-cell office:value-type="float" office:value="-11.709471300000001" table:style-name="ce2">
            <text:p>-11.7094713</text:p>
          </table:table-cell>
          <table:table-cell table:number-columns-repeated="16380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0" table:style-name="ce1">
            <text:p>0</text:p>
          </table:table-cell>
          <table:table-cell office:value-type="float" office:value="8.7972952181791492E-2" table:style-name="ce1">
            <text:p>0.087972952</text:p>
          </table:table-cell>
          <table:table-cell office:value-type="float" office:value="-11.8394713" table:style-name="ce2">
            <text:p>-11.8394713</text:p>
          </table:table-cell>
          <table:table-cell table:number-columns-repeated="16380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0" table:style-name="ce1">
            <text:p>0</text:p>
          </table:table-cell>
          <table:table-cell office:value-type="float" office:value="0.14215189570859615" table:style-name="ce1">
            <text:p>0.142151896</text:p>
          </table:table-cell>
          <table:table-cell office:value-type="float" office:value="-12.249471400000001" table:style-name="ce2">
            <text:p>-12.2494714</text:p>
          </table:table-cell>
          <table:table-cell table:number-columns-repeated="16380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0" table:style-name="ce1">
            <text:p>0</text:p>
          </table:table-cell>
          <table:table-cell office:value-type="float" office:value="0.55831562876397323" table:style-name="ce1">
            <text:p>0.558315629</text:p>
          </table:table-cell>
          <table:table-cell office:value-type="float" office:value="-12.7894714" table:style-name="ce2">
            <text:p>-12.7894714</text:p>
          </table:table-cell>
          <table:table-cell table:number-columns-repeated="16380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5.7850000000000006E-2" table:style-name="ce1">
            <text:p>0.05785</text:p>
          </table:table-cell>
          <table:table-cell office:value-type="float" office:value="0.43337726261614895" table:style-name="ce1">
            <text:p>0.433377263</text:p>
          </table:table-cell>
          <table:table-cell office:value-type="float" office:value="-12.4194715" table:style-name="ce2">
            <text:p>-12.4194715</text:p>
          </table:table-cell>
          <table:table-cell table:number-columns-repeated="16380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.0980959394087781" table:style-name="ce1">
            <text:p>1.098095939</text:p>
          </table:table-cell>
          <table:table-cell office:value-type="float" office:value="-11.519471299999999" table:style-name="ce2">
            <text:p>-11.5194713</text:p>
          </table:table-cell>
          <table:table-cell table:number-columns-repeated="16380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0.28123999999999999" table:style-name="ce1">
            <text:p>0.28124</text:p>
          </table:table-cell>
          <table:table-cell office:value-type="float" office:value="1.1259802420285956" table:style-name="ce1">
            <text:p>1.125980242</text:p>
          </table:table-cell>
          <table:table-cell office:value-type="float" office:value="-10.539471300000001" table:style-name="ce2">
            <text:p>-10.5394713</text:p>
          </table:table-cell>
          <table:table-cell table:number-columns-repeated="16380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0.34087000000000001" table:style-name="ce1">
            <text:p>0.34087</text:p>
          </table:table-cell>
          <table:table-cell office:value-type="float" office:value="0.39186945072289775" table:style-name="ce1">
            <text:p>0.391869451</text:p>
          </table:table-cell>
          <table:table-cell office:value-type="float" office:value="-9.7494713399999995" table:style-name="ce2">
            <text:p>-9.74947134</text:p>
          </table:table-cell>
          <table:table-cell table:number-columns-repeated="16380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0.35777999999999999" table:style-name="ce1">
            <text:p>0.35778</text:p>
          </table:table-cell>
          <table:table-cell office:value-type="float" office:value="0.5754788419235457" table:style-name="ce1">
            <text:p>0.575478842</text:p>
          </table:table-cell>
          <table:table-cell office:value-type="float" office:value="-6.5194714000000005" table:style-name="ce2">
            <text:p>-6.5194714</text:p>
          </table:table-cell>
          <table:table-cell table:number-columns-repeated="16380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0.32574000000000003" table:style-name="ce1">
            <text:p>0.32574</text:p>
          </table:table-cell>
          <table:table-cell office:value-type="float" office:value="0.98492748298720012" table:style-name="ce1">
            <text:p>0.984927483</text:p>
          </table:table-cell>
          <table:table-cell office:value-type="float" office:value="-5.8094716000000002" table:style-name="ce2">
            <text:p>-5.8094716</text:p>
          </table:table-cell>
          <table:table-cell table:number-columns-repeated="16380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0.25009000000000003" table:style-name="ce1">
            <text:p>0.25009</text:p>
          </table:table-cell>
          <table:table-cell office:value-type="float" office:value="1.0259182616652542" table:style-name="ce1">
            <text:p>1.025918262</text:p>
          </table:table-cell>
          <table:table-cell office:value-type="float" office:value="-5.5494713999999998" table:style-name="ce2">
            <text:p>-5.5494714</text:p>
          </table:table-cell>
          <table:table-cell table:number-columns-repeated="16380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0.13884000000000002" table:style-name="ce1">
            <text:p>0.13884</text:p>
          </table:table-cell>
          <table:table-cell office:value-type="float" office:value="1.1022812965561144" table:style-name="ce1">
            <text:p>1.102281297</text:p>
          </table:table-cell>
          <table:table-cell office:value-type="float" office:value="-5.9094715000000004" table:style-name="ce2">
            <text:p>-5.9094715</text:p>
          </table:table-cell>
          <table:table-cell table:number-columns-repeated="16380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2.1360000000000001E-2" table:style-name="ce1">
            <text:p>0.02136</text:p>
          </table:table-cell>
          <table:table-cell office:value-type="float" office:value="1.0523529649977352" table:style-name="ce1">
            <text:p>1.052352965</text:p>
          </table:table-cell>
          <table:table-cell office:value-type="float" office:value="-6.2594713999999998" table:style-name="ce2">
            <text:p>-6.2594714</text:p>
          </table:table-cell>
          <table:table-cell table:number-columns-repeated="16380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0" table:style-name="ce1">
            <text:p>0</text:p>
          </table:table-cell>
          <table:table-cell office:value-type="float" office:value="0.73204933940647909" table:style-name="ce1">
            <text:p>0.732049339</text:p>
          </table:table-cell>
          <table:table-cell office:value-type="float" office:value="-6.7594713999999998" table:style-name="ce2">
            <text:p>-6.7594714</text:p>
          </table:table-cell>
          <table:table-cell table:number-columns-repeated="16380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0" table:style-name="ce1">
            <text:p>0</text:p>
          </table:table-cell>
          <table:table-cell office:value-type="float" office:value="0.73567554468879603" table:style-name="ce1">
            <text:p>0.735675545</text:p>
          </table:table-cell>
          <table:table-cell office:value-type="float" office:value="-7.1394715" table:style-name="ce2">
            <text:p>-7.1394715</text:p>
          </table:table-cell>
          <table:table-cell table:number-columns-repeated="16380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0" table:style-name="ce1">
            <text:p>0</text:p>
          </table:table-cell>
          <table:table-cell office:value-type="float" office:value="0.21022019875867293" table:style-name="ce1">
            <text:p>0.210220199</text:p>
          </table:table-cell>
          <table:table-cell office:value-type="float" office:value="-7.7594713999999998" table:style-name="ce2">
            <text:p>-7.7594714</text:p>
          </table:table-cell>
          <table:table-cell table:number-columns-repeated="16380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0" table:style-name="ce1">
            <text:p>0</text:p>
          </table:table-cell>
          <table:table-cell office:value-type="float" office:value="0.80305295259283804" table:style-name="ce1">
            <text:p>0.803052953</text:p>
          </table:table-cell>
          <table:table-cell office:value-type="float" office:value="-8.6194713000000007" table:style-name="ce2">
            <text:p>-8.6194713</text:p>
          </table:table-cell>
          <table:table-cell table:number-columns-repeated="16380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0" table:style-name="ce1">
            <text:p>0</text:p>
          </table:table-cell>
          <table:table-cell office:value-type="float" office:value="0.88790499104051079" table:style-name="ce1">
            <text:p>0.887904991</text:p>
          </table:table-cell>
          <table:table-cell office:value-type="float" office:value="-9.0894713399999993" table:style-name="ce2">
            <text:p>-9.08947134</text:p>
          </table:table-cell>
          <table:table-cell table:number-columns-repeated="16380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0" table:style-name="ce1">
            <text:p>0</text:p>
          </table:table-cell>
          <table:table-cell office:value-type="float" office:value="0.69616613827200369" table:style-name="ce1">
            <text:p>0.696166138</text:p>
          </table:table-cell>
          <table:table-cell office:value-type="float" office:value="-8.9694713000000004" table:style-name="ce2">
            <text:p>-8.9694713</text:p>
          </table:table-cell>
          <table:table-cell table:number-columns-repeated="16380"/>
        </table:table-row>
        <table:table-row table:number-rows-repeated="10471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Administrator</dc:creator>
    <meta:creation-date>2021-11-30T16:24:08Z</meta:creation-date>
    <dc:date>2022-03-22T13:56:43Z</dc:date>
    <meta:editing-cycles>1</meta:editing-cycles>
    <meta:editing-duration>PT293S</meta:editing-duration>
  </office:meta>
</office:document-meta>
</file>